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taNormalLF-Roman" svg:font-family="MetaNormalLF-Roman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D7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D7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D7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14"/>
    <style:style style:name="ce22" style:family="table-cell" style:parent-style-name="Default" style:data-style-name="N14">
      <style:table-cell-properties fo:border-top="thin solid #004586" fo:border-bottom="none" fo:border-left="thin solid #004586" fo:border-right="thin solid #004586"/>
    </style:style>
    <style:style style:name="ce23" style:family="table-cell" style:parent-style-name="Bad" style:data-style-name="N14">
      <style:table-cell-properties style:vertical-align="automatic" fo:background-color="#FFCCCC" style:cell-protect="protected"/>
      <style:text-properties fo:color="#CC0000" fo:font-size="10pt" style:font-size-asian="10pt" style:font-size-complex="10pt"/>
    </style:style>
    <style:style style:name="ce24" style:family="table-cell" style:parent-style-name="Good" style:data-style-name="N14">
      <style:table-cell-properties style:vertical-align="automatic" fo:background-color="#CCFFCC" style:cell-protect="protected"/>
      <style:text-properties fo:color="#006600" fo:font-size="10pt" style:font-size-asian="10pt" style:font-size-complex="10pt"/>
    </style:style>
    <style:style style:name="ce25" style:family="table-cell" style:parent-style-name="Default" style:data-style-name="N14">
      <style:table-cell-properties fo:border-top="none" fo:border-bottom="none" fo:border-left="thin solid #004586" fo:border-right="thin solid #004586"/>
    </style:style>
    <style:style style:name="ce26" style:family="table-cell" style:parent-style-name="Good" style:data-style-name="N0">
      <style:table-cell-properties style:vertical-align="automatic" fo:background-color="#CCFFCC" style:cell-protect="protected"/>
      <style:text-properties fo:color="#006600" fo:font-size="10pt" style:font-size-asian="10pt" style:font-size-complex="10pt"/>
    </style:style>
    <style:style style:name="ce27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</style:style>
    <style:style style:name="ce28" style:family="table-cell" style:parent-style-name="Default" style:data-style-name="N14">
      <style:table-cell-properties fo:border-top="thin solid #000000" fo:border-bottom="none" fo:border-left="thin solid #000000" fo:border-right="none"/>
    </style:style>
    <style:style style:name="ce29" style:family="table-cell" style:parent-style-name="Default" style:data-style-name="N14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D7"/>
    </style:style>
    <style:style style:name="ce31" style:family="table-cell" style:parent-style-name="Default" style:data-style-name="N14">
      <style:table-cell-properties fo:border-top="thin solid #000000" fo:border-bottom="thin solid #000000" fo:border-left="none" fo:border-right="none"/>
    </style:style>
    <style:style style:name="ce32" style:family="table-cell" style:parent-style-name="Bad" style:data-style-name="N14">
      <style:table-cell-properties fo:border-top="thin solid #000000" fo:border-bottom="thin solid #004586" fo:border-left="thin solid #004586" fo:border-right="thin solid #004586" style:vertical-align="automatic" fo:background-color="#FFCCCC" style:cell-protect="protected"/>
      <style:text-properties fo:color="#CC0000" fo:font-size="10pt" style:font-size-asian="10pt" style:font-size-complex="10pt"/>
    </style:style>
    <style:style style:name="ce33" style:family="table-cell" style:parent-style-name="Default" style:data-style-name="N4"/>
    <style:style style:name="ce3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FFFFD7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MetaNormalLF-Roman" style:font-name-asian="MetaNormalLF-Roman" style:font-name-complex="MetaNormalLF-Roman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MetaNormalLF-Roman" style:font-name-asian="MetaNormalLF-Roman" style:font-name-complex="MetaNormalLF-Roman" fo:font-size="10pt" style:font-size-asian="10pt" style:font-size-complex="10pt"/>
    </style:style>
    <style:style style:name="ce40" style:family="table-cell" style:parent-style-name="Default" style:data-style-name="N0">
      <style:text-properties style:font-name="MetaNormalLF-Roman" style:font-name-asian="MetaNormalLF-Roman" style:font-name-complex="MetaNormalLF-Roman" fo:font-size="10pt" style:font-size-asian="10pt" style:font-size-complex="10pt"/>
    </style:style>
    <style:style style:name="ce41" style:family="table-cell" style:parent-style-name="Default" style:data-style-name="N0"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/>
      <style:text-properties fo:color="#000000" style:font-name="MetaNormalLF-Roman" style:font-name-asian="MetaNormalLF-Roman" style:font-name-complex="MetaNormalLF-Roman" fo:font-size="12pt" style:font-size-asian="12pt" style:font-size-complex="12pt"/>
    </style:style>
    <style:style style:name="ce43" style:family="table-cell" style:parent-style-name="Default" style:data-style-name="N0">
      <style:table-cell-properties style:vertical-align="middle"/>
      <style:text-properties style:font-name="MetaNormalLF-Roman" style:font-name-asian="MetaNormalLF-Roman" style:font-name-complex="MetaNormalLF-Roman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/>
      <style:text-properties style:font-name="MetaNormalLF-Roman" style:font-name-asian="MetaNormalLF-Roman" style:font-name-complex="MetaNormalLF-Roman" fo:font-size="12pt" style:font-size-asian="12pt" style:font-size-complex="12pt"/>
    </style:style>
    <style:style style:name="ce45" style:family="table-cell" style:parent-style-name="Default" style:data-style-name="N0">
      <style:text-properties fo:color="#FF0000" style:font-name="MetaNormalLF-Roman" style:font-name-asian="MetaNormalLF-Roman" style:font-name-complex="MetaNormalLF-Roman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MetaNormalLF-Roman" style:font-name-asian="MetaNormalLF-Roman" style:font-name-complex="MetaNormalLF-Roman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MetaNormalLF-Roman" style:font-name-asian="MetaNormalLF-Roman" style:font-name-complex="MetaNormalLF-Roman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MetaNormalLF-Roman" style:font-name-asian="MetaNormalLF-Roman" style:font-name-complex="MetaNormalLF-Roman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MetaNormalLF-Roman" style:font-name-asian="MetaNormalLF-Roman" style:font-name-complex="MetaNormalLF-Roman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MetaNormalLF-Roman" style:font-name-asian="MetaNormalLF-Roman" style:font-name-complex="MetaNormalLF-Roman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/>
      <style:text-properties style:font-name="MetaNormalLF-Roman" style:font-name-asian="MetaNormalLF-Roman" style:font-name-complex="MetaNormalLF-Roman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MetaNormalLF-Roman" style:font-name-asian="MetaNormalLF-Roman" style:font-name-complex="MetaNormalLF-Roman" fo:font-size="10pt" style:font-size-asian="10pt" style:font-size-complex="10pt"/>
    </style:style>
    <style:style style:name="ce5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5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5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A6A6" style:repeat-content="false"/>
      <style:paragraph-properties fo:text-align="center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58" style:family="table-cell" style:parent-style-name="Default" style:data-style-name="N0">
      <style:table-cell-properties fo:border="thin solid #000000" style:vertical-align="middle" fo:background-color="#E8F2A1" style:repeat-content="false"/>
      <style:paragraph-properties fo:text-align="center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5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0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1" style:family="table-cell" style:parent-style-name="Default" style:data-style-name="N37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3" style:family="table-cell" style:parent-style-name="Default" style:data-style-name="N37">
      <style:table-cell-properties style:vertical-align="automatic" fo:background-color="#FFA6A6" style:repeat-content="false"/>
      <style:paragraph-properties fo:text-align="end" fo:margin-right="0cm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4" style:family="table-cell" style:parent-style-name="Default" style:data-style-name="N37"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5" style:family="table-cell" style:parent-style-name="Default" style:data-style-name="N38">
      <style:table-cell-properties fo:background-color="#E8F2A1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7" style:family="table-cell" style:parent-style-name="Default" style:data-style-name="N0">
      <style:text-properties fo:color="#000000" style:font-name="MetaNormalLF-Roman" style:font-name-asian="MetaNormalLF-Roman" style:font-name-complex="MetaNormalLF-Roman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0">
      <style:table-cell-properties fo:border-top="none" fo:border-bottom="none" fo:border-left="none" fo:border-right="thin solid #000000" fo:background-color="#FFF1C9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69" style:family="table-cell" style:parent-style-name="Default" style:data-style-name="N37">
      <style:table-cell-properties style:vertical-align="automatic" fo:background-color="#FFF1C9" style:repeat-content="false"/>
      <style:paragraph-properties fo:text-align="end" fo:margin-right="0cm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70" style:family="table-cell" style:parent-style-name="Default" style:data-style-name="N37">
      <style:table-cell-properties style:vertical-align="automatic" fo:background-color="#FFF1C9" style:repeat-content="false"/>
      <style:paragraph-properties fo:text-align="end" fo:margin-right="0cm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71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7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 style:font-name="MetaNormalLF-Roman" style:font-name-asian="MetaNormalLF-Roman" style:font-name-complex="MetaNormalLF-Roman"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66347222222222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08680555555556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page" style:column-width="2.01083333333333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5.34458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74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MIN([.C16:.K16])" style:apply-style-name="cf2" style:base-cell-address="Analyse.C16"/>
      <style:map style:condition="of:cell-content()=MAX([.C16:.K16])" style:apply-style-name="cf1" style:base-cell-address="Analyse.C16"/>
    </style:style>
    <style:style style:name="ce75" style:family="table-cell" style:parent-style-name="Default" style:data-style-name="N14">
      <style:map style:condition="of:cell-content()=MIN([.C16:.K16])" style:apply-style-name="cf2" style:base-cell-address="Analyse.C16"/>
      <style:map style:condition="of:cell-content()=MAX([.C16:.K16])" style:apply-style-name="cf1" style:base-cell-address="Analyse.C16"/>
    </style:style>
    <style:style style:name="ce76" style:family="table-cell" style:parent-style-name="Default" style:data-style-name="N14">
      <style:table-cell-properties fo:border-top="thin solid #004586" fo:border-bottom="none" fo:border-left="thin solid #004586" fo:border-right="thin solid #004586"/>
      <style:map style:condition="of:cell-content()=MIN([.C16:.K16])" style:apply-style-name="cf2" style:base-cell-address="Analyse.C16"/>
      <style:map style:condition="of:cell-content()=MAX([.C16:.K16])" style:apply-style-name="cf1" style:base-cell-address="Analyse.C16"/>
    </style:style>
    <style:style style:name="ce77" style:family="table-cell" style:parent-style-name="Default" style:data-style-name="N14">
      <style:table-cell-properties fo:border-top="none" fo:border-bottom="none" fo:border-left="thin solid #004586" fo:border-right="thin solid #004586"/>
      <style:map style:condition="of:cell-content()=MIN([.C16:.K16])" style:apply-style-name="cf2" style:base-cell-address="Analyse.C16"/>
      <style:map style:condition="of:cell-content()=MAX([.C16:.K16])" style:apply-style-name="cf1" style:base-cell-address="Analyse.C16"/>
    </style:style>
    <style:style style:name="ce78" style:family="table-cell" style:parent-style-name="Default" style:data-style-name="N14">
      <style:table-cell-properties fo:border-top="thin solid #000000" fo:border-bottom="thin solid #000000" fo:border-left="none" fo:border-right="none"/>
      <style:map style:condition="of:cell-content()=MIN([.C16:.K16])" style:apply-style-name="cf2" style:base-cell-address="Analyse.C16"/>
      <style:map style:condition="of:cell-content()=MAX([.C16:.K16])" style:apply-style-name="cf1" style:base-cell-address="Analyse.C16"/>
    </style:style>
    <style:style style:name="ce79" style:family="table-cell" style:parent-style-name="Bad" style:data-style-name="N14">
      <style:table-cell-properties fo:border-top="thin solid #000000" fo:border-bottom="thin solid #004586" fo:border-left="thin solid #004586" fo:border-right="thin solid #004586" style:vertical-align="automatic" fo:background-color="#FFCCCC" style:cell-protect="protected"/>
      <style:text-properties fo:color="#CC0000" fo:font-size="10pt" style:font-size-asian="10pt" style:font-size-complex="10pt"/>
      <style:map style:condition="of:cell-content()=MIN([.C16:.K16])" style:apply-style-name="cf2" style:base-cell-address="Analyse.C16"/>
      <style:map style:condition="of:cell-content()=MAX([.C16:.K16])" style:apply-style-name="cf1" style:base-cell-address="Analyse.C16"/>
    </style:style>
    <style:style style:name="ce80" style:family="table-cell" style:parent-style-name="Default" style:data-style-name="N14">
      <style:table-cell-properties fo:border-top="thin solid #000000" fo:border-bottom="none" fo:border-left="thin solid #000000" fo:border-right="none"/>
      <style:map style:condition="of:cell-content()=MAX([.S20:.AA20])" style:apply-style-name="cf2" style:base-cell-address="Analyse.S20"/>
      <style:map style:condition="of:cell-content()=MIN([.S20:.AA20])" style:apply-style-name="cf1" style:base-cell-address="Analyse.S20"/>
    </style:style>
    <style:style style:name="ce81" style:family="table-cell" style:parent-style-name="Default" style:data-style-name="N14">
      <style:table-cell-properties fo:border-top="thin solid #000000" fo:border-bottom="none" fo:border-left="thin solid #000000" fo:border-right="thin solid #000000"/>
      <style:map style:condition="of:cell-content()=MAX([.S20:.AA20])" style:apply-style-name="cf2" style:base-cell-address="Analyse.S20"/>
      <style:map style:condition="of:cell-content()=MIN([.S20:.AA20])" style:apply-style-name="cf1" style:base-cell-address="Analyse.S20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left" draw:fill="solid" draw:fill-color="#ffffd7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no-wrap" fo:padding-top="0in" fo:padding-bottom="0in" fo:padding-left="0in" fo:padding-right="0in" draw:textarea-vertical-align="top" draw:textarea-horizontal-align="left" draw:fill="solid" draw:fill-color="#ffffd7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nalyse" table:style-name="ta1">
        <table:shapes>
          <draw:frame draw:z-index="1" draw:id="id0" draw:style-name="a0" draw:name="Diagramm 1" svg:x="28.0055in" svg:y="4.1992in" svg:width="6.3028in" svg:height="3.54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3" draw:name="Textfeld 2" svg:x="7.2303in" svg:y="6.885in" svg:width="5.178in" svg:height="2.2114in">
            <draw:text-box>
              <text:p text:style-name="a2" text:class-names="" text:cond-style-name=""><text:span text:style-name="a1" text:class-names="">Problem zu Achten:</text:span></text:p>
              <text:p text:style-name="a4" text:class-names="" text:cond-style-name=""><text:span text:style-name="a3" text:class-names="">- fair? Anfang der Grippe am März 2020</text:span></text:p>
              <text:p text:style-name="a6" text:class-names="" text:cond-style-name=""><text:span text:style-name="a5" text:class-names="">- Vergleich zu den anderen Ländern wie Schweden, Niederland und zwischen der Bünderländern (andere Maßnahme der Maske, Eigenschaft der Maßnahme: stark oder schwach, früh oder spät, im Zusammenhäng mit dem Fall → Einwirkung)</text:span></text:p>
              <text:p text:style-name="a8" text:class-names="" text:cond-style-name=""><text:span text:style-name="a7" text:class-names="">- Kalenderwochen Daten besser? (Daten werden am Wochenende nicht aktuellisieret, sondern in nächsten Woche veröffentlicht; der Anstieg wird jede Woche klarer angezeigt?)</text:span></text:p>
              <text:p text:style-name="a10" text:class-names="" text:cond-style-name=""><text:span text:style-name="a9" text:class-names="">- Markel Benz?! Derfiniert den Begriff Pandemie (drastisch, viele Tode?)</text:span></text:p>
              <text:p text:style-name="a12" text:class-names="" text:cond-style-name=""><text:span text:style-name="a11" text:class-names="">- Schaltjahr: löscht den 29.2 ? obwohl die Todefälle &gt; Durchschnitt des Jahres.</text:span></text:p>
            </draw:text-box>
            <svg:title/>
            <svg:desc/>
          </draw:frame>
          <draw:frame draw:z-index="3" draw:id="id2" draw:style-name="a16" draw:name="Textfeld 3" svg:x="13.16092in" svg:y="2.86404in" svg:width="8.5969in" svg:height="0.3937in">
            <draw:text-box>
              <text:p text:style-name="a15" text:class-names="" text:cond-style-name=""><text:span text:style-name="a14" text:class-names="">Berechnen die Einwohnzahl. Wie viel Todesfälle per 1 Million Personen</text:span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" table:number-rows-spanned="2" table:style-name="ce36">
            <text:p>Altersgruppe</text:p>
          </table:table-cell>
          <table:table-cell office:value-type="string" table:number-columns-spanned="9" table:number-rows-spanned="1" table:style-name="ce37">
            <text:p>Sterbefälle</text:p>
          </table:table-cell>
          <table:covered-table-cell table:number-columns-repeated="8"/>
          <table:table-cell table:number-columns-repeated="3" table:style-name="ce1"/>
          <table:table-cell office:value-type="string" table:number-columns-spanned="1" table:number-rows-spanned="2" table:style-name="ce36">
            <text:p>Altersgruppe</text:p>
          </table:table-cell>
          <table:table-cell office:value-type="string" table:number-columns-spanned="9" table:number-rows-spanned="1" table:style-name="ce37">
            <text:p>Bevölkerung</text:p>
          </table:table-cell>
          <table:covered-table-cell table:number-columns-repeated="8"/>
          <table:table-cell table:number-columns-repeated="16360"/>
        </table:table-row>
        <table:table-row table:style-name="ro1">
          <table:table-cell table:style-name="ce1"/>
          <table:covered-table-cell/>
          <table:table-cell office:value-type="float" office:value="2012" table:style-name="ce2">
            <text:p>2012</text:p>
          </table:table-cell>
          <table:table-cell office:value-type="float" office:value="2013" table:formula="of:=[.C3]+1" table:style-name="ce2">
            <text:p>2013</text:p>
          </table:table-cell>
          <table:table-cell office:value-type="float" office:value="2014" table:formula="of:=[.D3]+1" table:style-name="ce2">
            <text:p>2014</text:p>
          </table:table-cell>
          <table:table-cell office:value-type="float" office:value="2015" table:formula="of:=[.E3]+1" table:style-name="ce2">
            <text:p>2015</text:p>
          </table:table-cell>
          <table:table-cell office:value-type="float" office:value="2016" table:formula="of:=[.F3]+1" table:style-name="ce2">
            <text:p>2016</text:p>
          </table:table-cell>
          <table:table-cell office:value-type="float" office:value="2017" table:formula="of:=[.G3]+1" table:style-name="ce2">
            <text:p>2017</text:p>
          </table:table-cell>
          <table:table-cell office:value-type="float" office:value="2018" table:formula="of:=[.H3]+1" table:style-name="ce2">
            <text:p>2018</text:p>
          </table:table-cell>
          <table:table-cell office:value-type="float" office:value="2019" table:formula="of:=[.I3]+1" table:style-name="ce2">
            <text:p>2019</text:p>
          </table:table-cell>
          <table:table-cell office:value-type="float" office:value="2020" table:formula="of:=[.J3]+1" table:style-name="ce2">
            <text:p>2020</text:p>
          </table:table-cell>
          <table:table-cell table:number-columns-repeated="3" table:style-name="ce1"/>
          <table:covered-table-cell/>
          <table:table-cell office:value-type="float" office:value="2012" table:style-name="ce2">
            <text:p>2012</text:p>
          </table:table-cell>
          <table:table-cell office:value-type="float" office:value="2013" table:formula="of:=[.P3]+1" table:style-name="ce2">
            <text:p>2013</text:p>
          </table:table-cell>
          <table:table-cell office:value-type="float" office:value="2014" table:formula="of:=[.Q3]+1" table:style-name="ce2">
            <text:p>2014</text:p>
          </table:table-cell>
          <table:table-cell office:value-type="float" office:value="2015" table:formula="of:=[.R3]+1" table:style-name="ce2">
            <text:p>2015</text:p>
          </table:table-cell>
          <table:table-cell office:value-type="float" office:value="2016" table:formula="of:=[.S3]+1" table:style-name="ce2">
            <text:p>2016</text:p>
          </table:table-cell>
          <table:table-cell office:value-type="float" office:value="2017" table:formula="of:=[.T3]+1" table:style-name="ce2">
            <text:p>2017</text:p>
          </table:table-cell>
          <table:table-cell office:value-type="float" office:value="2018" table:formula="of:=[.U3]+1" table:style-name="ce2">
            <text:p>2018</text:p>
          </table:table-cell>
          <table:table-cell office:value-type="float" office:value="2019" table:formula="of:=[.V3]+1" table:style-name="ce2">
            <text:p>2019</text:p>
          </table:table-cell>
          <table:table-cell office:value-type="float" office:value="2020" table:formula="of:=[.W3]+1" table:style-name="ce2">
            <text:p>2020</text:p>
          </table:table-cell>
          <table:table-cell table:number-columns-repeated="16360" table:style-name="ce3"/>
        </table:table-row>
        <table:table-row table:style-name="ro1">
          <table:table-cell table:style-name="ce1"/>
          <table:table-cell office:value-type="string" table:style-name="ce4">
            <text:p>0-15</text:p>
          </table:table-cell>
          <table:table-cell office:value-type="float" office:value="3249" table:style-name="ce5">
            <text:p>3249</text:p>
          </table:table-cell>
          <table:table-cell office:value-type="float" office:value="3293" table:style-name="ce5">
            <text:p>3293</text:p>
          </table:table-cell>
          <table:table-cell office:value-type="float" office:value="3255" table:style-name="ce5">
            <text:p>3255</text:p>
          </table:table-cell>
          <table:table-cell office:value-type="float" office:value="3442" table:style-name="ce5">
            <text:p>3442</text:p>
          </table:table-cell>
          <table:table-cell office:value-type="float" office:value="3797" table:style-name="ce5">
            <text:p>3797</text:p>
          </table:table-cell>
          <table:table-cell office:value-type="float" office:value="3573" table:style-name="ce5">
            <text:p>3573</text:p>
          </table:table-cell>
          <table:table-cell office:value-type="float" office:value="3613" table:style-name="ce5">
            <text:p>3613</text:p>
          </table:table-cell>
          <table:table-cell office:value-type="float" office:value="3556" table:style-name="ce5">
            <text:p>3556</text:p>
          </table:table-cell>
          <table:table-cell office:value-type="float" office:value="3306" table:style-name="ce6">
            <text:p>3306</text:p>
          </table:table-cell>
          <table:table-cell table:number-columns-repeated="3" table:style-name="ce1"/>
          <table:table-cell office:value-type="string" table:style-name="ce4">
            <text:p>0-15</text:p>
          </table:table-cell>
          <table:table-cell office:value-type="float" office:value="10682903" table:style-name="ce7">
            <text:p>10682903</text:p>
          </table:table-cell>
          <table:table-cell office:value-type="float" office:value="10642432" table:style-name="ce8">
            <text:p>10642432</text:p>
          </table:table-cell>
          <table:table-cell office:value-type="float" office:value="10686723" table:style-name="ce8">
            <text:p>10686723</text:p>
          </table:table-cell>
          <table:table-cell office:value-type="float" office:value="10881126" table:style-name="ce8">
            <text:p>10881126</text:p>
          </table:table-cell>
          <table:table-cell office:value-type="float" office:value="11048568" table:style-name="ce8">
            <text:p>11048568</text:p>
          </table:table-cell>
          <table:table-cell office:value-type="float" office:value="11171759" table:style-name="ce8">
            <text:p>11171759</text:p>
          </table:table-cell>
          <table:table-cell office:value-type="float" office:value="11290815" table:style-name="ce8">
            <text:p>11290815</text:p>
          </table:table-cell>
          <table:table-cell office:value-type="float" office:value="11391259" table:style-name="ce8">
            <text:p>11391259</text:p>
          </table:table-cell>
          <table:table-cell office:value-type="float" office:value="11477800" table:style-name="ce9">
            <text:p>11477800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0">
            <text:p>15-30</text:p>
          </table:table-cell>
          <table:table-cell office:value-type="float" office:value="4652" table:style-name="ce5">
            <text:p>4652</text:p>
          </table:table-cell>
          <table:table-cell office:value-type="float" office:value="4474" table:style-name="ce5">
            <text:p>4474</text:p>
          </table:table-cell>
          <table:table-cell office:value-type="float" office:value="4311" table:style-name="ce5">
            <text:p>4311</text:p>
          </table:table-cell>
          <table:table-cell office:value-type="float" office:value="4589" table:style-name="ce5">
            <text:p>4589</text:p>
          </table:table-cell>
          <table:table-cell office:value-type="float" office:value="4372" table:style-name="ce5">
            <text:p>4372</text:p>
          </table:table-cell>
          <table:table-cell office:value-type="float" office:value="4155" table:style-name="ce5">
            <text:p>4155</text:p>
          </table:table-cell>
          <table:table-cell office:value-type="float" office:value="4202" table:style-name="ce5">
            <text:p>4202</text:p>
          </table:table-cell>
          <table:table-cell office:value-type="float" office:value="3969" table:style-name="ce5">
            <text:p>3969</text:p>
          </table:table-cell>
          <table:table-cell office:value-type="float" office:value="3844" table:style-name="ce6">
            <text:p>3844</text:p>
          </table:table-cell>
          <table:table-cell table:number-columns-repeated="3" table:style-name="ce1"/>
          <table:table-cell office:value-type="string" table:style-name="ce10">
            <text:p>15-30</text:p>
          </table:table-cell>
          <table:table-cell office:value-type="float" office:value="13716665" table:style-name="ce11">
            <text:p>13716665</text:p>
          </table:table-cell>
          <table:table-cell office:value-type="float" office:value="13748954" table:style-name="ce1">
            <text:p>13748954</text:p>
          </table:table-cell>
          <table:table-cell office:value-type="float" office:value="13819942" table:style-name="ce1">
            <text:p>13819942</text:p>
          </table:table-cell>
          <table:table-cell office:value-type="float" office:value="14165523" table:style-name="ce1">
            <text:p>14165523</text:p>
          </table:table-cell>
          <table:table-cell office:value-type="float" office:value="14113656" table:style-name="ce1">
            <text:p>14113656</text:p>
          </table:table-cell>
          <table:table-cell office:value-type="float" office:value="13981161" table:style-name="ce1">
            <text:p>13981161</text:p>
          </table:table-cell>
          <table:table-cell office:value-type="float" office:value="13804084" table:style-name="ce1">
            <text:p>13804084</text:p>
          </table:table-cell>
          <table:table-cell office:value-type="float" office:value="13622145" table:style-name="ce1">
            <text:p>13622145</text:p>
          </table:table-cell>
          <table:table-cell office:value-type="float" office:value="13340204" table:style-name="ce6">
            <text:p>13340204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0">
            <text:p>30-40</text:p>
          </table:table-cell>
          <table:table-cell office:value-type="float" office:value="5800" table:style-name="ce5">
            <text:p>5800</text:p>
          </table:table-cell>
          <table:table-cell office:value-type="float" office:value="6055" table:style-name="ce5">
            <text:p>6055</text:p>
          </table:table-cell>
          <table:table-cell office:value-type="float" office:value="5963" table:style-name="ce5">
            <text:p>5963</text:p>
          </table:table-cell>
          <table:table-cell office:value-type="float" office:value="6401" table:style-name="ce5">
            <text:p>6401</text:p>
          </table:table-cell>
          <table:table-cell office:value-type="float" office:value="6407" table:style-name="ce5">
            <text:p>6407</text:p>
          </table:table-cell>
          <table:table-cell office:value-type="float" office:value="6465" table:style-name="ce5">
            <text:p>6465</text:p>
          </table:table-cell>
          <table:table-cell office:value-type="float" office:value="6470" table:style-name="ce5">
            <text:p>6470</text:p>
          </table:table-cell>
          <table:table-cell office:value-type="float" office:value="6534" table:style-name="ce5">
            <text:p>6534</text:p>
          </table:table-cell>
          <table:table-cell office:value-type="float" office:value="6668" table:style-name="ce6">
            <text:p>6668</text:p>
          </table:table-cell>
          <table:table-cell table:number-columns-repeated="3" table:style-name="ce1"/>
          <table:table-cell office:value-type="string" table:style-name="ce10">
            <text:p>30-40</text:p>
          </table:table-cell>
          <table:table-cell office:value-type="float" office:value="9527142" table:style-name="ce11">
            <text:p>9527142</text:p>
          </table:table-cell>
          <table:table-cell office:value-type="float" office:value="9665074" table:style-name="ce1">
            <text:p>9665074</text:p>
          </table:table-cell>
          <table:table-cell office:value-type="float" office:value="9832697" table:style-name="ce1">
            <text:p>9832697</text:p>
          </table:table-cell>
          <table:table-cell office:value-type="float" office:value="10119604" table:style-name="ce1">
            <text:p>10119604</text:p>
          </table:table-cell>
          <table:table-cell office:value-type="float" office:value="10279113" table:style-name="ce1">
            <text:p>10279113</text:p>
          </table:table-cell>
          <table:table-cell office:value-type="float" office:value="10453462" table:style-name="ce1">
            <text:p>10453462</text:p>
          </table:table-cell>
          <table:table-cell office:value-type="float" office:value="10646445" table:style-name="ce1">
            <text:p>10646445</text:p>
          </table:table-cell>
          <table:table-cell office:value-type="float" office:value="10784930" table:style-name="ce1">
            <text:p>10784930</text:p>
          </table:table-cell>
          <table:table-cell office:value-type="float" office:value="10871964" table:style-name="ce6">
            <text:p>10871964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0">
            <text:p>40-50</text:p>
          </table:table-cell>
          <table:table-cell office:value-type="float" office:value="22293" table:style-name="ce5">
            <text:p>22293</text:p>
          </table:table-cell>
          <table:table-cell office:value-type="float" office:value="21361" table:style-name="ce5">
            <text:p>21361</text:p>
          </table:table-cell>
          <table:table-cell office:value-type="float" office:value="19884" table:style-name="ce5">
            <text:p>19884</text:p>
          </table:table-cell>
          <table:table-cell office:value-type="float" office:value="19492" table:style-name="ce5">
            <text:p>19492</text:p>
          </table:table-cell>
          <table:table-cell office:value-type="float" office:value="18644" table:style-name="ce5">
            <text:p>18644</text:p>
          </table:table-cell>
          <table:table-cell office:value-type="float" office:value="17066" table:style-name="ce5">
            <text:p>17066</text:p>
          </table:table-cell>
          <table:table-cell office:value-type="float" office:value="16607" table:style-name="ce5">
            <text:p>16607</text:p>
          </table:table-cell>
          <table:table-cell office:value-type="float" office:value="15575" table:style-name="ce5">
            <text:p>15575</text:p>
          </table:table-cell>
          <table:table-cell office:value-type="float" office:value="15507" table:style-name="ce6">
            <text:p>15507</text:p>
          </table:table-cell>
          <table:table-cell table:number-columns-repeated="3" table:style-name="ce1"/>
          <table:table-cell office:value-type="string" table:style-name="ce10">
            <text:p>40-50</text:p>
          </table:table-cell>
          <table:table-cell office:value-type="float" office:value="12822724" table:style-name="ce11">
            <text:p>12822724</text:p>
          </table:table-cell>
          <table:table-cell office:value-type="float" office:value="12365493" table:style-name="ce1">
            <text:p>12365493</text:p>
          </table:table-cell>
          <table:table-cell office:value-type="float" office:value="11906703" table:style-name="ce1">
            <text:p>11906703</text:p>
          </table:table-cell>
          <table:table-cell office:value-type="float" office:value="11513792" table:style-name="ce1">
            <text:p>11513792</text:p>
          </table:table-cell>
          <table:table-cell office:value-type="float" office:value="11081898" table:style-name="ce1">
            <text:p>11081898</text:p>
          </table:table-cell>
          <table:table-cell office:value-type="float" office:value="10731644" table:style-name="ce1">
            <text:p>10731644</text:p>
          </table:table-cell>
          <table:table-cell office:value-type="float" office:value="10426257" table:style-name="ce1">
            <text:p>10426257</text:p>
          </table:table-cell>
          <table:table-cell office:value-type="float" office:value="10182384" table:style-name="ce1">
            <text:p>10182384</text:p>
          </table:table-cell>
          <table:table-cell office:value-type="float" office:value="10070748" table:style-name="ce6">
            <text:p>10070748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0">
            <text:p>50-60</text:p>
          </table:table-cell>
          <table:table-cell office:value-type="float" office:value="56633" table:style-name="ce5">
            <text:p>56633</text:p>
          </table:table-cell>
          <table:table-cell office:value-type="float" office:value="58220" table:style-name="ce5">
            <text:p>58220</text:p>
          </table:table-cell>
          <table:table-cell office:value-type="float" office:value="57288" table:style-name="ce5">
            <text:p>57288</text:p>
          </table:table-cell>
          <table:table-cell office:value-type="float" office:value="59153" table:style-name="ce5">
            <text:p>59153</text:p>
          </table:table-cell>
          <table:table-cell office:value-type="float" office:value="59025" table:style-name="ce5">
            <text:p>59025</text:p>
          </table:table-cell>
          <table:table-cell office:value-type="float" office:value="57955" table:style-name="ce5">
            <text:p>57955</text:p>
          </table:table-cell>
          <table:table-cell office:value-type="float" office:value="59106" table:style-name="ce5">
            <text:p>59106</text:p>
          </table:table-cell>
          <table:table-cell office:value-type="float" office:value="56967" table:style-name="ce5">
            <text:p>56967</text:p>
          </table:table-cell>
          <table:table-cell office:value-type="float" office:value="57331" table:style-name="ce6">
            <text:p>57331</text:p>
          </table:table-cell>
          <table:table-cell table:number-columns-repeated="3" table:style-name="ce1"/>
          <table:table-cell office:value-type="string" table:style-name="ce10">
            <text:p>50-60</text:p>
          </table:table-cell>
          <table:table-cell office:value-type="float" office:value="12069553" table:style-name="ce11">
            <text:p>12069553</text:p>
          </table:table-cell>
          <table:table-cell office:value-type="float" office:value="12397750" table:style-name="ce1">
            <text:p>12397750</text:p>
          </table:table-cell>
          <table:table-cell office:value-type="float" office:value="12709784" table:style-name="ce1">
            <text:p>12709784</text:p>
          </table:table-cell>
          <table:table-cell office:value-type="float" office:value="12993405" table:style-name="ce1">
            <text:p>12993405</text:p>
          </table:table-cell>
          <table:table-cell office:value-type="float" office:value="13207433" table:style-name="ce1">
            <text:p>13207433</text:p>
          </table:table-cell>
          <table:table-cell office:value-type="float" office:value="13369561" table:style-name="ce1">
            <text:p>13369561</text:p>
          </table:table-cell>
          <table:table-cell office:value-type="float" office:value="13474166" table:style-name="ce1">
            <text:p>13474166</text:p>
          </table:table-cell>
          <table:table-cell office:value-type="float" office:value="13447540" table:style-name="ce1">
            <text:p>13447540</text:p>
          </table:table-cell>
          <table:table-cell office:value-type="float" office:value="13304542" table:style-name="ce6">
            <text:p>13304542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0">
            <text:p>60-70</text:p>
          </table:table-cell>
          <table:table-cell office:value-type="float" office:value="98100" table:style-name="ce5">
            <text:p>98100</text:p>
          </table:table-cell>
          <table:table-cell office:value-type="float" office:value="100274" table:style-name="ce5">
            <text:p>100274</text:p>
          </table:table-cell>
          <table:table-cell office:value-type="float" office:value="97742" table:style-name="ce5">
            <text:p>97742</text:p>
          </table:table-cell>
          <table:table-cell office:value-type="float" office:value="104414" table:style-name="ce5">
            <text:p>104414</text:p>
          </table:table-cell>
          <table:table-cell office:value-type="float" office:value="108261" table:style-name="ce5">
            <text:p>108261</text:p>
          </table:table-cell>
          <table:table-cell office:value-type="float" office:value="110421" table:style-name="ce5">
            <text:p>110421</text:p>
          </table:table-cell>
          <table:table-cell office:value-type="float" office:value="115244" table:style-name="ce5">
            <text:p>115244</text:p>
          </table:table-cell>
          <table:table-cell office:value-type="float" office:value="114470" table:style-name="ce5">
            <text:p>114470</text:p>
          </table:table-cell>
          <table:table-cell office:value-type="float" office:value="118460" table:style-name="ce6">
            <text:p>118460</text:p>
          </table:table-cell>
          <table:table-cell table:number-columns-repeated="3" table:style-name="ce1"/>
          <table:table-cell office:value-type="string" table:style-name="ce10">
            <text:p>60-70</text:p>
          </table:table-cell>
          <table:table-cell office:value-type="float" office:value="8929719" table:style-name="ce11">
            <text:p>8929719</text:p>
          </table:table-cell>
          <table:table-cell office:value-type="float" office:value="9019345" table:style-name="ce1">
            <text:p>9019345</text:p>
          </table:table-cell>
          <table:table-cell office:value-type="float" office:value="9161871" table:style-name="ce1">
            <text:p>9161871</text:p>
          </table:table-cell>
          <table:table-cell office:value-type="float" office:value="9533940" table:style-name="ce1">
            <text:p>9533940</text:p>
          </table:table-cell>
          <table:table-cell office:value-type="float" office:value="9844581" table:style-name="ce1">
            <text:p>9844581</text:p>
          </table:table-cell>
          <table:table-cell office:value-type="float" office:value="10086747" table:style-name="ce1">
            <text:p>10086747</text:p>
          </table:table-cell>
          <table:table-cell office:value-type="float" office:value="10302411" table:style-name="ce1">
            <text:p>10302411</text:p>
          </table:table-cell>
          <table:table-cell office:value-type="float" office:value="10506803" table:style-name="ce1">
            <text:p>10506803</text:p>
          </table:table-cell>
          <table:table-cell office:value-type="float" office:value="10717241" table:style-name="ce6">
            <text:p>10717241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0">
            <text:p>70-80</text:p>
          </table:table-cell>
          <table:table-cell office:value-type="float" office:value="220527" table:style-name="ce5">
            <text:p>220527</text:p>
          </table:table-cell>
          <table:table-cell office:value-type="float" office:value="227293" table:style-name="ce5">
            <text:p>227293</text:p>
          </table:table-cell>
          <table:table-cell office:value-type="float" office:value="221807" table:style-name="ce5">
            <text:p>221807</text:p>
          </table:table-cell>
          <table:table-cell office:value-type="float" office:value="227798" table:style-name="ce5">
            <text:p>227798</text:p>
          </table:table-cell>
          <table:table-cell office:value-type="float" office:value="217233" table:style-name="ce5">
            <text:p>217233</text:p>
          </table:table-cell>
          <table:table-cell office:value-type="float" office:value="214820" table:style-name="ce5">
            <text:p>214820</text:p>
          </table:table-cell>
          <table:table-cell office:value-type="float" office:value="212737" table:style-name="ce5">
            <text:p>212737</text:p>
          </table:table-cell>
          <table:table-cell office:value-type="float" office:value="202955" table:style-name="ce5">
            <text:p>202955</text:p>
          </table:table-cell>
          <table:table-cell office:value-type="float" office:value="201957" table:style-name="ce6">
            <text:p>201957</text:p>
          </table:table-cell>
          <table:table-cell table:number-columns-repeated="3" table:style-name="ce1"/>
          <table:table-cell office:value-type="string" table:style-name="ce10">
            <text:p>70-80</text:p>
          </table:table-cell>
          <table:table-cell office:value-type="float" office:value="8449321" table:style-name="ce11">
            <text:p>8449321</text:p>
          </table:table-cell>
          <table:table-cell office:value-type="float" office:value="8562055" table:style-name="ce1">
            <text:p>8562055</text:p>
          </table:table-cell>
          <table:table-cell office:value-type="float" office:value="8535519" table:style-name="ce1">
            <text:p>8535519</text:p>
          </table:table-cell>
          <table:table-cell office:value-type="float" office:value="8239091" table:style-name="ce1">
            <text:p>8239091</text:p>
          </table:table-cell>
          <table:table-cell office:value-type="float" office:value="8004494" table:style-name="ce1">
            <text:p>8004494</text:p>
          </table:table-cell>
          <table:table-cell office:value-type="float" office:value="7847332" table:style-name="ce1">
            <text:p>7847332</text:p>
          </table:table-cell>
          <table:table-cell office:value-type="float" office:value="7685929" table:style-name="ce1">
            <text:p>7685929</text:p>
          </table:table-cell>
          <table:table-cell office:value-type="float" office:value="7550515" table:style-name="ce1">
            <text:p>7550515</text:p>
          </table:table-cell>
          <table:table-cell office:value-type="float" office:value="7436098" table:style-name="ce6">
            <text:p>7436098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0">
            <text:p>80-90</text:p>
          </table:table-cell>
          <table:table-cell office:value-type="float" office:value="315386" table:style-name="ce5">
            <text:p>315386</text:p>
          </table:table-cell>
          <table:table-cell office:value-type="float" office:value="320814" table:style-name="ce5">
            <text:p>320814</text:p>
          </table:table-cell>
          <table:table-cell office:value-type="float" office:value="307591" table:style-name="ce5">
            <text:p>307591</text:p>
          </table:table-cell>
          <table:table-cell office:value-type="float" office:value="332009" table:style-name="ce5">
            <text:p>332009</text:p>
          </table:table-cell>
          <table:table-cell office:value-type="float" office:value="326981" table:style-name="ce5">
            <text:p>326981</text:p>
          </table:table-cell>
          <table:table-cell office:value-type="float" office:value="339286" table:style-name="ce5">
            <text:p>339286</text:p>
          </table:table-cell>
          <table:table-cell office:value-type="float" office:value="350756" table:style-name="ce5">
            <text:p>350756</text:p>
          </table:table-cell>
          <table:table-cell office:value-type="float" office:value="350365" table:style-name="ce5">
            <text:p>350365</text:p>
          </table:table-cell>
          <table:table-cell office:value-type="float" office:value="378406" table:style-name="ce6">
            <text:p>378406</text:p>
          </table:table-cell>
          <table:table-cell table:number-columns-repeated="3" table:style-name="ce1"/>
          <table:table-cell office:value-type="string" table:style-name="ce10">
            <text:p>80-90</text:p>
          </table:table-cell>
          <table:table-cell office:value-type="float" office:value="3695563" table:style-name="ce11">
            <text:p>3695563</text:p>
          </table:table-cell>
          <table:table-cell office:value-type="float" office:value="3709780" table:style-name="ce1">
            <text:p>3709780</text:p>
          </table:table-cell>
          <table:table-cell office:value-type="float" office:value="3854880" table:style-name="ce1">
            <text:p>3854880</text:p>
          </table:table-cell>
          <table:table-cell office:value-type="float" office:value="4011112" table:style-name="ce1">
            <text:p>4011112</text:p>
          </table:table-cell>
          <table:table-cell office:value-type="float" office:value="4192313" table:style-name="ce1">
            <text:p>4192313</text:p>
          </table:table-cell>
          <table:table-cell office:value-type="float" office:value="4380652" table:style-name="ce1">
            <text:p>4380652</text:p>
          </table:table-cell>
          <table:table-cell office:value-type="float" office:value="4594163" table:style-name="ce1">
            <text:p>4594163</text:p>
          </table:table-cell>
          <table:table-cell office:value-type="float" office:value="4858088" table:style-name="ce1">
            <text:p>4858088</text:p>
          </table:table-cell>
          <table:table-cell office:value-type="float" office:value="5092743" table:style-name="ce6">
            <text:p>5092743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12">
            <text:p>90+</text:p>
          </table:table-cell>
          <table:table-cell office:value-type="float" office:value="142942" table:style-name="ce13">
            <text:p>142942</text:p>
          </table:table-cell>
          <table:table-cell office:value-type="float" office:value="152041" table:style-name="ce13">
            <text:p>152041</text:p>
          </table:table-cell>
          <table:table-cell office:value-type="float" office:value="150515" table:style-name="ce13">
            <text:p>150515</text:p>
          </table:table-cell>
          <table:table-cell office:value-type="float" office:value="167902" table:style-name="ce13">
            <text:p>167902</text:p>
          </table:table-cell>
          <table:table-cell office:value-type="float" office:value="166179" table:style-name="ce13">
            <text:p>166179</text:p>
          </table:table-cell>
          <table:table-cell office:value-type="float" office:value="178522" table:style-name="ce13">
            <text:p>178522</text:p>
          </table:table-cell>
          <table:table-cell office:value-type="float" office:value="186139" table:style-name="ce13">
            <text:p>186139</text:p>
          </table:table-cell>
          <table:table-cell office:value-type="float" office:value="185129" table:style-name="ce13">
            <text:p>185129</text:p>
          </table:table-cell>
          <table:table-cell office:value-type="float" office:value="200093" table:style-name="ce14">
            <text:p>200093</text:p>
          </table:table-cell>
          <table:table-cell table:number-columns-repeated="3" table:style-name="ce1"/>
          <table:table-cell office:value-type="string" table:style-name="ce12">
            <text:p>90+</text:p>
          </table:table-cell>
          <table:table-cell office:value-type="float" office:value="630156" table:style-name="ce15">
            <text:p>630156</text:p>
          </table:table-cell>
          <table:table-cell office:value-type="float" office:value="656580" table:style-name="ce13">
            <text:p>656580</text:p>
          </table:table-cell>
          <table:table-cell office:value-type="float" office:value="689418" table:style-name="ce13">
            <text:p>689418</text:p>
          </table:table-cell>
          <table:table-cell office:value-type="float" office:value="718091" table:style-name="ce13">
            <text:p>718091</text:p>
          </table:table-cell>
          <table:table-cell office:value-type="float" office:value="749597" table:style-name="ce13">
            <text:p>749597</text:p>
          </table:table-cell>
          <table:table-cell office:value-type="float" office:value="770033" table:style-name="ce13">
            <text:p>770033</text:p>
          </table:table-cell>
          <table:table-cell office:value-type="float" office:value="794943" table:style-name="ce13">
            <text:p>794943</text:p>
          </table:table-cell>
          <table:table-cell office:value-type="float" office:value="823047" table:style-name="ce13">
            <text:p>823047</text:p>
          </table:table-cell>
          <table:table-cell office:value-type="float" office:value="843691" table:style-name="ce14">
            <text:p>843691</text:p>
          </table:table-cell>
          <table:table-cell table:number-columns-repeated="16360"/>
        </table:table-row>
        <table:table-row table:style-name="ro1">
          <table:table-cell table:style-name="ce1"/>
          <table:table-cell office:value-type="string" table:style-name="ce2">
            <text:p>Insgesamt</text:p>
          </table:table-cell>
          <table:table-cell office:value-type="float" office:value="869582" table:formula="of:=SUM([.C4:.C12])" table:style-name="ce16">
            <text:p>869582</text:p>
          </table:table-cell>
          <table:table-cell office:value-type="float" office:value="893825" table:formula="of:=SUM([.D4:.D12])" table:style-name="ce16">
            <text:p>893825</text:p>
          </table:table-cell>
          <table:table-cell office:value-type="float" office:value="868356" table:formula="of:=SUM([.E4:.E12])" table:style-name="ce16">
            <text:p>868356</text:p>
          </table:table-cell>
          <table:table-cell office:value-type="float" office:value="925200" table:formula="of:=SUM([.F4:.F12])" table:style-name="ce16">
            <text:p>925200</text:p>
          </table:table-cell>
          <table:table-cell office:value-type="float" office:value="910899" table:formula="of:=SUM([.G4:.G12])" table:style-name="ce16">
            <text:p>910899</text:p>
          </table:table-cell>
          <table:table-cell office:value-type="float" office:value="932263" table:formula="of:=SUM([.H4:.H12])" table:style-name="ce16">
            <text:p>932263</text:p>
          </table:table-cell>
          <table:table-cell office:value-type="float" office:value="954874" table:formula="of:=SUM([.I4:.I12])" table:style-name="ce16">
            <text:p>954874</text:p>
          </table:table-cell>
          <table:table-cell office:value-type="float" office:value="939520" table:formula="of:=SUM([.J4:.J12])" table:style-name="ce16">
            <text:p>939520</text:p>
          </table:table-cell>
          <table:table-cell office:value-type="float" office:value="985572" table:formula="of:=SUM([.K4:.K12])" table:style-name="ce17">
            <text:p>985572</text:p>
          </table:table-cell>
          <table:table-cell table:number-columns-repeated="3" table:style-name="ce1"/>
          <table:table-cell office:value-type="string" table:style-name="ce2">
            <text:p>Insgesamt</text:p>
          </table:table-cell>
          <table:table-cell office:value-type="float" office:value="80523746" table:formula="of:=SUM([.P4:.P12])" table:style-name="ce16">
            <text:p>80523746</text:p>
          </table:table-cell>
          <table:table-cell office:value-type="float" office:value="80767463" table:formula="of:=SUM([.Q4:.Q12])" table:style-name="ce16">
            <text:p>80767463</text:p>
          </table:table-cell>
          <table:table-cell office:value-type="float" office:value="81197537" table:formula="of:=SUM([.R4:.R12])" table:style-name="ce16">
            <text:p>81197537</text:p>
          </table:table-cell>
          <table:table-cell office:value-type="float" office:value="82175684" table:formula="of:=SUM([.S4:.S12])" table:style-name="ce16">
            <text:p>82175684</text:p>
          </table:table-cell>
          <table:table-cell office:value-type="float" office:value="82521653" table:formula="of:=SUM([.T4:.T12])" table:style-name="ce16">
            <text:p>82521653</text:p>
          </table:table-cell>
          <table:table-cell office:value-type="float" office:value="82792351" table:formula="of:=SUM([.U4:.U12])" table:style-name="ce16">
            <text:p>82792351</text:p>
          </table:table-cell>
          <table:table-cell office:value-type="float" office:value="83019213" table:formula="of:=SUM([.V4:.V12])" table:style-name="ce16">
            <text:p>83019213</text:p>
          </table:table-cell>
          <table:table-cell office:value-type="float" office:value="83166711" table:formula="of:=SUM([.W4:.W12])" table:style-name="ce16">
            <text:p>83166711</text:p>
          </table:table-cell>
          <table:table-cell office:value-type="float" office:value="83155031" table:formula="of:=SUM([.X4:.X12])" table:style-name="ce17">
            <text:p>83155031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" table:number-rows-spanned="2" table:style-name="ce36">
            <text:p>Altersgruppe</text:p>
          </table:table-cell>
          <table:table-cell office:value-type="string" table:number-columns-spanned="9" table:number-rows-spanned="1" table:style-name="ce37">
            <text:p>Sterbefälle in %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office:value-type="string" table:style-name="ce18">
            <text:p>Rang</text:p>
          </table:table-cell>
          <table:covered-table-cell/>
          <table:table-cell office:value-type="float" office:value="2012" table:style-name="ce2">
            <text:p>2012</text:p>
          </table:table-cell>
          <table:table-cell office:value-type="float" office:value="2013" table:formula="of:=[.C16]+1" table:style-name="ce2">
            <text:p>2013</text:p>
          </table:table-cell>
          <table:table-cell office:value-type="float" office:value="2014" table:formula="of:=[.D16]+1" table:style-name="ce2">
            <text:p>2014</text:p>
          </table:table-cell>
          <table:table-cell office:value-type="float" office:value="2015" table:formula="of:=[.E16]+1" table:style-name="ce2">
            <text:p>2015</text:p>
          </table:table-cell>
          <table:table-cell office:value-type="float" office:value="2016" table:formula="of:=[.F16]+1" table:style-name="ce2">
            <text:p>2016</text:p>
          </table:table-cell>
          <table:table-cell office:value-type="float" office:value="2017" table:formula="of:=[.G16]+1" table:style-name="ce2">
            <text:p>2017</text:p>
          </table:table-cell>
          <table:table-cell office:value-type="float" office:value="2018" table:formula="of:=[.H16]+1" table:style-name="ce2">
            <text:p>2018</text:p>
          </table:table-cell>
          <table:table-cell office:value-type="float" office:value="2019" table:formula="of:=[.I16]+1" table:style-name="ce2">
            <text:p>2019</text:p>
          </table:table-cell>
          <table:table-cell office:value-type="float" office:value="2020" table:formula="of:=[.J16]+1" table:style-name="ce2">
            <text:p>2020</text:p>
          </table:table-cell>
          <table:table-cell office:value-type="string" table:style-name="ce74">
            <text:p>MAX</text:p>
          </table:table-cell>
          <table:table-cell office:value-type="string" table:style-name="ce74">
            <text:p>MIN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string" table:style-name="ce4">
            <text:p>0-15</text:p>
          </table:table-cell>
          <table:table-cell office:value-type="percentage" office:value="3.0413081537855396E-4" table:formula="of:=[.C4]/[.P4]" table:style-name="ce75">
            <text:p>0,03%</text:p>
          </table:table-cell>
          <table:table-cell office:value-type="percentage" office:value="3.0942175623015493E-4" table:formula="of:=[.D4]/[.Q4]" table:style-name="ce75">
            <text:p>0,03%</text:p>
          </table:table-cell>
          <table:table-cell office:value-type="percentage" office:value="3.0458354726701532E-4" table:formula="of:=[.E4]/[.R4]" table:style-name="ce75">
            <text:p>0,03%</text:p>
          </table:table-cell>
          <table:table-cell office:value-type="percentage" office:value="3.1632755654148291E-4" table:formula="of:=[.F4]/[.S4]" table:style-name="ce75">
            <text:p>0,03%</text:p>
          </table:table-cell>
          <table:table-cell office:value-type="percentage" office:value="3.4366444592638613E-4" table:formula="of:=[.G4]/[.T4]" table:style-name="ce75">
            <text:p>0,03%</text:p>
          </table:table-cell>
          <table:table-cell office:value-type="percentage" office:value="3.1982429982601668E-4" table:formula="of:=[.H4]/[.U4]" table:style-name="ce75">
            <text:p>0,03%</text:p>
          </table:table-cell>
          <table:table-cell office:value-type="percentage" office:value="3.1999461509200179E-4" table:formula="of:=[.I4]/[.V4]" table:style-name="ce75">
            <text:p>0,03%</text:p>
          </table:table-cell>
          <table:table-cell office:value-type="percentage" office:value="3.1216918165059718E-4" table:formula="of:=[.J4]/[.W4]" table:style-name="ce75">
            <text:p>0,03%</text:p>
          </table:table-cell>
          <table:table-cell office:value-type="percentage" office:value="2.8803429228597814E-4" table:formula="of:=[.K4]/[.X4]" table:style-name="ce76">
            <text:p>0,03%</text:p>
          </table:table-cell>
          <table:table-cell office:value-type="percentage" office:value="3.4366444592638613E-4" table:formula="of:=MAX([.C17:.K17])" table:style-name="ce23">
            <text:p>0,03%</text:p>
          </table:table-cell>
          <table:table-cell office:value-type="percentage" office:value="2.8803429228597814E-4" table:formula="of:=MIN([.C17:.K17])" table:style-name="ce24">
            <text:p>0,03%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20">
            <text:p>1</text:p>
          </table:table-cell>
          <table:table-cell office:value-type="string" table:style-name="ce10">
            <text:p>15-30</text:p>
          </table:table-cell>
          <table:table-cell office:value-type="percentage" office:value="3.3914949442885714E-4" table:formula="of:=[.C5]/[.P5]" table:style-name="ce75">
            <text:p>0,03%</text:p>
          </table:table-cell>
          <table:table-cell office:value-type="percentage" office:value="3.2540657274727954E-4" table:formula="of:=[.D5]/[.Q5]" table:style-name="ce75">
            <text:p>0,03%</text:p>
          </table:table-cell>
          <table:table-cell office:value-type="percentage" office:value="3.1194052768094107E-4" table:formula="of:=[.E5]/[.R5]" table:style-name="ce75">
            <text:p>0,03%</text:p>
          </table:table-cell>
          <table:table-cell office:value-type="percentage" office:value="3.2395556450686645E-4" table:formula="of:=[.F5]/[.S5]" table:style-name="ce75">
            <text:p>0,03%</text:p>
          </table:table-cell>
          <table:table-cell office:value-type="percentage" office:value="3.097709055683375E-4" table:formula="of:=[.G5]/[.T5]" table:style-name="ce75">
            <text:p>0,03%</text:p>
          </table:table-cell>
          <table:table-cell office:value-type="percentage" office:value="2.9718561999250275E-4" table:formula="of:=[.H5]/[.U5]" table:style-name="ce75">
            <text:p>0,03%</text:p>
          </table:table-cell>
          <table:table-cell office:value-type="percentage" office:value="3.044026680799682E-4" table:formula="of:=[.I5]/[.V5]" table:style-name="ce75">
            <text:p>0,03%</text:p>
          </table:table-cell>
          <table:table-cell office:value-type="percentage" office:value="2.913638050395147E-4" table:formula="of:=[.J5]/[.W5]" table:style-name="ce75">
            <text:p>0,03%</text:p>
          </table:table-cell>
          <table:table-cell office:value-type="percentage" office:value="2.8815151552405048E-4" table:formula="of:=[.K5]/[.X5]" table:style-name="ce77">
            <text:p>0,03%</text:p>
          </table:table-cell>
          <table:table-cell office:value-type="percentage" office:value="3.3914949442885714E-4" table:formula="of:=MAX([.C18:.K18])" table:style-name="ce23">
            <text:p>0,03%</text:p>
          </table:table-cell>
          <table:table-cell office:value-type="percentage" office:value="2.8815151552405048E-4" table:formula="of:=MIN([.C18:.K18])" table:style-name="ce24">
            <text:p>0,03%</text:p>
          </table:table-cell>
          <table:table-cell table:number-columns-repeated="4" table:style-name="ce1"/>
          <table:table-cell office:value-type="string" table:number-columns-spanned="1" table:number-rows-spanned="2" table:style-name="ce36">
            <text:p>Altersgruppe</text:p>
          </table:table-cell>
          <table:table-cell office:value-type="string" table:number-columns-spanned="9" table:number-rows-spanned="1" table:style-name="ce37">
            <text:p>Bevölkerung</text:p>
          </table:table-cell>
          <table:covered-table-cell table:number-columns-repeated="8"/>
          <table:table-cell table:number-columns-repeated="16357" table:style-name="ce1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string" table:style-name="ce10">
            <text:p>30-40</text:p>
          </table:table-cell>
          <table:table-cell office:value-type="percentage" office:value="6.0878697934805637E-4" table:formula="of:=[.C6]/[.P6]" table:style-name="ce75">
            <text:p>0,06%</text:p>
          </table:table-cell>
          <table:table-cell office:value-type="percentage" office:value="6.2648252874214928E-4" table:formula="of:=[.D6]/[.Q6]" table:style-name="ce75">
            <text:p>0,06%</text:p>
          </table:table-cell>
          <table:table-cell office:value-type="percentage" office:value="6.0644602391388646E-4" table:formula="of:=[.E6]/[.R6]" table:style-name="ce75">
            <text:p>0,06%</text:p>
          </table:table-cell>
          <table:table-cell office:value-type="percentage" office:value="6.3253463277812062E-4" table:formula="of:=[.F6]/[.S6]" table:style-name="ce75">
            <text:p>0,06%</text:p>
          </table:table-cell>
          <table:table-cell office:value-type="percentage" office:value="6.2330280832597132E-4" table:formula="of:=[.G6]/[.T6]" table:style-name="ce75">
            <text:p>0,06%</text:p>
          </table:table-cell>
          <table:table-cell office:value-type="percentage" office:value="6.1845539783853421E-4" table:formula="of:=[.H6]/[.U6]" table:style-name="ce75">
            <text:p>0,06%</text:p>
          </table:table-cell>
          <table:table-cell office:value-type="percentage" office:value="6.0771459393252868E-4" table:formula="of:=[.I6]/[.V6]" table:style-name="ce75">
            <text:p>0,06%</text:p>
          </table:table-cell>
          <table:table-cell office:value-type="percentage" office:value="6.0584537869045046E-4" table:formula="of:=[.J6]/[.W6]" table:style-name="ce75">
            <text:p>0,06%</text:p>
          </table:table-cell>
          <table:table-cell office:value-type="percentage" office:value="6.1332064749294608E-4" table:formula="of:=[.K6]/[.X6]" table:style-name="ce77">
            <text:p>0,06%</text:p>
          </table:table-cell>
          <table:table-cell office:value-type="percentage" office:value="6.3253463277812062E-4" table:formula="of:=MAX([.C19:.K19])" table:style-name="ce23">
            <text:p>0,06%</text:p>
          </table:table-cell>
          <table:table-cell office:value-type="percentage" office:value="6.0584537869045046E-4" table:formula="of:=MIN([.C19:.K19])" table:style-name="ce24">
            <text:p>0,06%</text:p>
          </table:table-cell>
          <table:table-cell table:number-columns-repeated="4" table:style-name="ce1"/>
          <table:covered-table-cell/>
          <table:table-cell office:value-type="float" office:value="2012" table:style-name="ce2">
            <text:p>2012</text:p>
          </table:table-cell>
          <table:table-cell office:value-type="float" office:value="2013" table:formula="of:=[.S19]+1" table:style-name="ce2">
            <text:p>2013</text:p>
          </table:table-cell>
          <table:table-cell office:value-type="float" office:value="2014" table:formula="of:=[.T19]+1" table:style-name="ce2">
            <text:p>2014</text:p>
          </table:table-cell>
          <table:table-cell office:value-type="float" office:value="2015" table:formula="of:=[.U19]+1" table:style-name="ce2">
            <text:p>2015</text:p>
          </table:table-cell>
          <table:table-cell office:value-type="float" office:value="2016" table:formula="of:=[.V19]+1" table:style-name="ce2">
            <text:p>2016</text:p>
          </table:table-cell>
          <table:table-cell office:value-type="float" office:value="2017" table:formula="of:=[.W19]+1" table:style-name="ce2">
            <text:p>2017</text:p>
          </table:table-cell>
          <table:table-cell office:value-type="float" office:value="2018" table:formula="of:=[.X19]+1" table:style-name="ce2">
            <text:p>2018</text:p>
          </table:table-cell>
          <table:table-cell office:value-type="float" office:value="2019" table:formula="of:=[.Y19]+1" table:style-name="ce2">
            <text:p>2019</text:p>
          </table:table-cell>
          <table:table-cell office:value-type="float" office:value="2020" table:formula="of:=[.Z19]+1" table:style-name="ce2">
            <text:p>2020</text:p>
          </table:table-cell>
          <table:table-cell office:value-type="string" table:style-name="ce26">
            <text:p>Max</text:p>
          </table:table-cell>
          <table:table-cell office:value-type="string" table:style-name="ce27">
            <text:p>Min</text:p>
          </table:table-cell>
          <table:table-cell table:number-columns-repeated="16355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string" table:style-name="ce10">
            <text:p>40-50</text:p>
          </table:table-cell>
          <table:table-cell office:value-type="percentage" office:value="1.7385541480889708E-3" table:formula="of:=[.C7]/[.P7]" table:style-name="ce75">
            <text:p>0,17%</text:p>
          </table:table-cell>
          <table:table-cell office:value-type="percentage" office:value="1.7274685287517449E-3" table:formula="of:=[.D7]/[.Q7]" table:style-name="ce75">
            <text:p>0,17%</text:p>
          </table:table-cell>
          <table:table-cell office:value-type="percentage" office:value="1.6699837058167992E-3" table:formula="of:=[.E7]/[.R7]" table:style-name="ce75">
            <text:p>0,17%</text:p>
          </table:table-cell>
          <table:table-cell office:value-type="percentage" office:value="1.6929261880013118E-3" table:formula="of:=[.F7]/[.S7]" table:style-name="ce75">
            <text:p>0,17%</text:p>
          </table:table-cell>
          <table:table-cell office:value-type="percentage" office:value="1.6823832884944438E-3" table:formula="of:=[.G7]/[.T7]" table:style-name="ce75">
            <text:p>0,17%</text:p>
          </table:table-cell>
          <table:table-cell office:value-type="percentage" office:value="1.5902502915676293E-3" table:formula="of:=[.H7]/[.U7]" table:style-name="ce75">
            <text:p>0,16%</text:p>
          </table:table-cell>
          <table:table-cell office:value-type="percentage" office:value="1.5928055485300238E-3" table:formula="of:=[.I7]/[.V7]" table:style-name="ce75">
            <text:p>0,16%</text:p>
          </table:table-cell>
          <table:table-cell office:value-type="percentage" office:value="1.5296024978040505E-3" table:formula="of:=[.J7]/[.W7]" table:style-name="ce75">
            <text:p>0,15%</text:p>
          </table:table-cell>
          <table:table-cell office:value-type="percentage" office:value="1.539806179243091E-3" table:formula="of:=[.K7]/[.X7]" table:style-name="ce77">
            <text:p>0,15%</text:p>
          </table:table-cell>
          <table:table-cell office:value-type="percentage" office:value="1.7385541480889708E-3" table:formula="of:=MAX([.C20:.K20])" table:style-name="ce23">
            <text:p>0,17%</text:p>
          </table:table-cell>
          <table:table-cell office:value-type="percentage" office:value="1.5296024978040505E-3" table:formula="of:=MIN([.C20:.K20])" table:style-name="ce24">
            <text:p>0,15%</text:p>
          </table:table-cell>
          <table:table-cell table:number-columns-repeated="4" table:style-name="ce1"/>
          <table:table-cell office:value-type="string" table:style-name="ce4">
            <text:p>0-15</text:p>
          </table:table-cell>
          <table:table-cell office:value-type="percentage" office:value="0.13266773505544563" table:formula="of:=[.P4]/[.P$13]" table:style-name="ce80">
            <text:p>13,27%</text:p>
          </table:table-cell>
          <table:table-cell office:value-type="percentage" office:value="0.13176632773521685" table:formula="of:=[.Q4]/[.Q$13]" table:style-name="ce80">
            <text:p>13,18%</text:p>
          </table:table-cell>
          <table:table-cell office:value-type="percentage" office:value="0.13161388134223825" table:formula="of:=[.R4]/[.R$13]" table:style-name="ce80">
            <text:p>13,16%</text:p>
          </table:table-cell>
          <table:table-cell office:value-type="percentage" office:value="0.13241296537306582" table:formula="of:=[.S4]/[.S$13]" table:style-name="ce80">
            <text:p>13,24%</text:p>
          </table:table-cell>
          <table:table-cell office:value-type="percentage" office:value="0.13388689632768264" table:formula="of:=[.T4]/[.T$13]" table:style-name="ce80">
            <text:p>13,39%</text:p>
          </table:table-cell>
          <table:table-cell office:value-type="percentage" office:value="0.134937090988031" table:formula="of:=[.U4]/[.U$13]" table:style-name="ce80">
            <text:p>13,49%</text:p>
          </table:table-cell>
          <table:table-cell office:value-type="percentage" office:value="0.13600243355715744" table:formula="of:=[.V4]/[.V$13]" table:style-name="ce80">
            <text:p>13,60%</text:p>
          </table:table-cell>
          <table:table-cell office:value-type="percentage" office:value="0.13696897307866365" table:formula="of:=[.W4]/[.W$13]" table:style-name="ce80">
            <text:p>13,70%</text:p>
          </table:table-cell>
          <table:table-cell office:value-type="percentage" office:value="0.13802893056464619" table:formula="of:=[.X4]/[.X$13]" table:style-name="ce81">
            <text:p>13,80%</text:p>
          </table:table-cell>
          <table:table-cell office:value-type="percentage" office:value="0.13802893056464619" table:formula="of:=MAX([.S20:.AA20])" table:style-name="ce24">
            <text:p>13,80%</text:p>
          </table:table-cell>
          <table:table-cell office:value-type="percentage" office:value="0.13161388134223825" table:formula="of:=MIN([.S20:.AA20])" table:style-name="ce23">
            <text:p>13,16%</text:p>
          </table:table-cell>
          <table:table-cell table:number-columns-repeated="16355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string" table:style-name="ce10">
            <text:p>50-60</text:p>
          </table:table-cell>
          <table:table-cell office:value-type="percentage" office:value="4.6922201675571578E-3" table:formula="of:=[.C8]/[.P8]" table:style-name="ce75">
            <text:p>0,47%</text:p>
          </table:table-cell>
          <table:table-cell office:value-type="percentage" office:value="4.696013389526325E-3" table:formula="of:=[.D8]/[.Q8]" table:style-name="ce75">
            <text:p>0,47%</text:p>
          </table:table-cell>
          <table:table-cell office:value-type="percentage" office:value="4.5073936740388353E-3" table:formula="of:=[.E8]/[.R8]" table:style-name="ce75">
            <text:p>0,45%</text:p>
          </table:table-cell>
          <table:table-cell office:value-type="percentage" office:value="4.552540307948532E-3" table:formula="of:=[.F8]/[.S8]" table:style-name="ce75">
            <text:p>0,46%</text:p>
          </table:table-cell>
          <table:table-cell office:value-type="percentage" office:value="4.4690743462412414E-3" table:formula="of:=[.G8]/[.T8]" table:style-name="ce75">
            <text:p>0,45%</text:p>
          </table:table-cell>
          <table:table-cell office:value-type="percentage" office:value="4.3348468958704029E-3" table:formula="of:=[.H8]/[.U8]" table:style-name="ce75">
            <text:p>0,43%</text:p>
          </table:table-cell>
          <table:table-cell office:value-type="percentage" office:value="4.3866165816867624E-3" table:formula="of:=[.I8]/[.V8]" table:style-name="ce75">
            <text:p>0,44%</text:p>
          </table:table-cell>
          <table:table-cell office:value-type="percentage" office:value="4.236239490642898E-3" table:formula="of:=[.J8]/[.W8]" table:style-name="ce75">
            <text:p>0,42%</text:p>
          </table:table-cell>
          <table:table-cell office:value-type="percentage" office:value="4.3091299196920873E-3" table:formula="of:=[.K8]/[.X8]" table:style-name="ce77">
            <text:p>0,43%</text:p>
          </table:table-cell>
          <table:table-cell office:value-type="percentage" office:value="4.696013389526325E-3" table:formula="of:=MAX([.C21:.K21])" table:style-name="ce23">
            <text:p>0,47%</text:p>
          </table:table-cell>
          <table:table-cell office:value-type="percentage" office:value="4.236239490642898E-3" table:formula="of:=MIN([.C21:.K21])" table:style-name="ce24">
            <text:p>0,42%</text:p>
          </table:table-cell>
          <table:table-cell table:number-columns-repeated="4" table:style-name="ce1"/>
          <table:table-cell office:value-type="string" table:style-name="ce10">
            <text:p>15-30</text:p>
          </table:table-cell>
          <table:table-cell office:value-type="percentage" office:value="0.17034310599509367" table:formula="of:=[.P5]/[.P$13]" table:style-name="ce80">
            <text:p>17,03%</text:p>
          </table:table-cell>
          <table:table-cell office:value-type="percentage" office:value="0.17022887050445054" table:formula="of:=[.Q5]/[.Q$13]" table:style-name="ce80">
            <text:p>17,02%</text:p>
          </table:table-cell>
          <table:table-cell office:value-type="percentage" office:value="0.17020149268813412" table:formula="of:=[.R5]/[.R$13]" table:style-name="ce80">
            <text:p>17,02%</text:p>
          </table:table-cell>
          <table:table-cell office:value-type="percentage" office:value="0.17238095639094406" table:formula="of:=[.S5]/[.S$13]" table:style-name="ce80">
            <text:p>17,24%</text:p>
          </table:table-cell>
          <table:table-cell office:value-type="percentage" office:value="0.17102972961532897" table:formula="of:=[.T5]/[.T$13]" table:style-name="ce80">
            <text:p>17,10%</text:p>
          </table:table-cell>
          <table:table-cell office:value-type="percentage" office:value="0.16887020154796667" table:formula="of:=[.U5]/[.U$13]" table:style-name="ce80">
            <text:p>16,89%</text:p>
          </table:table-cell>
          <table:table-cell office:value-type="percentage" office:value="0.16627577522326067" table:formula="of:=[.V5]/[.V$13]" table:style-name="ce80">
            <text:p>16,63%</text:p>
          </table:table-cell>
          <table:table-cell office:value-type="percentage" office:value="0.16379323934067802" table:formula="of:=[.W5]/[.W$13]" table:style-name="ce80">
            <text:p>16,38%</text:p>
          </table:table-cell>
          <table:table-cell office:value-type="percentage" office:value="0.16042569931818076" table:formula="of:=[.X5]/[.X$13]" table:style-name="ce81">
            <text:p>16,04%</text:p>
          </table:table-cell>
          <table:table-cell office:value-type="percentage" office:value="0.17238095639094406" table:formula="of:=MAX([.S21:.AA21])" table:style-name="ce24">
            <text:p>17,24%</text:p>
          </table:table-cell>
          <table:table-cell office:value-type="percentage" office:value="0.16042569931818076" table:formula="of:=MIN([.S21:.AA21])" table:style-name="ce23">
            <text:p>16,04%</text:p>
          </table:table-cell>
          <table:table-cell table:number-columns-repeated="16355"/>
        </table:table-row>
        <table:table-row table:style-name="ro1">
          <table:table-cell office:value-type="float" office:value="7" table:style-name="ce20">
            <text:p>7</text:p>
          </table:table-cell>
          <table:table-cell office:value-type="string" table:style-name="ce10">
            <text:p>60-70</text:p>
          </table:table-cell>
          <table:table-cell office:value-type="percentage" office:value="1.0985788018637541E-2" table:formula="of:=[.C9]/[.P9]" table:style-name="ce75">
            <text:p>1,10%</text:p>
          </table:table-cell>
          <table:table-cell office:value-type="percentage" office:value="1.1117658765686421E-2" table:formula="of:=[.D9]/[.Q9]" table:style-name="ce75">
            <text:p>1,11%</text:p>
          </table:table-cell>
          <table:table-cell office:value-type="percentage" office:value="1.0668344926489361E-2" table:formula="of:=[.E9]/[.R9]" table:style-name="ce75">
            <text:p>1,07%</text:p>
          </table:table-cell>
          <table:table-cell office:value-type="percentage" office:value="1.095182054848258E-2" table:formula="of:=[.F9]/[.S9]" table:style-name="ce75">
            <text:p>1,10%</text:p>
          </table:table-cell>
          <table:table-cell office:value-type="percentage" office:value="1.0997014499652144E-2" table:formula="of:=[.G9]/[.T9]" table:style-name="ce75">
            <text:p>1,10%</text:p>
          </table:table-cell>
          <table:table-cell office:value-type="percentage" office:value="1.0947136871778384E-2" table:formula="of:=[.H9]/[.U9]" table:style-name="ce75">
            <text:p>1,09%</text:p>
          </table:table-cell>
          <table:table-cell office:value-type="percentage" office:value="1.1186119443303126E-2" table:formula="of:=[.I9]/[.V9]" table:style-name="ce75">
            <text:p>1,12%</text:p>
          </table:table-cell>
          <table:table-cell office:value-type="percentage" office:value="1.0894845939340444E-2" table:formula="of:=[.J9]/[.W9]" table:style-name="ce75">
            <text:p>1,09%</text:p>
          </table:table-cell>
          <table:table-cell office:value-type="percentage" office:value="1.1053217894418909E-2" table:formula="of:=[.K9]/[.X9]" table:style-name="ce77">
            <text:p>1,11%</text:p>
          </table:table-cell>
          <table:table-cell office:value-type="percentage" office:value="1.1186119443303126E-2" table:formula="of:=MAX([.C22:.K22])" table:style-name="ce23">
            <text:p>1,12%</text:p>
          </table:table-cell>
          <table:table-cell office:value-type="percentage" office:value="1.0668344926489361E-2" table:formula="of:=MIN([.C22:.K22])" table:style-name="ce24">
            <text:p>1,07%</text:p>
          </table:table-cell>
          <table:table-cell table:number-columns-repeated="4" table:style-name="ce1"/>
          <table:table-cell office:value-type="string" table:style-name="ce10">
            <text:p>30-40</text:p>
          </table:table-cell>
          <table:table-cell office:value-type="percentage" office:value="0.11831468943335051" table:formula="of:=[.P6]/[.P$13]" table:style-name="ce80">
            <text:p>11,83%</text:p>
          </table:table-cell>
          <table:table-cell office:value-type="percentage" office:value="0.11966544002997841" table:formula="of:=[.Q6]/[.Q$13]" table:style-name="ce80">
            <text:p>11,97%</text:p>
          </table:table-cell>
          <table:table-cell office:value-type="percentage" office:value="0.12109600073214044" table:formula="of:=[.R6]/[.R$13]" table:style-name="ce80">
            <text:p>12,11%</text:p>
          </table:table-cell>
          <table:table-cell office:value-type="percentage" office:value="0.12314596614735814" table:formula="of:=[.S6]/[.S$13]" table:style-name="ce80">
            <text:p>12,31%</text:p>
          </table:table-cell>
          <table:table-cell office:value-type="percentage" office:value="0.12456261631113957" table:formula="of:=[.T6]/[.T$13]" table:style-name="ce80">
            <text:p>12,46%</text:p>
          </table:table-cell>
          <table:table-cell office:value-type="percentage" office:value="0.12626120497532434" table:formula="of:=[.U6]/[.U$13]" table:style-name="ce80">
            <text:p>12,63%</text:p>
          </table:table-cell>
          <table:table-cell office:value-type="percentage" office:value="0.12824073627390326" table:formula="of:=[.V6]/[.V$13]" table:style-name="ce80">
            <text:p>12,82%</text:p>
          </table:table-cell>
          <table:table-cell office:value-type="percentage" office:value="0.12967844790687946" table:formula="of:=[.W6]/[.W$13]" table:style-name="ce80">
            <text:p>12,97%</text:p>
          </table:table-cell>
          <table:table-cell office:value-type="percentage" office:value="0.13074331004698922" table:formula="of:=[.X6]/[.X$13]" table:style-name="ce81">
            <text:p>13,07%</text:p>
          </table:table-cell>
          <table:table-cell office:value-type="percentage" office:value="0.13074331004698922" table:formula="of:=MAX([.S22:.AA22])" table:style-name="ce24">
            <text:p>13,07%</text:p>
          </table:table-cell>
          <table:table-cell office:value-type="percentage" office:value="0.11831468943335051" table:formula="of:=MIN([.S22:.AA22])" table:style-name="ce23">
            <text:p>11,83%</text:p>
          </table:table-cell>
          <table:table-cell table:number-columns-repeated="16355"/>
        </table:table-row>
        <table:table-row table:style-name="ro1">
          <table:table-cell office:value-type="float" office:value="6" table:style-name="ce20">
            <text:p>6</text:p>
          </table:table-cell>
          <table:table-cell office:value-type="string" table:style-name="ce10">
            <text:p>70-80</text:p>
          </table:table-cell>
          <table:table-cell office:value-type="percentage" office:value="2.6099967086112601E-2" table:formula="of:=[.C10]/[.P10]" table:style-name="ce75">
            <text:p>2,61%</text:p>
          </table:table-cell>
          <table:table-cell office:value-type="percentage" office:value="2.6546547528601486E-2" table:formula="of:=[.D10]/[.Q10]" table:style-name="ce75">
            <text:p>2,65%</text:p>
          </table:table-cell>
          <table:table-cell office:value-type="percentage" office:value="2.5986351855112735E-2" table:formula="of:=[.E10]/[.R10]" table:style-name="ce75">
            <text:p>2,60%</text:p>
          </table:table-cell>
          <table:table-cell office:value-type="percentage" office:value="2.7648438401760584E-2" table:formula="of:=[.F10]/[.S10]" table:style-name="ce75">
            <text:p>2,76%</text:p>
          </table:table-cell>
          <table:table-cell office:value-type="percentage" office:value="2.7138879734309253E-2" table:formula="of:=[.G10]/[.T10]" table:style-name="ce75">
            <text:p>2,71%</text:p>
          </table:table-cell>
          <table:table-cell office:value-type="percentage" office:value="2.7374909077378145E-2" table:formula="of:=[.H10]/[.U10]" table:style-name="ce75">
            <text:p>2,74%</text:p>
          </table:table-cell>
          <table:table-cell office:value-type="percentage" office:value="2.7678762059862898E-2" table:formula="of:=[.I10]/[.V10]" table:style-name="ce75">
            <text:p>2,77%</text:p>
          </table:table-cell>
          <table:table-cell office:value-type="percentage" office:value="2.6879623442904226E-2" table:formula="of:=[.J10]/[.W10]" table:style-name="ce75">
            <text:p>2,69%</text:p>
          </table:table-cell>
          <table:table-cell office:value-type="percentage" office:value="2.7159001938920117E-2" table:formula="of:=[.K10]/[.X10]" table:style-name="ce77">
            <text:p>2,72%</text:p>
          </table:table-cell>
          <table:table-cell office:value-type="percentage" office:value="2.7678762059862898E-2" table:formula="of:=MAX([.C23:.K23])" table:style-name="ce23">
            <text:p>2,77%</text:p>
          </table:table-cell>
          <table:table-cell office:value-type="percentage" office:value="2.5986351855112735E-2" table:formula="of:=MIN([.C23:.K23])" table:style-name="ce24">
            <text:p>2,60%</text:p>
          </table:table-cell>
          <table:table-cell table:number-columns-repeated="4" table:style-name="ce1"/>
          <table:table-cell office:value-type="string" table:style-name="ce10">
            <text:p>40-50</text:p>
          </table:table-cell>
          <table:table-cell office:value-type="percentage" office:value="0.15924152361217769" table:formula="of:=[.P7]/[.P$13]" table:style-name="ce80">
            <text:p>15,92%</text:p>
          </table:table-cell>
          <table:table-cell office:value-type="percentage" office:value="0.15309993084715315" table:formula="of:=[.Q7]/[.Q$13]" table:style-name="ce80">
            <text:p>15,31%</text:p>
          </table:table-cell>
          <table:table-cell office:value-type="percentage" office:value="0.1466387213198351" table:formula="of:=[.R7]/[.R$13]" table:style-name="ce80">
            <text:p>14,66%</text:p>
          </table:table-cell>
          <table:table-cell office:value-type="percentage" office:value="0.14011190950354607" table:formula="of:=[.S7]/[.S$13]" table:style-name="ce80">
            <text:p>14,01%</text:p>
          </table:table-cell>
          <table:table-cell office:value-type="percentage" office:value="0.13429079032142024" table:formula="of:=[.T7]/[.T$13]" table:style-name="ce80">
            <text:p>13,43%</text:p>
          </table:table-cell>
          <table:table-cell office:value-type="percentage" office:value="0.1296212013595314" table:formula="of:=[.U7]/[.U$13]" table:style-name="ce80">
            <text:p>12,96%</text:p>
          </table:table-cell>
          <table:table-cell office:value-type="percentage" office:value="0.12558848275278159" table:formula="of:=[.V7]/[.V$13]" table:style-name="ce80">
            <text:p>12,56%</text:p>
          </table:table-cell>
          <table:table-cell office:value-type="percentage" office:value="0.12243340968479564" table:formula="of:=[.W7]/[.W$13]" table:style-name="ce80">
            <text:p>12,24%</text:p>
          </table:table-cell>
          <table:table-cell office:value-type="percentage" office:value="0.12110810228667944" table:formula="of:=[.X7]/[.X$13]" table:style-name="ce81">
            <text:p>12,11%</text:p>
          </table:table-cell>
          <table:table-cell office:value-type="percentage" office:value="0.15924152361217769" table:formula="of:=MAX([.S23:.AA23])" table:style-name="ce24">
            <text:p>15,92%</text:p>
          </table:table-cell>
          <table:table-cell office:value-type="percentage" office:value="0.12110810228667944" table:formula="of:=MIN([.S23:.AA23])" table:style-name="ce23">
            <text:p>12,11%</text:p>
          </table:table-cell>
          <table:table-cell table:number-columns-repeated="16355"/>
        </table:table-row>
        <table:table-row table:style-name="ro1">
          <table:table-cell office:value-type="float" office:value="2" table:style-name="ce20">
            <text:p>2</text:p>
          </table:table-cell>
          <table:table-cell office:value-type="string" table:style-name="ce10">
            <text:p>80-90</text:p>
          </table:table-cell>
          <table:table-cell office:value-type="percentage" office:value="8.5341800423913761E-2" table:formula="of:=[.C11]/[.P11]" table:style-name="ce75">
            <text:p>8,53%</text:p>
          </table:table-cell>
          <table:table-cell office:value-type="percentage" office:value="8.6477904350123189E-2" table:formula="of:=[.D11]/[.Q11]" table:style-name="ce75">
            <text:p>8,65%</text:p>
          </table:table-cell>
          <table:table-cell office:value-type="percentage" office:value="7.9792626489021704E-2" table:formula="of:=[.E11]/[.R11]" table:style-name="ce75">
            <text:p>7,98%</text:p>
          </table:table-cell>
          <table:table-cell office:value-type="percentage" office:value="8.2772308526912239E-2" table:formula="of:=[.F11]/[.S11]" table:style-name="ce75">
            <text:p>8,28%</text:p>
          </table:table-cell>
          <table:table-cell office:value-type="percentage" office:value="7.79953691434776E-2" table:formula="of:=[.G11]/[.T11]" table:style-name="ce75">
            <text:p>7,80%</text:p>
          </table:table-cell>
          <table:table-cell office:value-type="percentage" office:value="7.7451027837865227E-2" table:formula="of:=[.H11]/[.U11]" table:style-name="ce75">
            <text:p>7,75%</text:p>
          </table:table-cell>
          <table:table-cell office:value-type="percentage" office:value="7.6348183553783353E-2" table:formula="of:=[.I11]/[.V11]" table:style-name="ce75">
            <text:p>7,63%</text:p>
          </table:table-cell>
          <table:table-cell office:value-type="percentage" office:value="7.2119936896984982E-2" table:formula="of:=[.J11]/[.W11]" table:style-name="ce75">
            <text:p>7,21%</text:p>
          </table:table-cell>
          <table:table-cell office:value-type="percentage" office:value="7.4302983676969372E-2" table:formula="of:=[.K11]/[.X11]" table:style-name="ce77">
            <text:p>7,43%</text:p>
          </table:table-cell>
          <table:table-cell office:value-type="percentage" office:value="8.6477904350123189E-2" table:formula="of:=MAX([.C24:.K24])" table:style-name="ce23">
            <text:p>8,65%</text:p>
          </table:table-cell>
          <table:table-cell office:value-type="percentage" office:value="7.2119936896984982E-2" table:formula="of:=MIN([.C24:.K24])" table:style-name="ce24">
            <text:p>7,21%</text:p>
          </table:table-cell>
          <table:table-cell table:number-columns-repeated="4" table:style-name="ce1"/>
          <table:table-cell office:value-type="string" table:style-name="ce10">
            <text:p>50-60</text:p>
          </table:table-cell>
          <table:table-cell office:value-type="percentage" office:value="0.14988812120091879" table:formula="of:=[.P8]/[.P$13]" table:style-name="ce80">
            <text:p>14,99%</text:p>
          </table:table-cell>
          <table:table-cell office:value-type="percentage" office:value="0.153499311969227" table:formula="of:=[.Q8]/[.Q$13]" table:style-name="ce80">
            <text:p>15,35%</text:p>
          </table:table-cell>
          <table:table-cell office:value-type="percentage" office:value="0.15652918142086009" table:formula="of:=[.R8]/[.R$13]" table:style-name="ce80">
            <text:p>15,65%</text:p>
          </table:table-cell>
          <table:table-cell office:value-type="percentage" office:value="0.15811739394831201" table:formula="of:=[.S8]/[.S$13]" table:style-name="ce80">
            <text:p>15,81%</text:p>
          </table:table-cell>
          <table:table-cell office:value-type="percentage" office:value="0.16004809065082592" table:formula="of:=[.T8]/[.T$13]" table:style-name="ce80">
            <text:p>16,00%</text:p>
          </table:table-cell>
          <table:table-cell office:value-type="percentage" office:value="0.16148304569826746" table:formula="of:=[.U8]/[.U$13]" table:style-name="ce80">
            <text:p>16,15%</text:p>
          </table:table-cell>
          <table:table-cell office:value-type="percentage" office:value="0.16230177946880803" table:formula="of:=[.V8]/[.V$13]" table:style-name="ce80">
            <text:p>16,23%</text:p>
          </table:table-cell>
          <table:table-cell office:value-type="percentage" office:value="0.16169378154199221" table:formula="of:=[.W8]/[.W$13]" table:style-name="ce80">
            <text:p>16,17%</text:p>
          </table:table-cell>
          <table:table-cell office:value-type="percentage" office:value="0.15999683771388409" table:formula="of:=[.X8]/[.X$13]" table:style-name="ce81">
            <text:p>16,00%</text:p>
          </table:table-cell>
          <table:table-cell office:value-type="percentage" office:value="0.16230177946880803" table:formula="of:=MAX([.S24:.AA24])" table:style-name="ce24">
            <text:p>16,23%</text:p>
          </table:table-cell>
          <table:table-cell office:value-type="percentage" office:value="0.14988812120091879" table:formula="of:=MIN([.S24:.AA24])" table:style-name="ce23">
            <text:p>14,99%</text:p>
          </table:table-cell>
          <table:table-cell table:number-columns-repeated="16355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string" table:style-name="ce12">
            <text:p>90+</text:p>
          </table:table-cell>
          <table:table-cell office:value-type="percentage" office:value="0.22683589460387588" table:formula="of:=[.C12]/[.P12]" table:style-name="ce75">
            <text:p>22,68%</text:p>
          </table:table-cell>
          <table:table-cell office:value-type="percentage" office:value="0.23156507965518291" table:formula="of:=[.D12]/[.Q12]" table:style-name="ce75">
            <text:p>23,16%</text:p>
          </table:table-cell>
          <table:table-cell office:value-type="percentage" office:value="0.21832183087763882" table:formula="of:=[.E12]/[.R12]" table:style-name="ce75">
            <text:p>21,83%</text:p>
          </table:table-cell>
          <table:table-cell office:value-type="percentage" office:value="0.23381716244877043" table:formula="of:=[.F12]/[.S12]" table:style-name="ce75">
            <text:p>23,38%</text:p>
          </table:table-cell>
          <table:table-cell office:value-type="percentage" office:value="0.22169112202957056" table:formula="of:=[.G12]/[.T12]" table:style-name="ce75">
            <text:p>22,17%</text:p>
          </table:table-cell>
          <table:table-cell office:value-type="percentage" office:value="0.23183681738315112" table:formula="of:=[.H12]/[.U12]" table:style-name="ce75">
            <text:p>23,18%</text:p>
          </table:table-cell>
          <table:table-cell office:value-type="percentage" office:value="0.23415389531073297" table:formula="of:=[.I12]/[.V12]" table:style-name="ce75">
            <text:p>23,42%</text:p>
          </table:table-cell>
          <table:table-cell office:value-type="percentage" office:value="0.2249312615196945" table:formula="of:=[.J12]/[.W12]" table:style-name="ce75">
            <text:p>22,49%</text:p>
          </table:table-cell>
          <table:table-cell office:value-type="percentage" office:value="0.23716384316058842" table:formula="of:=[.K12]/[.X12]" table:style-name="ce77">
            <text:p>23,72%</text:p>
          </table:table-cell>
          <table:table-cell office:value-type="percentage" office:value="0.23716384316058842" table:formula="of:=MAX([.C25:.K25])" table:style-name="ce23">
            <text:p>23,72%</text:p>
          </table:table-cell>
          <table:table-cell office:value-type="percentage" office:value="0.21832183087763882" table:formula="of:=MIN([.C25:.K25])" table:style-name="ce24">
            <text:p>21,83%</text:p>
          </table:table-cell>
          <table:table-cell table:number-columns-repeated="4" table:style-name="ce1"/>
          <table:table-cell office:value-type="string" table:style-name="ce10">
            <text:p>60-70</text:p>
          </table:table-cell>
          <table:table-cell office:value-type="percentage" office:value="0.11089547423687915" table:formula="of:=[.P9]/[.P$13]" table:style-name="ce80">
            <text:p>11,09%</text:p>
          </table:table-cell>
          <table:table-cell office:value-type="percentage" office:value="0.11167052504793917" table:formula="of:=[.Q9]/[.Q$13]" table:style-name="ce80">
            <text:p>11,17%</text:p>
          </table:table-cell>
          <table:table-cell office:value-type="percentage" office:value="0.11283434619451573" table:formula="of:=[.R9]/[.R$13]" table:style-name="ce80">
            <text:p>11,28%</text:p>
          </table:table-cell>
          <table:table-cell office:value-type="percentage" office:value="0.11601899170075664" table:formula="of:=[.S9]/[.S$13]" table:style-name="ce80">
            <text:p>11,60%</text:p>
          </table:table-cell>
          <table:table-cell office:value-type="percentage" office:value="0.11929694379728434" table:formula="of:=[.T9]/[.T$13]" table:style-name="ce80">
            <text:p>11,93%</text:p>
          </table:table-cell>
          <table:table-cell office:value-type="percentage" office:value="0.12183187067607248" table:formula="of:=[.U9]/[.U$13]" table:style-name="ce80">
            <text:p>12,18%</text:p>
          </table:table-cell>
          <table:table-cell office:value-type="percentage" office:value="0.1240967075898443" table:formula="of:=[.V9]/[.V$13]" table:style-name="ce80">
            <text:p>12,41%</text:p>
          </table:table-cell>
          <table:table-cell office:value-type="percentage" office:value="0.12633423726471521" table:formula="of:=[.W9]/[.W$13]" table:style-name="ce80">
            <text:p>12,63%</text:p>
          </table:table-cell>
          <table:table-cell office:value-type="percentage" office:value="0.12888265293292958" table:formula="of:=[.X9]/[.X$13]" table:style-name="ce81">
            <text:p>12,89%</text:p>
          </table:table-cell>
          <table:table-cell office:value-type="percentage" office:value="0.12888265293292958" table:formula="of:=MAX([.S25:.AA25])" table:style-name="ce24">
            <text:p>12,89%</text:p>
          </table:table-cell>
          <table:table-cell office:value-type="percentage" office:value="0.11089547423687915" table:formula="of:=MIN([.S25:.AA25])" table:style-name="ce23">
            <text:p>11,09%</text:p>
          </table:table-cell>
          <table:table-cell table:number-columns-repeated="16355"/>
        </table:table-row>
        <table:table-row table:style-name="ro1">
          <table:table-cell office:value-type="float" office:value="9" table:style-name="ce20">
            <text:p>9</text:p>
          </table:table-cell>
          <table:table-cell office:value-type="string" table:style-name="ce30">
            <text:p>I<text:span text:style-name="T1">nsgesamt</text:span></text:p>
          </table:table-cell>
          <table:table-cell office:value-type="percentage" office:value="1.0799075343563872E-2" table:formula="of:=[.C13]/[.P13]" table:style-name="ce78">
            <text:p>1,08%</text:p>
          </table:table-cell>
          <table:table-cell office:value-type="percentage" office:value="1.1066646973918197E-2" table:formula="of:=[.D13]/[.Q13]" table:style-name="ce78">
            <text:p>1,11%</text:p>
          </table:table-cell>
          <table:table-cell office:value-type="percentage" office:value="1.0694363795788534E-2" table:formula="of:=[.E13]/[.R13]" table:style-name="ce78">
            <text:p>1,07%</text:p>
          </table:table-cell>
          <table:table-cell office:value-type="percentage" office:value="1.1258804976907767E-2" table:formula="of:=[.F13]/[.S13]" table:style-name="ce78">
            <text:p>1,13%</text:p>
          </table:table-cell>
          <table:table-cell office:value-type="percentage" office:value="1.1038302880336146E-2" table:formula="of:=[.G13]/[.T13]" table:style-name="ce78">
            <text:p>1,10%</text:p>
          </table:table-cell>
          <table:table-cell office:value-type="percentage" office:value="1.126025518951624E-2" table:formula="of:=[.H13]/[.U13]" table:style-name="ce78">
            <text:p>1,13%</text:p>
          </table:table-cell>
          <table:table-cell office:value-type="percentage" office:value="1.1501843555178004E-2" table:formula="of:=[.I13]/[.V13]" table:style-name="ce78">
            <text:p>1,15%</text:p>
          </table:table-cell>
          <table:table-cell office:value-type="percentage" office:value="1.1296827645378449E-2" table:formula="of:=[.J13]/[.W13]" table:style-name="ce78">
            <text:p>1,13%</text:p>
          </table:table-cell>
          <table:table-cell office:value-type="percentage" office:value="1.1852223348939645E-2" table:formula="of:=[.K13]/[.X13]" table:style-name="ce79">
            <text:p>1,19%</text:p>
          </table:table-cell>
          <table:table-cell office:value-type="percentage" office:value="1.1852223348939645E-2" table:formula="of:=MAX([.C26:.K26])" table:style-name="ce23">
            <text:p>1,19%</text:p>
          </table:table-cell>
          <table:table-cell office:value-type="percentage" office:value="1.0694363795788534E-2" table:formula="of:=MIN([.C26:.K26])" table:style-name="ce24">
            <text:p>1,07%</text:p>
          </table:table-cell>
          <table:table-cell table:number-columns-repeated="4" table:style-name="ce1"/>
          <table:table-cell office:value-type="string" table:style-name="ce10">
            <text:p>70-80</text:p>
          </table:table-cell>
          <table:table-cell office:value-type="percentage" office:value="0.10492955705264879" table:formula="of:=[.P10]/[.P$13]" table:style-name="ce80">
            <text:p>10,49%</text:p>
          </table:table-cell>
          <table:table-cell office:value-type="percentage" office:value="0.10600871541551329" table:formula="of:=[.Q10]/[.Q$13]" table:style-name="ce80">
            <text:p>10,60%</text:p>
          </table:table-cell>
          <table:table-cell office:value-type="percentage" office:value="0.10512041763040177" table:formula="of:=[.R10]/[.R$13]" table:style-name="ce80">
            <text:p>10,51%</text:p>
          </table:table-cell>
          <table:table-cell office:value-type="percentage" office:value="0.10026190959359706" table:formula="of:=[.S10]/[.S$13]" table:style-name="ce80">
            <text:p>10,03%</text:p>
          </table:table-cell>
          <table:table-cell office:value-type="percentage" office:value="9.6998711356399994E-2" table:formula="of:=[.T10]/[.T$13]" table:style-name="ce80">
            <text:p>9,70%</text:p>
          </table:table-cell>
          <table:table-cell office:value-type="percentage" office:value="9.4783297070522854E-2" table:formula="of:=[.U10]/[.U$13]" table:style-name="ce80">
            <text:p>9,48%</text:p>
          </table:table-cell>
          <table:table-cell office:value-type="percentage" office:value="9.2580123591390825E-2" table:formula="of:=[.V10]/[.V$13]" table:style-name="ce80">
            <text:p>9,26%</text:p>
          </table:table-cell>
          <table:table-cell office:value-type="percentage" office:value="9.078770711517016E-2" table:formula="of:=[.W10]/[.W$13]" table:style-name="ce80">
            <text:p>9,08%</text:p>
          </table:table-cell>
          <table:table-cell office:value-type="percentage" office:value="8.9424511188024206E-2" table:formula="of:=[.X10]/[.X$13]" table:style-name="ce81">
            <text:p>8,94%</text:p>
          </table:table-cell>
          <table:table-cell office:value-type="percentage" office:value="0.10600871541551329" table:formula="of:=MAX([.S26:.AA26])" table:style-name="ce24">
            <text:p>10,60%</text:p>
          </table:table-cell>
          <table:table-cell office:value-type="percentage" office:value="8.9424511188024206E-2" table:formula="of:=MIN([.S26:.AA26])" table:style-name="ce23">
            <text:p>8,94%</text:p>
          </table:table-cell>
          <table:table-cell table:number-columns-repeated="16355"/>
        </table:table-row>
        <table:table-row table:style-name="ro1">
          <table:table-cell table:number-columns-repeated="13" table:style-name="ce1"/>
          <table:table-cell table:number-columns-repeated="2" table:style-name="ce33"/>
          <table:table-cell table:number-columns-repeated="2" table:style-name="ce1"/>
          <table:table-cell office:value-type="string" table:style-name="ce10">
            <text:p>80-90</text:p>
          </table:table-cell>
          <table:table-cell office:value-type="percentage" office:value="4.5894077009283697E-2" table:formula="of:=[.P11]/[.P$13]" table:style-name="ce80">
            <text:p>4,59%</text:p>
          </table:table-cell>
          <table:table-cell office:value-type="percentage" office:value="4.5931614813752415E-2" table:formula="of:=[.Q11]/[.Q$13]" table:style-name="ce80">
            <text:p>4,59%</text:p>
          </table:table-cell>
          <table:table-cell office:value-type="percentage" office:value="4.7475331671698366E-2" table:formula="of:=[.R11]/[.R$13]" table:style-name="ce80">
            <text:p>4,75%</text:p>
          </table:table-cell>
          <table:table-cell office:value-type="percentage" office:value="4.8811422123361946E-2" table:formula="of:=[.S11]/[.S$13]" table:style-name="ce80">
            <text:p>4,88%</text:p>
          </table:table-cell>
          <table:table-cell office:value-type="percentage" office:value="5.0802581475191733E-2" table:formula="of:=[.T11]/[.T$13]" table:style-name="ce80">
            <text:p>5,08%</text:p>
          </table:table-cell>
          <table:table-cell office:value-type="percentage" office:value="5.2911313026972745E-2" table:formula="of:=[.U11]/[.U$13]" table:style-name="ce80">
            <text:p>5,29%</text:p>
          </table:table-cell>
          <table:table-cell office:value-type="percentage" office:value="5.5338551571188707E-2" table:formula="of:=[.V11]/[.V$13]" table:style-name="ce80">
            <text:p>5,53%</text:p>
          </table:table-cell>
          <table:table-cell office:value-type="percentage" office:value="5.8413852629088575E-2" table:formula="of:=[.W11]/[.W$13]" table:style-name="ce80">
            <text:p>5,84%</text:p>
          </table:table-cell>
          <table:table-cell office:value-type="percentage" office:value="6.1243955281551153E-2" table:formula="of:=[.X11]/[.X$13]" table:style-name="ce81">
            <text:p>6,12%</text:p>
          </table:table-cell>
          <table:table-cell office:value-type="percentage" office:value="6.1243955281551153E-2" table:formula="of:=MAX([.S27:.AA27])" table:style-name="ce24">
            <text:p>6,12%</text:p>
          </table:table-cell>
          <table:table-cell office:value-type="percentage" office:value="4.5894077009283697E-2" table:formula="of:=MIN([.S27:.AA27])" table:style-name="ce23">
            <text:p>4,59%</text:p>
          </table:table-cell>
          <table:table-cell table:number-columns-repeated="16355"/>
        </table:table-row>
        <table:table-row table:style-name="ro1">
          <table:table-cell table:number-columns-repeated="2" table:style-name="ce1"/>
          <table:table-cell table:style-name="ce34"/>
          <table:table-cell table:number-columns-repeated="14" table:style-name="ce1"/>
          <table:table-cell office:value-type="string" table:style-name="ce12">
            <text:p>90+</text:p>
          </table:table-cell>
          <table:table-cell office:value-type="percentage" office:value="7.8257164042020606E-3" table:formula="of:=[.P12]/[.P$13]" table:style-name="ce80">
            <text:p>0,78%</text:p>
          </table:table-cell>
          <table:table-cell office:value-type="percentage" office:value="8.1292636367691785E-3" table:formula="of:=[.Q12]/[.Q$13]" table:style-name="ce80">
            <text:p>0,81%</text:p>
          </table:table-cell>
          <table:table-cell office:value-type="percentage" office:value="8.4906270001761253E-3" table:formula="of:=[.R12]/[.R$13]" table:style-name="ce80">
            <text:p>0,85%</text:p>
          </table:table-cell>
          <table:table-cell office:value-type="percentage" office:value="8.7384852190582306E-3" table:formula="of:=[.S12]/[.S$13]" table:style-name="ce80">
            <text:p>0,87%</text:p>
          </table:table-cell>
          <table:table-cell office:value-type="percentage" office:value="9.0836401447266218E-3" table:formula="of:=[.T12]/[.T$13]" table:style-name="ce80">
            <text:p>0,91%</text:p>
          </table:table-cell>
          <table:table-cell office:value-type="percentage" office:value="9.3007746573110367E-3" table:formula="of:=[.U12]/[.U$13]" table:style-name="ce80">
            <text:p>0,93%</text:p>
          </table:table-cell>
          <table:table-cell office:value-type="percentage" office:value="9.5754099716652344E-3" table:formula="of:=[.V12]/[.V$13]" table:style-name="ce80">
            <text:p>0,96%</text:p>
          </table:table-cell>
          <table:table-cell office:value-type="percentage" office:value="9.8963514380170699E-3" table:formula="of:=[.W12]/[.W$13]" table:style-name="ce80">
            <text:p>0,99%</text:p>
          </table:table-cell>
          <table:table-cell office:value-type="percentage" office:value="1.0146000667115379E-2" table:formula="of:=[.X12]/[.X$13]" table:style-name="ce81">
            <text:p>1,01%</text:p>
          </table:table-cell>
          <table:table-cell office:value-type="percentage" office:value="1.0146000667115379E-2" table:formula="of:=MAX([.S28:.AA28])" table:style-name="ce24">
            <text:p>1,01%</text:p>
          </table:table-cell>
          <table:table-cell office:value-type="percentage" office:value="7.8257164042020606E-3" table:formula="of:=MIN([.S28:.AA28])" table:style-name="ce23">
            <text:p>0,78%</text:p>
          </table:table-cell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string" table:style-name="ce35">
            <text:p>Rang</text:p>
          </table:table-cell>
          <table:table-cell table:number-columns-repeated="13" table:style-name="ce1"/>
          <table:table-cell office:value-type="string" table:style-name="ce2">
            <text:p>Insgesamt</text:p>
          </table:table-cell>
          <table:table-cell office:value-type="float" office:value="1" table:formula="of:=SUM([.S20:.S28])" table:style-name="ce16">
            <text:p>1</text:p>
          </table:table-cell>
          <table:table-cell office:value-type="float" office:value="0.99999999999999989" table:formula="of:=SUM([.T20:.T28])" table:style-name="ce16">
            <text:p>1</text:p>
          </table:table-cell>
          <table:table-cell office:value-type="float" office:value="1.0000000000000002" table:formula="of:=SUM([.U20:.U28])" table:style-name="ce16">
            <text:p>1</text:p>
          </table:table-cell>
          <table:table-cell office:value-type="float" office:value="1" table:formula="of:=SUM([.V20:.V28])" table:style-name="ce16">
            <text:p>1</text:p>
          </table:table-cell>
          <table:table-cell office:value-type="float" office:value="1" table:formula="of:=SUM([.W20:.W28])" table:style-name="ce16">
            <text:p>1</text:p>
          </table:table-cell>
          <table:table-cell office:value-type="float" office:value="1" table:formula="of:=SUM([.X20:.X28])" table:style-name="ce16">
            <text:p>1</text:p>
          </table:table-cell>
          <table:table-cell office:value-type="float" office:value="1" table:formula="of:=SUM([.Y20:.Y28])" table:style-name="ce16">
            <text:p>1</text:p>
          </table:table-cell>
          <table:table-cell office:value-type="float" office:value="0.99999999999999989" table:formula="of:=SUM([.Z20:.Z28])" table:style-name="ce16">
            <text:p>1</text:p>
          </table:table-cell>
          <table:table-cell office:value-type="float" office:value="0.99999999999999989" table:formula="of:=SUM([.AA20:.AA28])" table:style-name="ce17">
            <text:p>1</text:p>
          </table:table-cell>
          <table:table-cell table:number-columns-repeated="16357" table:style-name="ce1"/>
        </table:table-row>
        <table:table-row table:number-rows-repeated="2"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3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2" table:style-name="ro1">
          <table:table-cell table:number-columns-repeated="3"/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number-rows-repeated="1048537" table:style-name="ro1">
          <table:table-cell table:number-columns-repeated="16384"/>
        </table:table-row>
      </table:table>
      <table:table table:name="D_2012_2021_Tage" table:style-name="ta1">
        <table:table-column table:style-name="co4" table:default-cell-style-name="ce41"/>
        <table:table-column table:style-name="co5" table:number-columns-repeated="350" table:default-cell-style-name="ce41"/>
        <table:table-column table:style-name="co6" table:default-cell-style-name="ce41"/>
        <table:table-column table:style-name="co5" table:number-columns-repeated="16" table:default-cell-style-name="ce41"/>
        <table:table-column table:style-name="co7" table:default-cell-style-name="ce41"/>
        <table:table-column table:style-name="co8" table:default-cell-style-name="ce41"/>
        <table:table-column table:style-name="co7" table:number-columns-repeated="654" table:default-cell-style-name="ce41"/>
        <table:table-column table:style-name="co1" table:number-columns-repeated="15360" table:default-cell-style-name="ce1"/>
        <table:table-row table:style-name="ro2">
          <table:table-cell office:value-type="string" table:style-name="ce38">
            <text:p>Stand: 25.10.2021</text:p>
          </table:table-cell>
          <table:table-cell table:number-columns-repeated="2" table:style-name="ce39"/>
          <table:table-cell table:number-columns-repeated="3" table:style-name="ce40"/>
          <table:table-cell table:number-columns-repeated="1018" table:style-name="ce41"/>
          <table:table-cell table:number-columns-repeated="15360"/>
        </table:table-row>
        <table:table-row table:style-name="ro2">
          <table:table-cell table:style-name="ce38"/>
          <table:table-cell table:number-columns-repeated="2" table:style-name="ce39"/>
          <table:table-cell table:number-columns-repeated="3" table:style-name="ce40"/>
          <table:table-cell table:number-columns-repeated="1018" table:style-name="ce41"/>
          <table:table-cell table:number-columns-repeated="15360"/>
        </table:table-row>
        <table:table-row table:style-name="ro2">
          <table:table-cell table:number-columns-repeated="3" table:style-name="ce39"/>
          <table:table-cell table:number-columns-repeated="3" table:style-name="ce40"/>
          <table:table-cell table:number-columns-repeated="1018" table:style-name="ce41"/>
          <table:table-cell table:number-columns-repeated="15360"/>
        </table:table-row>
        <table:table-row table:style-name="ro3">
          <table:table-cell table:style-name="ce42"/>
          <table:table-cell office:value-type="string" table:style-name="ce43">
            <text:p>Sterbefälle nach Tagen 2016 bis 2021 in Deutschland</text:p>
          </table:table-cell>
          <table:table-cell table:number-columns-repeated="6" table:style-name="ce43"/>
          <table:table-cell table:style-name="ce42"/>
          <table:table-cell table:style-name="ce43"/>
          <table:table-cell table:number-columns-repeated="6" table:style-name="ce42"/>
          <table:table-cell office:value-type="string" table:style-name="ce44">
            <text:p>Sterbefälle nach Tagen 2016 bis 2021 in Deutschland</text:p>
          </table:table-cell>
          <table:table-cell table:style-name="ce44"/>
          <table:table-cell table:number-columns-repeated="14" table:style-name="ce42"/>
          <table:table-cell office:value-type="string" table:style-name="ce44">
            <text:p>Sterbefälle nach Tagen 2016 bis 2021 in Deutschland</text:p>
          </table:table-cell>
          <table:table-cell table:number-columns-repeated="9" table:style-name="ce42"/>
          <table:table-cell table:style-name="ce44"/>
          <table:table-cell table:number-columns-repeated="4" table:style-name="ce42"/>
          <table:table-cell office:value-type="string" table:style-name="ce44">
            <text:p>Sterbefälle nach Tagen 2016 bis 2021 in Deutschland</text:p>
          </table:table-cell>
          <table:table-cell table:style-name="ce42"/>
          <table:table-cell table:style-name="ce44"/>
          <table:table-cell table:number-columns-repeated="11" table:style-name="ce42"/>
          <table:table-cell office:value-type="string" table:style-name="ce44">
            <text:p>Sterbefälle nach Tagen 2016 bis 2021 in Deutschland</text:p>
          </table:table-cell>
          <table:table-cell table:number-columns-repeated="14" table:style-name="ce42"/>
          <table:table-cell office:value-type="string" table:style-name="ce44">
            <text:p>Sterbefälle nach Tagen 2016 bis 2021 in Deutschland</text:p>
          </table:table-cell>
          <table:table-cell table:number-columns-repeated="10" table:style-name="ce42"/>
          <table:table-cell table:style-name="ce44"/>
          <table:table-cell table:number-columns-repeated="2" table:style-name="ce42"/>
          <table:table-cell table:style-name="ce44"/>
          <table:table-cell table:style-name="ce42"/>
          <table:table-cell office:value-type="string" table:style-name="ce44">
            <text:p>Sterbefälle nach Tagen 2016 bis 2021 in Deutschland</text:p>
          </table:table-cell>
          <table:table-cell table:number-columns-repeated="14" table:style-name="ce42"/>
          <table:table-cell office:value-type="string" table:style-name="ce44">
            <text:p>Sterbefälle nach Tagen 2016 bis 2021 in Deutschland</text:p>
          </table:table-cell>
          <table:table-cell table:number-columns-repeated="6" table:style-name="ce42"/>
          <table:table-cell table:style-name="ce44"/>
          <table:table-cell table:number-columns-repeated="7" table:style-name="ce42"/>
          <table:table-cell office:value-type="string" table:style-name="ce44">
            <text:p>Sterbefälle nach Tagen 2016 bis 2021 in Deutschland</text:p>
          </table:table-cell>
          <table:table-cell table:number-columns-repeated="8" table:style-name="ce42"/>
          <table:table-cell table:style-name="ce44"/>
          <table:table-cell table:number-columns-repeated="5" table:style-name="ce42"/>
          <table:table-cell office:value-type="string" table:style-name="ce44">
            <text:p>Sterbefälle nach Tagen 2016 bis 2021 in Deutschland</text:p>
          </table:table-cell>
          <table:table-cell table:number-columns-repeated="4" table:style-name="ce42"/>
          <table:table-cell table:style-name="ce44"/>
          <table:table-cell table:number-columns-repeated="3" table:style-name="ce42"/>
          <table:table-cell table:style-name="ce44"/>
          <table:table-cell table:number-columns-repeated="6" table:style-name="ce42"/>
          <table:table-cell office:value-type="string" table:style-name="ce44">
            <text:p>Sterbefälle nach Tagen 2016 bis 2021 in Deutschland</text:p>
          </table:table-cell>
          <table:table-cell table:style-name="ce42"/>
          <table:table-cell table:number-columns-repeated="6" table:style-name="ce44"/>
          <table:table-cell table:number-columns-repeated="3" table:style-name="ce42"/>
          <table:table-cell table:style-name="ce44"/>
          <table:table-cell table:number-columns-repeated="3" table:style-name="ce42"/>
          <table:table-cell office:value-type="string" table:style-name="ce44">
            <text:p>Sterbefälle nach Tagen 2016 bis 2021 in Deutschland</text:p>
          </table:table-cell>
          <table:table-cell table:style-name="ce42"/>
          <table:table-cell table:style-name="ce44"/>
          <table:table-cell table:number-columns-repeated="4" table:style-name="ce42"/>
          <table:table-cell table:style-name="ce44"/>
          <table:table-cell table:number-columns-repeated="7" table:style-name="ce42"/>
          <table:table-cell office:value-type="string" table:style-name="ce44">
            <text:p>Sterbefälle nach Tagen 2016 bis 2021 in Deutschland</text:p>
          </table:table-cell>
          <table:table-cell table:number-columns-repeated="14" table:style-name="ce42"/>
          <table:table-cell office:value-type="string" table:style-name="ce44">
            <text:p>Sterbefälle nach Tagen 2016 bis 2021 in Deutschland</text:p>
          </table:table-cell>
          <table:table-cell table:number-columns-repeated="3" table:style-name="ce42"/>
          <table:table-cell table:style-name="ce44"/>
          <table:table-cell table:number-columns-repeated="5" table:style-name="ce42"/>
          <table:table-cell table:style-name="ce44"/>
          <table:table-cell table:number-columns-repeated="5" table:style-name="ce42"/>
          <table:table-cell office:value-type="string" table:style-name="ce44">
            <text:p>Sterbefälle nach Tagen 2016 bis 2021 in Deutschland</text:p>
          </table:table-cell>
          <table:table-cell table:number-columns-repeated="11" table:style-name="ce42"/>
          <table:table-cell table:style-name="ce44"/>
          <table:table-cell table:number-columns-repeated="2" table:style-name="ce42"/>
          <table:table-cell office:value-type="string" table:style-name="ce44">
            <text:p>Sterbefälle nach Tagen 2016 bis 2021 in Deutschland</text:p>
          </table:table-cell>
          <table:table-cell table:number-columns-repeated="15" table:style-name="ce42"/>
          <table:table-cell office:value-type="string" table:style-name="ce44">
            <text:p>Sterbefälle nach Tagen 2016 bis 2021 in Deutschland</text:p>
          </table:table-cell>
          <table:table-cell table:number-columns-repeated="6" table:style-name="ce42"/>
          <table:table-cell table:style-name="ce44"/>
          <table:table-cell table:number-columns-repeated="5" table:style-name="ce42"/>
          <table:table-cell table:style-name="ce44"/>
          <table:table-cell table:style-name="ce42"/>
          <table:table-cell office:value-type="string" table:style-name="ce44">
            <text:p>Sterbefälle nach Tagen 2016 bis 2021 in Deutschland</text:p>
          </table:table-cell>
          <table:table-cell table:number-columns-repeated="14" table:style-name="ce42"/>
          <table:table-cell office:value-type="string" table:style-name="ce44">
            <text:p>Sterbefälle nach Tagen 2016 bis 2021 in Deutschland</text:p>
          </table:table-cell>
          <table:table-cell table:number-columns-repeated="14" table:style-name="ce42"/>
          <table:table-cell office:value-type="string" table:style-name="ce44">
            <text:p>Sterbefälle nach Tagen 2016 bis 2021 in Deutschland</text:p>
          </table:table-cell>
          <table:table-cell table:number-columns-repeated="5" table:style-name="ce42"/>
          <table:table-cell table:style-name="ce44"/>
          <table:table-cell table:number-columns-repeated="9" table:style-name="ce42"/>
          <table:table-cell office:value-type="string" table:style-name="ce44">
            <text:p>Sterbefälle nach Tagen 2016 bis 2021 in Deutschland</text:p>
          </table:table-cell>
          <table:table-cell table:style-name="ce42"/>
          <table:table-cell table:number-columns-repeated="5" table:style-name="ce44"/>
          <table:table-cell table:style-name="ce42"/>
          <table:table-cell table:style-name="ce44"/>
          <table:table-cell table:number-columns-repeated="6" table:style-name="ce42"/>
          <table:table-cell office:value-type="string" table:style-name="ce44">
            <text:p>Sterbefälle nach Tagen 2016 bis 2021 in Deutschland</text:p>
          </table:table-cell>
          <table:table-cell table:number-columns-repeated="7" table:style-name="ce42"/>
          <table:table-cell table:style-name="ce44"/>
          <table:table-cell table:number-columns-repeated="6" table:style-name="ce42"/>
          <table:table-cell office:value-type="string" table:style-name="ce44">
            <text:p>Sterbefälle nach Tagen 2016 bis 2021 in Deutschland</text:p>
          </table:table-cell>
          <table:table-cell table:number-columns-repeated="9" table:style-name="ce42"/>
          <table:table-cell table:style-name="ce44"/>
          <table:table-cell table:number-columns-repeated="4" table:style-name="ce42"/>
          <table:table-cell office:value-type="string" table:style-name="ce44">
            <text:p>Sterbefälle nach Tagen 2016 bis 2021 in Deutschland</text:p>
          </table:table-cell>
          <table:table-cell table:number-columns-repeated="10" table:style-name="ce42"/>
          <table:table-cell table:style-name="ce44"/>
          <table:table-cell table:number-columns-repeated="16021" table:style-name="ce42"/>
        </table:table-row>
        <table:table-row table:style-name="ro2">
          <table:table-cell table:style-name="ce45"/>
          <table:table-cell office:value-type="string" table:style-name="ce46">
            <text:p>Ergebnisse für das Jahr 2021 aus Rohdaten</text:p>
          </table:table-cell>
          <table:table-cell table:number-columns-repeated="7" table:style-name="ce45"/>
          <table:table-cell table:style-name="ce46"/>
          <table:table-cell table:number-columns-repeated="6" table:style-name="ce45"/>
          <table:table-cell office:value-type="string" table:style-name="ce47">
            <text:p>Ergebnisse für das Jahr 2021 aus Rohdaten</text:p>
          </table:table-cell>
          <table:table-cell table:style-name="ce47"/>
          <table:table-cell table:number-columns-repeated="14" table:style-name="ce45"/>
          <table:table-cell office:value-type="string" table:style-name="ce47">
            <text:p>Ergebnisse für das Jahr 2021 aus Rohdaten</text:p>
          </table:table-cell>
          <table:table-cell table:number-columns-repeated="9" table:style-name="ce45"/>
          <table:table-cell table:style-name="ce47"/>
          <table:table-cell table:number-columns-repeated="4" table:style-name="ce45"/>
          <table:table-cell office:value-type="string" table:style-name="ce47">
            <text:p>Ergebnisse für das Jahr 2021 aus Rohdaten</text:p>
          </table:table-cell>
          <table:table-cell table:style-name="ce45"/>
          <table:table-cell table:style-name="ce47"/>
          <table:table-cell table:number-columns-repeated="11" table:style-name="ce45"/>
          <table:table-cell office:value-type="string" table:style-name="ce47">
            <text:p>Ergebnisse für das Jahr 2021 aus Rohdaten</text:p>
          </table:table-cell>
          <table:table-cell table:number-columns-repeated="14" table:style-name="ce45"/>
          <table:table-cell office:value-type="string" table:style-name="ce47">
            <text:p>Ergebnisse für das Jahr 2021 aus Rohdaten</text:p>
          </table:table-cell>
          <table:table-cell table:number-columns-repeated="10" table:style-name="ce45"/>
          <table:table-cell table:style-name="ce47"/>
          <table:table-cell table:number-columns-repeated="2" table:style-name="ce45"/>
          <table:table-cell table:style-name="ce47"/>
          <table:table-cell table:style-name="ce45"/>
          <table:table-cell office:value-type="string" table:style-name="ce47">
            <text:p>Ergebnisse für das Jahr 2021 aus Rohdaten</text:p>
          </table:table-cell>
          <table:table-cell table:number-columns-repeated="14" table:style-name="ce45"/>
          <table:table-cell office:value-type="string" table:style-name="ce47">
            <text:p>Ergebnisse für das Jahr 2021 aus Rohdaten</text:p>
          </table:table-cell>
          <table:table-cell table:number-columns-repeated="6" table:style-name="ce45"/>
          <table:table-cell table:style-name="ce47"/>
          <table:table-cell table:number-columns-repeated="7" table:style-name="ce45"/>
          <table:table-cell office:value-type="string" table:style-name="ce47">
            <text:p>Ergebnisse für das Jahr 2021 aus Rohdaten</text:p>
          </table:table-cell>
          <table:table-cell table:number-columns-repeated="8" table:style-name="ce45"/>
          <table:table-cell table:style-name="ce47"/>
          <table:table-cell table:number-columns-repeated="5" table:style-name="ce45"/>
          <table:table-cell office:value-type="string" table:style-name="ce47">
            <text:p>Ergebnisse für das Jahr 2021 aus Rohdaten</text:p>
          </table:table-cell>
          <table:table-cell table:number-columns-repeated="4" table:style-name="ce45"/>
          <table:table-cell table:style-name="ce47"/>
          <table:table-cell table:number-columns-repeated="3" table:style-name="ce45"/>
          <table:table-cell table:style-name="ce47"/>
          <table:table-cell table:number-columns-repeated="6" table:style-name="ce45"/>
          <table:table-cell office:value-type="string" table:style-name="ce47">
            <text:p>Ergebnisse für das Jahr 2021 aus Rohdaten</text:p>
          </table:table-cell>
          <table:table-cell table:number-columns-repeated="10" table:style-name="ce45"/>
          <table:table-cell table:style-name="ce47"/>
          <table:table-cell table:number-columns-repeated="3" table:style-name="ce45"/>
          <table:table-cell office:value-type="string" table:style-name="ce47">
            <text:p>Ergebnisse für das Jahr 2021 aus Rohdaten</text:p>
          </table:table-cell>
          <table:table-cell table:style-name="ce45"/>
          <table:table-cell table:style-name="ce47"/>
          <table:table-cell table:number-columns-repeated="4" table:style-name="ce45"/>
          <table:table-cell table:style-name="ce47"/>
          <table:table-cell table:number-columns-repeated="7" table:style-name="ce45"/>
          <table:table-cell office:value-type="string" table:style-name="ce47">
            <text:p>Ergebnisse für das Jahr 2021 aus Rohdaten</text:p>
          </table:table-cell>
          <table:table-cell table:number-columns-repeated="14" table:style-name="ce45"/>
          <table:table-cell office:value-type="string" table:style-name="ce47">
            <text:p>Ergebnisse für das Jahr 2021 aus Rohdaten</text:p>
          </table:table-cell>
          <table:table-cell table:number-columns-repeated="3" table:style-name="ce45"/>
          <table:table-cell table:style-name="ce47"/>
          <table:table-cell table:number-columns-repeated="5" table:style-name="ce45"/>
          <table:table-cell table:style-name="ce47"/>
          <table:table-cell table:number-columns-repeated="5" table:style-name="ce45"/>
          <table:table-cell office:value-type="string" table:style-name="ce47">
            <text:p>Ergebnisse für das Jahr 2021 aus Rohdaten</text:p>
          </table:table-cell>
          <table:table-cell table:number-columns-repeated="11" table:style-name="ce45"/>
          <table:table-cell table:style-name="ce47"/>
          <table:table-cell table:number-columns-repeated="2" table:style-name="ce45"/>
          <table:table-cell office:value-type="string" table:style-name="ce47">
            <text:p>Ergebnisse für das Jahr 2021 aus Rohdaten</text:p>
          </table:table-cell>
          <table:table-cell table:number-columns-repeated="15" table:style-name="ce45"/>
          <table:table-cell office:value-type="string" table:style-name="ce47">
            <text:p>Ergebnisse für das Jahr 2021 aus Rohdaten</text:p>
          </table:table-cell>
          <table:table-cell table:number-columns-repeated="6" table:style-name="ce45"/>
          <table:table-cell table:style-name="ce47"/>
          <table:table-cell table:number-columns-repeated="5" table:style-name="ce45"/>
          <table:table-cell table:style-name="ce47"/>
          <table:table-cell table:style-name="ce45"/>
          <table:table-cell office:value-type="string" table:style-name="ce47">
            <text:p>Ergebnisse für das Jahr 2021 aus Rohdaten</text:p>
          </table:table-cell>
          <table:table-cell table:number-columns-repeated="14" table:style-name="ce45"/>
          <table:table-cell office:value-type="string" table:style-name="ce47">
            <text:p>Ergebnisse für das Jahr 2021 aus Rohdaten</text:p>
          </table:table-cell>
          <table:table-cell table:number-columns-repeated="14" table:style-name="ce45"/>
          <table:table-cell office:value-type="string" table:style-name="ce47">
            <text:p>Ergebnisse für das Jahr 2021 aus Rohdaten</text:p>
          </table:table-cell>
          <table:table-cell table:number-columns-repeated="5" table:style-name="ce45"/>
          <table:table-cell table:style-name="ce47"/>
          <table:table-cell table:number-columns-repeated="9" table:style-name="ce45"/>
          <table:table-cell office:value-type="string" table:style-name="ce47">
            <text:p>Ergebnisse für das Jahr 2021 aus Rohdaten</text:p>
          </table:table-cell>
          <table:table-cell table:number-columns-repeated="7" table:style-name="ce45"/>
          <table:table-cell table:style-name="ce47"/>
          <table:table-cell table:number-columns-repeated="6" table:style-name="ce45"/>
          <table:table-cell office:value-type="string" table:style-name="ce47">
            <text:p>Ergebnisse für das Jahr 2021 aus Rohdaten</text:p>
          </table:table-cell>
          <table:table-cell table:number-columns-repeated="7" table:style-name="ce45"/>
          <table:table-cell table:style-name="ce47"/>
          <table:table-cell table:number-columns-repeated="6" table:style-name="ce45"/>
          <table:table-cell office:value-type="string" table:style-name="ce47">
            <text:p>Ergebnisse für das Jahr 2021 aus Rohdaten</text:p>
          </table:table-cell>
          <table:table-cell table:number-columns-repeated="9" table:style-name="ce45"/>
          <table:table-cell table:style-name="ce47"/>
          <table:table-cell table:number-columns-repeated="4" table:style-name="ce45"/>
          <table:table-cell office:value-type="string" table:style-name="ce47">
            <text:p>Ergebnisse für das Jahr 2021 aus Rohdaten</text:p>
          </table:table-cell>
          <table:table-cell table:number-columns-repeated="10" table:style-name="ce45"/>
          <table:table-cell table:style-name="ce47"/>
          <table:table-cell table:number-columns-repeated="16021" table:style-name="ce45"/>
        </table:table-row>
        <table:table-row table:style-name="ro2">
          <table:table-cell table:style-name="ce41"/>
          <table:table-cell table:style-name="ce48"/>
          <table:table-cell table:number-columns-repeated="4" table:style-name="ce39"/>
          <table:table-cell table:number-columns-repeated="3" table:style-name="ce41"/>
          <table:table-cell table:style-name="ce48"/>
          <table:table-cell table:number-columns-repeated="6" table:style-name="ce41"/>
          <table:table-cell table:number-columns-repeated="2" table:style-name="ce38"/>
          <table:table-cell table:number-columns-repeated="14" table:style-name="ce41"/>
          <table:table-cell table:style-name="ce38"/>
          <table:table-cell table:number-columns-repeated="9" table:style-name="ce41"/>
          <table:table-cell table:style-name="ce38"/>
          <table:table-cell table:number-columns-repeated="4" table:style-name="ce41"/>
          <table:table-cell table:style-name="ce38"/>
          <table:table-cell table:style-name="ce41"/>
          <table:table-cell table:style-name="ce38"/>
          <table:table-cell table:number-columns-repeated="11" table:style-name="ce41"/>
          <table:table-cell table:style-name="ce38"/>
          <table:table-cell table:number-columns-repeated="14" table:style-name="ce41"/>
          <table:table-cell table:style-name="ce38"/>
          <table:table-cell table:number-columns-repeated="10" table:style-name="ce41"/>
          <table:table-cell table:style-name="ce38"/>
          <table:table-cell table:number-columns-repeated="2" table:style-name="ce41"/>
          <table:table-cell table:style-name="ce38"/>
          <table:table-cell table:style-name="ce41"/>
          <table:table-cell table:style-name="ce38"/>
          <table:table-cell table:number-columns-repeated="14" table:style-name="ce41"/>
          <table:table-cell table:style-name="ce38"/>
          <table:table-cell table:number-columns-repeated="6" table:style-name="ce41"/>
          <table:table-cell table:style-name="ce38"/>
          <table:table-cell table:number-columns-repeated="7" table:style-name="ce41"/>
          <table:table-cell table:style-name="ce38"/>
          <table:table-cell table:number-columns-repeated="8" table:style-name="ce41"/>
          <table:table-cell table:style-name="ce38"/>
          <table:table-cell table:number-columns-repeated="5" table:style-name="ce41"/>
          <table:table-cell table:style-name="ce38"/>
          <table:table-cell table:number-columns-repeated="4" table:style-name="ce41"/>
          <table:table-cell table:style-name="ce38"/>
          <table:table-cell table:number-columns-repeated="3" table:style-name="ce41"/>
          <table:table-cell table:style-name="ce38"/>
          <table:table-cell table:number-columns-repeated="6" table:style-name="ce41"/>
          <table:table-cell table:style-name="ce38"/>
          <table:table-cell table:number-columns-repeated="10" table:style-name="ce41"/>
          <table:table-cell table:style-name="ce38"/>
          <table:table-cell table:number-columns-repeated="3" table:style-name="ce41"/>
          <table:table-cell table:style-name="ce38"/>
          <table:table-cell table:style-name="ce41"/>
          <table:table-cell table:style-name="ce38"/>
          <table:table-cell table:number-columns-repeated="4" table:style-name="ce41"/>
          <table:table-cell table:style-name="ce38"/>
          <table:table-cell table:number-columns-repeated="7" table:style-name="ce41"/>
          <table:table-cell table:style-name="ce38"/>
          <table:table-cell table:number-columns-repeated="14" table:style-name="ce41"/>
          <table:table-cell table:style-name="ce38"/>
          <table:table-cell table:number-columns-repeated="3" table:style-name="ce41"/>
          <table:table-cell table:style-name="ce38"/>
          <table:table-cell table:number-columns-repeated="5" table:style-name="ce41"/>
          <table:table-cell table:style-name="ce38"/>
          <table:table-cell table:number-columns-repeated="5" table:style-name="ce41"/>
          <table:table-cell table:style-name="ce38"/>
          <table:table-cell table:number-columns-repeated="11" table:style-name="ce41"/>
          <table:table-cell table:style-name="ce38"/>
          <table:table-cell table:number-columns-repeated="2" table:style-name="ce41"/>
          <table:table-cell table:style-name="ce38"/>
          <table:table-cell table:number-columns-repeated="15" table:style-name="ce41"/>
          <table:table-cell table:style-name="ce38"/>
          <table:table-cell table:number-columns-repeated="6" table:style-name="ce41"/>
          <table:table-cell table:style-name="ce38"/>
          <table:table-cell table:number-columns-repeated="5" table:style-name="ce41"/>
          <table:table-cell table:style-name="ce38"/>
          <table:table-cell table:style-name="ce41"/>
          <table:table-cell table:style-name="ce38"/>
          <table:table-cell table:number-columns-repeated="14" table:style-name="ce41"/>
          <table:table-cell table:style-name="ce38"/>
          <table:table-cell table:number-columns-repeated="14" table:style-name="ce41"/>
          <table:table-cell table:style-name="ce38"/>
          <table:table-cell table:number-columns-repeated="5" table:style-name="ce41"/>
          <table:table-cell table:style-name="ce38"/>
          <table:table-cell table:number-columns-repeated="9" table:style-name="ce41"/>
          <table:table-cell table:style-name="ce38"/>
          <table:table-cell table:number-columns-repeated="7" table:style-name="ce41"/>
          <table:table-cell table:style-name="ce38"/>
          <table:table-cell table:number-columns-repeated="6" table:style-name="ce41"/>
          <table:table-cell table:style-name="ce38"/>
          <table:table-cell table:number-columns-repeated="7" table:style-name="ce41"/>
          <table:table-cell table:style-name="ce38"/>
          <table:table-cell table:number-columns-repeated="6" table:style-name="ce41"/>
          <table:table-cell table:style-name="ce38"/>
          <table:table-cell table:number-columns-repeated="9" table:style-name="ce41"/>
          <table:table-cell table:style-name="ce38"/>
          <table:table-cell table:number-columns-repeated="4" table:style-name="ce41"/>
          <table:table-cell table:style-name="ce38"/>
          <table:table-cell table:number-columns-repeated="10" table:style-name="ce41"/>
          <table:table-cell table:style-name="ce38"/>
          <table:table-cell table:number-columns-repeated="661" table:style-name="ce41"/>
          <table:table-cell table:number-columns-repeated="15360"/>
        </table:table-row>
        <table:table-row table:style-name="ro2">
          <table:table-cell table:number-columns-repeated="1024" table:style-name="ce41"/>
          <table:table-cell table:number-columns-repeated="15360"/>
        </table:table-row>
        <table:table-row table:style-name="ro1">
          <table:table-cell office:value-type="string" table:style-name="ce49">
            <text:p>Jahr</text:p>
          </table:table-cell>
          <table:table-cell office:value-type="string" table:style-name="ce50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4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2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4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4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4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4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4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3" table:style-name="ce51"/>
          <table:table-cell table:style-name="ce52"/>
          <table:table-cell office:value-type="string" table:style-name="ce53">
            <text:p>Sterbedatum</text:p>
          </table:table-cell>
          <table:table-cell table:number-columns-repeated="16" table:style-name="ce51"/>
          <table:table-cell table:number-columns-repeated="656" table:style-name="ce41"/>
          <table:table-cell table:number-columns-repeated="15360"/>
        </table:table-row>
        <table:table-row table:style-name="ro2">
          <table:table-cell table:style-name="ce54"/>
          <table:table-cell office:value-type="string" table:style-name="ce55">
            <text:p>01.01.</text:p>
          </table:table-cell>
          <table:table-cell office:value-type="string" table:style-name="ce55">
            <text:p>02.01.</text:p>
          </table:table-cell>
          <table:table-cell office:value-type="string" table:style-name="ce55">
            <text:p>03.01.</text:p>
          </table:table-cell>
          <table:table-cell office:value-type="string" table:style-name="ce55">
            <text:p>04.01.</text:p>
          </table:table-cell>
          <table:table-cell office:value-type="string" table:style-name="ce55">
            <text:p>05.01.</text:p>
          </table:table-cell>
          <table:table-cell office:value-type="string" table:style-name="ce55">
            <text:p>06.01.</text:p>
          </table:table-cell>
          <table:table-cell office:value-type="string" table:style-name="ce55">
            <text:p>07.01.</text:p>
          </table:table-cell>
          <table:table-cell office:value-type="string" table:style-name="ce55">
            <text:p>08.01.</text:p>
          </table:table-cell>
          <table:table-cell office:value-type="string" table:style-name="ce55">
            <text:p>09.01.</text:p>
          </table:table-cell>
          <table:table-cell office:value-type="string" table:style-name="ce55">
            <text:p>10.01.</text:p>
          </table:table-cell>
          <table:table-cell office:value-type="string" table:style-name="ce55">
            <text:p>11.01.</text:p>
          </table:table-cell>
          <table:table-cell office:value-type="string" table:style-name="ce55">
            <text:p>12.01.</text:p>
          </table:table-cell>
          <table:table-cell office:value-type="string" table:style-name="ce55">
            <text:p>13.01.</text:p>
          </table:table-cell>
          <table:table-cell office:value-type="string" table:style-name="ce55">
            <text:p>14.01.</text:p>
          </table:table-cell>
          <table:table-cell office:value-type="string" table:style-name="ce56">
            <text:p>15.01.</text:p>
          </table:table-cell>
          <table:table-cell office:value-type="string" table:style-name="ce55">
            <text:p>16.01.</text:p>
          </table:table-cell>
          <table:table-cell office:value-type="string" table:style-name="ce55">
            <text:p>17.01.</text:p>
          </table:table-cell>
          <table:table-cell office:value-type="string" table:style-name="ce55">
            <text:p>18.01.</text:p>
          </table:table-cell>
          <table:table-cell office:value-type="string" table:style-name="ce55">
            <text:p>19.01.</text:p>
          </table:table-cell>
          <table:table-cell office:value-type="string" table:style-name="ce55">
            <text:p>20.01.</text:p>
          </table:table-cell>
          <table:table-cell office:value-type="string" table:style-name="ce55">
            <text:p>21.01.</text:p>
          </table:table-cell>
          <table:table-cell office:value-type="string" table:style-name="ce55">
            <text:p>22.01.</text:p>
          </table:table-cell>
          <table:table-cell office:value-type="string" table:style-name="ce55">
            <text:p>23.01.</text:p>
          </table:table-cell>
          <table:table-cell office:value-type="string" table:style-name="ce55">
            <text:p>24.01.</text:p>
          </table:table-cell>
          <table:table-cell office:value-type="string" table:style-name="ce55">
            <text:p>25.01.</text:p>
          </table:table-cell>
          <table:table-cell office:value-type="string" table:style-name="ce55">
            <text:p>26.01.</text:p>
          </table:table-cell>
          <table:table-cell office:value-type="string" table:style-name="ce55">
            <text:p>27.01.</text:p>
          </table:table-cell>
          <table:table-cell office:value-type="string" table:style-name="ce55">
            <text:p>28.01.</text:p>
          </table:table-cell>
          <table:table-cell office:value-type="string" table:style-name="ce55">
            <text:p>29.01.</text:p>
          </table:table-cell>
          <table:table-cell office:value-type="string" table:style-name="ce55">
            <text:p>30.01.</text:p>
          </table:table-cell>
          <table:table-cell office:value-type="string" table:style-name="ce56">
            <text:p>31.01.</text:p>
          </table:table-cell>
          <table:table-cell office:value-type="string" table:style-name="ce55">
            <text:p>01.02.</text:p>
          </table:table-cell>
          <table:table-cell office:value-type="string" table:style-name="ce55">
            <text:p>02.02.</text:p>
          </table:table-cell>
          <table:table-cell office:value-type="string" table:style-name="ce55">
            <text:p>03.02.</text:p>
          </table:table-cell>
          <table:table-cell office:value-type="string" table:style-name="ce55">
            <text:p>04.02.</text:p>
          </table:table-cell>
          <table:table-cell office:value-type="string" table:style-name="ce55">
            <text:p>05.02.</text:p>
          </table:table-cell>
          <table:table-cell office:value-type="string" table:style-name="ce55">
            <text:p>06.02.</text:p>
          </table:table-cell>
          <table:table-cell office:value-type="string" table:style-name="ce55">
            <text:p>07.02.</text:p>
          </table:table-cell>
          <table:table-cell office:value-type="string" table:style-name="ce55">
            <text:p>08.02.</text:p>
          </table:table-cell>
          <table:table-cell office:value-type="string" table:style-name="ce55">
            <text:p>09.02.</text:p>
          </table:table-cell>
          <table:table-cell office:value-type="string" table:style-name="ce55">
            <text:p>10.02.</text:p>
          </table:table-cell>
          <table:table-cell office:value-type="string" table:style-name="ce55">
            <text:p>11.02.</text:p>
          </table:table-cell>
          <table:table-cell office:value-type="string" table:style-name="ce55">
            <text:p>12.02.</text:p>
          </table:table-cell>
          <table:table-cell office:value-type="string" table:style-name="ce55">
            <text:p>13.02.</text:p>
          </table:table-cell>
          <table:table-cell office:value-type="string" table:style-name="ce55">
            <text:p>14.02.</text:p>
          </table:table-cell>
          <table:table-cell office:value-type="string" table:style-name="ce56">
            <text:p>15.02.</text:p>
          </table:table-cell>
          <table:table-cell office:value-type="string" table:style-name="ce55">
            <text:p>16.02.</text:p>
          </table:table-cell>
          <table:table-cell office:value-type="string" table:style-name="ce55">
            <text:p>17.02.</text:p>
          </table:table-cell>
          <table:table-cell office:value-type="string" table:style-name="ce55">
            <text:p>18.02.</text:p>
          </table:table-cell>
          <table:table-cell office:value-type="string" table:style-name="ce55">
            <text:p>19.02.</text:p>
          </table:table-cell>
          <table:table-cell office:value-type="string" table:style-name="ce55">
            <text:p>20.02.</text:p>
          </table:table-cell>
          <table:table-cell office:value-type="string" table:style-name="ce55">
            <text:p>21.02.</text:p>
          </table:table-cell>
          <table:table-cell office:value-type="string" table:style-name="ce55">
            <text:p>22.02.</text:p>
          </table:table-cell>
          <table:table-cell office:value-type="string" table:style-name="ce55">
            <text:p>23.02.</text:p>
          </table:table-cell>
          <table:table-cell office:value-type="string" table:style-name="ce55">
            <text:p>24.02.</text:p>
          </table:table-cell>
          <table:table-cell office:value-type="string" table:style-name="ce55">
            <text:p>25.02.</text:p>
          </table:table-cell>
          <table:table-cell office:value-type="string" table:style-name="ce55">
            <text:p>26.02.</text:p>
          </table:table-cell>
          <table:table-cell office:value-type="string" table:style-name="ce55">
            <text:p>27.02.</text:p>
          </table:table-cell>
          <table:table-cell office:value-type="string" table:style-name="ce55">
            <text:p>28.02.</text:p>
          </table:table-cell>
          <table:table-cell office:value-type="string" table:style-name="ce57">
            <text:p>29.02.</text:p>
          </table:table-cell>
          <table:table-cell office:value-type="string" table:style-name="ce55">
            <text:p>01.03.</text:p>
          </table:table-cell>
          <table:table-cell office:value-type="string" table:style-name="ce55">
            <text:p>02.03.</text:p>
          </table:table-cell>
          <table:table-cell office:value-type="string" table:style-name="ce55">
            <text:p>03.03.</text:p>
          </table:table-cell>
          <table:table-cell office:value-type="string" table:style-name="ce55">
            <text:p>04.03.</text:p>
          </table:table-cell>
          <table:table-cell office:value-type="string" table:style-name="ce55">
            <text:p>05.03.</text:p>
          </table:table-cell>
          <table:table-cell office:value-type="string" table:style-name="ce55">
            <text:p>06.03.</text:p>
          </table:table-cell>
          <table:table-cell office:value-type="string" table:style-name="ce55">
            <text:p>07.03.</text:p>
          </table:table-cell>
          <table:table-cell office:value-type="string" table:style-name="ce55">
            <text:p>08.03.</text:p>
          </table:table-cell>
          <table:table-cell office:value-type="string" table:style-name="ce55">
            <text:p>09.03.</text:p>
          </table:table-cell>
          <table:table-cell office:value-type="string" table:style-name="ce55">
            <text:p>10.03.</text:p>
          </table:table-cell>
          <table:table-cell office:value-type="string" table:style-name="ce55">
            <text:p>11.03.</text:p>
          </table:table-cell>
          <table:table-cell office:value-type="string" table:style-name="ce55">
            <text:p>12.03.</text:p>
          </table:table-cell>
          <table:table-cell office:value-type="string" table:style-name="ce55">
            <text:p>13.03.</text:p>
          </table:table-cell>
          <table:table-cell office:value-type="string" table:style-name="ce55">
            <text:p>14.03.</text:p>
          </table:table-cell>
          <table:table-cell office:value-type="string" table:style-name="ce56">
            <text:p>15.03.</text:p>
          </table:table-cell>
          <table:table-cell office:value-type="string" table:style-name="ce55">
            <text:p>16.03.</text:p>
          </table:table-cell>
          <table:table-cell office:value-type="string" table:style-name="ce55">
            <text:p>17.03.</text:p>
          </table:table-cell>
          <table:table-cell office:value-type="string" table:style-name="ce55">
            <text:p>18.03.</text:p>
          </table:table-cell>
          <table:table-cell office:value-type="string" table:style-name="ce55">
            <text:p>19.03.</text:p>
          </table:table-cell>
          <table:table-cell office:value-type="string" table:style-name="ce55">
            <text:p>20.03.</text:p>
          </table:table-cell>
          <table:table-cell office:value-type="string" table:style-name="ce55">
            <text:p>21.03.</text:p>
          </table:table-cell>
          <table:table-cell office:value-type="string" table:style-name="ce55">
            <text:p>22.03.</text:p>
          </table:table-cell>
          <table:table-cell office:value-type="string" table:style-name="ce55">
            <text:p>23.03.</text:p>
          </table:table-cell>
          <table:table-cell office:value-type="string" table:style-name="ce55">
            <text:p>24.03.</text:p>
          </table:table-cell>
          <table:table-cell office:value-type="string" table:style-name="ce55">
            <text:p>25.03.</text:p>
          </table:table-cell>
          <table:table-cell office:value-type="string" table:style-name="ce55">
            <text:p>26.03.</text:p>
          </table:table-cell>
          <table:table-cell office:value-type="string" table:style-name="ce55">
            <text:p>27.03.</text:p>
          </table:table-cell>
          <table:table-cell office:value-type="string" table:style-name="ce55">
            <text:p>28.03.</text:p>
          </table:table-cell>
          <table:table-cell office:value-type="string" table:style-name="ce55">
            <text:p>29.03.</text:p>
          </table:table-cell>
          <table:table-cell office:value-type="string" table:style-name="ce55">
            <text:p>30.03.</text:p>
          </table:table-cell>
          <table:table-cell office:value-type="string" table:style-name="ce56">
            <text:p>31.03.</text:p>
          </table:table-cell>
          <table:table-cell office:value-type="string" table:style-name="ce55">
            <text:p>01.04.</text:p>
          </table:table-cell>
          <table:table-cell office:value-type="string" table:style-name="ce55">
            <text:p>02.04.</text:p>
          </table:table-cell>
          <table:table-cell office:value-type="string" table:style-name="ce55">
            <text:p>03.04.</text:p>
          </table:table-cell>
          <table:table-cell office:value-type="string" table:style-name="ce55">
            <text:p>04.04.</text:p>
          </table:table-cell>
          <table:table-cell office:value-type="string" table:style-name="ce55">
            <text:p>05.04.</text:p>
          </table:table-cell>
          <table:table-cell office:value-type="string" table:style-name="ce55">
            <text:p>06.04.</text:p>
          </table:table-cell>
          <table:table-cell office:value-type="string" table:style-name="ce55">
            <text:p>07.04.</text:p>
          </table:table-cell>
          <table:table-cell office:value-type="string" table:style-name="ce55">
            <text:p>08.04.</text:p>
          </table:table-cell>
          <table:table-cell office:value-type="string" table:style-name="ce55">
            <text:p>09.04.</text:p>
          </table:table-cell>
          <table:table-cell office:value-type="string" table:style-name="ce55">
            <text:p>10.04.</text:p>
          </table:table-cell>
          <table:table-cell office:value-type="string" table:style-name="ce55">
            <text:p>11.04.</text:p>
          </table:table-cell>
          <table:table-cell office:value-type="string" table:style-name="ce55">
            <text:p>12.04.</text:p>
          </table:table-cell>
          <table:table-cell office:value-type="string" table:style-name="ce55">
            <text:p>13.04.</text:p>
          </table:table-cell>
          <table:table-cell office:value-type="string" table:style-name="ce55">
            <text:p>14.04.</text:p>
          </table:table-cell>
          <table:table-cell office:value-type="string" table:style-name="ce56">
            <text:p>15.04.</text:p>
          </table:table-cell>
          <table:table-cell office:value-type="string" table:style-name="ce55">
            <text:p>16.04.</text:p>
          </table:table-cell>
          <table:table-cell office:value-type="string" table:style-name="ce55">
            <text:p>17.04.</text:p>
          </table:table-cell>
          <table:table-cell office:value-type="string" table:style-name="ce55">
            <text:p>18.04.</text:p>
          </table:table-cell>
          <table:table-cell office:value-type="string" table:style-name="ce55">
            <text:p>19.04.</text:p>
          </table:table-cell>
          <table:table-cell office:value-type="string" table:style-name="ce55">
            <text:p>20.04.</text:p>
          </table:table-cell>
          <table:table-cell office:value-type="string" table:style-name="ce55">
            <text:p>21.04.</text:p>
          </table:table-cell>
          <table:table-cell office:value-type="string" table:style-name="ce55">
            <text:p>22.04.</text:p>
          </table:table-cell>
          <table:table-cell office:value-type="string" table:style-name="ce55">
            <text:p>23.04.</text:p>
          </table:table-cell>
          <table:table-cell office:value-type="string" table:style-name="ce55">
            <text:p>24.04.</text:p>
          </table:table-cell>
          <table:table-cell office:value-type="string" table:style-name="ce55">
            <text:p>25.04.</text:p>
          </table:table-cell>
          <table:table-cell office:value-type="string" table:style-name="ce55">
            <text:p>26.04.</text:p>
          </table:table-cell>
          <table:table-cell office:value-type="string" table:style-name="ce55">
            <text:p>27.04.</text:p>
          </table:table-cell>
          <table:table-cell office:value-type="string" table:style-name="ce55">
            <text:p>28.04.</text:p>
          </table:table-cell>
          <table:table-cell office:value-type="string" table:style-name="ce55">
            <text:p>29.04.</text:p>
          </table:table-cell>
          <table:table-cell office:value-type="string" table:style-name="ce56">
            <text:p>30.04.</text:p>
          </table:table-cell>
          <table:table-cell office:value-type="string" table:style-name="ce55">
            <text:p>01.05.</text:p>
          </table:table-cell>
          <table:table-cell office:value-type="string" table:style-name="ce55">
            <text:p>02.05.</text:p>
          </table:table-cell>
          <table:table-cell office:value-type="string" table:style-name="ce55">
            <text:p>03.05.</text:p>
          </table:table-cell>
          <table:table-cell office:value-type="string" table:style-name="ce55">
            <text:p>04.05.</text:p>
          </table:table-cell>
          <table:table-cell office:value-type="string" table:style-name="ce55">
            <text:p>05.05.</text:p>
          </table:table-cell>
          <table:table-cell office:value-type="string" table:style-name="ce55">
            <text:p>06.05.</text:p>
          </table:table-cell>
          <table:table-cell office:value-type="string" table:style-name="ce55">
            <text:p>07.05.</text:p>
          </table:table-cell>
          <table:table-cell office:value-type="string" table:style-name="ce55">
            <text:p>08.05.</text:p>
          </table:table-cell>
          <table:table-cell office:value-type="string" table:style-name="ce55">
            <text:p>09.05.</text:p>
          </table:table-cell>
          <table:table-cell office:value-type="string" table:style-name="ce55">
            <text:p>10.05.</text:p>
          </table:table-cell>
          <table:table-cell office:value-type="string" table:style-name="ce55">
            <text:p>11.05.</text:p>
          </table:table-cell>
          <table:table-cell office:value-type="string" table:style-name="ce55">
            <text:p>12.05.</text:p>
          </table:table-cell>
          <table:table-cell office:value-type="string" table:style-name="ce55">
            <text:p>13.05.</text:p>
          </table:table-cell>
          <table:table-cell office:value-type="string" table:style-name="ce55">
            <text:p>14.05.</text:p>
          </table:table-cell>
          <table:table-cell office:value-type="string" table:style-name="ce56">
            <text:p>15.05.</text:p>
          </table:table-cell>
          <table:table-cell office:value-type="string" table:style-name="ce55">
            <text:p>16.05.</text:p>
          </table:table-cell>
          <table:table-cell office:value-type="string" table:style-name="ce55">
            <text:p>17.05.</text:p>
          </table:table-cell>
          <table:table-cell office:value-type="string" table:style-name="ce55">
            <text:p>18.05.</text:p>
          </table:table-cell>
          <table:table-cell office:value-type="string" table:style-name="ce55">
            <text:p>19.05.</text:p>
          </table:table-cell>
          <table:table-cell office:value-type="string" table:style-name="ce55">
            <text:p>20.05.</text:p>
          </table:table-cell>
          <table:table-cell office:value-type="string" table:style-name="ce55">
            <text:p>21.05.</text:p>
          </table:table-cell>
          <table:table-cell office:value-type="string" table:style-name="ce55">
            <text:p>22.05.</text:p>
          </table:table-cell>
          <table:table-cell office:value-type="string" table:style-name="ce55">
            <text:p>23.05.</text:p>
          </table:table-cell>
          <table:table-cell office:value-type="string" table:style-name="ce55">
            <text:p>24.05.</text:p>
          </table:table-cell>
          <table:table-cell office:value-type="string" table:style-name="ce55">
            <text:p>25.05.</text:p>
          </table:table-cell>
          <table:table-cell office:value-type="string" table:style-name="ce55">
            <text:p>26.05.</text:p>
          </table:table-cell>
          <table:table-cell office:value-type="string" table:style-name="ce55">
            <text:p>27.05.</text:p>
          </table:table-cell>
          <table:table-cell office:value-type="string" table:style-name="ce55">
            <text:p>28.05.</text:p>
          </table:table-cell>
          <table:table-cell office:value-type="string" table:style-name="ce55">
            <text:p>29.05.</text:p>
          </table:table-cell>
          <table:table-cell office:value-type="string" table:style-name="ce55">
            <text:p>30.05.</text:p>
          </table:table-cell>
          <table:table-cell office:value-type="string" table:style-name="ce56">
            <text:p>31.05.</text:p>
          </table:table-cell>
          <table:table-cell office:value-type="string" table:style-name="ce55">
            <text:p>01.06.</text:p>
          </table:table-cell>
          <table:table-cell office:value-type="string" table:style-name="ce55">
            <text:p>02.06.</text:p>
          </table:table-cell>
          <table:table-cell office:value-type="string" table:style-name="ce55">
            <text:p>03.06.</text:p>
          </table:table-cell>
          <table:table-cell office:value-type="string" table:style-name="ce55">
            <text:p>04.06.</text:p>
          </table:table-cell>
          <table:table-cell office:value-type="string" table:style-name="ce55">
            <text:p>05.06.</text:p>
          </table:table-cell>
          <table:table-cell office:value-type="string" table:style-name="ce55">
            <text:p>06.06.</text:p>
          </table:table-cell>
          <table:table-cell office:value-type="string" table:style-name="ce55">
            <text:p>07.06.</text:p>
          </table:table-cell>
          <table:table-cell office:value-type="string" table:style-name="ce55">
            <text:p>08.06.</text:p>
          </table:table-cell>
          <table:table-cell office:value-type="string" table:style-name="ce55">
            <text:p>09.06.</text:p>
          </table:table-cell>
          <table:table-cell office:value-type="string" table:style-name="ce55">
            <text:p>10.06.</text:p>
          </table:table-cell>
          <table:table-cell office:value-type="string" table:style-name="ce55">
            <text:p>11.06.</text:p>
          </table:table-cell>
          <table:table-cell office:value-type="string" table:style-name="ce55">
            <text:p>12.06.</text:p>
          </table:table-cell>
          <table:table-cell office:value-type="string" table:style-name="ce55">
            <text:p>13.06.</text:p>
          </table:table-cell>
          <table:table-cell office:value-type="string" table:style-name="ce55">
            <text:p>14.06.</text:p>
          </table:table-cell>
          <table:table-cell office:value-type="string" table:style-name="ce56">
            <text:p>15.06.</text:p>
          </table:table-cell>
          <table:table-cell office:value-type="string" table:style-name="ce55">
            <text:p>16.06.</text:p>
          </table:table-cell>
          <table:table-cell office:value-type="string" table:style-name="ce55">
            <text:p>17.06.</text:p>
          </table:table-cell>
          <table:table-cell office:value-type="string" table:style-name="ce55">
            <text:p>18.06.</text:p>
          </table:table-cell>
          <table:table-cell office:value-type="string" table:style-name="ce55">
            <text:p>19.06.</text:p>
          </table:table-cell>
          <table:table-cell office:value-type="string" table:style-name="ce55">
            <text:p>20.06.</text:p>
          </table:table-cell>
          <table:table-cell office:value-type="string" table:style-name="ce55">
            <text:p>21.06.</text:p>
          </table:table-cell>
          <table:table-cell office:value-type="string" table:style-name="ce55">
            <text:p>22.06.</text:p>
          </table:table-cell>
          <table:table-cell office:value-type="string" table:style-name="ce55">
            <text:p>23.06.</text:p>
          </table:table-cell>
          <table:table-cell office:value-type="string" table:style-name="ce55">
            <text:p>24.06.</text:p>
          </table:table-cell>
          <table:table-cell office:value-type="string" table:style-name="ce55">
            <text:p>25.06.</text:p>
          </table:table-cell>
          <table:table-cell office:value-type="string" table:style-name="ce55">
            <text:p>26.06.</text:p>
          </table:table-cell>
          <table:table-cell office:value-type="string" table:style-name="ce55">
            <text:p>27.06.</text:p>
          </table:table-cell>
          <table:table-cell office:value-type="string" table:style-name="ce55">
            <text:p>28.06.</text:p>
          </table:table-cell>
          <table:table-cell office:value-type="string" table:style-name="ce55">
            <text:p>29.06.</text:p>
          </table:table-cell>
          <table:table-cell office:value-type="string" table:style-name="ce56">
            <text:p>30.06.</text:p>
          </table:table-cell>
          <table:table-cell office:value-type="string" table:style-name="ce55">
            <text:p>01.07.</text:p>
          </table:table-cell>
          <table:table-cell office:value-type="string" table:style-name="ce55">
            <text:p>02.07.</text:p>
          </table:table-cell>
          <table:table-cell office:value-type="string" table:style-name="ce55">
            <text:p>03.07.</text:p>
          </table:table-cell>
          <table:table-cell office:value-type="string" table:style-name="ce55">
            <text:p>04.07.</text:p>
          </table:table-cell>
          <table:table-cell office:value-type="string" table:style-name="ce55">
            <text:p>05.07.</text:p>
          </table:table-cell>
          <table:table-cell office:value-type="string" table:style-name="ce55">
            <text:p>06.07.</text:p>
          </table:table-cell>
          <table:table-cell office:value-type="string" table:style-name="ce55">
            <text:p>07.07.</text:p>
          </table:table-cell>
          <table:table-cell office:value-type="string" table:style-name="ce55">
            <text:p>08.07.</text:p>
          </table:table-cell>
          <table:table-cell office:value-type="string" table:style-name="ce55">
            <text:p>09.07.</text:p>
          </table:table-cell>
          <table:table-cell office:value-type="string" table:style-name="ce55">
            <text:p>10.07.</text:p>
          </table:table-cell>
          <table:table-cell office:value-type="string" table:style-name="ce55">
            <text:p>11.07.</text:p>
          </table:table-cell>
          <table:table-cell office:value-type="string" table:style-name="ce55">
            <text:p>12.07.</text:p>
          </table:table-cell>
          <table:table-cell office:value-type="string" table:style-name="ce55">
            <text:p>13.07.</text:p>
          </table:table-cell>
          <table:table-cell office:value-type="string" table:style-name="ce55">
            <text:p>14.07.</text:p>
          </table:table-cell>
          <table:table-cell office:value-type="string" table:style-name="ce56">
            <text:p>15.07.</text:p>
          </table:table-cell>
          <table:table-cell office:value-type="string" table:style-name="ce55">
            <text:p>16.07.</text:p>
          </table:table-cell>
          <table:table-cell office:value-type="string" table:style-name="ce55">
            <text:p>17.07.</text:p>
          </table:table-cell>
          <table:table-cell office:value-type="string" table:style-name="ce55">
            <text:p>18.07.</text:p>
          </table:table-cell>
          <table:table-cell office:value-type="string" table:style-name="ce55">
            <text:p>19.07.</text:p>
          </table:table-cell>
          <table:table-cell office:value-type="string" table:style-name="ce55">
            <text:p>20.07.</text:p>
          </table:table-cell>
          <table:table-cell office:value-type="string" table:style-name="ce55">
            <text:p>21.07.</text:p>
          </table:table-cell>
          <table:table-cell office:value-type="string" table:style-name="ce55">
            <text:p>22.07.</text:p>
          </table:table-cell>
          <table:table-cell office:value-type="string" table:style-name="ce55">
            <text:p>23.07.</text:p>
          </table:table-cell>
          <table:table-cell office:value-type="string" table:style-name="ce55">
            <text:p>24.07.</text:p>
          </table:table-cell>
          <table:table-cell office:value-type="string" table:style-name="ce55">
            <text:p>25.07.</text:p>
          </table:table-cell>
          <table:table-cell office:value-type="string" table:style-name="ce55">
            <text:p>26.07.</text:p>
          </table:table-cell>
          <table:table-cell office:value-type="string" table:style-name="ce55">
            <text:p>27.07.</text:p>
          </table:table-cell>
          <table:table-cell office:value-type="string" table:style-name="ce55">
            <text:p>28.07.</text:p>
          </table:table-cell>
          <table:table-cell office:value-type="string" table:style-name="ce55">
            <text:p>29.07.</text:p>
          </table:table-cell>
          <table:table-cell office:value-type="string" table:style-name="ce55">
            <text:p>30.07.</text:p>
          </table:table-cell>
          <table:table-cell office:value-type="string" table:style-name="ce56">
            <text:p>31.07.</text:p>
          </table:table-cell>
          <table:table-cell office:value-type="string" table:style-name="ce55">
            <text:p>01.08.</text:p>
          </table:table-cell>
          <table:table-cell office:value-type="string" table:style-name="ce55">
            <text:p>02.08.</text:p>
          </table:table-cell>
          <table:table-cell office:value-type="string" table:style-name="ce55">
            <text:p>03.08.</text:p>
          </table:table-cell>
          <table:table-cell office:value-type="string" table:style-name="ce55">
            <text:p>04.08.</text:p>
          </table:table-cell>
          <table:table-cell office:value-type="string" table:style-name="ce55">
            <text:p>05.08.</text:p>
          </table:table-cell>
          <table:table-cell office:value-type="string" table:style-name="ce55">
            <text:p>06.08.</text:p>
          </table:table-cell>
          <table:table-cell office:value-type="string" table:style-name="ce55">
            <text:p>07.08.</text:p>
          </table:table-cell>
          <table:table-cell office:value-type="string" table:style-name="ce55">
            <text:p>08.08.</text:p>
          </table:table-cell>
          <table:table-cell office:value-type="string" table:style-name="ce55">
            <text:p>09.08.</text:p>
          </table:table-cell>
          <table:table-cell office:value-type="string" table:style-name="ce55">
            <text:p>10.08.</text:p>
          </table:table-cell>
          <table:table-cell office:value-type="string" table:style-name="ce55">
            <text:p>11.08.</text:p>
          </table:table-cell>
          <table:table-cell office:value-type="string" table:style-name="ce55">
            <text:p>12.08.</text:p>
          </table:table-cell>
          <table:table-cell office:value-type="string" table:style-name="ce55">
            <text:p>13.08.</text:p>
          </table:table-cell>
          <table:table-cell office:value-type="string" table:style-name="ce55">
            <text:p>14.08.</text:p>
          </table:table-cell>
          <table:table-cell office:value-type="string" table:style-name="ce56">
            <text:p>15.08.</text:p>
          </table:table-cell>
          <table:table-cell office:value-type="string" table:style-name="ce55">
            <text:p>16.08.</text:p>
          </table:table-cell>
          <table:table-cell office:value-type="string" table:style-name="ce55">
            <text:p>17.08.</text:p>
          </table:table-cell>
          <table:table-cell office:value-type="string" table:style-name="ce55">
            <text:p>18.08.</text:p>
          </table:table-cell>
          <table:table-cell office:value-type="string" table:style-name="ce55">
            <text:p>19.08.</text:p>
          </table:table-cell>
          <table:table-cell office:value-type="string" table:style-name="ce55">
            <text:p>20.08.</text:p>
          </table:table-cell>
          <table:table-cell office:value-type="string" table:style-name="ce55">
            <text:p>21.08.</text:p>
          </table:table-cell>
          <table:table-cell office:value-type="string" table:style-name="ce55">
            <text:p>22.08.</text:p>
          </table:table-cell>
          <table:table-cell office:value-type="string" table:style-name="ce55">
            <text:p>23.08.</text:p>
          </table:table-cell>
          <table:table-cell office:value-type="string" table:style-name="ce55">
            <text:p>24.08.</text:p>
          </table:table-cell>
          <table:table-cell office:value-type="string" table:style-name="ce55">
            <text:p>25.08.</text:p>
          </table:table-cell>
          <table:table-cell office:value-type="string" table:style-name="ce55">
            <text:p>26.08.</text:p>
          </table:table-cell>
          <table:table-cell office:value-type="string" table:style-name="ce55">
            <text:p>27.08.</text:p>
          </table:table-cell>
          <table:table-cell office:value-type="string" table:style-name="ce55">
            <text:p>28.08.</text:p>
          </table:table-cell>
          <table:table-cell office:value-type="string" table:style-name="ce55">
            <text:p>29.08.</text:p>
          </table:table-cell>
          <table:table-cell office:value-type="string" table:style-name="ce55">
            <text:p>30.08.</text:p>
          </table:table-cell>
          <table:table-cell office:value-type="string" table:style-name="ce56">
            <text:p>31.08.</text:p>
          </table:table-cell>
          <table:table-cell office:value-type="string" table:style-name="ce55">
            <text:p>01.09.</text:p>
          </table:table-cell>
          <table:table-cell office:value-type="string" table:style-name="ce55">
            <text:p>02.09.</text:p>
          </table:table-cell>
          <table:table-cell office:value-type="string" table:style-name="ce55">
            <text:p>03.09.</text:p>
          </table:table-cell>
          <table:table-cell office:value-type="string" table:style-name="ce55">
            <text:p>04.09.</text:p>
          </table:table-cell>
          <table:table-cell office:value-type="string" table:style-name="ce55">
            <text:p>05.09.</text:p>
          </table:table-cell>
          <table:table-cell office:value-type="string" table:style-name="ce55">
            <text:p>06.09.</text:p>
          </table:table-cell>
          <table:table-cell office:value-type="string" table:style-name="ce55">
            <text:p>07.09.</text:p>
          </table:table-cell>
          <table:table-cell office:value-type="string" table:style-name="ce55">
            <text:p>08.09.</text:p>
          </table:table-cell>
          <table:table-cell office:value-type="string" table:style-name="ce55">
            <text:p>09.09.</text:p>
          </table:table-cell>
          <table:table-cell office:value-type="string" table:style-name="ce55">
            <text:p>10.09.</text:p>
          </table:table-cell>
          <table:table-cell office:value-type="string" table:style-name="ce55">
            <text:p>11.09.</text:p>
          </table:table-cell>
          <table:table-cell office:value-type="string" table:style-name="ce55">
            <text:p>12.09.</text:p>
          </table:table-cell>
          <table:table-cell office:value-type="string" table:style-name="ce55">
            <text:p>13.09.</text:p>
          </table:table-cell>
          <table:table-cell office:value-type="string" table:style-name="ce55">
            <text:p>14.09.</text:p>
          </table:table-cell>
          <table:table-cell office:value-type="string" table:style-name="ce56">
            <text:p>15.09.</text:p>
          </table:table-cell>
          <table:table-cell office:value-type="string" table:style-name="ce55">
            <text:p>16.09.</text:p>
          </table:table-cell>
          <table:table-cell office:value-type="string" table:style-name="ce55">
            <text:p>17.09.</text:p>
          </table:table-cell>
          <table:table-cell office:value-type="string" table:style-name="ce55">
            <text:p>18.09.</text:p>
          </table:table-cell>
          <table:table-cell office:value-type="string" table:style-name="ce55">
            <text:p>19.09.</text:p>
          </table:table-cell>
          <table:table-cell office:value-type="string" table:style-name="ce55">
            <text:p>20.09.</text:p>
          </table:table-cell>
          <table:table-cell office:value-type="string" table:style-name="ce55">
            <text:p>21.09.</text:p>
          </table:table-cell>
          <table:table-cell office:value-type="string" table:style-name="ce55">
            <text:p>22.09.</text:p>
          </table:table-cell>
          <table:table-cell office:value-type="string" table:style-name="ce55">
            <text:p>23.09.</text:p>
          </table:table-cell>
          <table:table-cell office:value-type="string" table:style-name="ce55">
            <text:p>24.09.</text:p>
          </table:table-cell>
          <table:table-cell office:value-type="string" table:style-name="ce55">
            <text:p>25.09.</text:p>
          </table:table-cell>
          <table:table-cell office:value-type="string" table:style-name="ce55">
            <text:p>26.09.</text:p>
          </table:table-cell>
          <table:table-cell office:value-type="string" table:style-name="ce55">
            <text:p>27.09.</text:p>
          </table:table-cell>
          <table:table-cell office:value-type="string" table:style-name="ce55">
            <text:p>28.09.</text:p>
          </table:table-cell>
          <table:table-cell office:value-type="string" table:style-name="ce55">
            <text:p>29.09.</text:p>
          </table:table-cell>
          <table:table-cell office:value-type="string" table:style-name="ce56">
            <text:p>30.09.</text:p>
          </table:table-cell>
          <table:table-cell office:value-type="string" table:style-name="ce55">
            <text:p>01.10.</text:p>
          </table:table-cell>
          <table:table-cell office:value-type="string" table:style-name="ce55">
            <text:p>02.10.</text:p>
          </table:table-cell>
          <table:table-cell office:value-type="string" table:style-name="ce55">
            <text:p>03.10.</text:p>
          </table:table-cell>
          <table:table-cell office:value-type="string" table:style-name="ce55">
            <text:p>04.10.</text:p>
          </table:table-cell>
          <table:table-cell office:value-type="string" table:style-name="ce55">
            <text:p>05.10.</text:p>
          </table:table-cell>
          <table:table-cell office:value-type="string" table:style-name="ce55">
            <text:p>06.10.</text:p>
          </table:table-cell>
          <table:table-cell office:value-type="string" table:style-name="ce55">
            <text:p>07.10.</text:p>
          </table:table-cell>
          <table:table-cell office:value-type="string" table:style-name="ce55">
            <text:p>08.10.</text:p>
          </table:table-cell>
          <table:table-cell office:value-type="string" table:style-name="ce55">
            <text:p>09.10.</text:p>
          </table:table-cell>
          <table:table-cell office:value-type="string" table:style-name="ce55">
            <text:p>10.10.</text:p>
          </table:table-cell>
          <table:table-cell office:value-type="string" table:style-name="ce55">
            <text:p>11.10.</text:p>
          </table:table-cell>
          <table:table-cell office:value-type="string" table:style-name="ce55">
            <text:p>12.10.</text:p>
          </table:table-cell>
          <table:table-cell office:value-type="string" table:style-name="ce55">
            <text:p>13.10.</text:p>
          </table:table-cell>
          <table:table-cell office:value-type="string" table:style-name="ce55">
            <text:p>14.10.</text:p>
          </table:table-cell>
          <table:table-cell office:value-type="string" table:style-name="ce56">
            <text:p>15.10.</text:p>
          </table:table-cell>
          <table:table-cell office:value-type="string" table:style-name="ce55">
            <text:p>16.10.</text:p>
          </table:table-cell>
          <table:table-cell office:value-type="string" table:style-name="ce55">
            <text:p>17.10.</text:p>
          </table:table-cell>
          <table:table-cell office:value-type="string" table:style-name="ce55">
            <text:p>18.10.</text:p>
          </table:table-cell>
          <table:table-cell office:value-type="string" table:style-name="ce55">
            <text:p>19.10.</text:p>
          </table:table-cell>
          <table:table-cell office:value-type="string" table:style-name="ce55">
            <text:p>20.10.</text:p>
          </table:table-cell>
          <table:table-cell office:value-type="string" table:style-name="ce55">
            <text:p>21.10.</text:p>
          </table:table-cell>
          <table:table-cell office:value-type="string" table:style-name="ce55">
            <text:p>22.10.</text:p>
          </table:table-cell>
          <table:table-cell office:value-type="string" table:style-name="ce55">
            <text:p>23.10.</text:p>
          </table:table-cell>
          <table:table-cell office:value-type="string" table:style-name="ce55">
            <text:p>24.10.</text:p>
          </table:table-cell>
          <table:table-cell office:value-type="string" table:style-name="ce55">
            <text:p>25.10.</text:p>
          </table:table-cell>
          <table:table-cell office:value-type="string" table:style-name="ce55">
            <text:p>26.10.</text:p>
          </table:table-cell>
          <table:table-cell office:value-type="string" table:style-name="ce55">
            <text:p>27.10.</text:p>
          </table:table-cell>
          <table:table-cell office:value-type="string" table:style-name="ce55">
            <text:p>28.10.</text:p>
          </table:table-cell>
          <table:table-cell office:value-type="string" table:style-name="ce55">
            <text:p>29.10.</text:p>
          </table:table-cell>
          <table:table-cell office:value-type="string" table:style-name="ce55">
            <text:p>30.10.</text:p>
          </table:table-cell>
          <table:table-cell office:value-type="string" table:style-name="ce56">
            <text:p>31.10.</text:p>
          </table:table-cell>
          <table:table-cell office:value-type="string" table:style-name="ce55">
            <text:p>01.11.</text:p>
          </table:table-cell>
          <table:table-cell office:value-type="string" table:style-name="ce55">
            <text:p>02.11.</text:p>
          </table:table-cell>
          <table:table-cell office:value-type="string" table:style-name="ce55">
            <text:p>03.11.</text:p>
          </table:table-cell>
          <table:table-cell office:value-type="string" table:style-name="ce55">
            <text:p>04.11.</text:p>
          </table:table-cell>
          <table:table-cell office:value-type="string" table:style-name="ce55">
            <text:p>05.11.</text:p>
          </table:table-cell>
          <table:table-cell office:value-type="string" table:style-name="ce55">
            <text:p>06.11.</text:p>
          </table:table-cell>
          <table:table-cell office:value-type="string" table:style-name="ce55">
            <text:p>07.11.</text:p>
          </table:table-cell>
          <table:table-cell office:value-type="string" table:style-name="ce55">
            <text:p>08.11.</text:p>
          </table:table-cell>
          <table:table-cell office:value-type="string" table:style-name="ce55">
            <text:p>09.11.</text:p>
          </table:table-cell>
          <table:table-cell office:value-type="string" table:style-name="ce55">
            <text:p>10.11.</text:p>
          </table:table-cell>
          <table:table-cell office:value-type="string" table:style-name="ce55">
            <text:p>11.11.</text:p>
          </table:table-cell>
          <table:table-cell office:value-type="string" table:style-name="ce55">
            <text:p>12.11.</text:p>
          </table:table-cell>
          <table:table-cell office:value-type="string" table:style-name="ce55">
            <text:p>13.11.</text:p>
          </table:table-cell>
          <table:table-cell office:value-type="string" table:style-name="ce55">
            <text:p>14.11.</text:p>
          </table:table-cell>
          <table:table-cell office:value-type="string" table:style-name="ce56">
            <text:p>15.11.</text:p>
          </table:table-cell>
          <table:table-cell office:value-type="string" table:style-name="ce55">
            <text:p>16.11.</text:p>
          </table:table-cell>
          <table:table-cell office:value-type="string" table:style-name="ce55">
            <text:p>17.11.</text:p>
          </table:table-cell>
          <table:table-cell office:value-type="string" table:style-name="ce55">
            <text:p>18.11.</text:p>
          </table:table-cell>
          <table:table-cell office:value-type="string" table:style-name="ce55">
            <text:p>19.11.</text:p>
          </table:table-cell>
          <table:table-cell office:value-type="string" table:style-name="ce55">
            <text:p>20.11.</text:p>
          </table:table-cell>
          <table:table-cell office:value-type="string" table:style-name="ce55">
            <text:p>21.11.</text:p>
          </table:table-cell>
          <table:table-cell office:value-type="string" table:style-name="ce55">
            <text:p>22.11.</text:p>
          </table:table-cell>
          <table:table-cell office:value-type="string" table:style-name="ce55">
            <text:p>23.11.</text:p>
          </table:table-cell>
          <table:table-cell office:value-type="string" table:style-name="ce55">
            <text:p>24.11.</text:p>
          </table:table-cell>
          <table:table-cell office:value-type="string" table:style-name="ce55">
            <text:p>25.11.</text:p>
          </table:table-cell>
          <table:table-cell office:value-type="string" table:style-name="ce55">
            <text:p>26.11.</text:p>
          </table:table-cell>
          <table:table-cell office:value-type="string" table:style-name="ce55">
            <text:p>27.11.</text:p>
          </table:table-cell>
          <table:table-cell office:value-type="string" table:style-name="ce55">
            <text:p>28.11.</text:p>
          </table:table-cell>
          <table:table-cell office:value-type="string" table:style-name="ce55">
            <text:p>29.11.</text:p>
          </table:table-cell>
          <table:table-cell office:value-type="string" table:style-name="ce56">
            <text:p>30.11.</text:p>
          </table:table-cell>
          <table:table-cell office:value-type="string" table:style-name="ce55">
            <text:p>01.12.</text:p>
          </table:table-cell>
          <table:table-cell office:value-type="string" table:style-name="ce55">
            <text:p>02.12.</text:p>
          </table:table-cell>
          <table:table-cell office:value-type="string" table:style-name="ce55">
            <text:p>03.12.</text:p>
          </table:table-cell>
          <table:table-cell office:value-type="string" table:style-name="ce55">
            <text:p>04.12.</text:p>
          </table:table-cell>
          <table:table-cell office:value-type="string" table:style-name="ce55">
            <text:p>05.12.</text:p>
          </table:table-cell>
          <table:table-cell office:value-type="string" table:style-name="ce55">
            <text:p>06.12.</text:p>
          </table:table-cell>
          <table:table-cell office:value-type="string" table:style-name="ce55">
            <text:p>07.12.</text:p>
          </table:table-cell>
          <table:table-cell office:value-type="string" table:style-name="ce55">
            <text:p>08.12.</text:p>
          </table:table-cell>
          <table:table-cell office:value-type="string" table:style-name="ce55">
            <text:p>09.12.</text:p>
          </table:table-cell>
          <table:table-cell office:value-type="string" table:style-name="ce55">
            <text:p>10.12.</text:p>
          </table:table-cell>
          <table:table-cell office:value-type="string" table:style-name="ce55">
            <text:p>11.12.</text:p>
          </table:table-cell>
          <table:table-cell office:value-type="string" table:style-name="ce55">
            <text:p>12.12.</text:p>
          </table:table-cell>
          <table:table-cell office:value-type="string" table:style-name="ce55">
            <text:p>13.12.</text:p>
          </table:table-cell>
          <table:table-cell office:value-type="string" table:style-name="ce55">
            <text:p>14.12.</text:p>
          </table:table-cell>
          <table:table-cell office:value-type="string" table:style-name="ce56">
            <text:p>15.12.</text:p>
          </table:table-cell>
          <table:table-cell office:value-type="string" table:style-name="ce55">
            <text:p>16.12.</text:p>
          </table:table-cell>
          <table:table-cell office:value-type="string" table:style-name="ce55">
            <text:p>17.12.</text:p>
          </table:table-cell>
          <table:table-cell office:value-type="string" table:style-name="ce55">
            <text:p>18.12.</text:p>
          </table:table-cell>
          <table:table-cell office:value-type="string" table:style-name="ce55">
            <text:p>19.12.</text:p>
          </table:table-cell>
          <table:table-cell office:value-type="string" table:style-name="ce55">
            <text:p>20.12.</text:p>
          </table:table-cell>
          <table:table-cell office:value-type="string" table:style-name="ce55">
            <text:p>21.12.</text:p>
          </table:table-cell>
          <table:table-cell office:value-type="string" table:style-name="ce55">
            <text:p>22.12.</text:p>
          </table:table-cell>
          <table:table-cell office:value-type="string" table:style-name="ce55">
            <text:p>23.12.</text:p>
          </table:table-cell>
          <table:table-cell office:value-type="string" table:style-name="ce55">
            <text:p>24.12.</text:p>
          </table:table-cell>
          <table:table-cell office:value-type="string" table:style-name="ce55">
            <text:p>25.12.</text:p>
          </table:table-cell>
          <table:table-cell office:value-type="string" table:style-name="ce55">
            <text:p>26.12.</text:p>
          </table:table-cell>
          <table:table-cell office:value-type="string" table:style-name="ce55">
            <text:p>27.12.</text:p>
          </table:table-cell>
          <table:table-cell office:value-type="string" table:style-name="ce55">
            <text:p>28.12.</text:p>
          </table:table-cell>
          <table:table-cell office:value-type="string" table:style-name="ce55">
            <text:p>29.12.</text:p>
          </table:table-cell>
          <table:table-cell office:value-type="string" table:style-name="ce55">
            <text:p>30.12.</text:p>
          </table:table-cell>
          <table:table-cell office:value-type="string" table:style-name="ce55">
            <text:p>31.12.</text:p>
          </table:table-cell>
          <table:table-cell office:value-type="string" table:style-name="ce56">
            <text:p>Insgesamt</text:p>
          </table:table-cell>
          <table:table-cell office:value-type="string" table:style-name="ce58">
            <text:p>Average</text:p>
          </table:table-cell>
          <table:table-cell office:value-type="string" table:style-name="ce59">
            <text:p>Compare 29.02 with average</text:p>
          </table:table-cell>
          <table:table-cell table:number-columns-repeated="16014"/>
        </table:table-row>
        <table:table-row table:style-name="ro4">
          <table:table-cell office:value-type="string" table:style-name="ce60">
            <text:p>2021</text:p>
          </table:table-cell>
          <table:table-cell office:value-type="float" office:value="3549" table:style-name="ce61">
            <text:p><text:s/>3 549<text:s/></text:p>
          </table:table-cell>
          <table:table-cell office:value-type="float" office:value="3532" table:style-name="ce62">
            <text:p><text:s/>3 532<text:s/></text:p>
          </table:table-cell>
          <table:table-cell office:value-type="float" office:value="3416" table:style-name="ce62">
            <text:p><text:s/>3 416<text:s/></text:p>
          </table:table-cell>
          <table:table-cell office:value-type="float" office:value="3715" table:style-name="ce62">
            <text:p><text:s/>3 715<text:s/></text:p>
          </table:table-cell>
          <table:table-cell office:value-type="float" office:value="3556" table:style-name="ce62">
            <text:p><text:s/>3 556<text:s/></text:p>
          </table:table-cell>
          <table:table-cell office:value-type="float" office:value="3633" table:style-name="ce62">
            <text:p><text:s/>3 633<text:s/></text:p>
          </table:table-cell>
          <table:table-cell office:value-type="float" office:value="3572" table:style-name="ce62">
            <text:p><text:s/>3 572<text:s/></text:p>
          </table:table-cell>
          <table:table-cell office:value-type="float" office:value="3564" table:style-name="ce62">
            <text:p><text:s/>3 564<text:s/></text:p>
          </table:table-cell>
          <table:table-cell office:value-type="float" office:value="3449" table:style-name="ce62">
            <text:p><text:s/>3 449<text:s/></text:p>
          </table:table-cell>
          <table:table-cell office:value-type="float" office:value="3339" table:style-name="ce62">
            <text:p><text:s/>3 339<text:s/></text:p>
          </table:table-cell>
          <table:table-cell office:value-type="float" office:value="3555" table:style-name="ce62">
            <text:p><text:s/>3 555<text:s/></text:p>
          </table:table-cell>
          <table:table-cell office:value-type="float" office:value="3601" table:style-name="ce62">
            <text:p><text:s/>3 601<text:s/></text:p>
          </table:table-cell>
          <table:table-cell office:value-type="float" office:value="3522" table:style-name="ce62">
            <text:p><text:s/>3 522<text:s/></text:p>
          </table:table-cell>
          <table:table-cell office:value-type="float" office:value="3581" table:style-name="ce62">
            <text:p><text:s/>3 581<text:s/></text:p>
          </table:table-cell>
          <table:table-cell office:value-type="float" office:value="3607" table:style-name="ce62">
            <text:p><text:s/>3 607<text:s/></text:p>
          </table:table-cell>
          <table:table-cell office:value-type="float" office:value="3371" table:style-name="ce62">
            <text:p><text:s/>3 371<text:s/></text:p>
          </table:table-cell>
          <table:table-cell office:value-type="float" office:value="3253" table:style-name="ce62">
            <text:p><text:s/>3 253<text:s/></text:p>
          </table:table-cell>
          <table:table-cell office:value-type="float" office:value="3476" table:style-name="ce62">
            <text:p><text:s/>3 476<text:s/></text:p>
          </table:table-cell>
          <table:table-cell office:value-type="float" office:value="3516" table:style-name="ce62">
            <text:p><text:s/>3 516<text:s/></text:p>
          </table:table-cell>
          <table:table-cell office:value-type="float" office:value="3493" table:style-name="ce62">
            <text:p><text:s/>3 493<text:s/></text:p>
          </table:table-cell>
          <table:table-cell office:value-type="float" office:value="3547" table:style-name="ce62">
            <text:p><text:s/>3 547<text:s/></text:p>
          </table:table-cell>
          <table:table-cell office:value-type="float" office:value="3566" table:style-name="ce62">
            <text:p><text:s/>3 566<text:s/></text:p>
          </table:table-cell>
          <table:table-cell office:value-type="float" office:value="3305" table:style-name="ce62">
            <text:p><text:s/>3 305<text:s/></text:p>
          </table:table-cell>
          <table:table-cell office:value-type="float" office:value="3158" table:style-name="ce62">
            <text:p><text:s/>3 158<text:s/></text:p>
          </table:table-cell>
          <table:table-cell office:value-type="float" office:value="3354" table:style-name="ce62">
            <text:p><text:s/>3 354<text:s/></text:p>
          </table:table-cell>
          <table:table-cell office:value-type="float" office:value="3302" table:style-name="ce62">
            <text:p><text:s/>3 302<text:s/></text:p>
          </table:table-cell>
          <table:table-cell office:value-type="float" office:value="3309" table:style-name="ce62">
            <text:p><text:s/>3 309<text:s/></text:p>
          </table:table-cell>
          <table:table-cell office:value-type="float" office:value="3288" table:style-name="ce62">
            <text:p><text:s/>3 288<text:s/></text:p>
          </table:table-cell>
          <table:table-cell office:value-type="float" office:value="3317" table:style-name="ce62">
            <text:p><text:s/>3 317<text:s/></text:p>
          </table:table-cell>
          <table:table-cell office:value-type="float" office:value="3082" table:style-name="ce62">
            <text:p><text:s/>3 082<text:s/></text:p>
          </table:table-cell>
          <table:table-cell office:value-type="float" office:value="2979" table:style-name="ce62">
            <text:p><text:s/>2 979<text:s/></text:p>
          </table:table-cell>
          <table:table-cell office:value-type="float" office:value="3198" table:style-name="ce62">
            <text:p><text:s/>3 198<text:s/></text:p>
          </table:table-cell>
          <table:table-cell office:value-type="float" office:value="3160" table:style-name="ce62">
            <text:p><text:s/>3 160<text:s/></text:p>
          </table:table-cell>
          <table:table-cell office:value-type="float" office:value="3261" table:style-name="ce62">
            <text:p><text:s/>3 261<text:s/></text:p>
          </table:table-cell>
          <table:table-cell office:value-type="float" office:value="3076" table:style-name="ce62">
            <text:p><text:s/>3 076<text:s/></text:p>
          </table:table-cell>
          <table:table-cell office:value-type="float" office:value="3039" table:style-name="ce62">
            <text:p><text:s/>3 039<text:s/></text:p>
          </table:table-cell>
          <table:table-cell office:value-type="float" office:value="3117" table:style-name="ce62">
            <text:p><text:s/>3 117<text:s/></text:p>
          </table:table-cell>
          <table:table-cell office:value-type="float" office:value="2867" table:style-name="ce62">
            <text:p><text:s/>2 867<text:s/></text:p>
          </table:table-cell>
          <table:table-cell office:value-type="float" office:value="3062" table:style-name="ce62">
            <text:p><text:s/>3 062<text:s/></text:p>
          </table:table-cell>
          <table:table-cell office:value-type="float" office:value="3061" table:style-name="ce62">
            <text:p><text:s/>3 061<text:s/></text:p>
          </table:table-cell>
          <table:table-cell office:value-type="float" office:value="2982" table:style-name="ce62">
            <text:p><text:s/>2 982<text:s/></text:p>
          </table:table-cell>
          <table:table-cell office:value-type="float" office:value="2993" table:style-name="ce62">
            <text:p><text:s/>2 993<text:s/></text:p>
          </table:table-cell>
          <table:table-cell office:value-type="float" office:value="3135" table:style-name="ce62">
            <text:p><text:s/>3 135<text:s/></text:p>
          </table:table-cell>
          <table:table-cell office:value-type="float" office:value="2955" table:style-name="ce62">
            <text:p><text:s/>2 955<text:s/></text:p>
          </table:table-cell>
          <table:table-cell office:value-type="float" office:value="2723" table:style-name="ce62">
            <text:p><text:s/>2 723<text:s/></text:p>
          </table:table-cell>
          <table:table-cell office:value-type="float" office:value="2989" table:style-name="ce62">
            <text:p><text:s/>2 989<text:s/></text:p>
          </table:table-cell>
          <table:table-cell office:value-type="float" office:value="3127" table:style-name="ce62">
            <text:p><text:s/>3 127<text:s/></text:p>
          </table:table-cell>
          <table:table-cell office:value-type="float" office:value="2990" table:style-name="ce62">
            <text:p><text:s/>2 990<text:s/></text:p>
          </table:table-cell>
          <table:table-cell office:value-type="float" office:value="2914" table:style-name="ce62">
            <text:p><text:s/>2 914<text:s/></text:p>
          </table:table-cell>
          <table:table-cell office:value-type="float" office:value="2903" table:style-name="ce62">
            <text:p><text:s/>2 903<text:s/></text:p>
          </table:table-cell>
          <table:table-cell office:value-type="float" office:value="2790" table:style-name="ce62">
            <text:p><text:s/>2 790<text:s/></text:p>
          </table:table-cell>
          <table:table-cell office:value-type="float" office:value="2739" table:style-name="ce62">
            <text:p><text:s/>2 739<text:s/></text:p>
          </table:table-cell>
          <table:table-cell office:value-type="float" office:value="2799" table:style-name="ce62">
            <text:p><text:s/>2 799<text:s/></text:p>
          </table:table-cell>
          <table:table-cell office:value-type="float" office:value="2755" table:style-name="ce62">
            <text:p><text:s/>2 755<text:s/></text:p>
          </table:table-cell>
          <table:table-cell office:value-type="float" office:value="2774" table:style-name="ce62">
            <text:p><text:s/>2 774<text:s/></text:p>
          </table:table-cell>
          <table:table-cell office:value-type="float" office:value="2785" table:style-name="ce62">
            <text:p><text:s/>2 785<text:s/></text:p>
          </table:table-cell>
          <table:table-cell office:value-type="float" office:value="2679" table:style-name="ce62">
            <text:p><text:s/>2 679<text:s/></text:p>
          </table:table-cell>
          <table:table-cell office:value-type="float" office:value="2644" table:style-name="ce62">
            <text:p><text:s/>2 644<text:s/></text:p>
          </table:table-cell>
          <table:table-cell office:value-type="float" office:value="2501" table:style-name="ce62">
            <text:p><text:s/>2 501<text:s/></text:p>
          </table:table-cell>
          <table:table-cell office:value-type="string" table:style-name="ce63">
            <text:p>X</text:p>
          </table:table-cell>
          <table:table-cell office:value-type="float" office:value="2709" table:style-name="ce62">
            <text:p><text:s/>2 709<text:s/></text:p>
          </table:table-cell>
          <table:table-cell office:value-type="float" office:value="2667" table:style-name="ce62">
            <text:p><text:s/>2 667<text:s/></text:p>
          </table:table-cell>
          <table:table-cell office:value-type="float" office:value="2666" table:style-name="ce62">
            <text:p><text:s/>2 666<text:s/></text:p>
          </table:table-cell>
          <table:table-cell office:value-type="float" office:value="2734" table:style-name="ce62">
            <text:p><text:s/>2 734<text:s/></text:p>
          </table:table-cell>
          <table:table-cell office:value-type="float" office:value="2686" table:style-name="ce62">
            <text:p><text:s/>2 686<text:s/></text:p>
          </table:table-cell>
          <table:table-cell office:value-type="float" office:value="2482" table:style-name="ce62">
            <text:p><text:s/>2 482<text:s/></text:p>
          </table:table-cell>
          <table:table-cell office:value-type="float" office:value="2480" table:style-name="ce62">
            <text:p><text:s/>2 480<text:s/></text:p>
          </table:table-cell>
          <table:table-cell office:value-type="float" office:value="2740" table:style-name="ce62">
            <text:p><text:s/>2 740<text:s/></text:p>
          </table:table-cell>
          <table:table-cell office:value-type="float" office:value="2736" table:style-name="ce62">
            <text:p><text:s/>2 736<text:s/></text:p>
          </table:table-cell>
          <table:table-cell office:value-type="float" office:value="2602" table:style-name="ce62">
            <text:p><text:s/>2 602<text:s/></text:p>
          </table:table-cell>
          <table:table-cell office:value-type="float" office:value="2676" table:style-name="ce62">
            <text:p><text:s/>2 676<text:s/></text:p>
          </table:table-cell>
          <table:table-cell office:value-type="float" office:value="2654" table:style-name="ce62">
            <text:p><text:s/>2 654<text:s/></text:p>
          </table:table-cell>
          <table:table-cell office:value-type="float" office:value="2676" table:style-name="ce62">
            <text:p><text:s/>2 676<text:s/></text:p>
          </table:table-cell>
          <table:table-cell office:value-type="float" office:value="2503" table:style-name="ce62">
            <text:p><text:s/>2 503<text:s/></text:p>
          </table:table-cell>
          <table:table-cell office:value-type="float" office:value="2746" table:style-name="ce62">
            <text:p><text:s/>2 746<text:s/></text:p>
          </table:table-cell>
          <table:table-cell office:value-type="float" office:value="2610" table:style-name="ce62">
            <text:p><text:s/>2 610<text:s/></text:p>
          </table:table-cell>
          <table:table-cell office:value-type="float" office:value="2624" table:style-name="ce62">
            <text:p><text:s/>2 624<text:s/></text:p>
          </table:table-cell>
          <table:table-cell office:value-type="float" office:value="2648" table:style-name="ce62">
            <text:p><text:s/>2 648<text:s/></text:p>
          </table:table-cell>
          <table:table-cell office:value-type="float" office:value="2695" table:style-name="ce62">
            <text:p><text:s/>2 695<text:s/></text:p>
          </table:table-cell>
          <table:table-cell office:value-type="float" office:value="2487" table:style-name="ce62">
            <text:p><text:s/>2 487<text:s/></text:p>
          </table:table-cell>
          <table:table-cell office:value-type="float" office:value="2501" table:style-name="ce62">
            <text:p><text:s/>2 501<text:s/></text:p>
          </table:table-cell>
          <table:table-cell office:value-type="float" office:value="2692" table:style-name="ce62">
            <text:p><text:s/>2 692<text:s/></text:p>
          </table:table-cell>
          <table:table-cell office:value-type="float" office:value="2575" table:style-name="ce62">
            <text:p><text:s/>2 575<text:s/></text:p>
          </table:table-cell>
          <table:table-cell office:value-type="float" office:value="2736" table:style-name="ce62">
            <text:p><text:s/>2 736<text:s/></text:p>
          </table:table-cell>
          <table:table-cell office:value-type="float" office:value="2749" table:style-name="ce62">
            <text:p><text:s/>2 749<text:s/></text:p>
          </table:table-cell>
          <table:table-cell office:value-type="float" office:value="2758" table:style-name="ce62">
            <text:p><text:s/>2 758<text:s/></text:p>
          </table:table-cell>
          <table:table-cell office:value-type="float" office:value="2526" table:style-name="ce62">
            <text:p><text:s/>2 526<text:s/></text:p>
          </table:table-cell>
          <table:table-cell office:value-type="float" office:value="2328" table:style-name="ce62">
            <text:p><text:s/>2 328<text:s/></text:p>
          </table:table-cell>
          <table:table-cell office:value-type="float" office:value="2593" table:style-name="ce62">
            <text:p><text:s/>2 593<text:s/></text:p>
          </table:table-cell>
          <table:table-cell office:value-type="float" office:value="2719" table:style-name="ce62">
            <text:p><text:s/>2 719<text:s/></text:p>
          </table:table-cell>
          <table:table-cell office:value-type="float" office:value="2695" table:style-name="ce62">
            <text:p><text:s/>2 695<text:s/></text:p>
          </table:table-cell>
          <table:table-cell office:value-type="float" office:value="2802" table:style-name="ce62">
            <text:p><text:s/>2 802<text:s/></text:p>
          </table:table-cell>
          <table:table-cell office:value-type="float" office:value="2605" table:style-name="ce62">
            <text:p><text:s/>2 605<text:s/></text:p>
          </table:table-cell>
          <table:table-cell office:value-type="float" office:value="2501" table:style-name="ce62">
            <text:p><text:s/>2 501<text:s/></text:p>
          </table:table-cell>
          <table:table-cell office:value-type="float" office:value="2560" table:style-name="ce62">
            <text:p><text:s/>2 560<text:s/></text:p>
          </table:table-cell>
          <table:table-cell office:value-type="float" office:value="2645" table:style-name="ce62">
            <text:p><text:s/>2 645<text:s/></text:p>
          </table:table-cell>
          <table:table-cell office:value-type="float" office:value="2712" table:style-name="ce62">
            <text:p><text:s/>2 712<text:s/></text:p>
          </table:table-cell>
          <table:table-cell office:value-type="float" office:value="2699" table:style-name="ce62">
            <text:p><text:s/>2 699<text:s/></text:p>
          </table:table-cell>
          <table:table-cell office:value-type="float" office:value="2673" table:style-name="ce62">
            <text:p><text:s/>2 673<text:s/></text:p>
          </table:table-cell>
          <table:table-cell office:value-type="float" office:value="2774" table:style-name="ce62">
            <text:p><text:s/>2 774<text:s/></text:p>
          </table:table-cell>
          <table:table-cell office:value-type="float" office:value="2707" table:style-name="ce62">
            <text:p><text:s/>2 707<text:s/></text:p>
          </table:table-cell>
          <table:table-cell office:value-type="float" office:value="2580" table:style-name="ce62">
            <text:p><text:s/>2 580<text:s/></text:p>
          </table:table-cell>
          <table:table-cell office:value-type="float" office:value="2788" table:style-name="ce62">
            <text:p><text:s/>2 788<text:s/></text:p>
          </table:table-cell>
          <table:table-cell office:value-type="float" office:value="2758" table:style-name="ce62">
            <text:p><text:s/>2 758<text:s/></text:p>
          </table:table-cell>
          <table:table-cell office:value-type="float" office:value="2687" table:style-name="ce62">
            <text:p><text:s/>2 687<text:s/></text:p>
          </table:table-cell>
          <table:table-cell office:value-type="float" office:value="2755" table:style-name="ce62">
            <text:p><text:s/>2 755<text:s/></text:p>
          </table:table-cell>
          <table:table-cell office:value-type="float" office:value="2776" table:style-name="ce62">
            <text:p><text:s/>2 776<text:s/></text:p>
          </table:table-cell>
          <table:table-cell office:value-type="float" office:value="2683" table:style-name="ce62">
            <text:p><text:s/>2 683<text:s/></text:p>
          </table:table-cell>
          <table:table-cell office:value-type="float" office:value="2591" table:style-name="ce62">
            <text:p><text:s/>2 591<text:s/></text:p>
          </table:table-cell>
          <table:table-cell office:value-type="float" office:value="2864" table:style-name="ce62">
            <text:p><text:s/>2 864<text:s/></text:p>
          </table:table-cell>
          <table:table-cell office:value-type="float" office:value="2796" table:style-name="ce62">
            <text:p><text:s/>2 796<text:s/></text:p>
          </table:table-cell>
          <table:table-cell office:value-type="float" office:value="2809" table:style-name="ce62">
            <text:p><text:s/>2 809<text:s/></text:p>
          </table:table-cell>
          <table:table-cell office:value-type="float" office:value="2680" table:style-name="ce62">
            <text:p><text:s/>2 680<text:s/></text:p>
          </table:table-cell>
          <table:table-cell office:value-type="float" office:value="2821" table:style-name="ce62">
            <text:p><text:s/>2 821<text:s/></text:p>
          </table:table-cell>
          <table:table-cell office:value-type="float" office:value="2717" table:style-name="ce62">
            <text:p><text:s/>2 717<text:s/></text:p>
          </table:table-cell>
          <table:table-cell office:value-type="float" office:value="2521" table:style-name="ce62">
            <text:p><text:s/>2 521<text:s/></text:p>
          </table:table-cell>
          <table:table-cell office:value-type="float" office:value="2716" table:style-name="ce62">
            <text:p><text:s/>2 716<text:s/></text:p>
          </table:table-cell>
          <table:table-cell office:value-type="float" office:value="2869" table:style-name="ce62">
            <text:p><text:s/>2 869<text:s/></text:p>
          </table:table-cell>
          <table:table-cell office:value-type="float" office:value="2810" table:style-name="ce62">
            <text:p><text:s/>2 810<text:s/></text:p>
          </table:table-cell>
          <table:table-cell office:value-type="float" office:value="2823" table:style-name="ce62">
            <text:p><text:s/>2 823<text:s/></text:p>
          </table:table-cell>
          <table:table-cell office:value-type="float" office:value="2839" table:style-name="ce62">
            <text:p><text:s/>2 839<text:s/></text:p>
          </table:table-cell>
          <table:table-cell office:value-type="float" office:value="2801" table:style-name="ce62">
            <text:p><text:s/>2 801<text:s/></text:p>
          </table:table-cell>
          <table:table-cell office:value-type="float" office:value="2611" table:style-name="ce62">
            <text:p><text:s/>2 611<text:s/></text:p>
          </table:table-cell>
          <table:table-cell office:value-type="float" office:value="2726" table:style-name="ce62">
            <text:p><text:s/>2 726<text:s/></text:p>
          </table:table-cell>
          <table:table-cell office:value-type="float" office:value="2746" table:style-name="ce62">
            <text:p><text:s/>2 746<text:s/></text:p>
          </table:table-cell>
          <table:table-cell office:value-type="float" office:value="2881" table:style-name="ce62">
            <text:p><text:s/>2 881<text:s/></text:p>
          </table:table-cell>
          <table:table-cell office:value-type="float" office:value="2710" table:style-name="ce62">
            <text:p><text:s/>2 710<text:s/></text:p>
          </table:table-cell>
          <table:table-cell office:value-type="float" office:value="2761" table:style-name="ce62">
            <text:p><text:s/>2 761<text:s/></text:p>
          </table:table-cell>
          <table:table-cell office:value-type="float" office:value="2647" table:style-name="ce62">
            <text:p><text:s/>2 647<text:s/></text:p>
          </table:table-cell>
          <table:table-cell office:value-type="float" office:value="2814" table:style-name="ce62">
            <text:p><text:s/>2 814<text:s/></text:p>
          </table:table-cell>
          <table:table-cell office:value-type="float" office:value="2905" table:style-name="ce62">
            <text:p><text:s/>2 905<text:s/></text:p>
          </table:table-cell>
          <table:table-cell office:value-type="float" office:value="2956" table:style-name="ce62">
            <text:p><text:s/>2 956<text:s/></text:p>
          </table:table-cell>
          <table:table-cell office:value-type="float" office:value="2604" table:style-name="ce62">
            <text:p><text:s/>2 604<text:s/></text:p>
          </table:table-cell>
          <table:table-cell office:value-type="float" office:value="2500" table:style-name="ce62">
            <text:p><text:s/>2 500<text:s/></text:p>
          </table:table-cell>
          <table:table-cell office:value-type="float" office:value="2683" table:style-name="ce62">
            <text:p><text:s/>2 683<text:s/></text:p>
          </table:table-cell>
          <table:table-cell office:value-type="float" office:value="2522" table:style-name="ce62">
            <text:p><text:s/>2 522<text:s/></text:p>
          </table:table-cell>
          <table:table-cell office:value-type="float" office:value="2398" table:style-name="ce62">
            <text:p><text:s/>2 398<text:s/></text:p>
          </table:table-cell>
          <table:table-cell office:value-type="float" office:value="2592" table:style-name="ce62">
            <text:p><text:s/>2 592<text:s/></text:p>
          </table:table-cell>
          <table:table-cell office:value-type="float" office:value="2510" table:style-name="ce62">
            <text:p><text:s/>2 510<text:s/></text:p>
          </table:table-cell>
          <table:table-cell office:value-type="float" office:value="2542" table:style-name="ce62">
            <text:p><text:s/>2 542<text:s/></text:p>
          </table:table-cell>
          <table:table-cell office:value-type="float" office:value="2551" table:style-name="ce62">
            <text:p><text:s/>2 551<text:s/></text:p>
          </table:table-cell>
          <table:table-cell office:value-type="float" office:value="2646" table:style-name="ce62">
            <text:p><text:s/>2 646<text:s/></text:p>
          </table:table-cell>
          <table:table-cell office:value-type="float" office:value="2529" table:style-name="ce62">
            <text:p><text:s/>2 529<text:s/></text:p>
          </table:table-cell>
          <table:table-cell office:value-type="float" office:value="2389" table:style-name="ce62">
            <text:p><text:s/>2 389<text:s/></text:p>
          </table:table-cell>
          <table:table-cell office:value-type="float" office:value="2393" table:style-name="ce62">
            <text:p><text:s/>2 393<text:s/></text:p>
          </table:table-cell>
          <table:table-cell office:value-type="float" office:value="2540" table:style-name="ce62">
            <text:p><text:s/>2 540<text:s/></text:p>
          </table:table-cell>
          <table:table-cell office:value-type="float" office:value="2458" table:style-name="ce62">
            <text:p><text:s/>2 458<text:s/></text:p>
          </table:table-cell>
          <table:table-cell office:value-type="float" office:value="2536" table:style-name="ce62">
            <text:p><text:s/>2 536<text:s/></text:p>
          </table:table-cell>
          <table:table-cell office:value-type="float" office:value="2435" table:style-name="ce62">
            <text:p><text:s/>2 435<text:s/></text:p>
          </table:table-cell>
          <table:table-cell office:value-type="float" office:value="2397" table:style-name="ce62">
            <text:p><text:s/>2 397<text:s/></text:p>
          </table:table-cell>
          <table:table-cell office:value-type="float" office:value="2354" table:style-name="ce62">
            <text:p><text:s/>2 354<text:s/></text:p>
          </table:table-cell>
          <table:table-cell office:value-type="float" office:value="2528" table:style-name="ce62">
            <text:p><text:s/>2 528<text:s/></text:p>
          </table:table-cell>
          <table:table-cell office:value-type="float" office:value="2556" table:style-name="ce62">
            <text:p><text:s/>2 556<text:s/></text:p>
          </table:table-cell>
          <table:table-cell office:value-type="float" office:value="2631" table:style-name="ce62">
            <text:p><text:s/>2 631<text:s/></text:p>
          </table:table-cell>
          <table:table-cell office:value-type="float" office:value="2638" table:style-name="ce62">
            <text:p><text:s/>2 638<text:s/></text:p>
          </table:table-cell>
          <table:table-cell office:value-type="float" office:value="2795" table:style-name="ce62">
            <text:p><text:s/>2 795<text:s/></text:p>
          </table:table-cell>
          <table:table-cell office:value-type="float" office:value="2650" table:style-name="ce62">
            <text:p><text:s/>2 650<text:s/></text:p>
          </table:table-cell>
          <table:table-cell office:value-type="float" office:value="2323" table:style-name="ce62">
            <text:p><text:s/>2 323<text:s/></text:p>
          </table:table-cell>
          <table:table-cell office:value-type="float" office:value="2524" table:style-name="ce62">
            <text:p><text:s/>2 524<text:s/></text:p>
          </table:table-cell>
          <table:table-cell office:value-type="float" office:value="2466" table:style-name="ce62">
            <text:p><text:s/>2 466<text:s/></text:p>
          </table:table-cell>
          <table:table-cell office:value-type="float" office:value="2567" table:style-name="ce62">
            <text:p><text:s/>2 567<text:s/></text:p>
          </table:table-cell>
          <table:table-cell office:value-type="float" office:value="2526" table:style-name="ce62">
            <text:p><text:s/>2 526<text:s/></text:p>
          </table:table-cell>
          <table:table-cell office:value-type="float" office:value="2542" table:style-name="ce62">
            <text:p><text:s/>2 542<text:s/></text:p>
          </table:table-cell>
          <table:table-cell office:value-type="float" office:value="2532" table:style-name="ce62">
            <text:p><text:s/>2 532<text:s/></text:p>
          </table:table-cell>
          <table:table-cell office:value-type="float" office:value="2205" table:style-name="ce62">
            <text:p><text:s/>2 205<text:s/></text:p>
          </table:table-cell>
          <table:table-cell office:value-type="float" office:value="2387" table:style-name="ce62">
            <text:p><text:s/>2 387<text:s/></text:p>
          </table:table-cell>
          <table:table-cell office:value-type="float" office:value="2530" table:style-name="ce62">
            <text:p><text:s/>2 530<text:s/></text:p>
          </table:table-cell>
          <table:table-cell office:value-type="float" office:value="2572" table:style-name="ce62">
            <text:p><text:s/>2 572<text:s/></text:p>
          </table:table-cell>
          <table:table-cell office:value-type="float" office:value="2752" table:style-name="ce62">
            <text:p><text:s/>2 752<text:s/></text:p>
          </table:table-cell>
          <table:table-cell office:value-type="float" office:value="2972" table:style-name="ce62">
            <text:p><text:s/>2 972<text:s/></text:p>
          </table:table-cell>
          <table:table-cell office:value-type="float" office:value="2951" table:style-name="ce62">
            <text:p><text:s/>2 951<text:s/></text:p>
          </table:table-cell>
          <table:table-cell office:value-type="float" office:value="2830" table:style-name="ce62">
            <text:p><text:s/>2 830<text:s/></text:p>
          </table:table-cell>
          <table:table-cell office:value-type="float" office:value="2754" table:style-name="ce62">
            <text:p><text:s/>2 754<text:s/></text:p>
          </table:table-cell>
          <table:table-cell office:value-type="float" office:value="2493" table:style-name="ce62">
            <text:p><text:s/>2 493<text:s/></text:p>
          </table:table-cell>
          <table:table-cell office:value-type="float" office:value="2422" table:style-name="ce62">
            <text:p><text:s/>2 422<text:s/></text:p>
          </table:table-cell>
          <table:table-cell office:value-type="float" office:value="2420" table:style-name="ce62">
            <text:p><text:s/>2 420<text:s/></text:p>
          </table:table-cell>
          <table:table-cell office:value-type="float" office:value="2338" table:style-name="ce62">
            <text:p><text:s/>2 338<text:s/></text:p>
          </table:table-cell>
          <table:table-cell office:value-type="float" office:value="2399" table:style-name="ce62">
            <text:p><text:s/>2 399<text:s/></text:p>
          </table:table-cell>
          <table:table-cell office:value-type="float" office:value="2299" table:style-name="ce62">
            <text:p><text:s/>2 299<text:s/></text:p>
          </table:table-cell>
          <table:table-cell office:value-type="float" office:value="2552" table:style-name="ce62">
            <text:p><text:s/>2 552<text:s/></text:p>
          </table:table-cell>
          <table:table-cell office:value-type="float" office:value="2458" table:style-name="ce62">
            <text:p><text:s/>2 458<text:s/></text:p>
          </table:table-cell>
          <table:table-cell office:value-type="float" office:value="2412" table:style-name="ce62">
            <text:p><text:s/>2 412<text:s/></text:p>
          </table:table-cell>
          <table:table-cell office:value-type="float" office:value="2328" table:style-name="ce62">
            <text:p><text:s/>2 328<text:s/></text:p>
          </table:table-cell>
          <table:table-cell office:value-type="float" office:value="2437" table:style-name="ce62">
            <text:p><text:s/>2 437<text:s/></text:p>
          </table:table-cell>
          <table:table-cell office:value-type="float" office:value="2409" table:style-name="ce62">
            <text:p><text:s/>2 409<text:s/></text:p>
          </table:table-cell>
          <table:table-cell office:value-type="float" office:value="2325" table:style-name="ce62">
            <text:p><text:s/>2 325<text:s/></text:p>
          </table:table-cell>
          <table:table-cell office:value-type="float" office:value="2399" table:style-name="ce62">
            <text:p><text:s/>2 399<text:s/></text:p>
          </table:table-cell>
          <table:table-cell office:value-type="float" office:value="2456" table:style-name="ce62">
            <text:p><text:s/>2 456<text:s/></text:p>
          </table:table-cell>
          <table:table-cell office:value-type="float" office:value="2434" table:style-name="ce62">
            <text:p><text:s/>2 434<text:s/></text:p>
          </table:table-cell>
          <table:table-cell office:value-type="float" office:value="2496" table:style-name="ce62">
            <text:p><text:s/>2 496<text:s/></text:p>
          </table:table-cell>
          <table:table-cell office:value-type="float" office:value="2367" table:style-name="ce62">
            <text:p><text:s/>2 367<text:s/></text:p>
          </table:table-cell>
          <table:table-cell office:value-type="float" office:value="2420" table:style-name="ce62">
            <text:p><text:s/>2 420<text:s/></text:p>
          </table:table-cell>
          <table:table-cell office:value-type="float" office:value="2315" table:style-name="ce62">
            <text:p><text:s/>2 315<text:s/></text:p>
          </table:table-cell>
          <table:table-cell office:value-type="float" office:value="2512" table:style-name="ce62">
            <text:p><text:s/>2 512<text:s/></text:p>
          </table:table-cell>
          <table:table-cell office:value-type="float" office:value="2606" table:style-name="ce62">
            <text:p><text:s/>2 606<text:s/></text:p>
          </table:table-cell>
          <table:table-cell office:value-type="float" office:value="2498" table:style-name="ce62">
            <text:p><text:s/>2 498<text:s/></text:p>
          </table:table-cell>
          <table:table-cell office:value-type="float" office:value="2543" table:style-name="ce62">
            <text:p><text:s/>2 543<text:s/></text:p>
          </table:table-cell>
          <table:table-cell office:value-type="float" office:value="2622" table:style-name="ce62">
            <text:p><text:s/>2 622<text:s/></text:p>
          </table:table-cell>
          <table:table-cell office:value-type="float" office:value="2419" table:style-name="ce62">
            <text:p><text:s/>2 419<text:s/></text:p>
          </table:table-cell>
          <table:table-cell office:value-type="float" office:value="2359" table:style-name="ce62">
            <text:p><text:s/>2 359<text:s/></text:p>
          </table:table-cell>
          <table:table-cell office:value-type="float" office:value="2503" table:style-name="ce62">
            <text:p><text:s/>2 503<text:s/></text:p>
          </table:table-cell>
          <table:table-cell office:value-type="float" office:value="2460" table:style-name="ce62">
            <text:p><text:s/>2 460<text:s/></text:p>
          </table:table-cell>
          <table:table-cell office:value-type="float" office:value="2373" table:style-name="ce62">
            <text:p><text:s/>2 373<text:s/></text:p>
          </table:table-cell>
          <table:table-cell office:value-type="float" office:value="2512" table:style-name="ce62">
            <text:p><text:s/>2 512<text:s/></text:p>
          </table:table-cell>
          <table:table-cell office:value-type="float" office:value="2563" table:style-name="ce62">
            <text:p><text:s/>2 563<text:s/></text:p>
          </table:table-cell>
          <table:table-cell office:value-type="float" office:value="2507" table:style-name="ce62">
            <text:p><text:s/>2 507<text:s/></text:p>
          </table:table-cell>
          <table:table-cell office:value-type="float" office:value="2582" table:style-name="ce62">
            <text:p><text:s/>2 582<text:s/></text:p>
          </table:table-cell>
          <table:table-cell office:value-type="float" office:value="2490" table:style-name="ce62">
            <text:p><text:s/>2 490<text:s/></text:p>
          </table:table-cell>
          <table:table-cell office:value-type="float" office:value="2517" table:style-name="ce62">
            <text:p><text:s/>2 517<text:s/></text:p>
          </table:table-cell>
          <table:table-cell office:value-type="float" office:value="2420" table:style-name="ce62">
            <text:p><text:s/>2 420<text:s/></text:p>
          </table:table-cell>
          <table:table-cell office:value-type="float" office:value="2427" table:style-name="ce62">
            <text:p><text:s/>2 427<text:s/></text:p>
          </table:table-cell>
          <table:table-cell office:value-type="float" office:value="2516" table:style-name="ce62">
            <text:p><text:s/>2 516<text:s/></text:p>
          </table:table-cell>
          <table:table-cell office:value-type="float" office:value="2445" table:style-name="ce62">
            <text:p><text:s/>2 445<text:s/></text:p>
          </table:table-cell>
          <table:table-cell office:value-type="float" office:value="2295" table:style-name="ce62">
            <text:p><text:s/>2 295<text:s/></text:p>
          </table:table-cell>
          <table:table-cell office:value-type="float" office:value="2320" table:style-name="ce62">
            <text:p><text:s/>2 320<text:s/></text:p>
          </table:table-cell>
          <table:table-cell office:value-type="float" office:value="2362" table:style-name="ce62">
            <text:p><text:s/>2 362<text:s/></text:p>
          </table:table-cell>
          <table:table-cell office:value-type="float" office:value="2429" table:style-name="ce62">
            <text:p><text:s/>2 429<text:s/></text:p>
          </table:table-cell>
          <table:table-cell office:value-type="float" office:value="2512" table:style-name="ce62">
            <text:p><text:s/>2 512<text:s/></text:p>
          </table:table-cell>
          <table:table-cell office:value-type="float" office:value="2544" table:style-name="ce62">
            <text:p><text:s/>2 544<text:s/></text:p>
          </table:table-cell>
          <table:table-cell office:value-type="float" office:value="2452" table:style-name="ce62">
            <text:p><text:s/>2 452<text:s/></text:p>
          </table:table-cell>
          <table:table-cell office:value-type="float" office:value="2282" table:style-name="ce62">
            <text:p><text:s/>2 282<text:s/></text:p>
          </table:table-cell>
          <table:table-cell office:value-type="float" office:value="2414" table:style-name="ce62">
            <text:p><text:s/>2 414<text:s/></text:p>
          </table:table-cell>
          <table:table-cell office:value-type="float" office:value="2472" table:style-name="ce62">
            <text:p><text:s/>2 472<text:s/></text:p>
          </table:table-cell>
          <table:table-cell office:value-type="float" office:value="2480" table:style-name="ce62">
            <text:p><text:s/>2 480<text:s/></text:p>
          </table:table-cell>
          <table:table-cell office:value-type="float" office:value="2458" table:style-name="ce62">
            <text:p><text:s/>2 458<text:s/></text:p>
          </table:table-cell>
          <table:table-cell office:value-type="float" office:value="2634" table:style-name="ce62">
            <text:p><text:s/>2 634<text:s/></text:p>
          </table:table-cell>
          <table:table-cell office:value-type="float" office:value="2559" table:style-name="ce62">
            <text:p><text:s/>2 559<text:s/></text:p>
          </table:table-cell>
          <table:table-cell office:value-type="float" office:value="2394" table:style-name="ce62">
            <text:p><text:s/>2 394<text:s/></text:p>
          </table:table-cell>
          <table:table-cell office:value-type="float" office:value="2621" table:style-name="ce62">
            <text:p><text:s/>2 621<text:s/></text:p>
          </table:table-cell>
          <table:table-cell office:value-type="float" office:value="2449" table:style-name="ce62">
            <text:p><text:s/>2 449<text:s/></text:p>
          </table:table-cell>
          <table:table-cell office:value-type="float" office:value="2462" table:style-name="ce62">
            <text:p><text:s/>2 462<text:s/></text:p>
          </table:table-cell>
          <table:table-cell office:value-type="float" office:value="2513" table:style-name="ce62">
            <text:p><text:s/>2 513<text:s/></text:p>
          </table:table-cell>
          <table:table-cell office:value-type="float" office:value="2496" table:style-name="ce62">
            <text:p><text:s/>2 496<text:s/></text:p>
          </table:table-cell>
          <table:table-cell office:value-type="float" office:value="2387" table:style-name="ce62">
            <text:p><text:s/>2 387<text:s/></text:p>
          </table:table-cell>
          <table:table-cell office:value-type="float" office:value="2387" table:style-name="ce62">
            <text:p><text:s/>2 387<text:s/></text:p>
          </table:table-cell>
          <table:table-cell office:value-type="float" office:value="2472" table:style-name="ce62">
            <text:p><text:s/>2 472<text:s/></text:p>
          </table:table-cell>
          <table:table-cell office:value-type="float" office:value="2349" table:style-name="ce62">
            <text:p><text:s/>2 349<text:s/></text:p>
          </table:table-cell>
          <table:table-cell office:value-type="float" office:value="2503" table:style-name="ce62">
            <text:p><text:s/>2 503<text:s/></text:p>
          </table:table-cell>
          <table:table-cell office:value-type="float" office:value="2505" table:style-name="ce62">
            <text:p><text:s/>2 505<text:s/></text:p>
          </table:table-cell>
          <table:table-cell office:value-type="float" office:value="2368" table:style-name="ce62">
            <text:p><text:s/>2 368<text:s/></text:p>
          </table:table-cell>
          <table:table-cell office:value-type="float" office:value="2397" table:style-name="ce62">
            <text:p><text:s/>2 397<text:s/></text:p>
          </table:table-cell>
          <table:table-cell office:value-type="float" office:value="2405" table:style-name="ce62">
            <text:p><text:s/>2 405<text:s/></text:p>
          </table:table-cell>
          <table:table-cell office:value-type="float" office:value="2475" table:style-name="ce62">
            <text:p><text:s/>2 475<text:s/></text:p>
          </table:table-cell>
          <table:table-cell office:value-type="float" office:value="2402" table:style-name="ce64">
            <text:p><text:s/>2 402<text:s/></text:p>
          </table:table-cell>
          <table:table-cell office:value-type="float" office:value="2493" table:style-name="ce62">
            <text:p><text:s/>2 493<text:s/></text:p>
          </table:table-cell>
          <table:table-cell office:value-type="float" office:value="2465" table:style-name="ce62">
            <text:p><text:s/>2 465<text:s/></text:p>
          </table:table-cell>
          <table:table-cell office:value-type="float" office:value="2555" table:style-name="ce62">
            <text:p><text:s/>2 555<text:s/></text:p>
          </table:table-cell>
          <table:table-cell office:value-type="float" office:value="2447" table:style-name="ce62">
            <text:p><text:s/>2 447<text:s/></text:p>
          </table:table-cell>
          <table:table-cell office:value-type="float" office:value="2340" table:style-name="ce62">
            <text:p><text:s/>2 340<text:s/></text:p>
          </table:table-cell>
          <table:table-cell office:value-type="float" office:value="2698" table:style-name="ce62">
            <text:p><text:s/>2 698<text:s/></text:p>
          </table:table-cell>
          <table:table-cell office:value-type="float" office:value="2602" table:style-name="ce62">
            <text:p><text:s/>2 602<text:s/></text:p>
          </table:table-cell>
          <table:table-cell office:value-type="float" office:value="2606" table:style-name="ce62">
            <text:p><text:s/>2 606<text:s/></text:p>
          </table:table-cell>
          <table:table-cell office:value-type="float" office:value="2871" table:style-name="ce62">
            <text:p><text:s/>2 871<text:s/></text:p>
          </table:table-cell>
          <table:table-cell office:value-type="float" office:value="2816" table:style-name="ce62">
            <text:p><text:s/>2 816<text:s/></text:p>
          </table:table-cell>
          <table:table-cell office:value-type="float" office:value="2616" table:style-name="ce62">
            <text:p><text:s/>2 616<text:s/></text:p>
          </table:table-cell>
          <table:table-cell office:value-type="float" office:value="2430" table:style-name="ce62">
            <text:p><text:s/>2 430<text:s/></text:p>
          </table:table-cell>
          <table:table-cell office:value-type="float" office:value="2716" table:style-name="ce62">
            <text:p><text:s/>2 716<text:s/></text:p>
          </table:table-cell>
          <table:table-cell office:value-type="float" office:value="2643" table:style-name="ce62">
            <text:p><text:s/>2 643<text:s/></text:p>
          </table:table-cell>
          <table:table-cell office:value-type="float" office:value="2686" table:style-name="ce62">
            <text:p><text:s/>2 686<text:s/></text:p>
          </table:table-cell>
          <table:table-cell office:value-type="float" office:value="2591" table:style-name="ce62">
            <text:p><text:s/>2 591<text:s/></text:p>
          </table:table-cell>
          <table:table-cell office:value-type="float" office:value="2538" table:style-name="ce62">
            <text:p><text:s/>2 538<text:s/></text:p>
          </table:table-cell>
          <table:table-cell office:value-type="float" office:value="2390" table:style-name="ce62">
            <text:p><text:s/>2 390<text:s/></text:p>
          </table:table-cell>
          <table:table-cell office:value-type="float" office:value="2335" table:style-name="ce62">
            <text:p><text:s/>2 335<text:s/></text:p>
          </table:table-cell>
          <table:table-cell office:value-type="float" office:value="2684" table:style-name="ce62">
            <text:p><text:s/>2 684<text:s/></text:p>
          </table:table-cell>
          <table:table-cell office:value-type="float" office:value="2474" table:style-name="ce62">
            <text:p><text:s/>2 474<text:s/></text:p>
          </table:table-cell>
          <table:table-cell office:value-type="float" office:value="2510" table:style-name="ce62">
            <text:p><text:s/>2 510<text:s/></text:p>
          </table:table-cell>
          <table:table-cell office:value-type="float" office:value="2574" table:style-name="ce62">
            <text:p><text:s/>2 574<text:s/></text:p>
          </table:table-cell>
          <table:table-cell office:value-type="float" office:value="2714" table:style-name="ce62">
            <text:p><text:s/>2 714<text:s/></text:p>
          </table:table-cell>
          <table:table-cell office:value-type="float" office:value="2580" table:style-name="ce62">
            <text:p><text:s/>2 580<text:s/></text:p>
          </table:table-cell>
          <table:table-cell office:value-type="float" office:value="2498" table:style-name="ce62">
            <text:p><text:s/>2 498<text:s/></text:p>
          </table:table-cell>
          <table:table-cell office:value-type="float" office:value="2889" table:style-name="ce62">
            <text:p><text:s/>2 889<text:s/></text:p>
          </table:table-cell>
          <table:table-cell office:value-type="float" office:value="2512" table:style-name="ce62">
            <text:p><text:s/>2 512<text:s/></text:p>
          </table:table-cell>
          <table:table-cell office:value-type="float" office:value="2521" table:style-name="ce62">
            <text:p><text:s/>2 521<text:s/></text:p>
          </table:table-cell>
          <table:table-cell office:value-type="float" office:value="2525" table:style-name="ce62">
            <text:p><text:s/>2 525<text:s/></text:p>
          </table:table-cell>
          <table:table-cell office:value-type="float" office:value="2513" table:style-name="ce62">
            <text:p><text:s/>2 513<text:s/></text:p>
          </table:table-cell>
          <table:table-cell office:value-type="float" office:value="2643" table:style-name="ce62">
            <text:p><text:s/>2 643<text:s/></text:p>
          </table:table-cell>
          <table:table-cell office:value-type="float" office:value="2429" table:style-name="ce62">
            <text:p><text:s/>2 429<text:s/></text:p>
          </table:table-cell>
          <table:table-cell office:value-type="float" office:value="2693" table:style-name="ce62">
            <text:p><text:s/>2 693<text:s/></text:p>
          </table:table-cell>
          <table:table-cell office:value-type="float" office:value="2720" table:style-name="ce62">
            <text:p><text:s/>2 720<text:s/></text:p>
          </table:table-cell>
          <table:table-cell office:value-type="float" office:value="2497" table:style-name="ce62">
            <text:p><text:s/>2 497<text:s/></text:p>
          </table:table-cell>
          <table:table-cell office:value-type="float" office:value="2607" table:style-name="ce62">
            <text:p><text:s/>2 607<text:s/></text:p>
          </table:table-cell>
          <table:table-cell office:value-type="float" office:value="2707" table:style-name="ce62">
            <text:p><text:s/>2 707<text:s/></text:p>
          </table:table-cell>
          <table:table-cell office:value-type="float" office:value="2432" table:style-name="ce62">
            <text:p><text:s/>2 432<text:s/></text:p>
          </table:table-cell>
          <table:table-cell office:value-type="float" office:value="2394" table:style-name="ce62">
            <text:p><text:s/>2 394<text:s/></text:p>
          </table:table-cell>
          <table:table-cell office:value-type="float" office:value="2833" table:style-name="ce62">
            <text:p><text:s/>2 833<text:s/></text:p>
          </table:table-cell>
          <table:table-cell office:value-type="float" office:value="2867" table:style-name="ce62">
            <text:p><text:s/>2 867<text:s/></text:p>
          </table:table-cell>
          <table:table-cell office:value-type="float" office:value="2621" table:style-name="ce62">
            <text:p><text:s/>2 621<text:s/></text:p>
          </table:table-cell>
          <table:table-cell office:value-type="float" office:value="2721" table:style-name="ce62">
            <text:p><text:s/>2 721<text:s/></text:p>
          </table:table-cell>
          <table:table-cell office:value-type="float" office:value="2693" table:style-name="ce62">
            <text:p><text:s/>2 693<text:s/></text:p>
          </table:table-cell>
          <table:table-cell office:value-type="float" office:value="2507" table:style-name="ce62">
            <text:p><text:s/>2 507<text:s/></text:p>
          </table:table-cell>
          <table:table-cell office:value-type="float" office:value="2582" table:style-name="ce62">
            <text:p><text:s/>2 582<text:s/></text:p>
          </table:table-cell>
          <table:table-cell table:number-columns-repeated="76" table:style-name="ce62"/>
          <table:table-cell office:value-type="float" office:value="2699.2275862068964" table:formula="of:=AVERAGE([.B10:.NC10] )" table:style-name="ce65">
            <text:p>2 699<text:s/></text:p>
          </table:table-cell>
          <table:table-cell office:value-type="string" office:string-value="x" table:formula="of:=IF(ISNUMBER([.BI10]);IF([.BI10]&gt;[.#REF!];&quot;bigger&quot;;&quot;smaller&quot;);&quot;x&quot;)" table:style-name="ce66">
            <text:p>x</text:p>
          </table:table-cell>
          <table:table-cell table:number-columns-repeated="16014" table:style-name="ce67"/>
        </table:table-row>
        <table:table-row table:style-name="ro5">
          <table:table-cell office:value-type="string" table:style-name="ce68">
            <text:p>2020</text:p>
          </table:table-cell>
          <table:table-cell office:value-type="float" office:value="2685" table:style-name="ce69">
            <text:p><text:s/>2 685<text:s/></text:p>
          </table:table-cell>
          <table:table-cell office:value-type="float" office:value="2809" table:style-name="ce70">
            <text:p><text:s/>2 809<text:s/></text:p>
          </table:table-cell>
          <table:table-cell office:value-type="float" office:value="2761" table:style-name="ce70">
            <text:p><text:s/>2 761<text:s/></text:p>
          </table:table-cell>
          <table:table-cell office:value-type="float" office:value="2765" table:style-name="ce70">
            <text:p><text:s/>2 765<text:s/></text:p>
          </table:table-cell>
          <table:table-cell office:value-type="float" office:value="2536" table:style-name="ce70">
            <text:p><text:s/>2 536<text:s/></text:p>
          </table:table-cell>
          <table:table-cell office:value-type="float" office:value="2685" table:style-name="ce70">
            <text:p><text:s/>2 685<text:s/></text:p>
          </table:table-cell>
          <table:table-cell office:value-type="float" office:value="2802" table:style-name="ce70">
            <text:p><text:s/>2 802<text:s/></text:p>
          </table:table-cell>
          <table:table-cell office:value-type="float" office:value="2832" table:style-name="ce70">
            <text:p><text:s/>2 832<text:s/></text:p>
          </table:table-cell>
          <table:table-cell office:value-type="float" office:value="2911" table:style-name="ce70">
            <text:p><text:s/>2 911<text:s/></text:p>
          </table:table-cell>
          <table:table-cell office:value-type="float" office:value="2886" table:style-name="ce70">
            <text:p><text:s/>2 886<text:s/></text:p>
          </table:table-cell>
          <table:table-cell office:value-type="float" office:value="2679" table:style-name="ce70">
            <text:p><text:s/>2 679<text:s/></text:p>
          </table:table-cell>
          <table:table-cell office:value-type="float" office:value="2613" table:style-name="ce70">
            <text:p><text:s/>2 613<text:s/></text:p>
          </table:table-cell>
          <table:table-cell office:value-type="float" office:value="2753" table:style-name="ce70">
            <text:p><text:s/>2 753<text:s/></text:p>
          </table:table-cell>
          <table:table-cell office:value-type="float" office:value="2826" table:style-name="ce70">
            <text:p><text:s/>2 826<text:s/></text:p>
          </table:table-cell>
          <table:table-cell office:value-type="float" office:value="2673" table:style-name="ce70">
            <text:p><text:s/>2 673<text:s/></text:p>
          </table:table-cell>
          <table:table-cell office:value-type="float" office:value="2832" table:style-name="ce70">
            <text:p><text:s/>2 832<text:s/></text:p>
          </table:table-cell>
          <table:table-cell office:value-type="float" office:value="2654" table:style-name="ce70">
            <text:p><text:s/>2 654<text:s/></text:p>
          </table:table-cell>
          <table:table-cell office:value-type="float" office:value="2656" table:style-name="ce70">
            <text:p><text:s/>2 656<text:s/></text:p>
          </table:table-cell>
          <table:table-cell office:value-type="float" office:value="2559" table:style-name="ce70">
            <text:p><text:s/>2 559<text:s/></text:p>
          </table:table-cell>
          <table:table-cell office:value-type="float" office:value="2603" table:style-name="ce70">
            <text:p><text:s/>2 603<text:s/></text:p>
          </table:table-cell>
          <table:table-cell office:value-type="float" office:value="2688" table:style-name="ce70">
            <text:p><text:s/>2 688<text:s/></text:p>
          </table:table-cell>
          <table:table-cell office:value-type="float" office:value="2684" table:style-name="ce70">
            <text:p><text:s/>2 684<text:s/></text:p>
          </table:table-cell>
          <table:table-cell office:value-type="float" office:value="2723" table:style-name="ce70">
            <text:p><text:s/>2 723<text:s/></text:p>
          </table:table-cell>
          <table:table-cell office:value-type="float" office:value="2836" table:style-name="ce70">
            <text:p><text:s/>2 836<text:s/></text:p>
          </table:table-cell>
          <table:table-cell office:value-type="float" office:value="2654" table:style-name="ce70">
            <text:p><text:s/>2 654<text:s/></text:p>
          </table:table-cell>
          <table:table-cell office:value-type="float" office:value="2639" table:style-name="ce70">
            <text:p><text:s/>2 639<text:s/></text:p>
          </table:table-cell>
          <table:table-cell office:value-type="float" office:value="2810" table:style-name="ce70">
            <text:p><text:s/>2 810<text:s/></text:p>
          </table:table-cell>
          <table:table-cell office:value-type="float" office:value="2898" table:style-name="ce70">
            <text:p><text:s/>2 898<text:s/></text:p>
          </table:table-cell>
          <table:table-cell office:value-type="float" office:value="2844" table:style-name="ce70">
            <text:p><text:s/>2 844<text:s/></text:p>
          </table:table-cell>
          <table:table-cell office:value-type="float" office:value="2769" table:style-name="ce70">
            <text:p><text:s/>2 769<text:s/></text:p>
          </table:table-cell>
          <table:table-cell office:value-type="float" office:value="2915" table:style-name="ce70">
            <text:p><text:s/>2 915<text:s/></text:p>
          </table:table-cell>
          <table:table-cell office:value-type="float" office:value="2802" table:style-name="ce70">
            <text:p><text:s/>2 802<text:s/></text:p>
          </table:table-cell>
          <table:table-cell office:value-type="float" office:value="2736" table:style-name="ce70">
            <text:p><text:s/>2 736<text:s/></text:p>
          </table:table-cell>
          <table:table-cell office:value-type="float" office:value="2739" table:style-name="ce70">
            <text:p><text:s/>2 739<text:s/></text:p>
          </table:table-cell>
          <table:table-cell office:value-type="float" office:value="2895" table:style-name="ce70">
            <text:p><text:s/>2 895<text:s/></text:p>
          </table:table-cell>
          <table:table-cell office:value-type="float" office:value="2695" table:style-name="ce70">
            <text:p><text:s/>2 695<text:s/></text:p>
          </table:table-cell>
          <table:table-cell office:value-type="float" office:value="2597" table:style-name="ce70">
            <text:p><text:s/>2 597<text:s/></text:p>
          </table:table-cell>
          <table:table-cell office:value-type="float" office:value="2753" table:style-name="ce70">
            <text:p><text:s/>2 753<text:s/></text:p>
          </table:table-cell>
          <table:table-cell office:value-type="float" office:value="2721" table:style-name="ce70">
            <text:p><text:s/>2 721<text:s/></text:p>
          </table:table-cell>
          <table:table-cell office:value-type="float" office:value="2638" table:style-name="ce70">
            <text:p><text:s/>2 638<text:s/></text:p>
          </table:table-cell>
          <table:table-cell office:value-type="float" office:value="2857" table:style-name="ce70">
            <text:p><text:s/>2 857<text:s/></text:p>
          </table:table-cell>
          <table:table-cell office:value-type="float" office:value="2836" table:style-name="ce70">
            <text:p><text:s/>2 836<text:s/></text:p>
          </table:table-cell>
          <table:table-cell office:value-type="float" office:value="2790" table:style-name="ce70">
            <text:p><text:s/>2 790<text:s/></text:p>
          </table:table-cell>
          <table:table-cell office:value-type="float" office:value="2802" table:style-name="ce70">
            <text:p><text:s/>2 802<text:s/></text:p>
          </table:table-cell>
          <table:table-cell office:value-type="float" office:value="2793" table:style-name="ce70">
            <text:p><text:s/>2 793<text:s/></text:p>
          </table:table-cell>
          <table:table-cell office:value-type="float" office:value="2809" table:style-name="ce70">
            <text:p><text:s/>2 809<text:s/></text:p>
          </table:table-cell>
          <table:table-cell office:value-type="float" office:value="2761" table:style-name="ce70">
            <text:p><text:s/>2 761<text:s/></text:p>
          </table:table-cell>
          <table:table-cell office:value-type="float" office:value="2817" table:style-name="ce70">
            <text:p><text:s/>2 817<text:s/></text:p>
          </table:table-cell>
          <table:table-cell office:value-type="float" office:value="2662" table:style-name="ce70">
            <text:p><text:s/>2 662<text:s/></text:p>
          </table:table-cell>
          <table:table-cell office:value-type="float" office:value="2738" table:style-name="ce70">
            <text:p><text:s/>2 738<text:s/></text:p>
          </table:table-cell>
          <table:table-cell office:value-type="float" office:value="2728" table:style-name="ce70">
            <text:p><text:s/>2 728<text:s/></text:p>
          </table:table-cell>
          <table:table-cell office:value-type="float" office:value="2676" table:style-name="ce70">
            <text:p><text:s/>2 676<text:s/></text:p>
          </table:table-cell>
          <table:table-cell office:value-type="float" office:value="2677" table:style-name="ce70">
            <text:p><text:s/>2 677<text:s/></text:p>
          </table:table-cell>
          <table:table-cell office:value-type="float" office:value="2655" table:style-name="ce70">
            <text:p><text:s/>2 655<text:s/></text:p>
          </table:table-cell>
          <table:table-cell office:value-type="float" office:value="2775" table:style-name="ce70">
            <text:p><text:s/>2 775<text:s/></text:p>
          </table:table-cell>
          <table:table-cell office:value-type="float" office:value="2805" table:style-name="ce70">
            <text:p><text:s/>2 805<text:s/></text:p>
          </table:table-cell>
          <table:table-cell office:value-type="float" office:value="2792" table:style-name="ce70">
            <text:p><text:s/>2 792<text:s/></text:p>
          </table:table-cell>
          <table:table-cell office:value-type="float" office:value="2741" table:style-name="ce70">
            <text:p><text:s/>2 741<text:s/></text:p>
          </table:table-cell>
          <table:table-cell office:value-type="float" office:value="2911" table:style-name="ce70">
            <text:p><text:s/>2 911<text:s/></text:p>
          </table:table-cell>
          <table:table-cell office:value-type="float" office:value="2829" table:style-name="ce63">
            <text:p><text:s/>2 829<text:s/></text:p>
          </table:table-cell>
          <table:table-cell office:value-type="float" office:value="2652" table:style-name="ce70">
            <text:p><text:s/>2 652<text:s/></text:p>
          </table:table-cell>
          <table:table-cell office:value-type="float" office:value="2854" table:style-name="ce70">
            <text:p><text:s/>2 854<text:s/></text:p>
          </table:table-cell>
          <table:table-cell office:value-type="float" office:value="2898" table:style-name="ce70">
            <text:p><text:s/>2 898<text:s/></text:p>
          </table:table-cell>
          <table:table-cell office:value-type="float" office:value="2797" table:style-name="ce70">
            <text:p><text:s/>2 797<text:s/></text:p>
          </table:table-cell>
          <table:table-cell office:value-type="float" office:value="2786" table:style-name="ce70">
            <text:p><text:s/>2 786<text:s/></text:p>
          </table:table-cell>
          <table:table-cell office:value-type="float" office:value="2910" table:style-name="ce70">
            <text:p><text:s/>2 910<text:s/></text:p>
          </table:table-cell>
          <table:table-cell office:value-type="float" office:value="2707" table:style-name="ce70">
            <text:p><text:s/>2 707<text:s/></text:p>
          </table:table-cell>
          <table:table-cell office:value-type="float" office:value="2715" table:style-name="ce70">
            <text:p><text:s/>2 715<text:s/></text:p>
          </table:table-cell>
          <table:table-cell office:value-type="float" office:value="2880" table:style-name="ce70">
            <text:p><text:s/>2 880<text:s/></text:p>
          </table:table-cell>
          <table:table-cell office:value-type="float" office:value="2878" table:style-name="ce70">
            <text:p><text:s/>2 878<text:s/></text:p>
          </table:table-cell>
          <table:table-cell office:value-type="float" office:value="2885" table:style-name="ce70">
            <text:p><text:s/>2 885<text:s/></text:p>
          </table:table-cell>
          <table:table-cell office:value-type="float" office:value="2846" table:style-name="ce70">
            <text:p><text:s/>2 846<text:s/></text:p>
          </table:table-cell>
          <table:table-cell office:value-type="float" office:value="2822" table:style-name="ce70">
            <text:p><text:s/>2 822<text:s/></text:p>
          </table:table-cell>
          <table:table-cell office:value-type="float" office:value="2795" table:style-name="ce70">
            <text:p><text:s/>2 795<text:s/></text:p>
          </table:table-cell>
          <table:table-cell office:value-type="float" office:value="2743" table:style-name="ce70">
            <text:p><text:s/>2 743<text:s/></text:p>
          </table:table-cell>
          <table:table-cell office:value-type="float" office:value="2918" table:style-name="ce70">
            <text:p><text:s/>2 918<text:s/></text:p>
          </table:table-cell>
          <table:table-cell office:value-type="float" office:value="2860" table:style-name="ce70">
            <text:p><text:s/>2 860<text:s/></text:p>
          </table:table-cell>
          <table:table-cell office:value-type="float" office:value="2937" table:style-name="ce70">
            <text:p><text:s/>2 937<text:s/></text:p>
          </table:table-cell>
          <table:table-cell office:value-type="float" office:value="2808" table:style-name="ce70">
            <text:p><text:s/>2 808<text:s/></text:p>
          </table:table-cell>
          <table:table-cell office:value-type="float" office:value="2866" table:style-name="ce70">
            <text:p><text:s/>2 866<text:s/></text:p>
          </table:table-cell>
          <table:table-cell office:value-type="float" office:value="2756" table:style-name="ce70">
            <text:p><text:s/>2 756<text:s/></text:p>
          </table:table-cell>
          <table:table-cell office:value-type="float" office:value="2577" table:style-name="ce70">
            <text:p><text:s/>2 577<text:s/></text:p>
          </table:table-cell>
          <table:table-cell office:value-type="float" office:value="2678" table:style-name="ce70">
            <text:p><text:s/>2 678<text:s/></text:p>
          </table:table-cell>
          <table:table-cell office:value-type="float" office:value="2731" table:style-name="ce70">
            <text:p><text:s/>2 731<text:s/></text:p>
          </table:table-cell>
          <table:table-cell office:value-type="float" office:value="2921" table:style-name="ce70">
            <text:p><text:s/>2 921<text:s/></text:p>
          </table:table-cell>
          <table:table-cell office:value-type="float" office:value="2832" table:style-name="ce70">
            <text:p><text:s/>2 832<text:s/></text:p>
          </table:table-cell>
          <table:table-cell office:value-type="float" office:value="2954" table:style-name="ce70">
            <text:p><text:s/>2 954<text:s/></text:p>
          </table:table-cell>
          <table:table-cell office:value-type="float" office:value="2934" table:style-name="ce70">
            <text:p><text:s/>2 934<text:s/></text:p>
          </table:table-cell>
          <table:table-cell office:value-type="float" office:value="2628" table:style-name="ce70">
            <text:p><text:s/>2 628<text:s/></text:p>
          </table:table-cell>
          <table:table-cell office:value-type="float" office:value="2876" table:style-name="ce70">
            <text:p><text:s/>2 876<text:s/></text:p>
          </table:table-cell>
          <table:table-cell office:value-type="float" office:value="2952" table:style-name="ce70">
            <text:p><text:s/>2 952<text:s/></text:p>
          </table:table-cell>
          <table:table-cell office:value-type="float" office:value="2975" table:style-name="ce70">
            <text:p><text:s/>2 975<text:s/></text:p>
          </table:table-cell>
          <table:table-cell office:value-type="float" office:value="3070" table:style-name="ce70">
            <text:p><text:s/>3 070<text:s/></text:p>
          </table:table-cell>
          <table:table-cell office:value-type="float" office:value="2981" table:style-name="ce70">
            <text:p><text:s/>2 981<text:s/></text:p>
          </table:table-cell>
          <table:table-cell office:value-type="float" office:value="2946" table:style-name="ce70">
            <text:p><text:s/>2 946<text:s/></text:p>
          </table:table-cell>
          <table:table-cell office:value-type="float" office:value="2862" table:style-name="ce70">
            <text:p><text:s/>2 862<text:s/></text:p>
          </table:table-cell>
          <table:table-cell office:value-type="float" office:value="3041" table:style-name="ce70">
            <text:p><text:s/>3 041<text:s/></text:p>
          </table:table-cell>
          <table:table-cell office:value-type="float" office:value="3048" table:style-name="ce70">
            <text:p><text:s/>3 048<text:s/></text:p>
          </table:table-cell>
          <table:table-cell office:value-type="float" office:value="3163" table:style-name="ce70">
            <text:p><text:s/>3 163<text:s/></text:p>
          </table:table-cell>
          <table:table-cell office:value-type="float" office:value="2967" table:style-name="ce70">
            <text:p><text:s/>2 967<text:s/></text:p>
          </table:table-cell>
          <table:table-cell office:value-type="float" office:value="2747" table:style-name="ce70">
            <text:p><text:s/>2 747<text:s/></text:p>
          </table:table-cell>
          <table:table-cell office:value-type="float" office:value="2790" table:style-name="ce70">
            <text:p><text:s/>2 790<text:s/></text:p>
          </table:table-cell>
          <table:table-cell office:value-type="float" office:value="2746" table:style-name="ce70">
            <text:p><text:s/>2 746<text:s/></text:p>
          </table:table-cell>
          <table:table-cell office:value-type="float" office:value="2678" table:style-name="ce70">
            <text:p><text:s/>2 678<text:s/></text:p>
          </table:table-cell>
          <table:table-cell office:value-type="float" office:value="2727" table:style-name="ce70">
            <text:p><text:s/>2 727<text:s/></text:p>
          </table:table-cell>
          <table:table-cell office:value-type="float" office:value="2735" table:style-name="ce70">
            <text:p><text:s/>2 735<text:s/></text:p>
          </table:table-cell>
          <table:table-cell office:value-type="float" office:value="2820" table:style-name="ce70">
            <text:p><text:s/>2 820<text:s/></text:p>
          </table:table-cell>
          <table:table-cell office:value-type="float" office:value="2917" table:style-name="ce70">
            <text:p><text:s/>2 917<text:s/></text:p>
          </table:table-cell>
          <table:table-cell office:value-type="float" office:value="2718" table:style-name="ce70">
            <text:p><text:s/>2 718<text:s/></text:p>
          </table:table-cell>
          <table:table-cell office:value-type="float" office:value="2666" table:style-name="ce70">
            <text:p><text:s/>2 666<text:s/></text:p>
          </table:table-cell>
          <table:table-cell office:value-type="float" office:value="2650" table:style-name="ce70">
            <text:p><text:s/>2 650<text:s/></text:p>
          </table:table-cell>
          <table:table-cell office:value-type="float" office:value="2735" table:style-name="ce70">
            <text:p><text:s/>2 735<text:s/></text:p>
          </table:table-cell>
          <table:table-cell office:value-type="float" office:value="2699" table:style-name="ce70">
            <text:p><text:s/>2 699<text:s/></text:p>
          </table:table-cell>
          <table:table-cell office:value-type="float" office:value="2745" table:style-name="ce70">
            <text:p><text:s/>2 745<text:s/></text:p>
          </table:table-cell>
          <table:table-cell office:value-type="float" office:value="2734" table:style-name="ce70">
            <text:p><text:s/>2 734<text:s/></text:p>
          </table:table-cell>
          <table:table-cell office:value-type="float" office:value="2542" table:style-name="ce70">
            <text:p><text:s/>2 542<text:s/></text:p>
          </table:table-cell>
          <table:table-cell office:value-type="float" office:value="2452" table:style-name="ce70">
            <text:p><text:s/>2 452<text:s/></text:p>
          </table:table-cell>
          <table:table-cell office:value-type="float" office:value="2624" table:style-name="ce70">
            <text:p><text:s/>2 624<text:s/></text:p>
          </table:table-cell>
          <table:table-cell office:value-type="float" office:value="2577" table:style-name="ce70">
            <text:p><text:s/>2 577<text:s/></text:p>
          </table:table-cell>
          <table:table-cell office:value-type="float" office:value="2767" table:style-name="ce70">
            <text:p><text:s/>2 767<text:s/></text:p>
          </table:table-cell>
          <table:table-cell office:value-type="float" office:value="2708" table:style-name="ce70">
            <text:p><text:s/>2 708<text:s/></text:p>
          </table:table-cell>
          <table:table-cell office:value-type="float" office:value="2496" table:style-name="ce70">
            <text:p><text:s/>2 496<text:s/></text:p>
          </table:table-cell>
          <table:table-cell office:value-type="float" office:value="2434" table:style-name="ce70">
            <text:p><text:s/>2 434<text:s/></text:p>
          </table:table-cell>
          <table:table-cell office:value-type="float" office:value="2314" table:style-name="ce70">
            <text:p><text:s/>2 314<text:s/></text:p>
          </table:table-cell>
          <table:table-cell office:value-type="float" office:value="2511" table:style-name="ce70">
            <text:p><text:s/>2 511<text:s/></text:p>
          </table:table-cell>
          <table:table-cell office:value-type="float" office:value="2509" table:style-name="ce70">
            <text:p><text:s/>2 509<text:s/></text:p>
          </table:table-cell>
          <table:table-cell office:value-type="float" office:value="2556" table:style-name="ce70">
            <text:p><text:s/>2 556<text:s/></text:p>
          </table:table-cell>
          <table:table-cell office:value-type="float" office:value="2534" table:style-name="ce70">
            <text:p><text:s/>2 534<text:s/></text:p>
          </table:table-cell>
          <table:table-cell office:value-type="float" office:value="2568" table:style-name="ce70">
            <text:p><text:s/>2 568<text:s/></text:p>
          </table:table-cell>
          <table:table-cell office:value-type="float" office:value="2556" table:style-name="ce70">
            <text:p><text:s/>2 556<text:s/></text:p>
          </table:table-cell>
          <table:table-cell office:value-type="float" office:value="2417" table:style-name="ce70">
            <text:p><text:s/>2 417<text:s/></text:p>
          </table:table-cell>
          <table:table-cell office:value-type="float" office:value="2461" table:style-name="ce70">
            <text:p><text:s/>2 461<text:s/></text:p>
          </table:table-cell>
          <table:table-cell office:value-type="float" office:value="2453" table:style-name="ce70">
            <text:p><text:s/>2 453<text:s/></text:p>
          </table:table-cell>
          <table:table-cell office:value-type="float" office:value="2515" table:style-name="ce70">
            <text:p><text:s/>2 515<text:s/></text:p>
          </table:table-cell>
          <table:table-cell office:value-type="float" office:value="2420" table:style-name="ce70">
            <text:p><text:s/>2 420<text:s/></text:p>
          </table:table-cell>
          <table:table-cell office:value-type="float" office:value="2465" table:style-name="ce70">
            <text:p><text:s/>2 465<text:s/></text:p>
          </table:table-cell>
          <table:table-cell office:value-type="float" office:value="2333" table:style-name="ce70">
            <text:p><text:s/>2 333<text:s/></text:p>
          </table:table-cell>
          <table:table-cell office:value-type="float" office:value="2354" table:style-name="ce70">
            <text:p><text:s/>2 354<text:s/></text:p>
          </table:table-cell>
          <table:table-cell office:value-type="float" office:value="2493" table:style-name="ce70">
            <text:p><text:s/>2 493<text:s/></text:p>
          </table:table-cell>
          <table:table-cell office:value-type="float" office:value="2527" table:style-name="ce70">
            <text:p><text:s/>2 527<text:s/></text:p>
          </table:table-cell>
          <table:table-cell office:value-type="float" office:value="2602" table:style-name="ce70">
            <text:p><text:s/>2 602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473" table:style-name="ce70">
            <text:p><text:s/>2 473<text:s/></text:p>
          </table:table-cell>
          <table:table-cell office:value-type="float" office:value="2381" table:style-name="ce70">
            <text:p><text:s/>2 381<text:s/></text:p>
          </table:table-cell>
          <table:table-cell office:value-type="float" office:value="2277" table:style-name="ce70">
            <text:p><text:s/>2 277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421" table:style-name="ce70">
            <text:p><text:s/>2 421<text:s/></text:p>
          </table:table-cell>
          <table:table-cell office:value-type="float" office:value="2427" table:style-name="ce70">
            <text:p><text:s/>2 427<text:s/></text:p>
          </table:table-cell>
          <table:table-cell office:value-type="float" office:value="2478" table:style-name="ce70">
            <text:p><text:s/>2 478<text:s/></text:p>
          </table:table-cell>
          <table:table-cell office:value-type="float" office:value="2411" table:style-name="ce70">
            <text:p><text:s/>2 411<text:s/></text:p>
          </table:table-cell>
          <table:table-cell office:value-type="float" office:value="2383" table:style-name="ce70">
            <text:p><text:s/>2 383<text:s/></text:p>
          </table:table-cell>
          <table:table-cell office:value-type="float" office:value="2228" table:style-name="ce70">
            <text:p><text:s/>2 228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537" table:style-name="ce70">
            <text:p><text:s/>2 537<text:s/></text:p>
          </table:table-cell>
          <table:table-cell office:value-type="float" office:value="2591" table:style-name="ce70">
            <text:p><text:s/>2 591<text:s/></text:p>
          </table:table-cell>
          <table:table-cell office:value-type="float" office:value="2694" table:style-name="ce70">
            <text:p><text:s/>2 694<text:s/></text:p>
          </table:table-cell>
          <table:table-cell office:value-type="float" office:value="2492" table:style-name="ce70">
            <text:p><text:s/>2 492<text:s/></text:p>
          </table:table-cell>
          <table:table-cell office:value-type="float" office:value="2372" table:style-name="ce70">
            <text:p><text:s/>2 372<text:s/></text:p>
          </table:table-cell>
          <table:table-cell office:value-type="float" office:value="2260" table:style-name="ce70">
            <text:p><text:s/>2 260<text:s/></text:p>
          </table:table-cell>
          <table:table-cell office:value-type="float" office:value="2311" table:style-name="ce70">
            <text:p><text:s/>2 311<text:s/></text:p>
          </table:table-cell>
          <table:table-cell office:value-type="float" office:value="2321" table:style-name="ce70">
            <text:p><text:s/>2 321<text:s/></text:p>
          </table:table-cell>
          <table:table-cell office:value-type="float" office:value="2382" table:style-name="ce70">
            <text:p><text:s/>2 382<text:s/></text:p>
          </table:table-cell>
          <table:table-cell office:value-type="float" office:value="2318" table:style-name="ce70">
            <text:p><text:s/>2 318<text:s/></text:p>
          </table:table-cell>
          <table:table-cell office:value-type="float" office:value="2521" table:style-name="ce70">
            <text:p><text:s/>2 521<text:s/></text:p>
          </table:table-cell>
          <table:table-cell office:value-type="float" office:value="2445" table:style-name="ce70">
            <text:p><text:s/>2 445<text:s/></text:p>
          </table:table-cell>
          <table:table-cell office:value-type="float" office:value="2303" table:style-name="ce70">
            <text:p><text:s/>2 303<text:s/></text:p>
          </table:table-cell>
          <table:table-cell office:value-type="float" office:value="2311" table:style-name="ce70">
            <text:p><text:s/>2 311<text:s/></text:p>
          </table:table-cell>
          <table:table-cell office:value-type="float" office:value="2401" table:style-name="ce70">
            <text:p><text:s/>2 401<text:s/></text:p>
          </table:table-cell>
          <table:table-cell office:value-type="float" office:value="2394" table:style-name="ce70">
            <text:p><text:s/>2 394<text:s/></text:p>
          </table:table-cell>
          <table:table-cell office:value-type="float" office:value="2384" table:style-name="ce70">
            <text:p><text:s/>2 384<text:s/></text:p>
          </table:table-cell>
          <table:table-cell office:value-type="float" office:value="2369" table:style-name="ce70">
            <text:p><text:s/>2 369<text:s/></text:p>
          </table:table-cell>
          <table:table-cell office:value-type="float" office:value="2350" table:style-name="ce70">
            <text:p><text:s/>2 350<text:s/></text:p>
          </table:table-cell>
          <table:table-cell office:value-type="float" office:value="2192" table:style-name="ce70">
            <text:p><text:s/>2 192<text:s/></text:p>
          </table:table-cell>
          <table:table-cell office:value-type="float" office:value="2474" table:style-name="ce70">
            <text:p><text:s/>2 474<text:s/></text:p>
          </table:table-cell>
          <table:table-cell office:value-type="float" office:value="2453" table:style-name="ce70">
            <text:p><text:s/>2 453<text:s/></text:p>
          </table:table-cell>
          <table:table-cell office:value-type="float" office:value="2379" table:style-name="ce70">
            <text:p><text:s/>2 379<text:s/></text:p>
          </table:table-cell>
          <table:table-cell office:value-type="float" office:value="2456" table:style-name="ce70">
            <text:p><text:s/>2 456<text:s/></text:p>
          </table:table-cell>
          <table:table-cell office:value-type="float" office:value="2552" table:style-name="ce70">
            <text:p><text:s/>2 552<text:s/></text:p>
          </table:table-cell>
          <table:table-cell office:value-type="float" office:value="2599" table:style-name="ce70">
            <text:p><text:s/>2 599<text:s/></text:p>
          </table:table-cell>
          <table:table-cell office:value-type="float" office:value="2380" table:style-name="ce70">
            <text:p><text:s/>2 380<text:s/></text:p>
          </table:table-cell>
          <table:table-cell office:value-type="float" office:value="2305" table:style-name="ce70">
            <text:p><text:s/>2 305<text:s/></text:p>
          </table:table-cell>
          <table:table-cell office:value-type="float" office:value="2297" table:style-name="ce70">
            <text:p><text:s/>2 297<text:s/></text:p>
          </table:table-cell>
          <table:table-cell office:value-type="float" office:value="2457" table:style-name="ce70">
            <text:p><text:s/>2 457<text:s/></text:p>
          </table:table-cell>
          <table:table-cell office:value-type="float" office:value="2424" table:style-name="ce70">
            <text:p><text:s/>2 424<text:s/></text:p>
          </table:table-cell>
          <table:table-cell office:value-type="float" office:value="2356" table:style-name="ce70">
            <text:p><text:s/>2 356<text:s/></text:p>
          </table:table-cell>
          <table:table-cell office:value-type="float" office:value="2275" table:style-name="ce70">
            <text:p><text:s/>2 275<text:s/></text:p>
          </table:table-cell>
          <table:table-cell office:value-type="float" office:value="2343" table:style-name="ce70">
            <text:p><text:s/>2 343<text:s/></text:p>
          </table:table-cell>
          <table:table-cell office:value-type="float" office:value="2399" table:style-name="ce70">
            <text:p><text:s/>2 399<text:s/></text:p>
          </table:table-cell>
          <table:table-cell office:value-type="float" office:value="2321" table:style-name="ce70">
            <text:p><text:s/>2 321<text:s/></text:p>
          </table:table-cell>
          <table:table-cell office:value-type="float" office:value="2253" table:style-name="ce70">
            <text:p><text:s/>2 253<text:s/></text:p>
          </table:table-cell>
          <table:table-cell office:value-type="float" office:value="2391" table:style-name="ce70">
            <text:p><text:s/>2 391<text:s/></text:p>
          </table:table-cell>
          <table:table-cell office:value-type="float" office:value="2430" table:style-name="ce70">
            <text:p><text:s/>2 430<text:s/></text:p>
          </table:table-cell>
          <table:table-cell office:value-type="float" office:value="2200" table:style-name="ce70">
            <text:p><text:s/>2 200<text:s/></text:p>
          </table:table-cell>
          <table:table-cell office:value-type="float" office:value="2148" table:style-name="ce70">
            <text:p><text:s/>2 148<text:s/></text:p>
          </table:table-cell>
          <table:table-cell office:value-type="float" office:value="2283" table:style-name="ce70">
            <text:p><text:s/>2 283<text:s/></text:p>
          </table:table-cell>
          <table:table-cell office:value-type="float" office:value="2430" table:style-name="ce70">
            <text:p><text:s/>2 430<text:s/></text:p>
          </table:table-cell>
          <table:table-cell office:value-type="float" office:value="2426" table:style-name="ce70">
            <text:p><text:s/>2 426<text:s/></text:p>
          </table:table-cell>
          <table:table-cell office:value-type="float" office:value="2364" table:style-name="ce70">
            <text:p><text:s/>2 364<text:s/></text:p>
          </table:table-cell>
          <table:table-cell office:value-type="float" office:value="2337" table:style-name="ce70">
            <text:p><text:s/>2 337<text:s/></text:p>
          </table:table-cell>
          <table:table-cell office:value-type="float" office:value="2329" table:style-name="ce70">
            <text:p><text:s/>2 329<text:s/></text:p>
          </table:table-cell>
          <table:table-cell office:value-type="float" office:value="2368" table:style-name="ce70">
            <text:p><text:s/>2 368<text:s/></text:p>
          </table:table-cell>
          <table:table-cell office:value-type="float" office:value="2445" table:style-name="ce70">
            <text:p><text:s/>2 445<text:s/></text:p>
          </table:table-cell>
          <table:table-cell office:value-type="float" office:value="2315" table:style-name="ce70">
            <text:p><text:s/>2 315<text:s/></text:p>
          </table:table-cell>
          <table:table-cell office:value-type="float" office:value="2317" table:style-name="ce70">
            <text:p><text:s/>2 317<text:s/></text:p>
          </table:table-cell>
          <table:table-cell office:value-type="float" office:value="2391" table:style-name="ce70">
            <text:p><text:s/>2 391<text:s/></text:p>
          </table:table-cell>
          <table:table-cell office:value-type="float" office:value="2526" table:style-name="ce70">
            <text:p><text:s/>2 526<text:s/></text:p>
          </table:table-cell>
          <table:table-cell office:value-type="float" office:value="2510" table:style-name="ce70">
            <text:p><text:s/>2 510<text:s/></text:p>
          </table:table-cell>
          <table:table-cell office:value-type="float" office:value="2383" table:style-name="ce70">
            <text:p><text:s/>2 383<text:s/></text:p>
          </table:table-cell>
          <table:table-cell office:value-type="float" office:value="2433" table:style-name="ce70">
            <text:p><text:s/>2 433<text:s/></text:p>
          </table:table-cell>
          <table:table-cell office:value-type="float" office:value="2599" table:style-name="ce70">
            <text:p><text:s/>2 599<text:s/></text:p>
          </table:table-cell>
          <table:table-cell office:value-type="float" office:value="2376" table:style-name="ce70">
            <text:p><text:s/>2 376<text:s/></text:p>
          </table:table-cell>
          <table:table-cell office:value-type="float" office:value="2361" table:style-name="ce70">
            <text:p><text:s/>2 361<text:s/></text:p>
          </table:table-cell>
          <table:table-cell office:value-type="float" office:value="2605" table:style-name="ce70">
            <text:p><text:s/>2 605<text:s/></text:p>
          </table:table-cell>
          <table:table-cell office:value-type="float" office:value="2590" table:style-name="ce70">
            <text:p><text:s/>2 590<text:s/></text:p>
          </table:table-cell>
          <table:table-cell office:value-type="float" office:value="2469" table:style-name="ce70">
            <text:p><text:s/>2 469<text:s/></text:p>
          </table:table-cell>
          <table:table-cell office:value-type="float" office:value="2408" table:style-name="ce70">
            <text:p><text:s/>2 408<text:s/></text:p>
          </table:table-cell>
          <table:table-cell office:value-type="float" office:value="2286" table:style-name="ce70">
            <text:p><text:s/>2 286<text:s/></text:p>
          </table:table-cell>
          <table:table-cell office:value-type="float" office:value="2389" table:style-name="ce70">
            <text:p><text:s/>2 389<text:s/></text:p>
          </table:table-cell>
          <table:table-cell office:value-type="float" office:value="2398" table:style-name="ce70">
            <text:p><text:s/>2 398<text:s/></text:p>
          </table:table-cell>
          <table:table-cell office:value-type="float" office:value="2543" table:style-name="ce70">
            <text:p><text:s/>2 543<text:s/></text:p>
          </table:table-cell>
          <table:table-cell office:value-type="float" office:value="2670" table:style-name="ce70">
            <text:p><text:s/>2 670<text:s/></text:p>
          </table:table-cell>
          <table:table-cell office:value-type="float" office:value="2776" table:style-name="ce70">
            <text:p><text:s/>2 776<text:s/></text:p>
          </table:table-cell>
          <table:table-cell office:value-type="float" office:value="2782" table:style-name="ce70">
            <text:p><text:s/>2 782<text:s/></text:p>
          </table:table-cell>
          <table:table-cell office:value-type="float" office:value="3043" table:style-name="ce70">
            <text:p><text:s/>3 043<text:s/></text:p>
          </table:table-cell>
          <table:table-cell office:value-type="float" office:value="3003" table:style-name="ce70">
            <text:p><text:s/>3 003<text:s/></text:p>
          </table:table-cell>
          <table:table-cell office:value-type="float" office:value="2883" table:style-name="ce70">
            <text:p><text:s/>2 883<text:s/></text:p>
          </table:table-cell>
          <table:table-cell office:value-type="float" office:value="2867" table:style-name="ce70">
            <text:p><text:s/>2 867<text:s/></text:p>
          </table:table-cell>
          <table:table-cell office:value-type="float" office:value="2654" table:style-name="ce70">
            <text:p><text:s/>2 654<text:s/></text:p>
          </table:table-cell>
          <table:table-cell office:value-type="float" office:value="2488" table:style-name="ce70">
            <text:p><text:s/>2 488<text:s/></text:p>
          </table:table-cell>
          <table:table-cell office:value-type="float" office:value="2494" table:style-name="ce70">
            <text:p><text:s/>2 494<text:s/></text:p>
          </table:table-cell>
          <table:table-cell office:value-type="float" office:value="2560" table:style-name="ce70">
            <text:p><text:s/>2 560<text:s/></text:p>
          </table:table-cell>
          <table:table-cell office:value-type="float" office:value="2553" table:style-name="ce70">
            <text:p><text:s/>2 553<text:s/></text:p>
          </table:table-cell>
          <table:table-cell office:value-type="float" office:value="2508" table:style-name="ce70">
            <text:p><text:s/>2 508<text:s/></text:p>
          </table:table-cell>
          <table:table-cell office:value-type="float" office:value="2683" table:style-name="ce70">
            <text:p><text:s/>2 683<text:s/></text:p>
          </table:table-cell>
          <table:table-cell office:value-type="float" office:value="2512" table:style-name="ce70">
            <text:p><text:s/>2 512<text:s/></text:p>
          </table:table-cell>
          <table:table-cell office:value-type="float" office:value="2249" table:style-name="ce70">
            <text:p><text:s/>2 249<text:s/></text:p>
          </table:table-cell>
          <table:table-cell office:value-type="float" office:value="2335" table:style-name="ce70">
            <text:p><text:s/>2 335<text:s/></text:p>
          </table:table-cell>
          <table:table-cell office:value-type="float" office:value="2418" table:style-name="ce70">
            <text:p><text:s/>2 418<text:s/></text:p>
          </table:table-cell>
          <table:table-cell office:value-type="float" office:value="2394" table:style-name="ce70">
            <text:p><text:s/>2 394<text:s/></text:p>
          </table:table-cell>
          <table:table-cell office:value-type="float" office:value="2278" table:style-name="ce70">
            <text:p><text:s/>2 278<text:s/></text:p>
          </table:table-cell>
          <table:table-cell office:value-type="float" office:value="2430" table:style-name="ce70">
            <text:p><text:s/>2 430<text:s/></text:p>
          </table:table-cell>
          <table:table-cell office:value-type="float" office:value="2485" table:style-name="ce70">
            <text:p><text:s/>2 485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278" table:style-name="ce70">
            <text:p><text:s/>2 278<text:s/></text:p>
          </table:table-cell>
          <table:table-cell office:value-type="float" office:value="2451" table:style-name="ce70">
            <text:p><text:s/>2 451<text:s/></text:p>
          </table:table-cell>
          <table:table-cell office:value-type="float" office:value="2409" table:style-name="ce70">
            <text:p><text:s/>2 409<text:s/></text:p>
          </table:table-cell>
          <table:table-cell office:value-type="float" office:value="2439" table:style-name="ce70">
            <text:p><text:s/>2 439<text:s/></text:p>
          </table:table-cell>
          <table:table-cell office:value-type="float" office:value="2477" table:style-name="ce70">
            <text:p><text:s/>2 477<text:s/></text:p>
          </table:table-cell>
          <table:table-cell office:value-type="float" office:value="2395" table:style-name="ce70">
            <text:p><text:s/>2 395<text:s/></text:p>
          </table:table-cell>
          <table:table-cell office:value-type="float" office:value="2340" table:style-name="ce70">
            <text:p><text:s/>2 340<text:s/></text:p>
          </table:table-cell>
          <table:table-cell office:value-type="float" office:value="2433" table:style-name="ce70">
            <text:p><text:s/>2 433<text:s/></text:p>
          </table:table-cell>
          <table:table-cell office:value-type="float" office:value="2429" table:style-name="ce70">
            <text:p><text:s/>2 429<text:s/></text:p>
          </table:table-cell>
          <table:table-cell office:value-type="float" office:value="2545" table:style-name="ce70">
            <text:p><text:s/>2 545<text:s/></text:p>
          </table:table-cell>
          <table:table-cell office:value-type="float" office:value="2502" table:style-name="ce70">
            <text:p><text:s/>2 502<text:s/></text:p>
          </table:table-cell>
          <table:table-cell office:value-type="float" office:value="2507" table:style-name="ce70">
            <text:p><text:s/>2 507<text:s/></text:p>
          </table:table-cell>
          <table:table-cell office:value-type="float" office:value="2437" table:style-name="ce70">
            <text:p><text:s/>2 437<text:s/></text:p>
          </table:table-cell>
          <table:table-cell office:value-type="float" office:value="2302" table:style-name="ce70">
            <text:p><text:s/>2 302<text:s/></text:p>
          </table:table-cell>
          <table:table-cell office:value-type="float" office:value="2503" table:style-name="ce70">
            <text:p><text:s/>2 503<text:s/></text:p>
          </table:table-cell>
          <table:table-cell office:value-type="float" office:value="2656" table:style-name="ce70">
            <text:p><text:s/>2 656<text:s/></text:p>
          </table:table-cell>
          <table:table-cell office:value-type="float" office:value="2575" table:style-name="ce70">
            <text:p><text:s/>2 575<text:s/></text:p>
          </table:table-cell>
          <table:table-cell office:value-type="float" office:value="2556" table:style-name="ce70">
            <text:p><text:s/>2 556<text:s/></text:p>
          </table:table-cell>
          <table:table-cell office:value-type="float" office:value="2412" table:style-name="ce70">
            <text:p><text:s/>2 412<text:s/></text:p>
          </table:table-cell>
          <table:table-cell office:value-type="float" office:value="2472" table:style-name="ce70">
            <text:p><text:s/>2 472<text:s/></text:p>
          </table:table-cell>
          <table:table-cell office:value-type="float" office:value="2381" table:style-name="ce70">
            <text:p><text:s/>2 381<text:s/></text:p>
          </table:table-cell>
          <table:table-cell office:value-type="float" office:value="2480" table:style-name="ce70">
            <text:p><text:s/>2 480<text:s/></text:p>
          </table:table-cell>
          <table:table-cell office:value-type="float" office:value="2495" table:style-name="ce70">
            <text:p><text:s/>2 495<text:s/></text:p>
          </table:table-cell>
          <table:table-cell office:value-type="float" office:value="2612" table:style-name="ce70">
            <text:p><text:s/>2 612<text:s/></text:p>
          </table:table-cell>
          <table:table-cell office:value-type="float" office:value="2523" table:style-name="ce70">
            <text:p><text:s/>2 523<text:s/></text:p>
          </table:table-cell>
          <table:table-cell office:value-type="float" office:value="2577" table:style-name="ce70">
            <text:p><text:s/>2 577<text:s/></text:p>
          </table:table-cell>
          <table:table-cell office:value-type="float" office:value="2423" table:style-name="ce70">
            <text:p><text:s/>2 423<text:s/></text:p>
          </table:table-cell>
          <table:table-cell office:value-type="float" office:value="2336" table:style-name="ce70">
            <text:p><text:s/>2 336<text:s/></text:p>
          </table:table-cell>
          <table:table-cell office:value-type="float" office:value="2481" table:style-name="ce70">
            <text:p><text:s/>2 481<text:s/></text:p>
          </table:table-cell>
          <table:table-cell office:value-type="float" office:value="2568" table:style-name="ce70">
            <text:p><text:s/>2 568<text:s/></text:p>
          </table:table-cell>
          <table:table-cell office:value-type="float" office:value="2527" table:style-name="ce70">
            <text:p><text:s/>2 527<text:s/></text:p>
          </table:table-cell>
          <table:table-cell office:value-type="float" office:value="2607" table:style-name="ce70">
            <text:p><text:s/>2 607<text:s/></text:p>
          </table:table-cell>
          <table:table-cell office:value-type="float" office:value="2537" table:style-name="ce70">
            <text:p><text:s/>2 537<text:s/></text:p>
          </table:table-cell>
          <table:table-cell office:value-type="float" office:value="2477" table:style-name="ce70">
            <text:p><text:s/>2 477<text:s/></text:p>
          </table:table-cell>
          <table:table-cell office:value-type="float" office:value="2417" table:style-name="ce70">
            <text:p><text:s/>2 417<text:s/></text:p>
          </table:table-cell>
          <table:table-cell office:value-type="float" office:value="2444" table:style-name="ce70">
            <text:p><text:s/>2 444<text:s/></text:p>
          </table:table-cell>
          <table:table-cell office:value-type="float" office:value="2537" table:style-name="ce70">
            <text:p><text:s/>2 537<text:s/></text:p>
          </table:table-cell>
          <table:table-cell office:value-type="float" office:value="2530" table:style-name="ce70">
            <text:p><text:s/>2 530<text:s/></text:p>
          </table:table-cell>
          <table:table-cell office:value-type="float" office:value="2504" table:style-name="ce70">
            <text:p><text:s/>2 504<text:s/></text:p>
          </table:table-cell>
          <table:table-cell office:value-type="float" office:value="2635" table:style-name="ce70">
            <text:p><text:s/>2 635<text:s/></text:p>
          </table:table-cell>
          <table:table-cell office:value-type="float" office:value="2548" table:style-name="ce70">
            <text:p><text:s/>2 548<text:s/></text:p>
          </table:table-cell>
          <table:table-cell office:value-type="float" office:value="2303" table:style-name="ce70">
            <text:p><text:s/>2 303<text:s/></text:p>
          </table:table-cell>
          <table:table-cell office:value-type="float" office:value="2490" table:style-name="ce70">
            <text:p><text:s/>2 490<text:s/></text:p>
          </table:table-cell>
          <table:table-cell office:value-type="float" office:value="2500" table:style-name="ce70">
            <text:p><text:s/>2 500<text:s/></text:p>
          </table:table-cell>
          <table:table-cell office:value-type="float" office:value="2583" table:style-name="ce70">
            <text:p><text:s/>2 583<text:s/></text:p>
          </table:table-cell>
          <table:table-cell office:value-type="float" office:value="2555" table:style-name="ce70">
            <text:p><text:s/>2 555<text:s/></text:p>
          </table:table-cell>
          <table:table-cell office:value-type="float" office:value="2591" table:style-name="ce70">
            <text:p><text:s/>2 591<text:s/></text:p>
          </table:table-cell>
          <table:table-cell office:value-type="float" office:value="2564" table:style-name="ce70">
            <text:p><text:s/>2 564<text:s/></text:p>
          </table:table-cell>
          <table:table-cell office:value-type="float" office:value="2471" table:style-name="ce70">
            <text:p><text:s/>2 471<text:s/></text:p>
          </table:table-cell>
          <table:table-cell office:value-type="float" office:value="2613" table:style-name="ce70">
            <text:p><text:s/>2 613<text:s/></text:p>
          </table:table-cell>
          <table:table-cell office:value-type="float" office:value="2578" table:style-name="ce70">
            <text:p><text:s/>2 578<text:s/></text:p>
          </table:table-cell>
          <table:table-cell office:value-type="float" office:value="2744" table:style-name="ce70">
            <text:p><text:s/>2 744<text:s/></text:p>
          </table:table-cell>
          <table:table-cell office:value-type="float" office:value="2720" table:style-name="ce70">
            <text:p><text:s/>2 720<text:s/></text:p>
          </table:table-cell>
          <table:table-cell office:value-type="float" office:value="2701" table:style-name="ce70">
            <text:p><text:s/>2 701<text:s/></text:p>
          </table:table-cell>
          <table:table-cell office:value-type="float" office:value="2576" table:style-name="ce70">
            <text:p><text:s/>2 576<text:s/></text:p>
          </table:table-cell>
          <table:table-cell office:value-type="float" office:value="2656" table:style-name="ce70">
            <text:p><text:s/>2 656<text:s/></text:p>
          </table:table-cell>
          <table:table-cell office:value-type="float" office:value="2599" table:style-name="ce70">
            <text:p><text:s/>2 599<text:s/></text:p>
          </table:table-cell>
          <table:table-cell office:value-type="float" office:value="2483" table:style-name="ce70">
            <text:p><text:s/>2 483<text:s/></text:p>
          </table:table-cell>
          <table:table-cell office:value-type="float" office:value="2631" table:style-name="ce70">
            <text:p><text:s/>2 631<text:s/></text:p>
          </table:table-cell>
          <table:table-cell office:value-type="float" office:value="2604" table:style-name="ce70">
            <text:p><text:s/>2 604<text:s/></text:p>
          </table:table-cell>
          <table:table-cell office:value-type="float" office:value="2807" table:style-name="ce70">
            <text:p><text:s/>2 807<text:s/></text:p>
          </table:table-cell>
          <table:table-cell office:value-type="float" office:value="2776" table:style-name="ce70">
            <text:p><text:s/>2 776<text:s/></text:p>
          </table:table-cell>
          <table:table-cell office:value-type="float" office:value="2684" table:style-name="ce70">
            <text:p><text:s/>2 684<text:s/></text:p>
          </table:table-cell>
          <table:table-cell office:value-type="float" office:value="2859" table:style-name="ce70">
            <text:p><text:s/>2 859<text:s/></text:p>
          </table:table-cell>
          <table:table-cell office:value-type="float" office:value="2740" table:style-name="ce70">
            <text:p><text:s/>2 740<text:s/></text:p>
          </table:table-cell>
          <table:table-cell office:value-type="float" office:value="2721" table:style-name="ce70">
            <text:p><text:s/>2 721<text:s/></text:p>
          </table:table-cell>
          <table:table-cell office:value-type="float" office:value="2684" table:style-name="ce70">
            <text:p><text:s/>2 684<text:s/></text:p>
          </table:table-cell>
          <table:table-cell office:value-type="float" office:value="2696" table:style-name="ce70">
            <text:p><text:s/>2 696<text:s/></text:p>
          </table:table-cell>
          <table:table-cell office:value-type="float" office:value="2708" table:style-name="ce70">
            <text:p><text:s/>2 708<text:s/></text:p>
          </table:table-cell>
          <table:table-cell office:value-type="float" office:value="2599" table:style-name="ce70">
            <text:p><text:s/>2 599<text:s/></text:p>
          </table:table-cell>
          <table:table-cell office:value-type="float" office:value="2775" table:style-name="ce70">
            <text:p><text:s/>2 775<text:s/></text:p>
          </table:table-cell>
          <table:table-cell office:value-type="float" office:value="2795" table:style-name="ce70">
            <text:p><text:s/>2 795<text:s/></text:p>
          </table:table-cell>
          <table:table-cell office:value-type="float" office:value="2769" table:style-name="ce70">
            <text:p><text:s/>2 769<text:s/></text:p>
          </table:table-cell>
          <table:table-cell office:value-type="float" office:value="2846" table:style-name="ce70">
            <text:p><text:s/>2 846<text:s/></text:p>
          </table:table-cell>
          <table:table-cell office:value-type="float" office:value="2834" table:style-name="ce70">
            <text:p><text:s/>2 834<text:s/></text:p>
          </table:table-cell>
          <table:table-cell office:value-type="float" office:value="2897" table:style-name="ce70">
            <text:p><text:s/>2 897<text:s/></text:p>
          </table:table-cell>
          <table:table-cell office:value-type="float" office:value="2811" table:style-name="ce70">
            <text:p><text:s/>2 811<text:s/></text:p>
          </table:table-cell>
          <table:table-cell office:value-type="float" office:value="2864" table:style-name="ce70">
            <text:p><text:s/>2 864<text:s/></text:p>
          </table:table-cell>
          <table:table-cell office:value-type="float" office:value="2981" table:style-name="ce70">
            <text:p><text:s/>2 981<text:s/></text:p>
          </table:table-cell>
          <table:table-cell office:value-type="float" office:value="2833" table:style-name="ce70">
            <text:p><text:s/>2 833<text:s/></text:p>
          </table:table-cell>
          <table:table-cell office:value-type="float" office:value="2794" table:style-name="ce70">
            <text:p><text:s/>2 794<text:s/></text:p>
          </table:table-cell>
          <table:table-cell office:value-type="float" office:value="2910" table:style-name="ce70">
            <text:p><text:s/>2 910<text:s/></text:p>
          </table:table-cell>
          <table:table-cell office:value-type="float" office:value="2863" table:style-name="ce70">
            <text:p><text:s/>2 863<text:s/></text:p>
          </table:table-cell>
          <table:table-cell office:value-type="float" office:value="2937" table:style-name="ce70">
            <text:p><text:s/>2 937<text:s/></text:p>
          </table:table-cell>
          <table:table-cell office:value-type="float" office:value="3086" table:style-name="ce70">
            <text:p><text:s/>3 086<text:s/></text:p>
          </table:table-cell>
          <table:table-cell office:value-type="float" office:value="3077" table:style-name="ce70">
            <text:p><text:s/>3 077<text:s/></text:p>
          </table:table-cell>
          <table:table-cell office:value-type="float" office:value="3050" table:style-name="ce70">
            <text:p><text:s/>3 050<text:s/></text:p>
          </table:table-cell>
          <table:table-cell office:value-type="float" office:value="3032" table:style-name="ce70">
            <text:p><text:s/>3 032<text:s/></text:p>
          </table:table-cell>
          <table:table-cell office:value-type="float" office:value="3051" table:style-name="ce70">
            <text:p><text:s/>3 051<text:s/></text:p>
          </table:table-cell>
          <table:table-cell office:value-type="float" office:value="3037" table:style-name="ce70">
            <text:p><text:s/>3 037<text:s/></text:p>
          </table:table-cell>
          <table:table-cell office:value-type="float" office:value="2971" table:style-name="ce70">
            <text:p><text:s/>2 971<text:s/></text:p>
          </table:table-cell>
          <table:table-cell office:value-type="float" office:value="3085" table:style-name="ce70">
            <text:p><text:s/>3 085<text:s/></text:p>
          </table:table-cell>
          <table:table-cell office:value-type="float" office:value="3237" table:style-name="ce70">
            <text:p><text:s/>3 237<text:s/></text:p>
          </table:table-cell>
          <table:table-cell office:value-type="float" office:value="3166" table:style-name="ce70">
            <text:p><text:s/>3 166<text:s/></text:p>
          </table:table-cell>
          <table:table-cell office:value-type="float" office:value="3292" table:style-name="ce70">
            <text:p><text:s/>3 292<text:s/></text:p>
          </table:table-cell>
          <table:table-cell office:value-type="float" office:value="3363" table:style-name="ce70">
            <text:p><text:s/>3 363<text:s/></text:p>
          </table:table-cell>
          <table:table-cell office:value-type="float" office:value="3323" table:style-name="ce70">
            <text:p><text:s/>3 323<text:s/></text:p>
          </table:table-cell>
          <table:table-cell office:value-type="float" office:value="3138" table:style-name="ce70">
            <text:p><text:s/>3 138<text:s/></text:p>
          </table:table-cell>
          <table:table-cell office:value-type="float" office:value="3391" table:style-name="ce70">
            <text:p><text:s/>3 391<text:s/></text:p>
          </table:table-cell>
          <table:table-cell office:value-type="float" office:value="3377" table:style-name="ce70">
            <text:p><text:s/>3 377<text:s/></text:p>
          </table:table-cell>
          <table:table-cell office:value-type="float" office:value="3392" table:style-name="ce70">
            <text:p><text:s/>3 392<text:s/></text:p>
          </table:table-cell>
          <table:table-cell office:value-type="float" office:value="3400" table:style-name="ce70">
            <text:p><text:s/>3 400<text:s/></text:p>
          </table:table-cell>
          <table:table-cell office:value-type="float" office:value="3571" table:style-name="ce70">
            <text:p><text:s/>3 571<text:s/></text:p>
          </table:table-cell>
          <table:table-cell office:value-type="float" office:value="3429" table:style-name="ce70">
            <text:p><text:s/>3 429<text:s/></text:p>
          </table:table-cell>
          <table:table-cell office:value-type="float" office:value="3443" table:style-name="ce70">
            <text:p><text:s/>3 443<text:s/></text:p>
          </table:table-cell>
          <table:table-cell office:value-type="float" office:value="3523" table:style-name="ce70">
            <text:p><text:s/>3 523<text:s/></text:p>
          </table:table-cell>
          <table:table-cell office:value-type="float" office:value="3498" table:style-name="ce70">
            <text:p><text:s/>3 498<text:s/></text:p>
          </table:table-cell>
          <table:table-cell office:value-type="float" office:value="3565" table:style-name="ce70">
            <text:p><text:s/>3 565<text:s/></text:p>
          </table:table-cell>
          <table:table-cell office:value-type="float" office:value="3602" table:style-name="ce70">
            <text:p><text:s/>3 602<text:s/></text:p>
          </table:table-cell>
          <table:table-cell office:value-type="float" office:value="3594" table:style-name="ce70">
            <text:p><text:s/>3 594<text:s/></text:p>
          </table:table-cell>
          <table:table-cell office:value-type="float" office:value="3520" table:style-name="ce70">
            <text:p><text:s/>3 520<text:s/></text:p>
          </table:table-cell>
          <table:table-cell office:value-type="float" office:value="3422" table:style-name="ce70">
            <text:p><text:s/>3 422<text:s/></text:p>
          </table:table-cell>
          <table:table-cell office:value-type="float" office:value="3681" table:style-name="ce70">
            <text:p><text:s/>3 681<text:s/></text:p>
          </table:table-cell>
          <table:table-cell office:value-type="float" office:value="3769" table:style-name="ce70">
            <text:p><text:s/>3 769<text:s/></text:p>
          </table:table-cell>
          <table:table-cell office:value-type="float" office:value="3830" table:style-name="ce70">
            <text:p><text:s/>3 830<text:s/></text:p>
          </table:table-cell>
          <table:table-cell office:value-type="float" office:value="3588" table:style-name="ce70">
            <text:p><text:s/>3 588<text:s/></text:p>
          </table:table-cell>
          <table:table-cell office:value-type="float" office:value="3559" table:style-name="ce70">
            <text:p><text:s/>3 559<text:s/></text:p>
          </table:table-cell>
          <table:table-cell office:value-type="float" office:value="3488" table:style-name="ce70">
            <text:p><text:s/>3 488<text:s/></text:p>
          </table:table-cell>
          <table:table-cell office:value-type="float" office:value="3639" table:style-name="ce70">
            <text:p><text:s/>3 639<text:s/></text:p>
          </table:table-cell>
          <table:table-cell office:value-type="float" office:value="3879" table:style-name="ce70">
            <text:p><text:s/>3 879<text:s/></text:p>
          </table:table-cell>
          <table:table-cell office:value-type="float" office:value="3747" table:style-name="ce70">
            <text:p><text:s/>3 747<text:s/></text:p>
          </table:table-cell>
          <table:table-cell office:value-type="float" office:value="3791" table:style-name="ce70">
            <text:p><text:s/>3 791<text:s/></text:p>
          </table:table-cell>
          <table:table-cell office:value-type="float" office:value="3575" table:style-name="ce70">
            <text:p><text:s/>3 575<text:s/></text:p>
          </table:table-cell>
          <table:table-cell office:value-type="float" office:value="782776" table:formula="of:=SUM([.B10:.NC10])" table:style-name="ce70">
            <text:p><text:s/>782 776<text:s/></text:p>
          </table:table-cell>
          <table:table-cell office:value-type="float" office:value="2692.8196721311474" table:formula="of:=AVERAGE([.B11:.NC11] )" table:style-name="ce65">
            <text:p>2 693<text:s/></text:p>
          </table:table-cell>
          <table:table-cell office:value-type="string" office:string-value="bigger" table:formula="of:=IF(ISNUMBER([.BI11]);IF([.BI11]&gt;[.NE10];&quot;bigger&quot;;&quot;smaller&quot;);&quot;x&quot;)" table:style-name="ce66">
            <text:p>bigger</text:p>
          </table:table-cell>
          <table:table-cell table:number-columns-repeated="16014"/>
        </table:table-row>
        <table:table-row table:style-name="ro5">
          <table:table-cell office:value-type="string" table:style-name="ce71">
            <text:p>2019</text:p>
          </table:table-cell>
          <table:table-cell office:value-type="float" office:value="2639" table:style-name="ce72">
            <text:p><text:s/>2 639<text:s/></text:p>
          </table:table-cell>
          <table:table-cell office:value-type="float" office:value="2642" table:style-name="ce62">
            <text:p><text:s/>2 642<text:s/></text:p>
          </table:table-cell>
          <table:table-cell office:value-type="float" office:value="2610" table:style-name="ce62">
            <text:p><text:s/>2 610<text:s/></text:p>
          </table:table-cell>
          <table:table-cell office:value-type="float" office:value="2782" table:style-name="ce62">
            <text:p><text:s/>2 782<text:s/></text:p>
          </table:table-cell>
          <table:table-cell office:value-type="float" office:value="2818" table:style-name="ce62">
            <text:p><text:s/>2 818<text:s/></text:p>
          </table:table-cell>
          <table:table-cell office:value-type="float" office:value="2616" table:style-name="ce62">
            <text:p><text:s/>2 616<text:s/></text:p>
          </table:table-cell>
          <table:table-cell office:value-type="float" office:value="2749" table:style-name="ce62">
            <text:p><text:s/>2 749<text:s/></text:p>
          </table:table-cell>
          <table:table-cell office:value-type="float" office:value="2823" table:style-name="ce62">
            <text:p><text:s/>2 823<text:s/></text:p>
          </table:table-cell>
          <table:table-cell office:value-type="float" office:value="2758" table:style-name="ce62">
            <text:p><text:s/>2 758<text:s/></text:p>
          </table:table-cell>
          <table:table-cell office:value-type="float" office:value="2750" table:style-name="ce62">
            <text:p><text:s/>2 750<text:s/></text:p>
          </table:table-cell>
          <table:table-cell office:value-type="float" office:value="2796" table:style-name="ce62">
            <text:p><text:s/>2 796<text:s/></text:p>
          </table:table-cell>
          <table:table-cell office:value-type="float" office:value="2681" table:style-name="ce62">
            <text:p><text:s/>2 681<text:s/></text:p>
          </table:table-cell>
          <table:table-cell office:value-type="float" office:value="2613" table:style-name="ce62">
            <text:p><text:s/>2 613<text:s/></text:p>
          </table:table-cell>
          <table:table-cell office:value-type="float" office:value="2787" table:style-name="ce62">
            <text:p><text:s/>2 787<text:s/></text:p>
          </table:table-cell>
          <table:table-cell office:value-type="float" office:value="2800" table:style-name="ce62">
            <text:p><text:s/>2 800<text:s/></text:p>
          </table:table-cell>
          <table:table-cell office:value-type="float" office:value="2790" table:style-name="ce62">
            <text:p><text:s/>2 790<text:s/></text:p>
          </table:table-cell>
          <table:table-cell office:value-type="float" office:value="2786" table:style-name="ce62">
            <text:p><text:s/>2 786<text:s/></text:p>
          </table:table-cell>
          <table:table-cell office:value-type="float" office:value="2776" table:style-name="ce62">
            <text:p><text:s/>2 776<text:s/></text:p>
          </table:table-cell>
          <table:table-cell office:value-type="float" office:value="2610" table:style-name="ce62">
            <text:p><text:s/>2 610<text:s/></text:p>
          </table:table-cell>
          <table:table-cell office:value-type="float" office:value="2614" table:style-name="ce62">
            <text:p><text:s/>2 614<text:s/></text:p>
          </table:table-cell>
          <table:table-cell office:value-type="float" office:value="2693" table:style-name="ce62">
            <text:p><text:s/>2 693<text:s/></text:p>
          </table:table-cell>
          <table:table-cell office:value-type="float" office:value="2742" table:style-name="ce62">
            <text:p><text:s/>2 742<text:s/></text:p>
          </table:table-cell>
          <table:table-cell office:value-type="float" office:value="2865" table:style-name="ce62">
            <text:p><text:s/>2 865<text:s/></text:p>
          </table:table-cell>
          <table:table-cell office:value-type="float" office:value="2835" table:style-name="ce62">
            <text:p><text:s/>2 835<text:s/></text:p>
          </table:table-cell>
          <table:table-cell office:value-type="float" office:value="2833" table:style-name="ce62">
            <text:p><text:s/>2 833<text:s/></text:p>
          </table:table-cell>
          <table:table-cell office:value-type="float" office:value="2797" table:style-name="ce62">
            <text:p><text:s/>2 797<text:s/></text:p>
          </table:table-cell>
          <table:table-cell office:value-type="float" office:value="2740" table:style-name="ce62">
            <text:p><text:s/>2 740<text:s/></text:p>
          </table:table-cell>
          <table:table-cell office:value-type="float" office:value="2904" table:style-name="ce62">
            <text:p><text:s/>2 904<text:s/></text:p>
          </table:table-cell>
          <table:table-cell office:value-type="float" office:value="2748" table:style-name="ce62">
            <text:p><text:s/>2 748<text:s/></text:p>
          </table:table-cell>
          <table:table-cell office:value-type="float" office:value="2729" table:style-name="ce62">
            <text:p><text:s/>2 729<text:s/></text:p>
          </table:table-cell>
          <table:table-cell office:value-type="float" office:value="2779" table:style-name="ce62">
            <text:p><text:s/>2 779<text:s/></text:p>
          </table:table-cell>
          <table:table-cell office:value-type="float" office:value="3012" table:style-name="ce62">
            <text:p><text:s/>3 012<text:s/></text:p>
          </table:table-cell>
          <table:table-cell office:value-type="float" office:value="2875" table:style-name="ce62">
            <text:p><text:s/>2 875<text:s/></text:p>
          </table:table-cell>
          <table:table-cell office:value-type="float" office:value="2765" table:style-name="ce62">
            <text:p><text:s/>2 765<text:s/></text:p>
          </table:table-cell>
          <table:table-cell office:value-type="float" office:value="2812" table:style-name="ce62">
            <text:p><text:s/>2 812<text:s/></text:p>
          </table:table-cell>
          <table:table-cell office:value-type="float" office:value="2890" table:style-name="ce62">
            <text:p><text:s/>2 890<text:s/></text:p>
          </table:table-cell>
          <table:table-cell office:value-type="float" office:value="2898" table:style-name="ce62">
            <text:p><text:s/>2 898<text:s/></text:p>
          </table:table-cell>
          <table:table-cell office:value-type="float" office:value="2882" table:style-name="ce62">
            <text:p><text:s/>2 882<text:s/></text:p>
          </table:table-cell>
          <table:table-cell office:value-type="float" office:value="2847" table:style-name="ce62">
            <text:p><text:s/>2 847<text:s/></text:p>
          </table:table-cell>
          <table:table-cell office:value-type="float" office:value="2847" table:style-name="ce62">
            <text:p><text:s/>2 847<text:s/></text:p>
          </table:table-cell>
          <table:table-cell office:value-type="float" office:value="2805" table:style-name="ce62">
            <text:p><text:s/>2 805<text:s/></text:p>
          </table:table-cell>
          <table:table-cell office:value-type="float" office:value="2853" table:style-name="ce62">
            <text:p><text:s/>2 853<text:s/></text:p>
          </table:table-cell>
          <table:table-cell office:value-type="float" office:value="2860" table:style-name="ce62">
            <text:p><text:s/>2 860<text:s/></text:p>
          </table:table-cell>
          <table:table-cell office:value-type="float" office:value="2890" table:style-name="ce62">
            <text:p><text:s/>2 890<text:s/></text:p>
          </table:table-cell>
          <table:table-cell office:value-type="float" office:value="2910" table:style-name="ce62">
            <text:p><text:s/>2 910<text:s/></text:p>
          </table:table-cell>
          <table:table-cell office:value-type="float" office:value="2977" table:style-name="ce62">
            <text:p><text:s/>2 977<text:s/></text:p>
          </table:table-cell>
          <table:table-cell office:value-type="float" office:value="2844" table:style-name="ce62">
            <text:p><text:s/>2 844<text:s/></text:p>
          </table:table-cell>
          <table:table-cell office:value-type="float" office:value="2816" table:style-name="ce62">
            <text:p><text:s/>2 816<text:s/></text:p>
          </table:table-cell>
          <table:table-cell office:value-type="float" office:value="2990" table:style-name="ce62">
            <text:p><text:s/>2 990<text:s/></text:p>
          </table:table-cell>
          <table:table-cell office:value-type="float" office:value="2876" table:style-name="ce62">
            <text:p><text:s/>2 876<text:s/></text:p>
          </table:table-cell>
          <table:table-cell office:value-type="float" office:value="3000" table:style-name="ce62">
            <text:p><text:s/>3 000<text:s/></text:p>
          </table:table-cell>
          <table:table-cell office:value-type="float" office:value="2963" table:style-name="ce62">
            <text:p><text:s/>2 963<text:s/></text:p>
          </table:table-cell>
          <table:table-cell office:value-type="float" office:value="2986" table:style-name="ce62">
            <text:p><text:s/>2 986<text:s/></text:p>
          </table:table-cell>
          <table:table-cell office:value-type="float" office:value="2792" table:style-name="ce62">
            <text:p><text:s/>2 792<text:s/></text:p>
          </table:table-cell>
          <table:table-cell office:value-type="float" office:value="2742" table:style-name="ce62">
            <text:p><text:s/>2 742<text:s/></text:p>
          </table:table-cell>
          <table:table-cell office:value-type="float" office:value="2970" table:style-name="ce62">
            <text:p><text:s/>2 970<text:s/></text:p>
          </table:table-cell>
          <table:table-cell office:value-type="float" office:value="2977" table:style-name="ce62">
            <text:p><text:s/>2 977<text:s/></text:p>
          </table:table-cell>
          <table:table-cell office:value-type="float" office:value="2939" table:style-name="ce62">
            <text:p><text:s/>2 939<text:s/></text:p>
          </table:table-cell>
          <table:table-cell office:value-type="float" office:value="2991" table:style-name="ce62">
            <text:p><text:s/>2 991<text:s/></text:p>
          </table:table-cell>
          <table:table-cell office:value-type="string" table:style-name="ce63">
            <text:p>X</text:p>
          </table:table-cell>
          <table:table-cell office:value-type="float" office:value="3100" table:style-name="ce62">
            <text:p><text:s/>3 100<text:s/></text:p>
          </table:table-cell>
          <table:table-cell office:value-type="float" office:value="2955" table:style-name="ce62">
            <text:p><text:s/>2 955<text:s/></text:p>
          </table:table-cell>
          <table:table-cell office:value-type="float" office:value="2858" table:style-name="ce62">
            <text:p><text:s/>2 858<text:s/></text:p>
          </table:table-cell>
          <table:table-cell office:value-type="float" office:value="2909" table:style-name="ce62">
            <text:p><text:s/>2 909<text:s/></text:p>
          </table:table-cell>
          <table:table-cell office:value-type="float" office:value="2978" table:style-name="ce62">
            <text:p><text:s/>2 978<text:s/></text:p>
          </table:table-cell>
          <table:table-cell office:value-type="float" office:value="3006" table:style-name="ce62">
            <text:p><text:s/>3 006<text:s/></text:p>
          </table:table-cell>
          <table:table-cell office:value-type="float" office:value="3046" table:style-name="ce62">
            <text:p><text:s/>3 046<text:s/></text:p>
          </table:table-cell>
          <table:table-cell office:value-type="float" office:value="2981" table:style-name="ce62">
            <text:p><text:s/>2 981<text:s/></text:p>
          </table:table-cell>
          <table:table-cell office:value-type="float" office:value="2810" table:style-name="ce62">
            <text:p><text:s/>2 810<text:s/></text:p>
          </table:table-cell>
          <table:table-cell office:value-type="float" office:value="2723" table:style-name="ce62">
            <text:p><text:s/>2 723<text:s/></text:p>
          </table:table-cell>
          <table:table-cell office:value-type="float" office:value="2743" table:style-name="ce62">
            <text:p><text:s/>2 743<text:s/></text:p>
          </table:table-cell>
          <table:table-cell office:value-type="float" office:value="2857" table:style-name="ce62">
            <text:p><text:s/>2 857<text:s/></text:p>
          </table:table-cell>
          <table:table-cell office:value-type="float" office:value="2878" table:style-name="ce62">
            <text:p><text:s/>2 878<text:s/></text:p>
          </table:table-cell>
          <table:table-cell office:value-type="float" office:value="2864" table:style-name="ce62">
            <text:p><text:s/>2 864<text:s/></text:p>
          </table:table-cell>
          <table:table-cell office:value-type="float" office:value="2882" table:style-name="ce62">
            <text:p><text:s/>2 882<text:s/></text:p>
          </table:table-cell>
          <table:table-cell office:value-type="float" office:value="2859" table:style-name="ce62">
            <text:p><text:s/>2 859<text:s/></text:p>
          </table:table-cell>
          <table:table-cell office:value-type="float" office:value="2712" table:style-name="ce62">
            <text:p><text:s/>2 712<text:s/></text:p>
          </table:table-cell>
          <table:table-cell office:value-type="float" office:value="2701" table:style-name="ce62">
            <text:p><text:s/>2 701<text:s/></text:p>
          </table:table-cell>
          <table:table-cell office:value-type="float" office:value="2651" table:style-name="ce62">
            <text:p><text:s/>2 651<text:s/></text:p>
          </table:table-cell>
          <table:table-cell office:value-type="float" office:value="2749" table:style-name="ce62">
            <text:p><text:s/>2 749<text:s/></text:p>
          </table:table-cell>
          <table:table-cell office:value-type="float" office:value="2768" table:style-name="ce62">
            <text:p><text:s/>2 768<text:s/></text:p>
          </table:table-cell>
          <table:table-cell office:value-type="float" office:value="2806" table:style-name="ce62">
            <text:p><text:s/>2 806<text:s/></text:p>
          </table:table-cell>
          <table:table-cell office:value-type="float" office:value="2730" table:style-name="ce62">
            <text:p><text:s/>2 730<text:s/></text:p>
          </table:table-cell>
          <table:table-cell office:value-type="float" office:value="2611" table:style-name="ce62">
            <text:p><text:s/>2 611<text:s/></text:p>
          </table:table-cell>
          <table:table-cell office:value-type="float" office:value="2614" table:style-name="ce62">
            <text:p><text:s/>2 614<text:s/></text:p>
          </table:table-cell>
          <table:table-cell office:value-type="float" office:value="2654" table:style-name="ce62">
            <text:p><text:s/>2 654<text:s/></text:p>
          </table:table-cell>
          <table:table-cell office:value-type="float" office:value="2683" table:style-name="ce62">
            <text:p><text:s/>2 683<text:s/></text:p>
          </table:table-cell>
          <table:table-cell office:value-type="float" office:value="2670" table:style-name="ce62">
            <text:p><text:s/>2 670<text:s/></text:p>
          </table:table-cell>
          <table:table-cell office:value-type="float" office:value="2809" table:style-name="ce62">
            <text:p><text:s/>2 809<text:s/></text:p>
          </table:table-cell>
          <table:table-cell office:value-type="float" office:value="2670" table:style-name="ce62">
            <text:p><text:s/>2 670<text:s/></text:p>
          </table:table-cell>
          <table:table-cell office:value-type="float" office:value="2462" table:style-name="ce62">
            <text:p><text:s/>2 462<text:s/></text:p>
          </table:table-cell>
          <table:table-cell office:value-type="float" office:value="2653" table:style-name="ce62">
            <text:p><text:s/>2 653<text:s/></text:p>
          </table:table-cell>
          <table:table-cell office:value-type="float" office:value="2695" table:style-name="ce62">
            <text:p><text:s/>2 695<text:s/></text:p>
          </table:table-cell>
          <table:table-cell office:value-type="float" office:value="2754" table:style-name="ce62">
            <text:p><text:s/>2 754<text:s/></text:p>
          </table:table-cell>
          <table:table-cell office:value-type="float" office:value="2790" table:style-name="ce62">
            <text:p><text:s/>2 790<text:s/></text:p>
          </table:table-cell>
          <table:table-cell office:value-type="float" office:value="2682" table:style-name="ce62">
            <text:p><text:s/>2 682<text:s/></text:p>
          </table:table-cell>
          <table:table-cell office:value-type="float" office:value="2645" table:style-name="ce62">
            <text:p><text:s/>2 645<text:s/></text:p>
          </table:table-cell>
          <table:table-cell office:value-type="float" office:value="2452" table:style-name="ce62">
            <text:p><text:s/>2 452<text:s/></text:p>
          </table:table-cell>
          <table:table-cell office:value-type="float" office:value="2670" table:style-name="ce62">
            <text:p><text:s/>2 670<text:s/></text:p>
          </table:table-cell>
          <table:table-cell office:value-type="float" office:value="2542" table:style-name="ce62">
            <text:p><text:s/>2 542<text:s/></text:p>
          </table:table-cell>
          <table:table-cell office:value-type="float" office:value="2628" table:style-name="ce62">
            <text:p><text:s/>2 628<text:s/></text:p>
          </table:table-cell>
          <table:table-cell office:value-type="float" office:value="2543" table:style-name="ce62">
            <text:p><text:s/>2 543<text:s/></text:p>
          </table:table-cell>
          <table:table-cell office:value-type="float" office:value="2513" table:style-name="ce62">
            <text:p><text:s/>2 513<text:s/></text:p>
          </table:table-cell>
          <table:table-cell office:value-type="float" office:value="2537" table:style-name="ce62">
            <text:p><text:s/>2 537<text:s/></text:p>
          </table:table-cell>
          <table:table-cell office:value-type="float" office:value="2419" table:style-name="ce62">
            <text:p><text:s/>2 419<text:s/></text:p>
          </table:table-cell>
          <table:table-cell office:value-type="float" office:value="2671" table:style-name="ce62">
            <text:p><text:s/>2 671<text:s/></text:p>
          </table:table-cell>
          <table:table-cell office:value-type="float" office:value="2580" table:style-name="ce62">
            <text:p><text:s/>2 580<text:s/></text:p>
          </table:table-cell>
          <table:table-cell office:value-type="float" office:value="2629" table:style-name="ce62">
            <text:p><text:s/>2 629<text:s/></text:p>
          </table:table-cell>
          <table:table-cell office:value-type="float" office:value="2623" table:style-name="ce62">
            <text:p><text:s/>2 623<text:s/></text:p>
          </table:table-cell>
          <table:table-cell office:value-type="float" office:value="2594" table:style-name="ce62">
            <text:p><text:s/>2 594<text:s/></text:p>
          </table:table-cell>
          <table:table-cell office:value-type="float" office:value="2504" table:style-name="ce62">
            <text:p><text:s/>2 504<text:s/></text:p>
          </table:table-cell>
          <table:table-cell office:value-type="float" office:value="2488" table:style-name="ce62">
            <text:p><text:s/>2 488<text:s/></text:p>
          </table:table-cell>
          <table:table-cell office:value-type="float" office:value="2435" table:style-name="ce62">
            <text:p><text:s/>2 435<text:s/></text:p>
          </table:table-cell>
          <table:table-cell office:value-type="float" office:value="2714" table:style-name="ce62">
            <text:p><text:s/>2 714<text:s/></text:p>
          </table:table-cell>
          <table:table-cell office:value-type="float" office:value="2704" table:style-name="ce62">
            <text:p><text:s/>2 704<text:s/></text:p>
          </table:table-cell>
          <table:table-cell office:value-type="float" office:value="2675" table:style-name="ce62">
            <text:p><text:s/>2 675<text:s/></text:p>
          </table:table-cell>
          <table:table-cell office:value-type="float" office:value="2594" table:style-name="ce62">
            <text:p><text:s/>2 594<text:s/></text:p>
          </table:table-cell>
          <table:table-cell office:value-type="float" office:value="2439" table:style-name="ce62">
            <text:p><text:s/>2 439<text:s/></text:p>
          </table:table-cell>
          <table:table-cell office:value-type="float" office:value="2333" table:style-name="ce62">
            <text:p><text:s/>2 333<text:s/></text:p>
          </table:table-cell>
          <table:table-cell office:value-type="float" office:value="2393" table:style-name="ce62">
            <text:p><text:s/>2 393<text:s/></text:p>
          </table:table-cell>
          <table:table-cell office:value-type="float" office:value="2511" table:style-name="ce62">
            <text:p><text:s/>2 511<text:s/></text:p>
          </table:table-cell>
          <table:table-cell office:value-type="float" office:value="2456" table:style-name="ce62">
            <text:p><text:s/>2 456<text:s/></text:p>
          </table:table-cell>
          <table:table-cell office:value-type="float" office:value="2445" table:style-name="ce62">
            <text:p><text:s/>2 445<text:s/></text:p>
          </table:table-cell>
          <table:table-cell office:value-type="float" office:value="2536" table:style-name="ce62">
            <text:p><text:s/>2 536<text:s/></text:p>
          </table:table-cell>
          <table:table-cell office:value-type="float" office:value="2464" table:style-name="ce62">
            <text:p><text:s/>2 464<text:s/></text:p>
          </table:table-cell>
          <table:table-cell office:value-type="float" office:value="2285" table:style-name="ce62">
            <text:p><text:s/>2 285<text:s/></text:p>
          </table:table-cell>
          <table:table-cell office:value-type="float" office:value="2428" table:style-name="ce62">
            <text:p><text:s/>2 428<text:s/></text:p>
          </table:table-cell>
          <table:table-cell office:value-type="float" office:value="2369" table:style-name="ce62">
            <text:p><text:s/>2 369<text:s/></text:p>
          </table:table-cell>
          <table:table-cell office:value-type="float" office:value="2519" table:style-name="ce62">
            <text:p><text:s/>2 519<text:s/></text:p>
          </table:table-cell>
          <table:table-cell office:value-type="float" office:value="2563" table:style-name="ce62">
            <text:p><text:s/>2 563<text:s/></text:p>
          </table:table-cell>
          <table:table-cell office:value-type="float" office:value="2561" table:style-name="ce62">
            <text:p><text:s/>2 561<text:s/></text:p>
          </table:table-cell>
          <table:table-cell office:value-type="float" office:value="2431" table:style-name="ce62">
            <text:p><text:s/>2 431<text:s/></text:p>
          </table:table-cell>
          <table:table-cell office:value-type="float" office:value="2247" table:style-name="ce62">
            <text:p><text:s/>2 247<text:s/></text:p>
          </table:table-cell>
          <table:table-cell office:value-type="float" office:value="2431" table:style-name="ce62">
            <text:p><text:s/>2 431<text:s/></text:p>
          </table:table-cell>
          <table:table-cell office:value-type="float" office:value="2459" table:style-name="ce62">
            <text:p><text:s/>2 459<text:s/></text:p>
          </table:table-cell>
          <table:table-cell office:value-type="float" office:value="2374" table:style-name="ce62">
            <text:p><text:s/>2 374<text:s/></text:p>
          </table:table-cell>
          <table:table-cell office:value-type="float" office:value="2508" table:style-name="ce62">
            <text:p><text:s/>2 508<text:s/></text:p>
          </table:table-cell>
          <table:table-cell office:value-type="float" office:value="2575" table:style-name="ce62">
            <text:p><text:s/>2 575<text:s/></text:p>
          </table:table-cell>
          <table:table-cell office:value-type="float" office:value="2559" table:style-name="ce62">
            <text:p><text:s/>2 559<text:s/></text:p>
          </table:table-cell>
          <table:table-cell office:value-type="float" office:value="2409" table:style-name="ce62">
            <text:p><text:s/>2 409<text:s/></text:p>
          </table:table-cell>
          <table:table-cell office:value-type="float" office:value="2533" table:style-name="ce62">
            <text:p><text:s/>2 533<text:s/></text:p>
          </table:table-cell>
          <table:table-cell office:value-type="float" office:value="2561" table:style-name="ce62">
            <text:p><text:s/>2 561<text:s/></text:p>
          </table:table-cell>
          <table:table-cell office:value-type="float" office:value="2425" table:style-name="ce62">
            <text:p><text:s/>2 425<text:s/></text:p>
          </table:table-cell>
          <table:table-cell office:value-type="float" office:value="2414" table:style-name="ce62">
            <text:p><text:s/>2 414<text:s/></text:p>
          </table:table-cell>
          <table:table-cell office:value-type="float" office:value="2538" table:style-name="ce62">
            <text:p><text:s/>2 538<text:s/></text:p>
          </table:table-cell>
          <table:table-cell office:value-type="float" office:value="2335" table:style-name="ce62">
            <text:p><text:s/>2 335<text:s/></text:p>
          </table:table-cell>
          <table:table-cell office:value-type="float" office:value="2274" table:style-name="ce62">
            <text:p><text:s/>2 274<text:s/></text:p>
          </table:table-cell>
          <table:table-cell office:value-type="float" office:value="2471" table:style-name="ce62">
            <text:p><text:s/>2 471<text:s/></text:p>
          </table:table-cell>
          <table:table-cell office:value-type="float" office:value="2356" table:style-name="ce62">
            <text:p><text:s/>2 356<text:s/></text:p>
          </table:table-cell>
          <table:table-cell office:value-type="float" office:value="2410" table:style-name="ce62">
            <text:p><text:s/>2 410<text:s/></text:p>
          </table:table-cell>
          <table:table-cell office:value-type="float" office:value="2290" table:style-name="ce62">
            <text:p><text:s/>2 290<text:s/></text:p>
          </table:table-cell>
          <table:table-cell office:value-type="float" office:value="2443" table:style-name="ce62">
            <text:p><text:s/>2 443<text:s/></text:p>
          </table:table-cell>
          <table:table-cell office:value-type="float" office:value="2460" table:style-name="ce62">
            <text:p><text:s/>2 460<text:s/></text:p>
          </table:table-cell>
          <table:table-cell office:value-type="float" office:value="2491" table:style-name="ce62">
            <text:p><text:s/>2 491<text:s/></text:p>
          </table:table-cell>
          <table:table-cell office:value-type="float" office:value="2574" table:style-name="ce62">
            <text:p><text:s/>2 574<text:s/></text:p>
          </table:table-cell>
          <table:table-cell office:value-type="float" office:value="2685" table:style-name="ce62">
            <text:p><text:s/>2 685<text:s/></text:p>
          </table:table-cell>
          <table:table-cell office:value-type="float" office:value="2754" table:style-name="ce62">
            <text:p><text:s/>2 754<text:s/></text:p>
          </table:table-cell>
          <table:table-cell office:value-type="float" office:value="2512" table:style-name="ce62">
            <text:p><text:s/>2 512<text:s/></text:p>
          </table:table-cell>
          <table:table-cell office:value-type="float" office:value="2331" table:style-name="ce62">
            <text:p><text:s/>2 331<text:s/></text:p>
          </table:table-cell>
          <table:table-cell office:value-type="float" office:value="2375" table:style-name="ce62">
            <text:p><text:s/>2 375<text:s/></text:p>
          </table:table-cell>
          <table:table-cell office:value-type="float" office:value="2260" table:style-name="ce62">
            <text:p><text:s/>2 260<text:s/></text:p>
          </table:table-cell>
          <table:table-cell office:value-type="float" office:value="2259" table:style-name="ce62">
            <text:p><text:s/>2 259<text:s/></text:p>
          </table:table-cell>
          <table:table-cell office:value-type="float" office:value="2394" table:style-name="ce62">
            <text:p><text:s/>2 394<text:s/></text:p>
          </table:table-cell>
          <table:table-cell office:value-type="float" office:value="2403" table:style-name="ce62">
            <text:p><text:s/>2 403<text:s/></text:p>
          </table:table-cell>
          <table:table-cell office:value-type="float" office:value="2317" table:style-name="ce62">
            <text:p><text:s/>2 317<text:s/></text:p>
          </table:table-cell>
          <table:table-cell office:value-type="float" office:value="2454" table:style-name="ce62">
            <text:p><text:s/>2 454<text:s/></text:p>
          </table:table-cell>
          <table:table-cell office:value-type="float" office:value="2405" table:style-name="ce62">
            <text:p><text:s/>2 405<text:s/></text:p>
          </table:table-cell>
          <table:table-cell office:value-type="float" office:value="2252" table:style-name="ce62">
            <text:p><text:s/>2 252<text:s/></text:p>
          </table:table-cell>
          <table:table-cell office:value-type="float" office:value="2288" table:style-name="ce62">
            <text:p><text:s/>2 288<text:s/></text:p>
          </table:table-cell>
          <table:table-cell office:value-type="float" office:value="2510" table:style-name="ce62">
            <text:p><text:s/>2 510<text:s/></text:p>
          </table:table-cell>
          <table:table-cell office:value-type="float" office:value="2656" table:style-name="ce62">
            <text:p><text:s/>2 656<text:s/></text:p>
          </table:table-cell>
          <table:table-cell office:value-type="float" office:value="2417" table:style-name="ce62">
            <text:p><text:s/>2 417<text:s/></text:p>
          </table:table-cell>
          <table:table-cell office:value-type="float" office:value="2332" table:style-name="ce62">
            <text:p><text:s/>2 332<text:s/></text:p>
          </table:table-cell>
          <table:table-cell office:value-type="float" office:value="2222" table:style-name="ce62">
            <text:p><text:s/>2 222<text:s/></text:p>
          </table:table-cell>
          <table:table-cell office:value-type="float" office:value="2214" table:style-name="ce62">
            <text:p><text:s/>2 214<text:s/></text:p>
          </table:table-cell>
          <table:table-cell office:value-type="float" office:value="2476" table:style-name="ce62">
            <text:p><text:s/>2 476<text:s/></text:p>
          </table:table-cell>
          <table:table-cell office:value-type="float" office:value="2648" table:style-name="ce62">
            <text:p><text:s/>2 648<text:s/></text:p>
          </table:table-cell>
          <table:table-cell office:value-type="float" office:value="2871" table:style-name="ce62">
            <text:p><text:s/>2 871<text:s/></text:p>
          </table:table-cell>
          <table:table-cell office:value-type="float" office:value="2680" table:style-name="ce62">
            <text:p><text:s/>2 680<text:s/></text:p>
          </table:table-cell>
          <table:table-cell office:value-type="float" office:value="2383" table:style-name="ce62">
            <text:p><text:s/>2 383<text:s/></text:p>
          </table:table-cell>
          <table:table-cell office:value-type="float" office:value="2359" table:style-name="ce62">
            <text:p><text:s/>2 359<text:s/></text:p>
          </table:table-cell>
          <table:table-cell office:value-type="float" office:value="2501" table:style-name="ce62">
            <text:p><text:s/>2 501<text:s/></text:p>
          </table:table-cell>
          <table:table-cell office:value-type="float" office:value="2616" table:style-name="ce62">
            <text:p><text:s/>2 616<text:s/></text:p>
          </table:table-cell>
          <table:table-cell office:value-type="float" office:value="2325" table:style-name="ce62">
            <text:p><text:s/>2 325<text:s/></text:p>
          </table:table-cell>
          <table:table-cell office:value-type="float" office:value="2305" table:style-name="ce62">
            <text:p><text:s/>2 305<text:s/></text:p>
          </table:table-cell>
          <table:table-cell office:value-type="float" office:value="2347" table:style-name="ce62">
            <text:p><text:s/>2 347<text:s/></text:p>
          </table:table-cell>
          <table:table-cell office:value-type="float" office:value="2438" table:style-name="ce62">
            <text:p><text:s/>2 438<text:s/></text:p>
          </table:table-cell>
          <table:table-cell office:value-type="float" office:value="2338" table:style-name="ce62">
            <text:p><text:s/>2 338<text:s/></text:p>
          </table:table-cell>
          <table:table-cell office:value-type="float" office:value="2183" table:style-name="ce62">
            <text:p><text:s/>2 183<text:s/></text:p>
          </table:table-cell>
          <table:table-cell office:value-type="float" office:value="2183" table:style-name="ce62">
            <text:p><text:s/>2 183<text:s/></text:p>
          </table:table-cell>
          <table:table-cell office:value-type="float" office:value="2284" table:style-name="ce62">
            <text:p><text:s/>2 284<text:s/></text:p>
          </table:table-cell>
          <table:table-cell office:value-type="float" office:value="2325" table:style-name="ce62">
            <text:p><text:s/>2 325<text:s/></text:p>
          </table:table-cell>
          <table:table-cell office:value-type="float" office:value="2423" table:style-name="ce62">
            <text:p><text:s/>2 423<text:s/></text:p>
          </table:table-cell>
          <table:table-cell office:value-type="float" office:value="2471" table:style-name="ce62">
            <text:p><text:s/>2 471<text:s/></text:p>
          </table:table-cell>
          <table:table-cell office:value-type="float" office:value="2355" table:style-name="ce62">
            <text:p><text:s/>2 355<text:s/></text:p>
          </table:table-cell>
          <table:table-cell office:value-type="float" office:value="2278" table:style-name="ce62">
            <text:p><text:s/>2 278<text:s/></text:p>
          </table:table-cell>
          <table:table-cell office:value-type="float" office:value="2306" table:style-name="ce62">
            <text:p><text:s/>2 306<text:s/></text:p>
          </table:table-cell>
          <table:table-cell office:value-type="float" office:value="2352" table:style-name="ce62">
            <text:p><text:s/>2 352<text:s/></text:p>
          </table:table-cell>
          <table:table-cell office:value-type="float" office:value="2340" table:style-name="ce62">
            <text:p><text:s/>2 340<text:s/></text:p>
          </table:table-cell>
          <table:table-cell office:value-type="float" office:value="2395" table:style-name="ce62">
            <text:p><text:s/>2 395<text:s/></text:p>
          </table:table-cell>
          <table:table-cell office:value-type="float" office:value="2573" table:style-name="ce62">
            <text:p><text:s/>2 573<text:s/></text:p>
          </table:table-cell>
          <table:table-cell office:value-type="float" office:value="2541" table:style-name="ce62">
            <text:p><text:s/>2 541<text:s/></text:p>
          </table:table-cell>
          <table:table-cell office:value-type="float" office:value="2349" table:style-name="ce62">
            <text:p><text:s/>2 349<text:s/></text:p>
          </table:table-cell>
          <table:table-cell office:value-type="float" office:value="2444" table:style-name="ce62">
            <text:p><text:s/>2 444<text:s/></text:p>
          </table:table-cell>
          <table:table-cell office:value-type="float" office:value="2447" table:style-name="ce62">
            <text:p><text:s/>2 447<text:s/></text:p>
          </table:table-cell>
          <table:table-cell office:value-type="float" office:value="2739" table:style-name="ce62">
            <text:p><text:s/>2 739<text:s/></text:p>
          </table:table-cell>
          <table:table-cell office:value-type="float" office:value="3006" table:style-name="ce62">
            <text:p><text:s/>3 006<text:s/></text:p>
          </table:table-cell>
          <table:table-cell office:value-type="float" office:value="3293" table:style-name="ce62">
            <text:p><text:s/>3 293<text:s/></text:p>
          </table:table-cell>
          <table:table-cell office:value-type="float" office:value="3056" table:style-name="ce62">
            <text:p><text:s/>3 056<text:s/></text:p>
          </table:table-cell>
          <table:table-cell office:value-type="float" office:value="2645" table:style-name="ce62">
            <text:p><text:s/>2 645<text:s/></text:p>
          </table:table-cell>
          <table:table-cell office:value-type="float" office:value="2579" table:style-name="ce62">
            <text:p><text:s/>2 579<text:s/></text:p>
          </table:table-cell>
          <table:table-cell office:value-type="float" office:value="2603" table:style-name="ce62">
            <text:p><text:s/>2 603<text:s/></text:p>
          </table:table-cell>
          <table:table-cell office:value-type="float" office:value="2387" table:style-name="ce62">
            <text:p><text:s/>2 387<text:s/></text:p>
          </table:table-cell>
          <table:table-cell office:value-type="float" office:value="2378" table:style-name="ce62">
            <text:p><text:s/>2 378<text:s/></text:p>
          </table:table-cell>
          <table:table-cell office:value-type="float" office:value="2483" table:style-name="ce62">
            <text:p><text:s/>2 483<text:s/></text:p>
          </table:table-cell>
          <table:table-cell office:value-type="float" office:value="2404" table:style-name="ce62">
            <text:p><text:s/>2 404<text:s/></text:p>
          </table:table-cell>
          <table:table-cell office:value-type="float" office:value="2200" table:style-name="ce62">
            <text:p><text:s/>2 200<text:s/></text:p>
          </table:table-cell>
          <table:table-cell office:value-type="float" office:value="2354" table:style-name="ce62">
            <text:p><text:s/>2 354<text:s/></text:p>
          </table:table-cell>
          <table:table-cell office:value-type="float" office:value="2453" table:style-name="ce62">
            <text:p><text:s/>2 453<text:s/></text:p>
          </table:table-cell>
          <table:table-cell office:value-type="float" office:value="2512" table:style-name="ce62">
            <text:p><text:s/>2 512<text:s/></text:p>
          </table:table-cell>
          <table:table-cell office:value-type="float" office:value="2258" table:style-name="ce62">
            <text:p><text:s/>2 258<text:s/></text:p>
          </table:table-cell>
          <table:table-cell office:value-type="float" office:value="2459" table:style-name="ce62">
            <text:p><text:s/>2 459<text:s/></text:p>
          </table:table-cell>
          <table:table-cell office:value-type="float" office:value="2374" table:style-name="ce62">
            <text:p><text:s/>2 374<text:s/></text:p>
          </table:table-cell>
          <table:table-cell office:value-type="float" office:value="2130" table:style-name="ce62">
            <text:p><text:s/>2 130<text:s/></text:p>
          </table:table-cell>
          <table:table-cell office:value-type="float" office:value="2278" table:style-name="ce62">
            <text:p><text:s/>2 278<text:s/></text:p>
          </table:table-cell>
          <table:table-cell office:value-type="float" office:value="2167" table:style-name="ce62">
            <text:p><text:s/>2 167<text:s/></text:p>
          </table:table-cell>
          <table:table-cell office:value-type="float" office:value="2208" table:style-name="ce62">
            <text:p><text:s/>2 208<text:s/></text:p>
          </table:table-cell>
          <table:table-cell office:value-type="float" office:value="2241" table:style-name="ce62">
            <text:p><text:s/>2 241<text:s/></text:p>
          </table:table-cell>
          <table:table-cell office:value-type="float" office:value="2395" table:style-name="ce62">
            <text:p><text:s/>2 395<text:s/></text:p>
          </table:table-cell>
          <table:table-cell office:value-type="float" office:value="2288" table:style-name="ce62">
            <text:p><text:s/>2 288<text:s/></text:p>
          </table:table-cell>
          <table:table-cell office:value-type="float" office:value="2357" table:style-name="ce62">
            <text:p><text:s/>2 357<text:s/></text:p>
          </table:table-cell>
          <table:table-cell office:value-type="float" office:value="2300" table:style-name="ce62">
            <text:p><text:s/>2 300<text:s/></text:p>
          </table:table-cell>
          <table:table-cell office:value-type="float" office:value="2291" table:style-name="ce62">
            <text:p><text:s/>2 291<text:s/></text:p>
          </table:table-cell>
          <table:table-cell office:value-type="float" office:value="2168" table:style-name="ce62">
            <text:p><text:s/>2 168<text:s/></text:p>
          </table:table-cell>
          <table:table-cell office:value-type="float" office:value="2250" table:style-name="ce62">
            <text:p><text:s/>2 250<text:s/></text:p>
          </table:table-cell>
          <table:table-cell office:value-type="float" office:value="2324" table:style-name="ce62">
            <text:p><text:s/>2 324<text:s/></text:p>
          </table:table-cell>
          <table:table-cell office:value-type="float" office:value="2390" table:style-name="ce62">
            <text:p><text:s/>2 390<text:s/></text:p>
          </table:table-cell>
          <table:table-cell office:value-type="float" office:value="2540" table:style-name="ce62">
            <text:p><text:s/>2 540<text:s/></text:p>
          </table:table-cell>
          <table:table-cell office:value-type="float" office:value="2589" table:style-name="ce62">
            <text:p><text:s/>2 589<text:s/></text:p>
          </table:table-cell>
          <table:table-cell office:value-type="float" office:value="2596" table:style-name="ce62">
            <text:p><text:s/>2 596<text:s/></text:p>
          </table:table-cell>
          <table:table-cell office:value-type="float" office:value="2646" table:style-name="ce62">
            <text:p><text:s/>2 646<text:s/></text:p>
          </table:table-cell>
          <table:table-cell office:value-type="float" office:value="2557" table:style-name="ce62">
            <text:p><text:s/>2 557<text:s/></text:p>
          </table:table-cell>
          <table:table-cell office:value-type="float" office:value="2456" table:style-name="ce62">
            <text:p><text:s/>2 456<text:s/></text:p>
          </table:table-cell>
          <table:table-cell office:value-type="float" office:value="2398" table:style-name="ce62">
            <text:p><text:s/>2 398<text:s/></text:p>
          </table:table-cell>
          <table:table-cell office:value-type="float" office:value="2395" table:style-name="ce62">
            <text:p><text:s/>2 395<text:s/></text:p>
          </table:table-cell>
          <table:table-cell office:value-type="float" office:value="2253" table:style-name="ce62">
            <text:p><text:s/>2 253<text:s/></text:p>
          </table:table-cell>
          <table:table-cell office:value-type="float" office:value="2244" table:style-name="ce62">
            <text:p><text:s/>2 244<text:s/></text:p>
          </table:table-cell>
          <table:table-cell office:value-type="float" office:value="2401" table:style-name="ce62">
            <text:p><text:s/>2 401<text:s/></text:p>
          </table:table-cell>
          <table:table-cell office:value-type="float" office:value="2356" table:style-name="ce62">
            <text:p><text:s/>2 356<text:s/></text:p>
          </table:table-cell>
          <table:table-cell office:value-type="float" office:value="2244" table:style-name="ce62">
            <text:p><text:s/>2 244<text:s/></text:p>
          </table:table-cell>
          <table:table-cell office:value-type="float" office:value="2227" table:style-name="ce62">
            <text:p><text:s/>2 227<text:s/></text:p>
          </table:table-cell>
          <table:table-cell office:value-type="float" office:value="2263" table:style-name="ce62">
            <text:p><text:s/>2 263<text:s/></text:p>
          </table:table-cell>
          <table:table-cell office:value-type="float" office:value="2384" table:style-name="ce62">
            <text:p><text:s/>2 384<text:s/></text:p>
          </table:table-cell>
          <table:table-cell office:value-type="float" office:value="2266" table:style-name="ce62">
            <text:p><text:s/>2 266<text:s/></text:p>
          </table:table-cell>
          <table:table-cell office:value-type="float" office:value="2299" table:style-name="ce62">
            <text:p><text:s/>2 299<text:s/></text:p>
          </table:table-cell>
          <table:table-cell office:value-type="float" office:value="2345" table:style-name="ce62">
            <text:p><text:s/>2 345<text:s/></text:p>
          </table:table-cell>
          <table:table-cell office:value-type="float" office:value="2405" table:style-name="ce62">
            <text:p><text:s/>2 405<text:s/></text:p>
          </table:table-cell>
          <table:table-cell office:value-type="float" office:value="2349" table:style-name="ce62">
            <text:p><text:s/>2 349<text:s/></text:p>
          </table:table-cell>
          <table:table-cell office:value-type="float" office:value="2255" table:style-name="ce62">
            <text:p><text:s/>2 255<text:s/></text:p>
          </table:table-cell>
          <table:table-cell office:value-type="float" office:value="2363" table:style-name="ce62">
            <text:p><text:s/>2 363<text:s/></text:p>
          </table:table-cell>
          <table:table-cell office:value-type="float" office:value="2392" table:style-name="ce62">
            <text:p><text:s/>2 392<text:s/></text:p>
          </table:table-cell>
          <table:table-cell office:value-type="float" office:value="2359" table:style-name="ce62">
            <text:p><text:s/>2 359<text:s/></text:p>
          </table:table-cell>
          <table:table-cell office:value-type="float" office:value="2336" table:style-name="ce62">
            <text:p><text:s/>2 336<text:s/></text:p>
          </table:table-cell>
          <table:table-cell office:value-type="float" office:value="2336" table:style-name="ce62">
            <text:p><text:s/>2 336<text:s/></text:p>
          </table:table-cell>
          <table:table-cell office:value-type="float" office:value="2384" table:style-name="ce62">
            <text:p><text:s/>2 384<text:s/></text:p>
          </table:table-cell>
          <table:table-cell office:value-type="float" office:value="2330" table:style-name="ce62">
            <text:p><text:s/>2 330<text:s/></text:p>
          </table:table-cell>
          <table:table-cell office:value-type="float" office:value="2558" table:style-name="ce62">
            <text:p><text:s/>2 558<text:s/></text:p>
          </table:table-cell>
          <table:table-cell office:value-type="float" office:value="2497" table:style-name="ce62">
            <text:p><text:s/>2 497<text:s/></text:p>
          </table:table-cell>
          <table:table-cell office:value-type="float" office:value="2610" table:style-name="ce62">
            <text:p><text:s/>2 610<text:s/></text:p>
          </table:table-cell>
          <table:table-cell office:value-type="float" office:value="2497" table:style-name="ce62">
            <text:p><text:s/>2 497<text:s/></text:p>
          </table:table-cell>
          <table:table-cell office:value-type="float" office:value="2527" table:style-name="ce62">
            <text:p><text:s/>2 527<text:s/></text:p>
          </table:table-cell>
          <table:table-cell office:value-type="float" office:value="2313" table:style-name="ce62">
            <text:p><text:s/>2 313<text:s/></text:p>
          </table:table-cell>
          <table:table-cell office:value-type="float" office:value="2400" table:style-name="ce62">
            <text:p><text:s/>2 400<text:s/></text:p>
          </table:table-cell>
          <table:table-cell office:value-type="float" office:value="2434" table:style-name="ce62">
            <text:p><text:s/>2 434<text:s/></text:p>
          </table:table-cell>
          <table:table-cell office:value-type="float" office:value="2517" table:style-name="ce62">
            <text:p><text:s/>2 517<text:s/></text:p>
          </table:table-cell>
          <table:table-cell office:value-type="float" office:value="2468" table:style-name="ce62">
            <text:p><text:s/>2 468<text:s/></text:p>
          </table:table-cell>
          <table:table-cell office:value-type="float" office:value="2341" table:style-name="ce62">
            <text:p><text:s/>2 341<text:s/></text:p>
          </table:table-cell>
          <table:table-cell office:value-type="float" office:value="2515" table:style-name="ce62">
            <text:p><text:s/>2 515<text:s/></text:p>
          </table:table-cell>
          <table:table-cell office:value-type="float" office:value="2382" table:style-name="ce62">
            <text:p><text:s/>2 382<text:s/></text:p>
          </table:table-cell>
          <table:table-cell office:value-type="float" office:value="2242" table:style-name="ce62">
            <text:p><text:s/>2 242<text:s/></text:p>
          </table:table-cell>
          <table:table-cell office:value-type="float" office:value="2397" table:style-name="ce62">
            <text:p><text:s/>2 397<text:s/></text:p>
          </table:table-cell>
          <table:table-cell office:value-type="float" office:value="2546" table:style-name="ce62">
            <text:p><text:s/>2 546<text:s/></text:p>
          </table:table-cell>
          <table:table-cell office:value-type="float" office:value="2598" table:style-name="ce62">
            <text:p><text:s/>2 598<text:s/></text:p>
          </table:table-cell>
          <table:table-cell office:value-type="float" office:value="2516" table:style-name="ce62">
            <text:p><text:s/>2 516<text:s/></text:p>
          </table:table-cell>
          <table:table-cell office:value-type="float" office:value="2477" table:style-name="ce62">
            <text:p><text:s/>2 477<text:s/></text:p>
          </table:table-cell>
          <table:table-cell office:value-type="float" office:value="2559" table:style-name="ce62">
            <text:p><text:s/>2 559<text:s/></text:p>
          </table:table-cell>
          <table:table-cell office:value-type="float" office:value="2573" table:style-name="ce62">
            <text:p><text:s/>2 573<text:s/></text:p>
          </table:table-cell>
          <table:table-cell office:value-type="float" office:value="2663" table:style-name="ce62">
            <text:p><text:s/>2 663<text:s/></text:p>
          </table:table-cell>
          <table:table-cell office:value-type="float" office:value="2655" table:style-name="ce62">
            <text:p><text:s/>2 655<text:s/></text:p>
          </table:table-cell>
          <table:table-cell office:value-type="float" office:value="2577" table:style-name="ce62">
            <text:p><text:s/>2 577<text:s/></text:p>
          </table:table-cell>
          <table:table-cell office:value-type="float" office:value="2370" table:style-name="ce62">
            <text:p><text:s/>2 370<text:s/></text:p>
          </table:table-cell>
          <table:table-cell office:value-type="float" office:value="2556" table:style-name="ce62">
            <text:p><text:s/>2 556<text:s/></text:p>
          </table:table-cell>
          <table:table-cell office:value-type="float" office:value="2547" table:style-name="ce62">
            <text:p><text:s/>2 547<text:s/></text:p>
          </table:table-cell>
          <table:table-cell office:value-type="float" office:value="2345" table:style-name="ce62">
            <text:p><text:s/>2 345<text:s/></text:p>
          </table:table-cell>
          <table:table-cell office:value-type="float" office:value="2527" table:style-name="ce62">
            <text:p><text:s/>2 527<text:s/></text:p>
          </table:table-cell>
          <table:table-cell office:value-type="float" office:value="2461" table:style-name="ce62">
            <text:p><text:s/>2 461<text:s/></text:p>
          </table:table-cell>
          <table:table-cell office:value-type="float" office:value="2454" table:style-name="ce62">
            <text:p><text:s/>2 454<text:s/></text:p>
          </table:table-cell>
          <table:table-cell office:value-type="float" office:value="2547" table:style-name="ce62">
            <text:p><text:s/>2 547<text:s/></text:p>
          </table:table-cell>
          <table:table-cell office:value-type="float" office:value="2562" table:style-name="ce62">
            <text:p><text:s/>2 562<text:s/></text:p>
          </table:table-cell>
          <table:table-cell office:value-type="float" office:value="2404" table:style-name="ce62">
            <text:p><text:s/>2 404<text:s/></text:p>
          </table:table-cell>
          <table:table-cell office:value-type="float" office:value="2372" table:style-name="ce62">
            <text:p><text:s/>2 372<text:s/></text:p>
          </table:table-cell>
          <table:table-cell office:value-type="float" office:value="2427" table:style-name="ce62">
            <text:p><text:s/>2 427<text:s/></text:p>
          </table:table-cell>
          <table:table-cell office:value-type="float" office:value="2384" table:style-name="ce62">
            <text:p><text:s/>2 384<text:s/></text:p>
          </table:table-cell>
          <table:table-cell office:value-type="float" office:value="2470" table:style-name="ce62">
            <text:p><text:s/>2 470<text:s/></text:p>
          </table:table-cell>
          <table:table-cell office:value-type="float" office:value="2554" table:style-name="ce62">
            <text:p><text:s/>2 554<text:s/></text:p>
          </table:table-cell>
          <table:table-cell office:value-type="float" office:value="2508" table:style-name="ce62">
            <text:p><text:s/>2 508<text:s/></text:p>
          </table:table-cell>
          <table:table-cell office:value-type="float" office:value="2607" table:style-name="ce62">
            <text:p><text:s/>2 607<text:s/></text:p>
          </table:table-cell>
          <table:table-cell office:value-type="float" office:value="2538" table:style-name="ce62">
            <text:p><text:s/>2 538<text:s/></text:p>
          </table:table-cell>
          <table:table-cell office:value-type="float" office:value="2668" table:style-name="ce62">
            <text:p><text:s/>2 668<text:s/></text:p>
          </table:table-cell>
          <table:table-cell office:value-type="float" office:value="2597" table:style-name="ce62">
            <text:p><text:s/>2 597<text:s/></text:p>
          </table:table-cell>
          <table:table-cell office:value-type="float" office:value="2598" table:style-name="ce62">
            <text:p><text:s/>2 598<text:s/></text:p>
          </table:table-cell>
          <table:table-cell office:value-type="float" office:value="2547" table:style-name="ce62">
            <text:p><text:s/>2 547<text:s/></text:p>
          </table:table-cell>
          <table:table-cell office:value-type="float" office:value="2561" table:style-name="ce62">
            <text:p><text:s/>2 561<text:s/></text:p>
          </table:table-cell>
          <table:table-cell office:value-type="float" office:value="2507" table:style-name="ce62">
            <text:p><text:s/>2 507<text:s/></text:p>
          </table:table-cell>
          <table:table-cell office:value-type="float" office:value="2381" table:style-name="ce62">
            <text:p><text:s/>2 381<text:s/></text:p>
          </table:table-cell>
          <table:table-cell office:value-type="float" office:value="2674" table:style-name="ce62">
            <text:p><text:s/>2 674<text:s/></text:p>
          </table:table-cell>
          <table:table-cell office:value-type="float" office:value="2616" table:style-name="ce62">
            <text:p><text:s/>2 616<text:s/></text:p>
          </table:table-cell>
          <table:table-cell office:value-type="float" office:value="2616" table:style-name="ce62">
            <text:p><text:s/>2 616<text:s/></text:p>
          </table:table-cell>
          <table:table-cell office:value-type="float" office:value="2585" table:style-name="ce62">
            <text:p><text:s/>2 585<text:s/></text:p>
          </table:table-cell>
          <table:table-cell office:value-type="float" office:value="2629" table:style-name="ce62">
            <text:p><text:s/>2 629<text:s/></text:p>
          </table:table-cell>
          <table:table-cell office:value-type="float" office:value="2556" table:style-name="ce62">
            <text:p><text:s/>2 556<text:s/></text:p>
          </table:table-cell>
          <table:table-cell office:value-type="float" office:value="2566" table:style-name="ce62">
            <text:p><text:s/>2 566<text:s/></text:p>
          </table:table-cell>
          <table:table-cell office:value-type="float" office:value="2620" table:style-name="ce62">
            <text:p><text:s/>2 620<text:s/></text:p>
          </table:table-cell>
          <table:table-cell office:value-type="float" office:value="2636" table:style-name="ce62">
            <text:p><text:s/>2 636<text:s/></text:p>
          </table:table-cell>
          <table:table-cell office:value-type="float" office:value="2654" table:style-name="ce62">
            <text:p><text:s/>2 654<text:s/></text:p>
          </table:table-cell>
          <table:table-cell office:value-type="float" office:value="2688" table:style-name="ce62">
            <text:p><text:s/>2 688<text:s/></text:p>
          </table:table-cell>
          <table:table-cell office:value-type="float" office:value="2694" table:style-name="ce62">
            <text:p><text:s/>2 694<text:s/></text:p>
          </table:table-cell>
          <table:table-cell office:value-type="float" office:value="2663" table:style-name="ce62">
            <text:p><text:s/>2 663<text:s/></text:p>
          </table:table-cell>
          <table:table-cell office:value-type="float" office:value="2580" table:style-name="ce62">
            <text:p><text:s/>2 580<text:s/></text:p>
          </table:table-cell>
          <table:table-cell office:value-type="float" office:value="2707" table:style-name="ce62">
            <text:p><text:s/>2 707<text:s/></text:p>
          </table:table-cell>
          <table:table-cell office:value-type="float" office:value="2711" table:style-name="ce62">
            <text:p><text:s/>2 711<text:s/></text:p>
          </table:table-cell>
          <table:table-cell office:value-type="float" office:value="2727" table:style-name="ce62">
            <text:p><text:s/>2 727<text:s/></text:p>
          </table:table-cell>
          <table:table-cell office:value-type="float" office:value="2676" table:style-name="ce62">
            <text:p><text:s/>2 676<text:s/></text:p>
          </table:table-cell>
          <table:table-cell office:value-type="float" office:value="2739" table:style-name="ce62">
            <text:p><text:s/>2 739<text:s/></text:p>
          </table:table-cell>
          <table:table-cell office:value-type="float" office:value="2529" table:style-name="ce62">
            <text:p><text:s/>2 529<text:s/></text:p>
          </table:table-cell>
          <table:table-cell office:value-type="float" office:value="2492" table:style-name="ce62">
            <text:p><text:s/>2 492<text:s/></text:p>
          </table:table-cell>
          <table:table-cell office:value-type="float" office:value="2734" table:style-name="ce62">
            <text:p><text:s/>2 734<text:s/></text:p>
          </table:table-cell>
          <table:table-cell office:value-type="float" office:value="2692" table:style-name="ce62">
            <text:p><text:s/>2 692<text:s/></text:p>
          </table:table-cell>
          <table:table-cell office:value-type="float" office:value="2694" table:style-name="ce62">
            <text:p><text:s/>2 694<text:s/></text:p>
          </table:table-cell>
          <table:table-cell office:value-type="float" office:value="2708" table:style-name="ce62">
            <text:p><text:s/>2 708<text:s/></text:p>
          </table:table-cell>
          <table:table-cell office:value-type="float" office:value="2831" table:style-name="ce62">
            <text:p><text:s/>2 831<text:s/></text:p>
          </table:table-cell>
          <table:table-cell office:value-type="float" office:value="2699" table:style-name="ce62">
            <text:p><text:s/>2 699<text:s/></text:p>
          </table:table-cell>
          <table:table-cell office:value-type="float" office:value="2785" table:style-name="ce62">
            <text:p><text:s/>2 785<text:s/></text:p>
          </table:table-cell>
          <table:table-cell office:value-type="float" office:value="2768" table:style-name="ce62">
            <text:p><text:s/>2 768<text:s/></text:p>
          </table:table-cell>
          <table:table-cell office:value-type="float" office:value="2617" table:style-name="ce62">
            <text:p><text:s/>2 617<text:s/></text:p>
          </table:table-cell>
          <table:table-cell office:value-type="float" office:value="2704" table:style-name="ce62">
            <text:p><text:s/>2 704<text:s/></text:p>
          </table:table-cell>
          <table:table-cell office:value-type="float" office:value="2812" table:style-name="ce62">
            <text:p><text:s/>2 812<text:s/></text:p>
          </table:table-cell>
          <table:table-cell office:value-type="float" office:value="2790" table:style-name="ce62">
            <text:p><text:s/>2 790<text:s/></text:p>
          </table:table-cell>
          <table:table-cell office:value-type="float" office:value="2772" table:style-name="ce62">
            <text:p><text:s/>2 772<text:s/></text:p>
          </table:table-cell>
          <table:table-cell office:value-type="float" office:value="2638" table:style-name="ce62">
            <text:p><text:s/>2 638<text:s/></text:p>
          </table:table-cell>
          <table:table-cell office:value-type="float" office:value="2568" table:style-name="ce62">
            <text:p><text:s/>2 568<text:s/></text:p>
          </table:table-cell>
          <table:table-cell office:value-type="float" office:value="2848" table:style-name="ce62">
            <text:p><text:s/>2 848<text:s/></text:p>
          </table:table-cell>
          <table:table-cell office:value-type="float" office:value="2722" table:style-name="ce62">
            <text:p><text:s/>2 722<text:s/></text:p>
          </table:table-cell>
          <table:table-cell office:value-type="float" office:value="2776" table:style-name="ce62">
            <text:p><text:s/>2 776<text:s/></text:p>
          </table:table-cell>
          <table:table-cell office:value-type="float" office:value="2801" table:style-name="ce62">
            <text:p><text:s/>2 801<text:s/></text:p>
          </table:table-cell>
          <table:table-cell office:value-type="float" office:value="2723" table:style-name="ce62">
            <text:p><text:s/>2 723<text:s/></text:p>
          </table:table-cell>
          <table:table-cell office:value-type="float" office:value="2624" table:style-name="ce62">
            <text:p><text:s/>2 624<text:s/></text:p>
          </table:table-cell>
          <table:table-cell office:value-type="float" office:value="2780" table:style-name="ce62">
            <text:p><text:s/>2 780<text:s/></text:p>
          </table:table-cell>
          <table:table-cell office:value-type="float" office:value="2605" table:style-name="ce62">
            <text:p><text:s/>2 605<text:s/></text:p>
          </table:table-cell>
          <table:table-cell office:value-type="float" office:value="2585" table:style-name="ce62">
            <text:p><text:s/>2 585<text:s/></text:p>
          </table:table-cell>
          <table:table-cell office:value-type="float" office:value="2556" table:style-name="ce62">
            <text:p><text:s/>2 556<text:s/></text:p>
          </table:table-cell>
          <table:table-cell office:value-type="float" office:value="2653" table:style-name="ce62">
            <text:p><text:s/>2 653<text:s/></text:p>
          </table:table-cell>
          <table:table-cell office:value-type="float" office:value="2502" table:style-name="ce62">
            <text:p><text:s/>2 502<text:s/></text:p>
          </table:table-cell>
          <table:table-cell office:value-type="float" office:value="2523" table:style-name="ce62">
            <text:p><text:s/>2 523<text:s/></text:p>
          </table:table-cell>
          <table:table-cell office:value-type="float" office:value="2620" table:style-name="ce62">
            <text:p><text:s/>2 620<text:s/></text:p>
          </table:table-cell>
          <table:table-cell office:value-type="float" office:value="2707" table:style-name="ce62">
            <text:p><text:s/>2 707<text:s/></text:p>
          </table:table-cell>
          <table:table-cell office:value-type="float" office:value="985572" table:formula="of:=SUM([.B11:.NC11])" table:style-name="ce70">
            <text:p><text:s/>985 572<text:s/></text:p>
          </table:table-cell>
          <table:table-cell office:value-type="float" office:value="2574.027397260274" table:formula="of:=AVERAGE([.B12:.NC12] )" table:style-name="ce65">
            <text:p>2 574<text:s/></text:p>
          </table:table-cell>
          <table:table-cell office:value-type="string" office:string-value="x" table:formula="of:=IF(ISNUMBER([.BI12]);IF([.BI12]&gt;[.NE11];&quot;bigger&quot;;&quot;smaller&quot;);&quot;x&quot;)" table:style-name="ce66">
            <text:p>x</text:p>
          </table:table-cell>
          <table:table-cell table:number-columns-repeated="16014"/>
        </table:table-row>
        <table:table-row table:style-name="ro5">
          <table:table-cell office:value-type="string" table:style-name="ce68">
            <text:p>2018</text:p>
          </table:table-cell>
          <table:table-cell office:value-type="float" office:value="2665" table:style-name="ce69">
            <text:p><text:s/>2 665<text:s/></text:p>
          </table:table-cell>
          <table:table-cell office:value-type="float" office:value="2760" table:style-name="ce70">
            <text:p><text:s/>2 760<text:s/></text:p>
          </table:table-cell>
          <table:table-cell office:value-type="float" office:value="2870" table:style-name="ce70">
            <text:p><text:s/>2 870<text:s/></text:p>
          </table:table-cell>
          <table:table-cell office:value-type="float" office:value="2865" table:style-name="ce70">
            <text:p><text:s/>2 865<text:s/></text:p>
          </table:table-cell>
          <table:table-cell office:value-type="float" office:value="2875" table:style-name="ce70">
            <text:p><text:s/>2 875<text:s/></text:p>
          </table:table-cell>
          <table:table-cell office:value-type="float" office:value="2763" table:style-name="ce70">
            <text:p><text:s/>2 763<text:s/></text:p>
          </table:table-cell>
          <table:table-cell office:value-type="float" office:value="2544" table:style-name="ce70">
            <text:p><text:s/>2 544<text:s/></text:p>
          </table:table-cell>
          <table:table-cell office:value-type="float" office:value="2659" table:style-name="ce70">
            <text:p><text:s/>2 659<text:s/></text:p>
          </table:table-cell>
          <table:table-cell office:value-type="float" office:value="2589" table:style-name="ce70">
            <text:p><text:s/>2 589<text:s/></text:p>
          </table:table-cell>
          <table:table-cell office:value-type="float" office:value="2805" table:style-name="ce70">
            <text:p><text:s/>2 805<text:s/></text:p>
          </table:table-cell>
          <table:table-cell office:value-type="float" office:value="2705" table:style-name="ce70">
            <text:p><text:s/>2 705<text:s/></text:p>
          </table:table-cell>
          <table:table-cell office:value-type="float" office:value="2731" table:style-name="ce70">
            <text:p><text:s/>2 731<text:s/></text:p>
          </table:table-cell>
          <table:table-cell office:value-type="float" office:value="2679" table:style-name="ce70">
            <text:p><text:s/>2 679<text:s/></text:p>
          </table:table-cell>
          <table:table-cell office:value-type="float" office:value="2602" table:style-name="ce70">
            <text:p><text:s/>2 602<text:s/></text:p>
          </table:table-cell>
          <table:table-cell office:value-type="float" office:value="2754" table:style-name="ce70">
            <text:p><text:s/>2 754<text:s/></text:p>
          </table:table-cell>
          <table:table-cell office:value-type="float" office:value="2849" table:style-name="ce70">
            <text:p><text:s/>2 849<text:s/></text:p>
          </table:table-cell>
          <table:table-cell office:value-type="float" office:value="2731" table:style-name="ce70">
            <text:p><text:s/>2 731<text:s/></text:p>
          </table:table-cell>
          <table:table-cell office:value-type="float" office:value="2831" table:style-name="ce70">
            <text:p><text:s/>2 831<text:s/></text:p>
          </table:table-cell>
          <table:table-cell office:value-type="float" office:value="2803" table:style-name="ce70">
            <text:p><text:s/>2 803<text:s/></text:p>
          </table:table-cell>
          <table:table-cell office:value-type="float" office:value="2645" table:style-name="ce70">
            <text:p><text:s/>2 645<text:s/></text:p>
          </table:table-cell>
          <table:table-cell office:value-type="float" office:value="2574" table:style-name="ce70">
            <text:p><text:s/>2 574<text:s/></text:p>
          </table:table-cell>
          <table:table-cell office:value-type="float" office:value="2763" table:style-name="ce70">
            <text:p><text:s/>2 763<text:s/></text:p>
          </table:table-cell>
          <table:table-cell office:value-type="float" office:value="2761" table:style-name="ce70">
            <text:p><text:s/>2 761<text:s/></text:p>
          </table:table-cell>
          <table:table-cell office:value-type="float" office:value="2816" table:style-name="ce70">
            <text:p><text:s/>2 816<text:s/></text:p>
          </table:table-cell>
          <table:table-cell office:value-type="float" office:value="2796" table:style-name="ce70">
            <text:p><text:s/>2 796<text:s/></text:p>
          </table:table-cell>
          <table:table-cell office:value-type="float" office:value="2804" table:style-name="ce70">
            <text:p><text:s/>2 804<text:s/></text:p>
          </table:table-cell>
          <table:table-cell office:value-type="float" office:value="2640" table:style-name="ce70">
            <text:p><text:s/>2 640<text:s/></text:p>
          </table:table-cell>
          <table:table-cell office:value-type="float" office:value="2591" table:style-name="ce70">
            <text:p><text:s/>2 591<text:s/></text:p>
          </table:table-cell>
          <table:table-cell office:value-type="float" office:value="2897" table:style-name="ce70">
            <text:p><text:s/>2 897<text:s/></text:p>
          </table:table-cell>
          <table:table-cell office:value-type="float" office:value="2728" table:style-name="ce70">
            <text:p><text:s/>2 728<text:s/></text:p>
          </table:table-cell>
          <table:table-cell office:value-type="float" office:value="2878" table:style-name="ce70">
            <text:p><text:s/>2 878<text:s/></text:p>
          </table:table-cell>
          <table:table-cell office:value-type="float" office:value="2826" table:style-name="ce70">
            <text:p><text:s/>2 826<text:s/></text:p>
          </table:table-cell>
          <table:table-cell office:value-type="float" office:value="2811" table:style-name="ce70">
            <text:p><text:s/>2 811<text:s/></text:p>
          </table:table-cell>
          <table:table-cell office:value-type="float" office:value="2764" table:style-name="ce70">
            <text:p><text:s/>2 764<text:s/></text:p>
          </table:table-cell>
          <table:table-cell office:value-type="float" office:value="2654" table:style-name="ce70">
            <text:p><text:s/>2 654<text:s/></text:p>
          </table:table-cell>
          <table:table-cell office:value-type="float" office:value="2835" table:style-name="ce70">
            <text:p><text:s/>2 835<text:s/></text:p>
          </table:table-cell>
          <table:table-cell office:value-type="float" office:value="2784" table:style-name="ce70">
            <text:p><text:s/>2 784<text:s/></text:p>
          </table:table-cell>
          <table:table-cell office:value-type="float" office:value="2983" table:style-name="ce70">
            <text:p><text:s/>2 983<text:s/></text:p>
          </table:table-cell>
          <table:table-cell office:value-type="float" office:value="2887" table:style-name="ce70">
            <text:p><text:s/>2 887<text:s/></text:p>
          </table:table-cell>
          <table:table-cell office:value-type="float" office:value="2871" table:style-name="ce70">
            <text:p><text:s/>2 871<text:s/></text:p>
          </table:table-cell>
          <table:table-cell office:value-type="float" office:value="2872" table:style-name="ce70">
            <text:p><text:s/>2 872<text:s/></text:p>
          </table:table-cell>
          <table:table-cell office:value-type="float" office:value="2854" table:style-name="ce70">
            <text:p><text:s/>2 854<text:s/></text:p>
          </table:table-cell>
          <table:table-cell office:value-type="float" office:value="3012" table:style-name="ce70">
            <text:p><text:s/>3 012<text:s/></text:p>
          </table:table-cell>
          <table:table-cell office:value-type="float" office:value="3041" table:style-name="ce70">
            <text:p><text:s/>3 041<text:s/></text:p>
          </table:table-cell>
          <table:table-cell office:value-type="float" office:value="2965" table:style-name="ce70">
            <text:p><text:s/>2 965<text:s/></text:p>
          </table:table-cell>
          <table:table-cell office:value-type="float" office:value="3031" table:style-name="ce70">
            <text:p><text:s/>3 031<text:s/></text:p>
          </table:table-cell>
          <table:table-cell office:value-type="float" office:value="3105" table:style-name="ce70">
            <text:p><text:s/>3 105<text:s/></text:p>
          </table:table-cell>
          <table:table-cell office:value-type="float" office:value="3000" table:style-name="ce70">
            <text:p><text:s/>3 000<text:s/></text:p>
          </table:table-cell>
          <table:table-cell office:value-type="float" office:value="3100" table:style-name="ce70">
            <text:p><text:s/>3 100<text:s/></text:p>
          </table:table-cell>
          <table:table-cell office:value-type="float" office:value="3201" table:style-name="ce70">
            <text:p><text:s/>3 201<text:s/></text:p>
          </table:table-cell>
          <table:table-cell office:value-type="float" office:value="3237" table:style-name="ce70">
            <text:p><text:s/>3 237<text:s/></text:p>
          </table:table-cell>
          <table:table-cell office:value-type="float" office:value="3284" table:style-name="ce70">
            <text:p><text:s/>3 284<text:s/></text:p>
          </table:table-cell>
          <table:table-cell office:value-type="float" office:value="3291" table:style-name="ce70">
            <text:p><text:s/>3 291<text:s/></text:p>
          </table:table-cell>
          <table:table-cell office:value-type="float" office:value="3378" table:style-name="ce70">
            <text:p><text:s/>3 378<text:s/></text:p>
          </table:table-cell>
          <table:table-cell office:value-type="float" office:value="3269" table:style-name="ce70">
            <text:p><text:s/>3 269<text:s/></text:p>
          </table:table-cell>
          <table:table-cell office:value-type="float" office:value="3228" table:style-name="ce70">
            <text:p><text:s/>3 228<text:s/></text:p>
          </table:table-cell>
          <table:table-cell office:value-type="float" office:value="3457" table:style-name="ce70">
            <text:p><text:s/>3 457<text:s/></text:p>
          </table:table-cell>
          <table:table-cell office:value-type="float" office:value="3469" table:style-name="ce70">
            <text:p><text:s/>3 469<text:s/></text:p>
          </table:table-cell>
          <table:table-cell office:value-type="float" office:value="3590" table:style-name="ce70">
            <text:p><text:s/>3 590<text:s/></text:p>
          </table:table-cell>
          <table:table-cell office:value-type="string" table:style-name="ce63">
            <text:p>X</text:p>
          </table:table-cell>
          <table:table-cell office:value-type="float" office:value="3713" table:style-name="ce70">
            <text:p><text:s/>3 713<text:s/></text:p>
          </table:table-cell>
          <table:table-cell office:value-type="float" office:value="3703" table:style-name="ce70">
            <text:p><text:s/>3 703<text:s/></text:p>
          </table:table-cell>
          <table:table-cell office:value-type="float" office:value="3863" table:style-name="ce70">
            <text:p><text:s/>3 863<text:s/></text:p>
          </table:table-cell>
          <table:table-cell office:value-type="float" office:value="3740" table:style-name="ce70">
            <text:p><text:s/>3 740<text:s/></text:p>
          </table:table-cell>
          <table:table-cell office:value-type="float" office:value="3932" table:style-name="ce70">
            <text:p><text:s/>3 932<text:s/></text:p>
          </table:table-cell>
          <table:table-cell office:value-type="float" office:value="3881" table:style-name="ce70">
            <text:p><text:s/>3 881<text:s/></text:p>
          </table:table-cell>
          <table:table-cell office:value-type="float" office:value="3881" table:style-name="ce70">
            <text:p><text:s/>3 881<text:s/></text:p>
          </table:table-cell>
          <table:table-cell office:value-type="float" office:value="3722" table:style-name="ce70">
            <text:p><text:s/>3 722<text:s/></text:p>
          </table:table-cell>
          <table:table-cell office:value-type="float" office:value="3876" table:style-name="ce70">
            <text:p><text:s/>3 876<text:s/></text:p>
          </table:table-cell>
          <table:table-cell office:value-type="float" office:value="3749" table:style-name="ce70">
            <text:p><text:s/>3 749<text:s/></text:p>
          </table:table-cell>
          <table:table-cell office:value-type="float" office:value="3736" table:style-name="ce70">
            <text:p><text:s/>3 736<text:s/></text:p>
          </table:table-cell>
          <table:table-cell office:value-type="float" office:value="3741" table:style-name="ce70">
            <text:p><text:s/>3 741<text:s/></text:p>
          </table:table-cell>
          <table:table-cell office:value-type="float" office:value="3585" table:style-name="ce70">
            <text:p><text:s/>3 585<text:s/></text:p>
          </table:table-cell>
          <table:table-cell office:value-type="float" office:value="3522" table:style-name="ce70">
            <text:p><text:s/>3 522<text:s/></text:p>
          </table:table-cell>
          <table:table-cell office:value-type="float" office:value="3494" table:style-name="ce70">
            <text:p><text:s/>3 494<text:s/></text:p>
          </table:table-cell>
          <table:table-cell office:value-type="float" office:value="3524" table:style-name="ce70">
            <text:p><text:s/>3 524<text:s/></text:p>
          </table:table-cell>
          <table:table-cell office:value-type="float" office:value="3295" table:style-name="ce70">
            <text:p><text:s/>3 295<text:s/></text:p>
          </table:table-cell>
          <table:table-cell office:value-type="float" office:value="3224" table:style-name="ce70">
            <text:p><text:s/>3 224<text:s/></text:p>
          </table:table-cell>
          <table:table-cell office:value-type="float" office:value="3305" table:style-name="ce70">
            <text:p><text:s/>3 305<text:s/></text:p>
          </table:table-cell>
          <table:table-cell office:value-type="float" office:value="3309" table:style-name="ce70">
            <text:p><text:s/>3 309<text:s/></text:p>
          </table:table-cell>
          <table:table-cell office:value-type="float" office:value="3320" table:style-name="ce70">
            <text:p><text:s/>3 320<text:s/></text:p>
          </table:table-cell>
          <table:table-cell office:value-type="float" office:value="3269" table:style-name="ce70">
            <text:p><text:s/>3 269<text:s/></text:p>
          </table:table-cell>
          <table:table-cell office:value-type="float" office:value="3388" table:style-name="ce70">
            <text:p><text:s/>3 388<text:s/></text:p>
          </table:table-cell>
          <table:table-cell office:value-type="float" office:value="3249" table:style-name="ce70">
            <text:p><text:s/>3 249<text:s/></text:p>
          </table:table-cell>
          <table:table-cell office:value-type="float" office:value="2937" table:style-name="ce70">
            <text:p><text:s/>2 937<text:s/></text:p>
          </table:table-cell>
          <table:table-cell office:value-type="float" office:value="3086" table:style-name="ce70">
            <text:p><text:s/>3 086<text:s/></text:p>
          </table:table-cell>
          <table:table-cell office:value-type="float" office:value="3059" table:style-name="ce70">
            <text:p><text:s/>3 059<text:s/></text:p>
          </table:table-cell>
          <table:table-cell office:value-type="float" office:value="3192" table:style-name="ce70">
            <text:p><text:s/>3 192<text:s/></text:p>
          </table:table-cell>
          <table:table-cell office:value-type="float" office:value="2990" table:style-name="ce70">
            <text:p><text:s/>2 990<text:s/></text:p>
          </table:table-cell>
          <table:table-cell office:value-type="float" office:value="2902" table:style-name="ce70">
            <text:p><text:s/>2 902<text:s/></text:p>
          </table:table-cell>
          <table:table-cell office:value-type="float" office:value="2917" table:style-name="ce70">
            <text:p><text:s/>2 917<text:s/></text:p>
          </table:table-cell>
          <table:table-cell office:value-type="float" office:value="2760" table:style-name="ce70">
            <text:p><text:s/>2 760<text:s/></text:p>
          </table:table-cell>
          <table:table-cell office:value-type="float" office:value="2759" table:style-name="ce70">
            <text:p><text:s/>2 759<text:s/></text:p>
          </table:table-cell>
          <table:table-cell office:value-type="float" office:value="3002" table:style-name="ce70">
            <text:p><text:s/>3 002<text:s/></text:p>
          </table:table-cell>
          <table:table-cell office:value-type="float" office:value="2997" table:style-name="ce70">
            <text:p><text:s/>2 997<text:s/></text:p>
          </table:table-cell>
          <table:table-cell office:value-type="float" office:value="2909" table:style-name="ce70">
            <text:p><text:s/>2 909<text:s/></text:p>
          </table:table-cell>
          <table:table-cell office:value-type="float" office:value="2784" table:style-name="ce70">
            <text:p><text:s/>2 784<text:s/></text:p>
          </table:table-cell>
          <table:table-cell office:value-type="float" office:value="2787" table:style-name="ce70">
            <text:p><text:s/>2 787<text:s/></text:p>
          </table:table-cell>
          <table:table-cell office:value-type="float" office:value="2800" table:style-name="ce70">
            <text:p><text:s/>2 800<text:s/></text:p>
          </table:table-cell>
          <table:table-cell office:value-type="float" office:value="2810" table:style-name="ce70">
            <text:p><text:s/>2 810<text:s/></text:p>
          </table:table-cell>
          <table:table-cell office:value-type="float" office:value="2918" table:style-name="ce70">
            <text:p><text:s/>2 918<text:s/></text:p>
          </table:table-cell>
          <table:table-cell office:value-type="float" office:value="2780" table:style-name="ce70">
            <text:p><text:s/>2 780<text:s/></text:p>
          </table:table-cell>
          <table:table-cell office:value-type="float" office:value="2799" table:style-name="ce70">
            <text:p><text:s/>2 799<text:s/></text:p>
          </table:table-cell>
          <table:table-cell office:value-type="float" office:value="2736" table:style-name="ce70">
            <text:p><text:s/>2 736<text:s/></text:p>
          </table:table-cell>
          <table:table-cell office:value-type="float" office:value="2578" table:style-name="ce70">
            <text:p><text:s/>2 578<text:s/></text:p>
          </table:table-cell>
          <table:table-cell office:value-type="float" office:value="2544" table:style-name="ce70">
            <text:p><text:s/>2 544<text:s/></text:p>
          </table:table-cell>
          <table:table-cell office:value-type="float" office:value="2600" table:style-name="ce70">
            <text:p><text:s/>2 600<text:s/></text:p>
          </table:table-cell>
          <table:table-cell office:value-type="float" office:value="2624" table:style-name="ce70">
            <text:p><text:s/>2 624<text:s/></text:p>
          </table:table-cell>
          <table:table-cell office:value-type="float" office:value="2542" table:style-name="ce70">
            <text:p><text:s/>2 542<text:s/></text:p>
          </table:table-cell>
          <table:table-cell office:value-type="float" office:value="2547" table:style-name="ce70">
            <text:p><text:s/>2 547<text:s/></text:p>
          </table:table-cell>
          <table:table-cell office:value-type="float" office:value="2696" table:style-name="ce70">
            <text:p><text:s/>2 696<text:s/></text:p>
          </table:table-cell>
          <table:table-cell office:value-type="float" office:value="2479" table:style-name="ce70">
            <text:p><text:s/>2 479<text:s/></text:p>
          </table:table-cell>
          <table:table-cell office:value-type="float" office:value="2504" table:style-name="ce70">
            <text:p><text:s/>2 504<text:s/></text:p>
          </table:table-cell>
          <table:table-cell office:value-type="float" office:value="2512" table:style-name="ce70">
            <text:p><text:s/>2 512<text:s/></text:p>
          </table:table-cell>
          <table:table-cell office:value-type="float" office:value="2510" table:style-name="ce70">
            <text:p><text:s/>2 510<text:s/></text:p>
          </table:table-cell>
          <table:table-cell office:value-type="float" office:value="2508" table:style-name="ce70">
            <text:p><text:s/>2 508<text:s/></text:p>
          </table:table-cell>
          <table:table-cell office:value-type="float" office:value="2369" table:style-name="ce70">
            <text:p><text:s/>2 369<text:s/></text:p>
          </table:table-cell>
          <table:table-cell office:value-type="float" office:value="2380" table:style-name="ce70">
            <text:p><text:s/>2 380<text:s/></text:p>
          </table:table-cell>
          <table:table-cell office:value-type="float" office:value="2486" table:style-name="ce70">
            <text:p><text:s/>2 486<text:s/></text:p>
          </table:table-cell>
          <table:table-cell office:value-type="float" office:value="2328" table:style-name="ce70">
            <text:p><text:s/>2 328<text:s/></text:p>
          </table:table-cell>
          <table:table-cell office:value-type="float" office:value="2491" table:style-name="ce70">
            <text:p><text:s/>2 491<text:s/></text:p>
          </table:table-cell>
          <table:table-cell office:value-type="float" office:value="2459" table:style-name="ce70">
            <text:p><text:s/>2 459<text:s/></text:p>
          </table:table-cell>
          <table:table-cell office:value-type="float" office:value="2399" table:style-name="ce70">
            <text:p><text:s/>2 399<text:s/></text:p>
          </table:table-cell>
          <table:table-cell office:value-type="float" office:value="2392" table:style-name="ce70">
            <text:p><text:s/>2 392<text:s/></text:p>
          </table:table-cell>
          <table:table-cell office:value-type="float" office:value="2397" table:style-name="ce70">
            <text:p><text:s/>2 397<text:s/></text:p>
          </table:table-cell>
          <table:table-cell office:value-type="float" office:value="2454" table:style-name="ce70">
            <text:p><text:s/>2 454<text:s/></text:p>
          </table:table-cell>
          <table:table-cell office:value-type="float" office:value="2197" table:style-name="ce70">
            <text:p><text:s/>2 197<text:s/></text:p>
          </table:table-cell>
          <table:table-cell office:value-type="float" office:value="2422" table:style-name="ce70">
            <text:p><text:s/>2 422<text:s/></text:p>
          </table:table-cell>
          <table:table-cell office:value-type="float" office:value="2574" table:style-name="ce70">
            <text:p><text:s/>2 574<text:s/></text:p>
          </table:table-cell>
          <table:table-cell office:value-type="float" office:value="2646" table:style-name="ce70">
            <text:p><text:s/>2 646<text:s/></text:p>
          </table:table-cell>
          <table:table-cell office:value-type="float" office:value="2466" table:style-name="ce70">
            <text:p><text:s/>2 466<text:s/></text:p>
          </table:table-cell>
          <table:table-cell office:value-type="float" office:value="2387" table:style-name="ce70">
            <text:p><text:s/>2 387<text:s/></text:p>
          </table:table-cell>
          <table:table-cell office:value-type="float" office:value="2406" table:style-name="ce70">
            <text:p><text:s/>2 406<text:s/></text:p>
          </table:table-cell>
          <table:table-cell office:value-type="float" office:value="2325" table:style-name="ce70">
            <text:p><text:s/>2 325<text:s/></text:p>
          </table:table-cell>
          <table:table-cell office:value-type="float" office:value="2483" table:style-name="ce70">
            <text:p><text:s/>2 483<text:s/></text:p>
          </table:table-cell>
          <table:table-cell office:value-type="float" office:value="2483" table:style-name="ce70">
            <text:p><text:s/>2 483<text:s/></text:p>
          </table:table-cell>
          <table:table-cell office:value-type="float" office:value="2345" table:style-name="ce70">
            <text:p><text:s/>2 345<text:s/></text:p>
          </table:table-cell>
          <table:table-cell office:value-type="float" office:value="2362" table:style-name="ce70">
            <text:p><text:s/>2 362<text:s/></text:p>
          </table:table-cell>
          <table:table-cell office:value-type="float" office:value="2272" table:style-name="ce70">
            <text:p><text:s/>2 272<text:s/></text:p>
          </table:table-cell>
          <table:table-cell office:value-type="float" office:value="2363" table:style-name="ce70">
            <text:p><text:s/>2 363<text:s/></text:p>
          </table:table-cell>
          <table:table-cell office:value-type="float" office:value="2180" table:style-name="ce70">
            <text:p><text:s/>2 180<text:s/></text:p>
          </table:table-cell>
          <table:table-cell office:value-type="float" office:value="2184" table:style-name="ce70">
            <text:p><text:s/>2 184<text:s/></text:p>
          </table:table-cell>
          <table:table-cell office:value-type="float" office:value="2370" table:style-name="ce70">
            <text:p><text:s/>2 370<text:s/></text:p>
          </table:table-cell>
          <table:table-cell office:value-type="float" office:value="2462" table:style-name="ce70">
            <text:p><text:s/>2 462<text:s/></text:p>
          </table:table-cell>
          <table:table-cell office:value-type="float" office:value="2346" table:style-name="ce70">
            <text:p><text:s/>2 346<text:s/></text:p>
          </table:table-cell>
          <table:table-cell office:value-type="float" office:value="2478" table:style-name="ce70">
            <text:p><text:s/>2 478<text:s/></text:p>
          </table:table-cell>
          <table:table-cell office:value-type="float" office:value="2361" table:style-name="ce70">
            <text:p><text:s/>2 361<text:s/></text:p>
          </table:table-cell>
          <table:table-cell office:value-type="float" office:value="2312" table:style-name="ce70">
            <text:p><text:s/>2 312<text:s/></text:p>
          </table:table-cell>
          <table:table-cell office:value-type="float" office:value="2577" table:style-name="ce70">
            <text:p><text:s/>2 577<text:s/></text:p>
          </table:table-cell>
          <table:table-cell office:value-type="float" office:value="2600" table:style-name="ce70">
            <text:p><text:s/>2 600<text:s/></text:p>
          </table:table-cell>
          <table:table-cell office:value-type="float" office:value="2547" table:style-name="ce70">
            <text:p><text:s/>2 547<text:s/></text:p>
          </table:table-cell>
          <table:table-cell office:value-type="float" office:value="2399" table:style-name="ce70">
            <text:p><text:s/>2 399<text:s/></text:p>
          </table:table-cell>
          <table:table-cell office:value-type="float" office:value="2452" table:style-name="ce70">
            <text:p><text:s/>2 452<text:s/></text:p>
          </table:table-cell>
          <table:table-cell office:value-type="float" office:value="2296" table:style-name="ce70">
            <text:p><text:s/>2 296<text:s/></text:p>
          </table:table-cell>
          <table:table-cell office:value-type="float" office:value="2168" table:style-name="ce70">
            <text:p><text:s/>2 168<text:s/></text:p>
          </table:table-cell>
          <table:table-cell office:value-type="float" office:value="2356" table:style-name="ce70">
            <text:p><text:s/>2 356<text:s/></text:p>
          </table:table-cell>
          <table:table-cell office:value-type="float" office:value="2431" table:style-name="ce70">
            <text:p><text:s/>2 431<text:s/></text:p>
          </table:table-cell>
          <table:table-cell office:value-type="float" office:value="2358" table:style-name="ce70">
            <text:p><text:s/>2 358<text:s/></text:p>
          </table:table-cell>
          <table:table-cell office:value-type="float" office:value="2401" table:style-name="ce70">
            <text:p><text:s/>2 401<text:s/></text:p>
          </table:table-cell>
          <table:table-cell office:value-type="float" office:value="2481" table:style-name="ce70">
            <text:p><text:s/>2 481<text:s/></text:p>
          </table:table-cell>
          <table:table-cell office:value-type="float" office:value="2373" table:style-name="ce70">
            <text:p><text:s/>2 373<text:s/></text:p>
          </table:table-cell>
          <table:table-cell office:value-type="float" office:value="2314" table:style-name="ce70">
            <text:p><text:s/>2 314<text:s/></text:p>
          </table:table-cell>
          <table:table-cell office:value-type="float" office:value="2317" table:style-name="ce70">
            <text:p><text:s/>2 317<text:s/></text:p>
          </table:table-cell>
          <table:table-cell office:value-type="float" office:value="2196" table:style-name="ce70">
            <text:p><text:s/>2 196<text:s/></text:p>
          </table:table-cell>
          <table:table-cell office:value-type="float" office:value="2178" table:style-name="ce70">
            <text:p><text:s/>2 178<text:s/></text:p>
          </table:table-cell>
          <table:table-cell office:value-type="float" office:value="2212" table:style-name="ce70">
            <text:p><text:s/>2 212<text:s/></text:p>
          </table:table-cell>
          <table:table-cell office:value-type="float" office:value="2265" table:style-name="ce70">
            <text:p><text:s/>2 265<text:s/></text:p>
          </table:table-cell>
          <table:table-cell office:value-type="float" office:value="2307" table:style-name="ce70">
            <text:p><text:s/>2 307<text:s/></text:p>
          </table:table-cell>
          <table:table-cell office:value-type="float" office:value="2107" table:style-name="ce70">
            <text:p><text:s/>2 107<text:s/></text:p>
          </table:table-cell>
          <table:table-cell office:value-type="float" office:value="2273" table:style-name="ce70">
            <text:p><text:s/>2 273<text:s/></text:p>
          </table:table-cell>
          <table:table-cell office:value-type="float" office:value="2333" table:style-name="ce70">
            <text:p><text:s/>2 333<text:s/></text:p>
          </table:table-cell>
          <table:table-cell office:value-type="float" office:value="2348" table:style-name="ce70">
            <text:p><text:s/>2 348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191" table:style-name="ce70">
            <text:p><text:s/>2 191<text:s/></text:p>
          </table:table-cell>
          <table:table-cell office:value-type="float" office:value="2118" table:style-name="ce70">
            <text:p><text:s/>2 118<text:s/></text:p>
          </table:table-cell>
          <table:table-cell office:value-type="float" office:value="2170" table:style-name="ce70">
            <text:p><text:s/>2 170<text:s/></text:p>
          </table:table-cell>
          <table:table-cell office:value-type="float" office:value="2319" table:style-name="ce70">
            <text:p><text:s/>2 319<text:s/></text:p>
          </table:table-cell>
          <table:table-cell office:value-type="float" office:value="2356" table:style-name="ce70">
            <text:p><text:s/>2 356<text:s/></text:p>
          </table:table-cell>
          <table:table-cell office:value-type="float" office:value="2277" table:style-name="ce70">
            <text:p><text:s/>2 277<text:s/></text:p>
          </table:table-cell>
          <table:table-cell office:value-type="float" office:value="2442" table:style-name="ce70">
            <text:p><text:s/>2 442<text:s/></text:p>
          </table:table-cell>
          <table:table-cell office:value-type="float" office:value="2480" table:style-name="ce70">
            <text:p><text:s/>2 480<text:s/></text:p>
          </table:table-cell>
          <table:table-cell office:value-type="float" office:value="2399" table:style-name="ce70">
            <text:p><text:s/>2 399<text:s/></text:p>
          </table:table-cell>
          <table:table-cell office:value-type="float" office:value="2296" table:style-name="ce70">
            <text:p><text:s/>2 296<text:s/></text:p>
          </table:table-cell>
          <table:table-cell office:value-type="float" office:value="2229" table:style-name="ce70">
            <text:p><text:s/>2 229<text:s/></text:p>
          </table:table-cell>
          <table:table-cell office:value-type="float" office:value="2437" table:style-name="ce70">
            <text:p><text:s/>2 437<text:s/></text:p>
          </table:table-cell>
          <table:table-cell office:value-type="float" office:value="2423" table:style-name="ce70">
            <text:p><text:s/>2 423<text:s/></text:p>
          </table:table-cell>
          <table:table-cell office:value-type="float" office:value="2575" table:style-name="ce70">
            <text:p><text:s/>2 575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259" table:style-name="ce70">
            <text:p><text:s/>2 259<text:s/></text:p>
          </table:table-cell>
          <table:table-cell office:value-type="float" office:value="2271" table:style-name="ce70">
            <text:p><text:s/>2 271<text:s/></text:p>
          </table:table-cell>
          <table:table-cell office:value-type="float" office:value="2381" table:style-name="ce70">
            <text:p><text:s/>2 381<text:s/></text:p>
          </table:table-cell>
          <table:table-cell office:value-type="float" office:value="2317" table:style-name="ce70">
            <text:p><text:s/>2 317<text:s/></text:p>
          </table:table-cell>
          <table:table-cell office:value-type="float" office:value="2270" table:style-name="ce70">
            <text:p><text:s/>2 270<text:s/></text:p>
          </table:table-cell>
          <table:table-cell office:value-type="float" office:value="2404" table:style-name="ce70">
            <text:p><text:s/>2 404<text:s/></text:p>
          </table:table-cell>
          <table:table-cell office:value-type="float" office:value="2302" table:style-name="ce70">
            <text:p><text:s/>2 302<text:s/></text:p>
          </table:table-cell>
          <table:table-cell office:value-type="float" office:value="2192" table:style-name="ce70">
            <text:p><text:s/>2 192<text:s/></text:p>
          </table:table-cell>
          <table:table-cell office:value-type="float" office:value="2204" table:style-name="ce70">
            <text:p><text:s/>2 204<text:s/></text:p>
          </table:table-cell>
          <table:table-cell office:value-type="float" office:value="2452" table:style-name="ce70">
            <text:p><text:s/>2 452<text:s/></text:p>
          </table:table-cell>
          <table:table-cell office:value-type="float" office:value="2487" table:style-name="ce70">
            <text:p><text:s/>2 487<text:s/></text:p>
          </table:table-cell>
          <table:table-cell office:value-type="float" office:value="2348" table:style-name="ce70">
            <text:p><text:s/>2 348<text:s/></text:p>
          </table:table-cell>
          <table:table-cell office:value-type="float" office:value="2342" table:style-name="ce70">
            <text:p><text:s/>2 342<text:s/></text:p>
          </table:table-cell>
          <table:table-cell office:value-type="float" office:value="2453" table:style-name="ce70">
            <text:p><text:s/>2 453<text:s/></text:p>
          </table:table-cell>
          <table:table-cell office:value-type="float" office:value="2352" table:style-name="ce70">
            <text:p><text:s/>2 352<text:s/></text:p>
          </table:table-cell>
          <table:table-cell office:value-type="float" office:value="2268" table:style-name="ce70">
            <text:p><text:s/>2 268<text:s/></text:p>
          </table:table-cell>
          <table:table-cell office:value-type="float" office:value="2492" table:style-name="ce70">
            <text:p><text:s/>2 492<text:s/></text:p>
          </table:table-cell>
          <table:table-cell office:value-type="float" office:value="2422" table:style-name="ce70">
            <text:p><text:s/>2 422<text:s/></text:p>
          </table:table-cell>
          <table:table-cell office:value-type="float" office:value="2525" table:style-name="ce70">
            <text:p><text:s/>2 525<text:s/></text:p>
          </table:table-cell>
          <table:table-cell office:value-type="float" office:value="2674" table:style-name="ce70">
            <text:p><text:s/>2 674<text:s/></text:p>
          </table:table-cell>
          <table:table-cell office:value-type="float" office:value="2840" table:style-name="ce70">
            <text:p><text:s/>2 840<text:s/></text:p>
          </table:table-cell>
          <table:table-cell office:value-type="float" office:value="2885" table:style-name="ce70">
            <text:p><text:s/>2 885<text:s/></text:p>
          </table:table-cell>
          <table:table-cell office:value-type="float" office:value="2502" table:style-name="ce70">
            <text:p><text:s/>2 502<text:s/></text:p>
          </table:table-cell>
          <table:table-cell office:value-type="float" office:value="2731" table:style-name="ce70">
            <text:p><text:s/>2 731<text:s/></text:p>
          </table:table-cell>
          <table:table-cell office:value-type="float" office:value="2844" table:style-name="ce70">
            <text:p><text:s/>2 844<text:s/></text:p>
          </table:table-cell>
          <table:table-cell office:value-type="float" office:value="3005" table:style-name="ce70">
            <text:p><text:s/>3 005<text:s/></text:p>
          </table:table-cell>
          <table:table-cell office:value-type="float" office:value="2876" table:style-name="ce70">
            <text:p><text:s/>2 876<text:s/></text:p>
          </table:table-cell>
          <table:table-cell office:value-type="float" office:value="3053" table:style-name="ce70">
            <text:p><text:s/>3 053<text:s/></text:p>
          </table:table-cell>
          <table:table-cell office:value-type="float" office:value="3091" table:style-name="ce70">
            <text:p><text:s/>3 091<text:s/></text:p>
          </table:table-cell>
          <table:table-cell office:value-type="float" office:value="2771" table:style-name="ce70">
            <text:p><text:s/>2 771<text:s/></text:p>
          </table:table-cell>
          <table:table-cell office:value-type="float" office:value="2596" table:style-name="ce70">
            <text:p><text:s/>2 596<text:s/></text:p>
          </table:table-cell>
          <table:table-cell office:value-type="float" office:value="2878" table:style-name="ce70">
            <text:p><text:s/>2 878<text:s/></text:p>
          </table:table-cell>
          <table:table-cell office:value-type="float" office:value="2964" table:style-name="ce70">
            <text:p><text:s/>2 964<text:s/></text:p>
          </table:table-cell>
          <table:table-cell office:value-type="float" office:value="2896" table:style-name="ce70">
            <text:p><text:s/>2 896<text:s/></text:p>
          </table:table-cell>
          <table:table-cell office:value-type="float" office:value="2589" table:style-name="ce70">
            <text:p><text:s/>2 589<text:s/></text:p>
          </table:table-cell>
          <table:table-cell office:value-type="float" office:value="2321" table:style-name="ce70">
            <text:p><text:s/>2 321<text:s/></text:p>
          </table:table-cell>
          <table:table-cell office:value-type="float" office:value="2234" table:style-name="ce70">
            <text:p><text:s/>2 234<text:s/></text:p>
          </table:table-cell>
          <table:table-cell office:value-type="float" office:value="2557" table:style-name="ce70">
            <text:p><text:s/>2 557<text:s/></text:p>
          </table:table-cell>
          <table:table-cell office:value-type="float" office:value="2452" table:style-name="ce70">
            <text:p><text:s/>2 452<text:s/></text:p>
          </table:table-cell>
          <table:table-cell office:value-type="float" office:value="2307" table:style-name="ce70">
            <text:p><text:s/>2 307<text:s/></text:p>
          </table:table-cell>
          <table:table-cell office:value-type="float" office:value="2433" table:style-name="ce70">
            <text:p><text:s/>2 433<text:s/></text:p>
          </table:table-cell>
          <table:table-cell office:value-type="float" office:value="2433" table:style-name="ce70">
            <text:p><text:s/>2 433<text:s/></text:p>
          </table:table-cell>
          <table:table-cell office:value-type="float" office:value="2373" table:style-name="ce70">
            <text:p><text:s/>2 373<text:s/></text:p>
          </table:table-cell>
          <table:table-cell office:value-type="float" office:value="2335" table:style-name="ce70">
            <text:p><text:s/>2 335<text:s/></text:p>
          </table:table-cell>
          <table:table-cell office:value-type="float" office:value="2458" table:style-name="ce70">
            <text:p><text:s/>2 458<text:s/></text:p>
          </table:table-cell>
          <table:table-cell office:value-type="float" office:value="2397" table:style-name="ce70">
            <text:p><text:s/>2 397<text:s/></text:p>
          </table:table-cell>
          <table:table-cell office:value-type="float" office:value="2468" table:style-name="ce70">
            <text:p><text:s/>2 468<text:s/></text:p>
          </table:table-cell>
          <table:table-cell office:value-type="float" office:value="2575" table:style-name="ce70">
            <text:p><text:s/>2 575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212" table:style-name="ce70">
            <text:p><text:s/>2 212<text:s/></text:p>
          </table:table-cell>
          <table:table-cell office:value-type="float" office:value="2092" table:style-name="ce70">
            <text:p><text:s/>2 092<text:s/></text:p>
          </table:table-cell>
          <table:table-cell office:value-type="float" office:value="2317" table:style-name="ce70">
            <text:p><text:s/>2 317<text:s/></text:p>
          </table:table-cell>
          <table:table-cell office:value-type="float" office:value="2356" table:style-name="ce70">
            <text:p><text:s/>2 356<text:s/></text:p>
          </table:table-cell>
          <table:table-cell office:value-type="float" office:value="2311" table:style-name="ce70">
            <text:p><text:s/>2 311<text:s/></text:p>
          </table:table-cell>
          <table:table-cell office:value-type="float" office:value="2380" table:style-name="ce70">
            <text:p><text:s/>2 380<text:s/></text:p>
          </table:table-cell>
          <table:table-cell office:value-type="float" office:value="2230" table:style-name="ce70">
            <text:p><text:s/>2 230<text:s/></text:p>
          </table:table-cell>
          <table:table-cell office:value-type="float" office:value="2197" table:style-name="ce70">
            <text:p><text:s/>2 197<text:s/></text:p>
          </table:table-cell>
          <table:table-cell office:value-type="float" office:value="2209" table:style-name="ce70">
            <text:p><text:s/>2 209<text:s/></text:p>
          </table:table-cell>
          <table:table-cell office:value-type="float" office:value="2471" table:style-name="ce70">
            <text:p><text:s/>2 471<text:s/></text:p>
          </table:table-cell>
          <table:table-cell office:value-type="float" office:value="2427" table:style-name="ce70">
            <text:p><text:s/>2 427<text:s/></text:p>
          </table:table-cell>
          <table:table-cell office:value-type="float" office:value="2386" table:style-name="ce70">
            <text:p><text:s/>2 386<text:s/></text:p>
          </table:table-cell>
          <table:table-cell office:value-type="float" office:value="2379" table:style-name="ce70">
            <text:p><text:s/>2 379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153" table:style-name="ce70">
            <text:p><text:s/>2 153<text:s/></text:p>
          </table:table-cell>
          <table:table-cell office:value-type="float" office:value="2146" table:style-name="ce70">
            <text:p><text:s/>2 146<text:s/></text:p>
          </table:table-cell>
          <table:table-cell office:value-type="float" office:value="2281" table:style-name="ce70">
            <text:p><text:s/>2 281<text:s/></text:p>
          </table:table-cell>
          <table:table-cell office:value-type="float" office:value="2363" table:style-name="ce70">
            <text:p><text:s/>2 363<text:s/></text:p>
          </table:table-cell>
          <table:table-cell office:value-type="float" office:value="2449" table:style-name="ce70">
            <text:p><text:s/>2 449<text:s/></text:p>
          </table:table-cell>
          <table:table-cell office:value-type="float" office:value="2380" table:style-name="ce70">
            <text:p><text:s/>2 380<text:s/></text:p>
          </table:table-cell>
          <table:table-cell office:value-type="float" office:value="2420" table:style-name="ce70">
            <text:p><text:s/>2 420<text:s/></text:p>
          </table:table-cell>
          <table:table-cell office:value-type="float" office:value="2186" table:style-name="ce70">
            <text:p><text:s/>2 186<text:s/></text:p>
          </table:table-cell>
          <table:table-cell office:value-type="float" office:value="2213" table:style-name="ce70">
            <text:p><text:s/>2 213<text:s/></text:p>
          </table:table-cell>
          <table:table-cell office:value-type="float" office:value="2351" table:style-name="ce70">
            <text:p><text:s/>2 351<text:s/></text:p>
          </table:table-cell>
          <table:table-cell office:value-type="float" office:value="2476" table:style-name="ce70">
            <text:p><text:s/>2 476<text:s/></text:p>
          </table:table-cell>
          <table:table-cell office:value-type="float" office:value="2439" table:style-name="ce70">
            <text:p><text:s/>2 439<text:s/></text:p>
          </table:table-cell>
          <table:table-cell office:value-type="float" office:value="2553" table:style-name="ce70">
            <text:p><text:s/>2 553<text:s/></text:p>
          </table:table-cell>
          <table:table-cell office:value-type="float" office:value="2390" table:style-name="ce70">
            <text:p><text:s/>2 390<text:s/></text:p>
          </table:table-cell>
          <table:table-cell office:value-type="float" office:value="2153" table:style-name="ce70">
            <text:p><text:s/>2 153<text:s/></text:p>
          </table:table-cell>
          <table:table-cell office:value-type="float" office:value="2289" table:style-name="ce70">
            <text:p><text:s/>2 289<text:s/></text:p>
          </table:table-cell>
          <table:table-cell office:value-type="float" office:value="2308" table:style-name="ce70">
            <text:p><text:s/>2 308<text:s/></text:p>
          </table:table-cell>
          <table:table-cell office:value-type="float" office:value="2158" table:style-name="ce70">
            <text:p><text:s/>2 158<text:s/></text:p>
          </table:table-cell>
          <table:table-cell office:value-type="float" office:value="2315" table:style-name="ce70">
            <text:p><text:s/>2 315<text:s/></text:p>
          </table:table-cell>
          <table:table-cell office:value-type="float" office:value="2338" table:style-name="ce70">
            <text:p><text:s/>2 338<text:s/></text:p>
          </table:table-cell>
          <table:table-cell office:value-type="float" office:value="2369" table:style-name="ce70">
            <text:p><text:s/>2 369<text:s/></text:p>
          </table:table-cell>
          <table:table-cell office:value-type="float" office:value="2242" table:style-name="ce70">
            <text:p><text:s/>2 242<text:s/></text:p>
          </table:table-cell>
          <table:table-cell office:value-type="float" office:value="2239" table:style-name="ce70">
            <text:p><text:s/>2 239<text:s/></text:p>
          </table:table-cell>
          <table:table-cell office:value-type="float" office:value="2380" table:style-name="ce70">
            <text:p><text:s/>2 380<text:s/></text:p>
          </table:table-cell>
          <table:table-cell office:value-type="float" office:value="2394" table:style-name="ce70">
            <text:p><text:s/>2 394<text:s/></text:p>
          </table:table-cell>
          <table:table-cell office:value-type="float" office:value="2274" table:style-name="ce70">
            <text:p><text:s/>2 274<text:s/></text:p>
          </table:table-cell>
          <table:table-cell office:value-type="float" office:value="2390" table:style-name="ce70">
            <text:p><text:s/>2 390<text:s/></text:p>
          </table:table-cell>
          <table:table-cell office:value-type="float" office:value="2435" table:style-name="ce70">
            <text:p><text:s/>2 435<text:s/></text:p>
          </table:table-cell>
          <table:table-cell office:value-type="float" office:value="2466" table:style-name="ce70">
            <text:p><text:s/>2 466<text:s/></text:p>
          </table:table-cell>
          <table:table-cell office:value-type="float" office:value="2283" table:style-name="ce70">
            <text:p><text:s/>2 283<text:s/></text:p>
          </table:table-cell>
          <table:table-cell office:value-type="float" office:value="2338" table:style-name="ce70">
            <text:p><text:s/>2 338<text:s/></text:p>
          </table:table-cell>
          <table:table-cell office:value-type="float" office:value="2394" table:style-name="ce70">
            <text:p><text:s/>2 394<text:s/></text:p>
          </table:table-cell>
          <table:table-cell office:value-type="float" office:value="2475" table:style-name="ce70">
            <text:p><text:s/>2 475<text:s/></text:p>
          </table:table-cell>
          <table:table-cell office:value-type="float" office:value="2525" table:style-name="ce70">
            <text:p><text:s/>2 525<text:s/></text:p>
          </table:table-cell>
          <table:table-cell office:value-type="float" office:value="2455" table:style-name="ce70">
            <text:p><text:s/>2 455<text:s/></text:p>
          </table:table-cell>
          <table:table-cell office:value-type="float" office:value="2433" table:style-name="ce70">
            <text:p><text:s/>2 433<text:s/></text:p>
          </table:table-cell>
          <table:table-cell office:value-type="float" office:value="2373" table:style-name="ce70">
            <text:p><text:s/>2 373<text:s/></text:p>
          </table:table-cell>
          <table:table-cell office:value-type="float" office:value="2474" table:style-name="ce70">
            <text:p><text:s/>2 474<text:s/></text:p>
          </table:table-cell>
          <table:table-cell office:value-type="float" office:value="2411" table:style-name="ce70">
            <text:p><text:s/>2 411<text:s/></text:p>
          </table:table-cell>
          <table:table-cell office:value-type="float" office:value="2443" table:style-name="ce70">
            <text:p><text:s/>2 443<text:s/></text:p>
          </table:table-cell>
          <table:table-cell office:value-type="float" office:value="2362" table:style-name="ce70">
            <text:p><text:s/>2 362<text:s/></text:p>
          </table:table-cell>
          <table:table-cell office:value-type="float" office:value="2383" table:style-name="ce70">
            <text:p><text:s/>2 383<text:s/></text:p>
          </table:table-cell>
          <table:table-cell office:value-type="float" office:value="2254" table:style-name="ce70">
            <text:p><text:s/>2 254<text:s/></text:p>
          </table:table-cell>
          <table:table-cell office:value-type="float" office:value="2225" table:style-name="ce70">
            <text:p><text:s/>2 225<text:s/></text:p>
          </table:table-cell>
          <table:table-cell office:value-type="float" office:value="2264" table:style-name="ce70">
            <text:p><text:s/>2 264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415" table:style-name="ce70">
            <text:p><text:s/>2 415<text:s/></text:p>
          </table:table-cell>
          <table:table-cell office:value-type="float" office:value="2397" table:style-name="ce70">
            <text:p><text:s/>2 397<text:s/></text:p>
          </table:table-cell>
          <table:table-cell office:value-type="float" office:value="2481" table:style-name="ce70">
            <text:p><text:s/>2 481<text:s/></text:p>
          </table:table-cell>
          <table:table-cell office:value-type="float" office:value="2218" table:style-name="ce70">
            <text:p><text:s/>2 218<text:s/></text:p>
          </table:table-cell>
          <table:table-cell office:value-type="float" office:value="2423" table:style-name="ce70">
            <text:p><text:s/>2 423<text:s/></text:p>
          </table:table-cell>
          <table:table-cell office:value-type="float" office:value="2397" table:style-name="ce70">
            <text:p><text:s/>2 397<text:s/></text:p>
          </table:table-cell>
          <table:table-cell office:value-type="float" office:value="2459" table:style-name="ce70">
            <text:p><text:s/>2 459<text:s/></text:p>
          </table:table-cell>
          <table:table-cell office:value-type="float" office:value="2408" table:style-name="ce70">
            <text:p><text:s/>2 408<text:s/></text:p>
          </table:table-cell>
          <table:table-cell office:value-type="float" office:value="2398" table:style-name="ce70">
            <text:p><text:s/>2 398<text:s/></text:p>
          </table:table-cell>
          <table:table-cell office:value-type="float" office:value="2452" table:style-name="ce70">
            <text:p><text:s/>2 452<text:s/></text:p>
          </table:table-cell>
          <table:table-cell office:value-type="float" office:value="2430" table:style-name="ce70">
            <text:p><text:s/>2 430<text:s/></text:p>
          </table:table-cell>
          <table:table-cell office:value-type="float" office:value="2351" table:style-name="ce70">
            <text:p><text:s/>2 351<text:s/></text:p>
          </table:table-cell>
          <table:table-cell office:value-type="float" office:value="2569" table:style-name="ce70">
            <text:p><text:s/>2 569<text:s/></text:p>
          </table:table-cell>
          <table:table-cell office:value-type="float" office:value="2544" table:style-name="ce70">
            <text:p><text:s/>2 544<text:s/></text:p>
          </table:table-cell>
          <table:table-cell office:value-type="float" office:value="2459" table:style-name="ce70">
            <text:p><text:s/>2 459<text:s/></text:p>
          </table:table-cell>
          <table:table-cell office:value-type="float" office:value="2593" table:style-name="ce70">
            <text:p><text:s/>2 593<text:s/></text:p>
          </table:table-cell>
          <table:table-cell office:value-type="float" office:value="2532" table:style-name="ce70">
            <text:p><text:s/>2 532<text:s/></text:p>
          </table:table-cell>
          <table:table-cell office:value-type="float" office:value="2423" table:style-name="ce70">
            <text:p><text:s/>2 423<text:s/></text:p>
          </table:table-cell>
          <table:table-cell office:value-type="float" office:value="2484" table:style-name="ce70">
            <text:p><text:s/>2 484<text:s/></text:p>
          </table:table-cell>
          <table:table-cell office:value-type="float" office:value="2457" table:style-name="ce70">
            <text:p><text:s/>2 457<text:s/></text:p>
          </table:table-cell>
          <table:table-cell office:value-type="float" office:value="2476" table:style-name="ce70">
            <text:p><text:s/>2 476<text:s/></text:p>
          </table:table-cell>
          <table:table-cell office:value-type="float" office:value="2351" table:style-name="ce70">
            <text:p><text:s/>2 351<text:s/></text:p>
          </table:table-cell>
          <table:table-cell office:value-type="float" office:value="2355" table:style-name="ce70">
            <text:p><text:s/>2 355<text:s/></text:p>
          </table:table-cell>
          <table:table-cell office:value-type="float" office:value="2487" table:style-name="ce70">
            <text:p><text:s/>2 487<text:s/></text:p>
          </table:table-cell>
          <table:table-cell office:value-type="float" office:value="2335" table:style-name="ce70">
            <text:p><text:s/>2 335<text:s/></text:p>
          </table:table-cell>
          <table:table-cell office:value-type="float" office:value="2381" table:style-name="ce70">
            <text:p><text:s/>2 381<text:s/></text:p>
          </table:table-cell>
          <table:table-cell office:value-type="float" office:value="2509" table:style-name="ce70">
            <text:p><text:s/>2 509<text:s/></text:p>
          </table:table-cell>
          <table:table-cell office:value-type="float" office:value="2575" table:style-name="ce70">
            <text:p><text:s/>2 575<text:s/></text:p>
          </table:table-cell>
          <table:table-cell office:value-type="float" office:value="2535" table:style-name="ce70">
            <text:p><text:s/>2 535<text:s/></text:p>
          </table:table-cell>
          <table:table-cell office:value-type="float" office:value="2711" table:style-name="ce70">
            <text:p><text:s/>2 711<text:s/></text:p>
          </table:table-cell>
          <table:table-cell office:value-type="float" office:value="2572" table:style-name="ce70">
            <text:p><text:s/>2 572<text:s/></text:p>
          </table:table-cell>
          <table:table-cell office:value-type="float" office:value="2527" table:style-name="ce70">
            <text:p><text:s/>2 527<text:s/></text:p>
          </table:table-cell>
          <table:table-cell office:value-type="float" office:value="2356" table:style-name="ce70">
            <text:p><text:s/>2 356<text:s/></text:p>
          </table:table-cell>
          <table:table-cell office:value-type="float" office:value="2534" table:style-name="ce70">
            <text:p><text:s/>2 534<text:s/></text:p>
          </table:table-cell>
          <table:table-cell office:value-type="float" office:value="2517" table:style-name="ce70">
            <text:p><text:s/>2 517<text:s/></text:p>
          </table:table-cell>
          <table:table-cell office:value-type="float" office:value="2518" table:style-name="ce70">
            <text:p><text:s/>2 518<text:s/></text:p>
          </table:table-cell>
          <table:table-cell office:value-type="float" office:value="2690" table:style-name="ce70">
            <text:p><text:s/>2 690<text:s/></text:p>
          </table:table-cell>
          <table:table-cell office:value-type="float" office:value="2641" table:style-name="ce70">
            <text:p><text:s/>2 641<text:s/></text:p>
          </table:table-cell>
          <table:table-cell office:value-type="float" office:value="2583" table:style-name="ce70">
            <text:p><text:s/>2 583<text:s/></text:p>
          </table:table-cell>
          <table:table-cell office:value-type="float" office:value="2608" table:style-name="ce70">
            <text:p><text:s/>2 608<text:s/></text:p>
          </table:table-cell>
          <table:table-cell office:value-type="float" office:value="2718" table:style-name="ce70">
            <text:p><text:s/>2 718<text:s/></text:p>
          </table:table-cell>
          <table:table-cell office:value-type="float" office:value="2594" table:style-name="ce70">
            <text:p><text:s/>2 594<text:s/></text:p>
          </table:table-cell>
          <table:table-cell office:value-type="float" office:value="2558" table:style-name="ce70">
            <text:p><text:s/>2 558<text:s/></text:p>
          </table:table-cell>
          <table:table-cell office:value-type="float" office:value="2605" table:style-name="ce70">
            <text:p><text:s/>2 605<text:s/></text:p>
          </table:table-cell>
          <table:table-cell office:value-type="float" office:value="2761" table:style-name="ce70">
            <text:p><text:s/>2 761<text:s/></text:p>
          </table:table-cell>
          <table:table-cell office:value-type="float" office:value="2511" table:style-name="ce70">
            <text:p><text:s/>2 511<text:s/></text:p>
          </table:table-cell>
          <table:table-cell office:value-type="float" office:value="2595" table:style-name="ce70">
            <text:p><text:s/>2 595<text:s/></text:p>
          </table:table-cell>
          <table:table-cell office:value-type="float" office:value="2522" table:style-name="ce70">
            <text:p><text:s/>2 522<text:s/></text:p>
          </table:table-cell>
          <table:table-cell office:value-type="float" office:value="2622" table:style-name="ce70">
            <text:p><text:s/>2 622<text:s/></text:p>
          </table:table-cell>
          <table:table-cell office:value-type="float" office:value="2611" table:style-name="ce70">
            <text:p><text:s/>2 611<text:s/></text:p>
          </table:table-cell>
          <table:table-cell office:value-type="float" office:value="2587" table:style-name="ce70">
            <text:p><text:s/>2 587<text:s/></text:p>
          </table:table-cell>
          <table:table-cell office:value-type="float" office:value="2599" table:style-name="ce70">
            <text:p><text:s/>2 599<text:s/></text:p>
          </table:table-cell>
          <table:table-cell office:value-type="float" office:value="2508" table:style-name="ce70">
            <text:p><text:s/>2 508<text:s/></text:p>
          </table:table-cell>
          <table:table-cell office:value-type="float" office:value="2494" table:style-name="ce70">
            <text:p><text:s/>2 494<text:s/></text:p>
          </table:table-cell>
          <table:table-cell office:value-type="float" office:value="2678" table:style-name="ce70">
            <text:p><text:s/>2 678<text:s/></text:p>
          </table:table-cell>
          <table:table-cell office:value-type="float" office:value="2610" table:style-name="ce70">
            <text:p><text:s/>2 610<text:s/></text:p>
          </table:table-cell>
          <table:table-cell office:value-type="float" office:value="2744" table:style-name="ce70">
            <text:p><text:s/>2 744<text:s/></text:p>
          </table:table-cell>
          <table:table-cell office:value-type="float" office:value="2777" table:style-name="ce70">
            <text:p><text:s/>2 777<text:s/></text:p>
          </table:table-cell>
          <table:table-cell office:value-type="float" office:value="2836" table:style-name="ce70">
            <text:p><text:s/>2 836<text:s/></text:p>
          </table:table-cell>
          <table:table-cell office:value-type="float" office:value="2791" table:style-name="ce70">
            <text:p><text:s/>2 791<text:s/></text:p>
          </table:table-cell>
          <table:table-cell office:value-type="float" office:value="2554" table:style-name="ce70">
            <text:p><text:s/>2 554<text:s/></text:p>
          </table:table-cell>
          <table:table-cell office:value-type="float" office:value="2623" table:style-name="ce70">
            <text:p><text:s/>2 623<text:s/></text:p>
          </table:table-cell>
          <table:table-cell office:value-type="float" office:value="2448" table:style-name="ce70">
            <text:p><text:s/>2 448<text:s/></text:p>
          </table:table-cell>
          <table:table-cell office:value-type="float" office:value="2537" table:style-name="ce70">
            <text:p><text:s/>2 537<text:s/></text:p>
          </table:table-cell>
          <table:table-cell office:value-type="float" office:value="2616" table:style-name="ce70">
            <text:p><text:s/>2 616<text:s/></text:p>
          </table:table-cell>
          <table:table-cell office:value-type="float" office:value="2704" table:style-name="ce70">
            <text:p><text:s/>2 704<text:s/></text:p>
          </table:table-cell>
          <table:table-cell office:value-type="float" office:value="2573" table:style-name="ce70">
            <text:p><text:s/>2 573<text:s/></text:p>
          </table:table-cell>
          <table:table-cell office:value-type="float" office:value="2453" table:style-name="ce70">
            <text:p><text:s/>2 453<text:s/></text:p>
          </table:table-cell>
          <table:table-cell office:value-type="float" office:value="2579" table:style-name="ce70">
            <text:p><text:s/>2 579<text:s/></text:p>
          </table:table-cell>
          <table:table-cell office:value-type="float" office:value="939520" table:formula="of:=SUM([.B12:.NC12])" table:style-name="ce70">
            <text:p><text:s/>939 520<text:s/></text:p>
          </table:table-cell>
          <table:table-cell office:value-type="float" office:value="2616.0931506849315" table:formula="of:=AVERAGE([.B13:.NC13] )" table:style-name="ce65">
            <text:p>2 616<text:s/></text:p>
          </table:table-cell>
          <table:table-cell office:value-type="string" office:string-value="x" table:formula="of:=IF(ISNUMBER([.BI13]);IF([.BI13]&gt;[.NE12];&quot;bigger&quot;;&quot;smaller&quot;);&quot;x&quot;)" table:style-name="ce66">
            <text:p>x</text:p>
          </table:table-cell>
          <table:table-cell table:number-columns-repeated="16014"/>
        </table:table-row>
        <table:table-row table:style-name="ro5">
          <table:table-cell office:value-type="string" table:style-name="ce71">
            <text:p>2017</text:p>
          </table:table-cell>
          <table:table-cell office:value-type="float" office:value="2912" table:style-name="ce72">
            <text:p><text:s/>2 912<text:s/></text:p>
          </table:table-cell>
          <table:table-cell office:value-type="float" office:value="3085" table:style-name="ce62">
            <text:p><text:s/>3 085<text:s/></text:p>
          </table:table-cell>
          <table:table-cell office:value-type="float" office:value="2923" table:style-name="ce62">
            <text:p><text:s/>2 923<text:s/></text:p>
          </table:table-cell>
          <table:table-cell office:value-type="float" office:value="2973" table:style-name="ce62">
            <text:p><text:s/>2 973<text:s/></text:p>
          </table:table-cell>
          <table:table-cell office:value-type="float" office:value="3055" table:style-name="ce62">
            <text:p><text:s/>3 055<text:s/></text:p>
          </table:table-cell>
          <table:table-cell office:value-type="float" office:value="2979" table:style-name="ce62">
            <text:p><text:s/>2 979<text:s/></text:p>
          </table:table-cell>
          <table:table-cell office:value-type="float" office:value="2949" table:style-name="ce62">
            <text:p><text:s/>2 949<text:s/></text:p>
          </table:table-cell>
          <table:table-cell office:value-type="float" office:value="2954" table:style-name="ce62">
            <text:p><text:s/>2 954<text:s/></text:p>
          </table:table-cell>
          <table:table-cell office:value-type="float" office:value="3088" table:style-name="ce62">
            <text:p><text:s/>3 088<text:s/></text:p>
          </table:table-cell>
          <table:table-cell office:value-type="float" office:value="3256" table:style-name="ce62">
            <text:p><text:s/>3 256<text:s/></text:p>
          </table:table-cell>
          <table:table-cell office:value-type="float" office:value="3213" table:style-name="ce62">
            <text:p><text:s/>3 213<text:s/></text:p>
          </table:table-cell>
          <table:table-cell office:value-type="float" office:value="3145" table:style-name="ce62">
            <text:p><text:s/>3 145<text:s/></text:p>
          </table:table-cell>
          <table:table-cell office:value-type="float" office:value="3240" table:style-name="ce62">
            <text:p><text:s/>3 240<text:s/></text:p>
          </table:table-cell>
          <table:table-cell office:value-type="float" office:value="3079" table:style-name="ce62">
            <text:p><text:s/>3 079<text:s/></text:p>
          </table:table-cell>
          <table:table-cell office:value-type="float" office:value="3049" table:style-name="ce62">
            <text:p><text:s/>3 049<text:s/></text:p>
          </table:table-cell>
          <table:table-cell office:value-type="float" office:value="3036" table:style-name="ce62">
            <text:p><text:s/>3 036<text:s/></text:p>
          </table:table-cell>
          <table:table-cell office:value-type="float" office:value="3011" table:style-name="ce62">
            <text:p><text:s/>3 011<text:s/></text:p>
          </table:table-cell>
          <table:table-cell office:value-type="float" office:value="2956" table:style-name="ce62">
            <text:p><text:s/>2 956<text:s/></text:p>
          </table:table-cell>
          <table:table-cell office:value-type="float" office:value="3077" table:style-name="ce62">
            <text:p><text:s/>3 077<text:s/></text:p>
          </table:table-cell>
          <table:table-cell office:value-type="float" office:value="3073" table:style-name="ce62">
            <text:p><text:s/>3 073<text:s/></text:p>
          </table:table-cell>
          <table:table-cell office:value-type="float" office:value="3120" table:style-name="ce62">
            <text:p><text:s/>3 120<text:s/></text:p>
          </table:table-cell>
          <table:table-cell office:value-type="float" office:value="2963" table:style-name="ce62">
            <text:p><text:s/>2 963<text:s/></text:p>
          </table:table-cell>
          <table:table-cell office:value-type="float" office:value="3151" table:style-name="ce62">
            <text:p><text:s/>3 151<text:s/></text:p>
          </table:table-cell>
          <table:table-cell office:value-type="float" office:value="3226" table:style-name="ce62">
            <text:p><text:s/>3 226<text:s/></text:p>
          </table:table-cell>
          <table:table-cell office:value-type="float" office:value="3155" table:style-name="ce62">
            <text:p><text:s/>3 155<text:s/></text:p>
          </table:table-cell>
          <table:table-cell office:value-type="float" office:value="3196" table:style-name="ce62">
            <text:p><text:s/>3 196<text:s/></text:p>
          </table:table-cell>
          <table:table-cell office:value-type="float" office:value="3167" table:style-name="ce62">
            <text:p><text:s/>3 167<text:s/></text:p>
          </table:table-cell>
          <table:table-cell office:value-type="float" office:value="3114" table:style-name="ce62">
            <text:p><text:s/>3 114<text:s/></text:p>
          </table:table-cell>
          <table:table-cell office:value-type="float" office:value="3074" table:style-name="ce62">
            <text:p><text:s/>3 074<text:s/></text:p>
          </table:table-cell>
          <table:table-cell office:value-type="float" office:value="3404" table:style-name="ce62">
            <text:p><text:s/>3 404<text:s/></text:p>
          </table:table-cell>
          <table:table-cell office:value-type="float" office:value="3410" table:style-name="ce62">
            <text:p><text:s/>3 410<text:s/></text:p>
          </table:table-cell>
          <table:table-cell office:value-type="float" office:value="3290" table:style-name="ce62">
            <text:p><text:s/>3 290<text:s/></text:p>
          </table:table-cell>
          <table:table-cell office:value-type="float" office:value="3316" table:style-name="ce62">
            <text:p><text:s/>3 316<text:s/></text:p>
          </table:table-cell>
          <table:table-cell office:value-type="float" office:value="3535" table:style-name="ce62">
            <text:p><text:s/>3 535<text:s/></text:p>
          </table:table-cell>
          <table:table-cell office:value-type="float" office:value="3427" table:style-name="ce62">
            <text:p><text:s/>3 427<text:s/></text:p>
          </table:table-cell>
          <table:table-cell office:value-type="float" office:value="3258" table:style-name="ce62">
            <text:p><text:s/>3 258<text:s/></text:p>
          </table:table-cell>
          <table:table-cell office:value-type="float" office:value="3286" table:style-name="ce62">
            <text:p><text:s/>3 286<text:s/></text:p>
          </table:table-cell>
          <table:table-cell office:value-type="float" office:value="3337" table:style-name="ce62">
            <text:p><text:s/>3 337<text:s/></text:p>
          </table:table-cell>
          <table:table-cell office:value-type="float" office:value="3232" table:style-name="ce62">
            <text:p><text:s/>3 232<text:s/></text:p>
          </table:table-cell>
          <table:table-cell office:value-type="float" office:value="3217" table:style-name="ce62">
            <text:p><text:s/>3 217<text:s/></text:p>
          </table:table-cell>
          <table:table-cell office:value-type="float" office:value="3360" table:style-name="ce62">
            <text:p><text:s/>3 360<text:s/></text:p>
          </table:table-cell>
          <table:table-cell office:value-type="float" office:value="3168" table:style-name="ce62">
            <text:p><text:s/>3 168<text:s/></text:p>
          </table:table-cell>
          <table:table-cell office:value-type="float" office:value="3144" table:style-name="ce62">
            <text:p><text:s/>3 144<text:s/></text:p>
          </table:table-cell>
          <table:table-cell office:value-type="float" office:value="3298" table:style-name="ce62">
            <text:p><text:s/>3 298<text:s/></text:p>
          </table:table-cell>
          <table:table-cell office:value-type="float" office:value="3222" table:style-name="ce62">
            <text:p><text:s/>3 222<text:s/></text:p>
          </table:table-cell>
          <table:table-cell office:value-type="float" office:value="3292" table:style-name="ce62">
            <text:p><text:s/>3 292<text:s/></text:p>
          </table:table-cell>
          <table:table-cell office:value-type="float" office:value="3342" table:style-name="ce62">
            <text:p><text:s/>3 342<text:s/></text:p>
          </table:table-cell>
          <table:table-cell office:value-type="float" office:value="3268" table:style-name="ce62">
            <text:p><text:s/>3 268<text:s/></text:p>
          </table:table-cell>
          <table:table-cell office:value-type="float" office:value="3209" table:style-name="ce62">
            <text:p><text:s/>3 209<text:s/></text:p>
          </table:table-cell>
          <table:table-cell office:value-type="float" office:value="3052" table:style-name="ce62">
            <text:p><text:s/>3 052<text:s/></text:p>
          </table:table-cell>
          <table:table-cell office:value-type="float" office:value="3314" table:style-name="ce62">
            <text:p><text:s/>3 314<text:s/></text:p>
          </table:table-cell>
          <table:table-cell office:value-type="float" office:value="3221" table:style-name="ce62">
            <text:p><text:s/>3 221<text:s/></text:p>
          </table:table-cell>
          <table:table-cell office:value-type="float" office:value="3307" table:style-name="ce62">
            <text:p><text:s/>3 307<text:s/></text:p>
          </table:table-cell>
          <table:table-cell office:value-type="float" office:value="3350" table:style-name="ce62">
            <text:p><text:s/>3 350<text:s/></text:p>
          </table:table-cell>
          <table:table-cell office:value-type="float" office:value="3104" table:style-name="ce62">
            <text:p><text:s/>3 104<text:s/></text:p>
          </table:table-cell>
          <table:table-cell office:value-type="float" office:value="3025" table:style-name="ce62">
            <text:p><text:s/>3 025<text:s/></text:p>
          </table:table-cell>
          <table:table-cell office:value-type="float" office:value="2945" table:style-name="ce62">
            <text:p><text:s/>2 945<text:s/></text:p>
          </table:table-cell>
          <table:table-cell office:value-type="float" office:value="3131" table:style-name="ce62">
            <text:p><text:s/>3 131<text:s/></text:p>
          </table:table-cell>
          <table:table-cell office:value-type="float" office:value="2999" table:style-name="ce62">
            <text:p><text:s/>2 999<text:s/></text:p>
          </table:table-cell>
          <table:table-cell office:value-type="string" table:style-name="ce63">
            <text:p>X</text:p>
          </table:table-cell>
          <table:table-cell office:value-type="float" office:value="3121" table:style-name="ce62">
            <text:p><text:s/>3 121<text:s/></text:p>
          </table:table-cell>
          <table:table-cell office:value-type="float" office:value="2990" table:style-name="ce62">
            <text:p><text:s/>2 990<text:s/></text:p>
          </table:table-cell>
          <table:table-cell office:value-type="float" office:value="2944" table:style-name="ce62">
            <text:p><text:s/>2 944<text:s/></text:p>
          </table:table-cell>
          <table:table-cell office:value-type="float" office:value="2960" table:style-name="ce62">
            <text:p><text:s/>2 960<text:s/></text:p>
          </table:table-cell>
          <table:table-cell office:value-type="float" office:value="2785" table:style-name="ce62">
            <text:p><text:s/>2 785<text:s/></text:p>
          </table:table-cell>
          <table:table-cell office:value-type="float" office:value="2907" table:style-name="ce62">
            <text:p><text:s/>2 907<text:s/></text:p>
          </table:table-cell>
          <table:table-cell office:value-type="float" office:value="2724" table:style-name="ce62">
            <text:p><text:s/>2 724<text:s/></text:p>
          </table:table-cell>
          <table:table-cell office:value-type="float" office:value="2695" table:style-name="ce62">
            <text:p><text:s/>2 695<text:s/></text:p>
          </table:table-cell>
          <table:table-cell office:value-type="float" office:value="2758" table:style-name="ce62">
            <text:p><text:s/>2 758<text:s/></text:p>
          </table:table-cell>
          <table:table-cell office:value-type="float" office:value="2789" table:style-name="ce62">
            <text:p><text:s/>2 789<text:s/></text:p>
          </table:table-cell>
          <table:table-cell office:value-type="float" office:value="2659" table:style-name="ce62">
            <text:p><text:s/>2 659<text:s/></text:p>
          </table:table-cell>
          <table:table-cell office:value-type="float" office:value="2570" table:style-name="ce62">
            <text:p><text:s/>2 570<text:s/></text:p>
          </table:table-cell>
          <table:table-cell office:value-type="float" office:value="2680" table:style-name="ce62">
            <text:p><text:s/>2 680<text:s/></text:p>
          </table:table-cell>
          <table:table-cell office:value-type="float" office:value="2685" table:style-name="ce62">
            <text:p><text:s/>2 685<text:s/></text:p>
          </table:table-cell>
          <table:table-cell office:value-type="float" office:value="2662" table:style-name="ce62">
            <text:p><text:s/>2 662<text:s/></text:p>
          </table:table-cell>
          <table:table-cell office:value-type="float" office:value="2654" table:style-name="ce62">
            <text:p><text:s/>2 654<text:s/></text:p>
          </table:table-cell>
          <table:table-cell office:value-type="float" office:value="2667" table:style-name="ce62">
            <text:p><text:s/>2 667<text:s/></text:p>
          </table:table-cell>
          <table:table-cell office:value-type="float" office:value="2671" table:style-name="ce62">
            <text:p><text:s/>2 671<text:s/></text:p>
          </table:table-cell>
          <table:table-cell office:value-type="float" office:value="2646" table:style-name="ce62">
            <text:p><text:s/>2 646<text:s/></text:p>
          </table:table-cell>
          <table:table-cell office:value-type="float" office:value="2627" table:style-name="ce62">
            <text:p><text:s/>2 627<text:s/></text:p>
          </table:table-cell>
          <table:table-cell office:value-type="float" office:value="2604" table:style-name="ce62">
            <text:p><text:s/>2 604<text:s/></text:p>
          </table:table-cell>
          <table:table-cell office:value-type="float" office:value="2557" table:style-name="ce62">
            <text:p><text:s/>2 557<text:s/></text:p>
          </table:table-cell>
          <table:table-cell office:value-type="float" office:value="2572" table:style-name="ce62">
            <text:p><text:s/>2 572<text:s/></text:p>
          </table:table-cell>
          <table:table-cell office:value-type="float" office:value="2617" table:style-name="ce62">
            <text:p><text:s/>2 617<text:s/></text:p>
          </table:table-cell>
          <table:table-cell office:value-type="float" office:value="2501" table:style-name="ce62">
            <text:p><text:s/>2 501<text:s/></text:p>
          </table:table-cell>
          <table:table-cell office:value-type="float" office:value="2162" table:style-name="ce62">
            <text:p><text:s/>2 162<text:s/></text:p>
          </table:table-cell>
          <table:table-cell office:value-type="float" office:value="2548" table:style-name="ce62">
            <text:p><text:s/>2 548<text:s/></text:p>
          </table:table-cell>
          <table:table-cell office:value-type="float" office:value="2514" table:style-name="ce62">
            <text:p><text:s/>2 514<text:s/></text:p>
          </table:table-cell>
          <table:table-cell office:value-type="float" office:value="2573" table:style-name="ce62">
            <text:p><text:s/>2 573<text:s/></text:p>
          </table:table-cell>
          <table:table-cell office:value-type="float" office:value="2505" table:style-name="ce62">
            <text:p><text:s/>2 505<text:s/></text:p>
          </table:table-cell>
          <table:table-cell office:value-type="float" office:value="2587" table:style-name="ce62">
            <text:p><text:s/>2 587<text:s/></text:p>
          </table:table-cell>
          <table:table-cell office:value-type="float" office:value="2527" table:style-name="ce62">
            <text:p><text:s/>2 527<text:s/></text:p>
          </table:table-cell>
          <table:table-cell office:value-type="float" office:value="2477" table:style-name="ce62">
            <text:p><text:s/>2 477<text:s/></text:p>
          </table:table-cell>
          <table:table-cell office:value-type="float" office:value="2498" table:style-name="ce62">
            <text:p><text:s/>2 498<text:s/></text:p>
          </table:table-cell>
          <table:table-cell office:value-type="float" office:value="2418" table:style-name="ce62">
            <text:p><text:s/>2 418<text:s/></text:p>
          </table:table-cell>
          <table:table-cell office:value-type="float" office:value="2519" table:style-name="ce62">
            <text:p><text:s/>2 519<text:s/></text:p>
          </table:table-cell>
          <table:table-cell office:value-type="float" office:value="2370" table:style-name="ce62">
            <text:p><text:s/>2 370<text:s/></text:p>
          </table:table-cell>
          <table:table-cell office:value-type="float" office:value="2465" table:style-name="ce62">
            <text:p><text:s/>2 465<text:s/></text:p>
          </table:table-cell>
          <table:table-cell office:value-type="float" office:value="2417" table:style-name="ce62">
            <text:p><text:s/>2 417<text:s/></text:p>
          </table:table-cell>
          <table:table-cell office:value-type="float" office:value="2341" table:style-name="ce62">
            <text:p><text:s/>2 341<text:s/></text:p>
          </table:table-cell>
          <table:table-cell office:value-type="float" office:value="2483" table:style-name="ce62">
            <text:p><text:s/>2 483<text:s/></text:p>
          </table:table-cell>
          <table:table-cell office:value-type="float" office:value="2398" table:style-name="ce62">
            <text:p><text:s/>2 398<text:s/></text:p>
          </table:table-cell>
          <table:table-cell office:value-type="float" office:value="2474" table:style-name="ce62">
            <text:p><text:s/>2 474<text:s/></text:p>
          </table:table-cell>
          <table:table-cell office:value-type="float" office:value="2486" table:style-name="ce62">
            <text:p><text:s/>2 486<text:s/></text:p>
          </table:table-cell>
          <table:table-cell office:value-type="float" office:value="2375" table:style-name="ce62">
            <text:p><text:s/>2 375<text:s/></text:p>
          </table:table-cell>
          <table:table-cell office:value-type="float" office:value="2411" table:style-name="ce62">
            <text:p><text:s/>2 411<text:s/></text:p>
          </table:table-cell>
          <table:table-cell office:value-type="float" office:value="2274" table:style-name="ce62">
            <text:p><text:s/>2 274<text:s/></text:p>
          </table:table-cell>
          <table:table-cell office:value-type="float" office:value="2290" table:style-name="ce62">
            <text:p><text:s/>2 290<text:s/></text:p>
          </table:table-cell>
          <table:table-cell office:value-type="float" office:value="2431" table:style-name="ce62">
            <text:p><text:s/>2 431<text:s/></text:p>
          </table:table-cell>
          <table:table-cell office:value-type="float" office:value="2304" table:style-name="ce62">
            <text:p><text:s/>2 304<text:s/></text:p>
          </table:table-cell>
          <table:table-cell office:value-type="float" office:value="2387" table:style-name="ce62">
            <text:p><text:s/>2 387<text:s/></text:p>
          </table:table-cell>
          <table:table-cell office:value-type="float" office:value="2404" table:style-name="ce62">
            <text:p><text:s/>2 404<text:s/></text:p>
          </table:table-cell>
          <table:table-cell office:value-type="float" office:value="2428" table:style-name="ce62">
            <text:p><text:s/>2 428<text:s/></text:p>
          </table:table-cell>
          <table:table-cell office:value-type="float" office:value="2393" table:style-name="ce62">
            <text:p><text:s/>2 393<text:s/></text:p>
          </table:table-cell>
          <table:table-cell office:value-type="float" office:value="2499" table:style-name="ce62">
            <text:p><text:s/>2 499<text:s/></text:p>
          </table:table-cell>
          <table:table-cell office:value-type="float" office:value="2523" table:style-name="ce62">
            <text:p><text:s/>2 523<text:s/></text:p>
          </table:table-cell>
          <table:table-cell office:value-type="float" office:value="2544" table:style-name="ce62">
            <text:p><text:s/>2 544<text:s/></text:p>
          </table:table-cell>
          <table:table-cell office:value-type="float" office:value="2558" table:style-name="ce62">
            <text:p><text:s/>2 558<text:s/></text:p>
          </table:table-cell>
          <table:table-cell office:value-type="float" office:value="2606" table:style-name="ce62">
            <text:p><text:s/>2 606<text:s/></text:p>
          </table:table-cell>
          <table:table-cell office:value-type="float" office:value="2475" table:style-name="ce62">
            <text:p><text:s/>2 475<text:s/></text:p>
          </table:table-cell>
          <table:table-cell office:value-type="float" office:value="2429" table:style-name="ce62">
            <text:p><text:s/>2 429<text:s/></text:p>
          </table:table-cell>
          <table:table-cell office:value-type="float" office:value="2391" table:style-name="ce62">
            <text:p><text:s/>2 391<text:s/></text:p>
          </table:table-cell>
          <table:table-cell office:value-type="float" office:value="2508" table:style-name="ce62">
            <text:p><text:s/>2 508<text:s/></text:p>
          </table:table-cell>
          <table:table-cell office:value-type="float" office:value="2459" table:style-name="ce62">
            <text:p><text:s/>2 459<text:s/></text:p>
          </table:table-cell>
          <table:table-cell office:value-type="float" office:value="2496" table:style-name="ce62">
            <text:p><text:s/>2 496<text:s/></text:p>
          </table:table-cell>
          <table:table-cell office:value-type="float" office:value="2472" table:style-name="ce62">
            <text:p><text:s/>2 472<text:s/></text:p>
          </table:table-cell>
          <table:table-cell office:value-type="float" office:value="2431" table:style-name="ce62">
            <text:p><text:s/>2 431<text:s/></text:p>
          </table:table-cell>
          <table:table-cell office:value-type="float" office:value="2372" table:style-name="ce62">
            <text:p><text:s/>2 372<text:s/></text:p>
          </table:table-cell>
          <table:table-cell office:value-type="float" office:value="2460" table:style-name="ce62">
            <text:p><text:s/>2 460<text:s/></text:p>
          </table:table-cell>
          <table:table-cell office:value-type="float" office:value="2324" table:style-name="ce62">
            <text:p><text:s/>2 324<text:s/></text:p>
          </table:table-cell>
          <table:table-cell office:value-type="float" office:value="2455" table:style-name="ce62">
            <text:p><text:s/>2 455<text:s/></text:p>
          </table:table-cell>
          <table:table-cell office:value-type="float" office:value="2510" table:style-name="ce62">
            <text:p><text:s/>2 510<text:s/></text:p>
          </table:table-cell>
          <table:table-cell office:value-type="float" office:value="2588" table:style-name="ce62">
            <text:p><text:s/>2 588<text:s/></text:p>
          </table:table-cell>
          <table:table-cell office:value-type="float" office:value="2515" table:style-name="ce62">
            <text:p><text:s/>2 515<text:s/></text:p>
          </table:table-cell>
          <table:table-cell office:value-type="float" office:value="2491" table:style-name="ce62">
            <text:p><text:s/>2 491<text:s/></text:p>
          </table:table-cell>
          <table:table-cell office:value-type="float" office:value="2353" table:style-name="ce62">
            <text:p><text:s/>2 353<text:s/></text:p>
          </table:table-cell>
          <table:table-cell office:value-type="float" office:value="2475" table:style-name="ce62">
            <text:p><text:s/>2 475<text:s/></text:p>
          </table:table-cell>
          <table:table-cell office:value-type="float" office:value="2625" table:style-name="ce62">
            <text:p><text:s/>2 625<text:s/></text:p>
          </table:table-cell>
          <table:table-cell office:value-type="float" office:value="2593" table:style-name="ce62">
            <text:p><text:s/>2 593<text:s/></text:p>
          </table:table-cell>
          <table:table-cell office:value-type="float" office:value="2515" table:style-name="ce62">
            <text:p><text:s/>2 515<text:s/></text:p>
          </table:table-cell>
          <table:table-cell office:value-type="float" office:value="2342" table:style-name="ce62">
            <text:p><text:s/>2 342<text:s/></text:p>
          </table:table-cell>
          <table:table-cell office:value-type="float" office:value="2176" table:style-name="ce62">
            <text:p><text:s/>2 176<text:s/></text:p>
          </table:table-cell>
          <table:table-cell office:value-type="float" office:value="2346" table:style-name="ce62">
            <text:p><text:s/>2 346<text:s/></text:p>
          </table:table-cell>
          <table:table-cell office:value-type="float" office:value="2399" table:style-name="ce62">
            <text:p><text:s/>2 399<text:s/></text:p>
          </table:table-cell>
          <table:table-cell office:value-type="float" office:value="2392" table:style-name="ce62">
            <text:p><text:s/>2 392<text:s/></text:p>
          </table:table-cell>
          <table:table-cell office:value-type="float" office:value="2231" table:style-name="ce62">
            <text:p><text:s/>2 231<text:s/></text:p>
          </table:table-cell>
          <table:table-cell office:value-type="float" office:value="2442" table:style-name="ce62">
            <text:p><text:s/>2 442<text:s/></text:p>
          </table:table-cell>
          <table:table-cell office:value-type="float" office:value="2304" table:style-name="ce62">
            <text:p><text:s/>2 304<text:s/></text:p>
          </table:table-cell>
          <table:table-cell office:value-type="float" office:value="2337" table:style-name="ce62">
            <text:p><text:s/>2 337<text:s/></text:p>
          </table:table-cell>
          <table:table-cell office:value-type="float" office:value="2655" table:style-name="ce62">
            <text:p><text:s/>2 655<text:s/></text:p>
          </table:table-cell>
          <table:table-cell office:value-type="float" office:value="2534" table:style-name="ce62">
            <text:p><text:s/>2 534<text:s/></text:p>
          </table:table-cell>
          <table:table-cell office:value-type="float" office:value="2492" table:style-name="ce62">
            <text:p><text:s/>2 492<text:s/></text:p>
          </table:table-cell>
          <table:table-cell office:value-type="float" office:value="2326" table:style-name="ce62">
            <text:p><text:s/>2 326<text:s/></text:p>
          </table:table-cell>
          <table:table-cell office:value-type="float" office:value="2368" table:style-name="ce62">
            <text:p><text:s/>2 368<text:s/></text:p>
          </table:table-cell>
          <table:table-cell office:value-type="float" office:value="2306" table:style-name="ce62">
            <text:p><text:s/>2 306<text:s/></text:p>
          </table:table-cell>
          <table:table-cell office:value-type="float" office:value="2221" table:style-name="ce62">
            <text:p><text:s/>2 221<text:s/></text:p>
          </table:table-cell>
          <table:table-cell office:value-type="float" office:value="2137" table:style-name="ce62">
            <text:p><text:s/>2 137<text:s/></text:p>
          </table:table-cell>
          <table:table-cell office:value-type="float" office:value="2324" table:style-name="ce62">
            <text:p><text:s/>2 324<text:s/></text:p>
          </table:table-cell>
          <table:table-cell office:value-type="float" office:value="2273" table:style-name="ce62">
            <text:p><text:s/>2 273<text:s/></text:p>
          </table:table-cell>
          <table:table-cell office:value-type="float" office:value="2260" table:style-name="ce62">
            <text:p><text:s/>2 260<text:s/></text:p>
          </table:table-cell>
          <table:table-cell office:value-type="float" office:value="2385" table:style-name="ce62">
            <text:p><text:s/>2 385<text:s/></text:p>
          </table:table-cell>
          <table:table-cell office:value-type="float" office:value="2261" table:style-name="ce62">
            <text:p><text:s/>2 261<text:s/></text:p>
          </table:table-cell>
          <table:table-cell office:value-type="float" office:value="2206" table:style-name="ce62">
            <text:p><text:s/>2 206<text:s/></text:p>
          </table:table-cell>
          <table:table-cell office:value-type="float" office:value="2407" table:style-name="ce62">
            <text:p><text:s/>2 407<text:s/></text:p>
          </table:table-cell>
          <table:table-cell office:value-type="float" office:value="2302" table:style-name="ce62">
            <text:p><text:s/>2 302<text:s/></text:p>
          </table:table-cell>
          <table:table-cell office:value-type="float" office:value="2247" table:style-name="ce62">
            <text:p><text:s/>2 247<text:s/></text:p>
          </table:table-cell>
          <table:table-cell office:value-type="float" office:value="2394" table:style-name="ce62">
            <text:p><text:s/>2 394<text:s/></text:p>
          </table:table-cell>
          <table:table-cell office:value-type="float" office:value="2302" table:style-name="ce62">
            <text:p><text:s/>2 302<text:s/></text:p>
          </table:table-cell>
          <table:table-cell office:value-type="float" office:value="2171" table:style-name="ce62">
            <text:p><text:s/>2 171<text:s/></text:p>
          </table:table-cell>
          <table:table-cell office:value-type="float" office:value="2264" table:style-name="ce62">
            <text:p><text:s/>2 264<text:s/></text:p>
          </table:table-cell>
          <table:table-cell office:value-type="float" office:value="2335" table:style-name="ce62">
            <text:p><text:s/>2 335<text:s/></text:p>
          </table:table-cell>
          <table:table-cell office:value-type="float" office:value="2470" table:style-name="ce62">
            <text:p><text:s/>2 470<text:s/></text:p>
          </table:table-cell>
          <table:table-cell office:value-type="float" office:value="2342" table:style-name="ce62">
            <text:p><text:s/>2 342<text:s/></text:p>
          </table:table-cell>
          <table:table-cell office:value-type="float" office:value="2545" table:style-name="ce62">
            <text:p><text:s/>2 545<text:s/></text:p>
          </table:table-cell>
          <table:table-cell office:value-type="float" office:value="2551" table:style-name="ce62">
            <text:p><text:s/>2 551<text:s/></text:p>
          </table:table-cell>
          <table:table-cell office:value-type="float" office:value="2316" table:style-name="ce62">
            <text:p><text:s/>2 316<text:s/></text:p>
          </table:table-cell>
          <table:table-cell office:value-type="float" office:value="2260" table:style-name="ce62">
            <text:p><text:s/>2 260<text:s/></text:p>
          </table:table-cell>
          <table:table-cell office:value-type="float" office:value="2361" table:style-name="ce62">
            <text:p><text:s/>2 361<text:s/></text:p>
          </table:table-cell>
          <table:table-cell office:value-type="float" office:value="2281" table:style-name="ce62">
            <text:p><text:s/>2 281<text:s/></text:p>
          </table:table-cell>
          <table:table-cell office:value-type="float" office:value="2392" table:style-name="ce62">
            <text:p><text:s/>2 392<text:s/></text:p>
          </table:table-cell>
          <table:table-cell office:value-type="float" office:value="2355" table:style-name="ce62">
            <text:p><text:s/>2 355<text:s/></text:p>
          </table:table-cell>
          <table:table-cell office:value-type="float" office:value="2282" table:style-name="ce62">
            <text:p><text:s/>2 282<text:s/></text:p>
          </table:table-cell>
          <table:table-cell office:value-type="float" office:value="2218" table:style-name="ce62">
            <text:p><text:s/>2 218<text:s/></text:p>
          </table:table-cell>
          <table:table-cell office:value-type="float" office:value="2187" table:style-name="ce62">
            <text:p><text:s/>2 187<text:s/></text:p>
          </table:table-cell>
          <table:table-cell office:value-type="float" office:value="2309" table:style-name="ce62">
            <text:p><text:s/>2 309<text:s/></text:p>
          </table:table-cell>
          <table:table-cell office:value-type="float" office:value="2223" table:style-name="ce62">
            <text:p><text:s/>2 223<text:s/></text:p>
          </table:table-cell>
          <table:table-cell office:value-type="float" office:value="2366" table:style-name="ce62">
            <text:p><text:s/>2 366<text:s/></text:p>
          </table:table-cell>
          <table:table-cell office:value-type="float" office:value="2345" table:style-name="ce62">
            <text:p><text:s/>2 345<text:s/></text:p>
          </table:table-cell>
          <table:table-cell office:value-type="float" office:value="2523" table:style-name="ce62">
            <text:p><text:s/>2 523<text:s/></text:p>
          </table:table-cell>
          <table:table-cell office:value-type="float" office:value="2395" table:style-name="ce62">
            <text:p><text:s/>2 395<text:s/></text:p>
          </table:table-cell>
          <table:table-cell office:value-type="float" office:value="2263" table:style-name="ce62">
            <text:p><text:s/>2 263<text:s/></text:p>
          </table:table-cell>
          <table:table-cell office:value-type="float" office:value="2342" table:style-name="ce62">
            <text:p><text:s/>2 342<text:s/></text:p>
          </table:table-cell>
          <table:table-cell office:value-type="float" office:value="2373" table:style-name="ce62">
            <text:p><text:s/>2 373<text:s/></text:p>
          </table:table-cell>
          <table:table-cell office:value-type="float" office:value="2311" table:style-name="ce62">
            <text:p><text:s/>2 311<text:s/></text:p>
          </table:table-cell>
          <table:table-cell office:value-type="float" office:value="2138" table:style-name="ce62">
            <text:p><text:s/>2 138<text:s/></text:p>
          </table:table-cell>
          <table:table-cell office:value-type="float" office:value="2158" table:style-name="ce62">
            <text:p><text:s/>2 158<text:s/></text:p>
          </table:table-cell>
          <table:table-cell office:value-type="float" office:value="2180" table:style-name="ce62">
            <text:p><text:s/>2 180<text:s/></text:p>
          </table:table-cell>
          <table:table-cell office:value-type="float" office:value="2101" table:style-name="ce62">
            <text:p><text:s/>2 101<text:s/></text:p>
          </table:table-cell>
          <table:table-cell office:value-type="float" office:value="2246" table:style-name="ce62">
            <text:p><text:s/>2 246<text:s/></text:p>
          </table:table-cell>
          <table:table-cell office:value-type="float" office:value="2386" table:style-name="ce62">
            <text:p><text:s/>2 386<text:s/></text:p>
          </table:table-cell>
          <table:table-cell office:value-type="float" office:value="2384" table:style-name="ce62">
            <text:p><text:s/>2 384<text:s/></text:p>
          </table:table-cell>
          <table:table-cell office:value-type="float" office:value="2461" table:style-name="ce62">
            <text:p><text:s/>2 461<text:s/></text:p>
          </table:table-cell>
          <table:table-cell office:value-type="float" office:value="2406" table:style-name="ce62">
            <text:p><text:s/>2 406<text:s/></text:p>
          </table:table-cell>
          <table:table-cell office:value-type="float" office:value="2427" table:style-name="ce62">
            <text:p><text:s/>2 427<text:s/></text:p>
          </table:table-cell>
          <table:table-cell office:value-type="float" office:value="2279" table:style-name="ce62">
            <text:p><text:s/>2 279<text:s/></text:p>
          </table:table-cell>
          <table:table-cell office:value-type="float" office:value="2258" table:style-name="ce62">
            <text:p><text:s/>2 258<text:s/></text:p>
          </table:table-cell>
          <table:table-cell office:value-type="float" office:value="2248" table:style-name="ce62">
            <text:p><text:s/>2 248<text:s/></text:p>
          </table:table-cell>
          <table:table-cell office:value-type="float" office:value="2285" table:style-name="ce62">
            <text:p><text:s/>2 285<text:s/></text:p>
          </table:table-cell>
          <table:table-cell office:value-type="float" office:value="2317" table:style-name="ce62">
            <text:p><text:s/>2 317<text:s/></text:p>
          </table:table-cell>
          <table:table-cell office:value-type="float" office:value="2240" table:style-name="ce62">
            <text:p><text:s/>2 240<text:s/></text:p>
          </table:table-cell>
          <table:table-cell office:value-type="float" office:value="2354" table:style-name="ce62">
            <text:p><text:s/>2 354<text:s/></text:p>
          </table:table-cell>
          <table:table-cell office:value-type="float" office:value="2356" table:style-name="ce62">
            <text:p><text:s/>2 356<text:s/></text:p>
          </table:table-cell>
          <table:table-cell office:value-type="float" office:value="2332" table:style-name="ce62">
            <text:p><text:s/>2 332<text:s/></text:p>
          </table:table-cell>
          <table:table-cell office:value-type="float" office:value="2528" table:style-name="ce62">
            <text:p><text:s/>2 528<text:s/></text:p>
          </table:table-cell>
          <table:table-cell office:value-type="float" office:value="2394" table:style-name="ce62">
            <text:p><text:s/>2 394<text:s/></text:p>
          </table:table-cell>
          <table:table-cell office:value-type="float" office:value="2454" table:style-name="ce62">
            <text:p><text:s/>2 454<text:s/></text:p>
          </table:table-cell>
          <table:table-cell office:value-type="float" office:value="2374" table:style-name="ce62">
            <text:p><text:s/>2 374<text:s/></text:p>
          </table:table-cell>
          <table:table-cell office:value-type="float" office:value="2260" table:style-name="ce62">
            <text:p><text:s/>2 260<text:s/></text:p>
          </table:table-cell>
          <table:table-cell office:value-type="float" office:value="2152" table:style-name="ce62">
            <text:p><text:s/>2 152<text:s/></text:p>
          </table:table-cell>
          <table:table-cell office:value-type="float" office:value="2223" table:style-name="ce62">
            <text:p><text:s/>2 223<text:s/></text:p>
          </table:table-cell>
          <table:table-cell office:value-type="float" office:value="2414" table:style-name="ce62">
            <text:p><text:s/>2 414<text:s/></text:p>
          </table:table-cell>
          <table:table-cell office:value-type="float" office:value="2301" table:style-name="ce62">
            <text:p><text:s/>2 301<text:s/></text:p>
          </table:table-cell>
          <table:table-cell office:value-type="float" office:value="2261" table:style-name="ce62">
            <text:p><text:s/>2 261<text:s/></text:p>
          </table:table-cell>
          <table:table-cell office:value-type="float" office:value="2239" table:style-name="ce62">
            <text:p><text:s/>2 239<text:s/></text:p>
          </table:table-cell>
          <table:table-cell office:value-type="float" office:value="2172" table:style-name="ce62">
            <text:p><text:s/>2 172<text:s/></text:p>
          </table:table-cell>
          <table:table-cell office:value-type="float" office:value="2174" table:style-name="ce62">
            <text:p><text:s/>2 174<text:s/></text:p>
          </table:table-cell>
          <table:table-cell office:value-type="float" office:value="2292" table:style-name="ce62">
            <text:p><text:s/>2 292<text:s/></text:p>
          </table:table-cell>
          <table:table-cell office:value-type="float" office:value="2299" table:style-name="ce62">
            <text:p><text:s/>2 299<text:s/></text:p>
          </table:table-cell>
          <table:table-cell office:value-type="float" office:value="2469" table:style-name="ce62">
            <text:p><text:s/>2 469<text:s/></text:p>
          </table:table-cell>
          <table:table-cell office:value-type="float" office:value="2320" table:style-name="ce62">
            <text:p><text:s/>2 320<text:s/></text:p>
          </table:table-cell>
          <table:table-cell office:value-type="float" office:value="2414" table:style-name="ce62">
            <text:p><text:s/>2 414<text:s/></text:p>
          </table:table-cell>
          <table:table-cell office:value-type="float" office:value="2259" table:style-name="ce62">
            <text:p><text:s/>2 259<text:s/></text:p>
          </table:table-cell>
          <table:table-cell office:value-type="float" office:value="2095" table:style-name="ce62">
            <text:p><text:s/>2 095<text:s/></text:p>
          </table:table-cell>
          <table:table-cell office:value-type="float" office:value="2201" table:style-name="ce62">
            <text:p><text:s/>2 201<text:s/></text:p>
          </table:table-cell>
          <table:table-cell office:value-type="float" office:value="2206" table:style-name="ce62">
            <text:p><text:s/>2 206<text:s/></text:p>
          </table:table-cell>
          <table:table-cell office:value-type="float" office:value="2157" table:style-name="ce62">
            <text:p><text:s/>2 157<text:s/></text:p>
          </table:table-cell>
          <table:table-cell office:value-type="float" office:value="2391" table:style-name="ce62">
            <text:p><text:s/>2 391<text:s/></text:p>
          </table:table-cell>
          <table:table-cell office:value-type="float" office:value="2323" table:style-name="ce62">
            <text:p><text:s/>2 323<text:s/></text:p>
          </table:table-cell>
          <table:table-cell office:value-type="float" office:value="2377" table:style-name="ce62">
            <text:p><text:s/>2 377<text:s/></text:p>
          </table:table-cell>
          <table:table-cell office:value-type="float" office:value="2225" table:style-name="ce62">
            <text:p><text:s/>2 225<text:s/></text:p>
          </table:table-cell>
          <table:table-cell office:value-type="float" office:value="2282" table:style-name="ce62">
            <text:p><text:s/>2 282<text:s/></text:p>
          </table:table-cell>
          <table:table-cell office:value-type="float" office:value="2398" table:style-name="ce62">
            <text:p><text:s/>2 398<text:s/></text:p>
          </table:table-cell>
          <table:table-cell office:value-type="float" office:value="2484" table:style-name="ce62">
            <text:p><text:s/>2 484<text:s/></text:p>
          </table:table-cell>
          <table:table-cell office:value-type="float" office:value="2350" table:style-name="ce62">
            <text:p><text:s/>2 350<text:s/></text:p>
          </table:table-cell>
          <table:table-cell office:value-type="float" office:value="2205" table:style-name="ce62">
            <text:p><text:s/>2 205<text:s/></text:p>
          </table:table-cell>
          <table:table-cell office:value-type="float" office:value="2239" table:style-name="ce62">
            <text:p><text:s/>2 239<text:s/></text:p>
          </table:table-cell>
          <table:table-cell office:value-type="float" office:value="2106" table:style-name="ce62">
            <text:p><text:s/>2 106<text:s/></text:p>
          </table:table-cell>
          <table:table-cell office:value-type="float" office:value="2180" table:style-name="ce62">
            <text:p><text:s/>2 180<text:s/></text:p>
          </table:table-cell>
          <table:table-cell office:value-type="float" office:value="2231" table:style-name="ce62">
            <text:p><text:s/>2 231<text:s/></text:p>
          </table:table-cell>
          <table:table-cell office:value-type="float" office:value="2335" table:style-name="ce62">
            <text:p><text:s/>2 335<text:s/></text:p>
          </table:table-cell>
          <table:table-cell office:value-type="float" office:value="2233" table:style-name="ce62">
            <text:p><text:s/>2 233<text:s/></text:p>
          </table:table-cell>
          <table:table-cell office:value-type="float" office:value="2222" table:style-name="ce62">
            <text:p><text:s/>2 222<text:s/></text:p>
          </table:table-cell>
          <table:table-cell office:value-type="float" office:value="2314" table:style-name="ce62">
            <text:p><text:s/>2 314<text:s/></text:p>
          </table:table-cell>
          <table:table-cell office:value-type="float" office:value="2191" table:style-name="ce62">
            <text:p><text:s/>2 191<text:s/></text:p>
          </table:table-cell>
          <table:table-cell office:value-type="float" office:value="2341" table:style-name="ce62">
            <text:p><text:s/>2 341<text:s/></text:p>
          </table:table-cell>
          <table:table-cell office:value-type="float" office:value="2294" table:style-name="ce62">
            <text:p><text:s/>2 294<text:s/></text:p>
          </table:table-cell>
          <table:table-cell office:value-type="float" office:value="2334" table:style-name="ce62">
            <text:p><text:s/>2 334<text:s/></text:p>
          </table:table-cell>
          <table:table-cell office:value-type="float" office:value="2304" table:style-name="ce62">
            <text:p><text:s/>2 304<text:s/></text:p>
          </table:table-cell>
          <table:table-cell office:value-type="float" office:value="2284" table:style-name="ce62">
            <text:p><text:s/>2 284<text:s/></text:p>
          </table:table-cell>
          <table:table-cell office:value-type="float" office:value="2330" table:style-name="ce62">
            <text:p><text:s/>2 330<text:s/></text:p>
          </table:table-cell>
          <table:table-cell office:value-type="float" office:value="2259" table:style-name="ce62">
            <text:p><text:s/>2 259<text:s/></text:p>
          </table:table-cell>
          <table:table-cell office:value-type="float" office:value="2271" table:style-name="ce62">
            <text:p><text:s/>2 271<text:s/></text:p>
          </table:table-cell>
          <table:table-cell office:value-type="float" office:value="2382" table:style-name="ce62">
            <text:p><text:s/>2 382<text:s/></text:p>
          </table:table-cell>
          <table:table-cell office:value-type="float" office:value="2280" table:style-name="ce62">
            <text:p><text:s/>2 280<text:s/></text:p>
          </table:table-cell>
          <table:table-cell office:value-type="float" office:value="2420" table:style-name="ce62">
            <text:p><text:s/>2 420<text:s/></text:p>
          </table:table-cell>
          <table:table-cell office:value-type="float" office:value="2434" table:style-name="ce62">
            <text:p><text:s/>2 434<text:s/></text:p>
          </table:table-cell>
          <table:table-cell office:value-type="float" office:value="2392" table:style-name="ce62">
            <text:p><text:s/>2 392<text:s/></text:p>
          </table:table-cell>
          <table:table-cell office:value-type="float" office:value="2326" table:style-name="ce62">
            <text:p><text:s/>2 326<text:s/></text:p>
          </table:table-cell>
          <table:table-cell office:value-type="float" office:value="2379" table:style-name="ce62">
            <text:p><text:s/>2 379<text:s/></text:p>
          </table:table-cell>
          <table:table-cell office:value-type="float" office:value="2370" table:style-name="ce62">
            <text:p><text:s/>2 370<text:s/></text:p>
          </table:table-cell>
          <table:table-cell office:value-type="float" office:value="2428" table:style-name="ce62">
            <text:p><text:s/>2 428<text:s/></text:p>
          </table:table-cell>
          <table:table-cell office:value-type="float" office:value="2390" table:style-name="ce62">
            <text:p><text:s/>2 390<text:s/></text:p>
          </table:table-cell>
          <table:table-cell office:value-type="float" office:value="2490" table:style-name="ce62">
            <text:p><text:s/>2 490<text:s/></text:p>
          </table:table-cell>
          <table:table-cell office:value-type="float" office:value="2427" table:style-name="ce62">
            <text:p><text:s/>2 427<text:s/></text:p>
          </table:table-cell>
          <table:table-cell office:value-type="float" office:value="2263" table:style-name="ce62">
            <text:p><text:s/>2 263<text:s/></text:p>
          </table:table-cell>
          <table:table-cell office:value-type="float" office:value="2441" table:style-name="ce62">
            <text:p><text:s/>2 441<text:s/></text:p>
          </table:table-cell>
          <table:table-cell office:value-type="float" office:value="2342" table:style-name="ce62">
            <text:p><text:s/>2 342<text:s/></text:p>
          </table:table-cell>
          <table:table-cell office:value-type="float" office:value="2255" table:style-name="ce62">
            <text:p><text:s/>2 255<text:s/></text:p>
          </table:table-cell>
          <table:table-cell office:value-type="float" office:value="2470" table:style-name="ce62">
            <text:p><text:s/>2 470<text:s/></text:p>
          </table:table-cell>
          <table:table-cell office:value-type="float" office:value="2426" table:style-name="ce62">
            <text:p><text:s/>2 426<text:s/></text:p>
          </table:table-cell>
          <table:table-cell office:value-type="float" office:value="2404" table:style-name="ce62">
            <text:p><text:s/>2 404<text:s/></text:p>
          </table:table-cell>
          <table:table-cell office:value-type="float" office:value="2326" table:style-name="ce62">
            <text:p><text:s/>2 326<text:s/></text:p>
          </table:table-cell>
          <table:table-cell office:value-type="float" office:value="2424" table:style-name="ce62">
            <text:p><text:s/>2 424<text:s/></text:p>
          </table:table-cell>
          <table:table-cell office:value-type="float" office:value="2575" table:style-name="ce62">
            <text:p><text:s/>2 575<text:s/></text:p>
          </table:table-cell>
          <table:table-cell office:value-type="float" office:value="2465" table:style-name="ce62">
            <text:p><text:s/>2 465<text:s/></text:p>
          </table:table-cell>
          <table:table-cell office:value-type="float" office:value="2516" table:style-name="ce62">
            <text:p><text:s/>2 516<text:s/></text:p>
          </table:table-cell>
          <table:table-cell office:value-type="float" office:value="2599" table:style-name="ce62">
            <text:p><text:s/>2 599<text:s/></text:p>
          </table:table-cell>
          <table:table-cell office:value-type="float" office:value="2494" table:style-name="ce62">
            <text:p><text:s/>2 494<text:s/></text:p>
          </table:table-cell>
          <table:table-cell office:value-type="float" office:value="2397" table:style-name="ce62">
            <text:p><text:s/>2 397<text:s/></text:p>
          </table:table-cell>
          <table:table-cell office:value-type="float" office:value="2469" table:style-name="ce62">
            <text:p><text:s/>2 469<text:s/></text:p>
          </table:table-cell>
          <table:table-cell office:value-type="float" office:value="2446" table:style-name="ce62">
            <text:p><text:s/>2 446<text:s/></text:p>
          </table:table-cell>
          <table:table-cell office:value-type="float" office:value="2450" table:style-name="ce62">
            <text:p><text:s/>2 450<text:s/></text:p>
          </table:table-cell>
          <table:table-cell office:value-type="float" office:value="2494" table:style-name="ce62">
            <text:p><text:s/>2 494<text:s/></text:p>
          </table:table-cell>
          <table:table-cell office:value-type="float" office:value="2523" table:style-name="ce62">
            <text:p><text:s/>2 523<text:s/></text:p>
          </table:table-cell>
          <table:table-cell office:value-type="float" office:value="2439" table:style-name="ce62">
            <text:p><text:s/>2 439<text:s/></text:p>
          </table:table-cell>
          <table:table-cell office:value-type="float" office:value="2318" table:style-name="ce62">
            <text:p><text:s/>2 318<text:s/></text:p>
          </table:table-cell>
          <table:table-cell office:value-type="float" office:value="2345" table:style-name="ce62">
            <text:p><text:s/>2 345<text:s/></text:p>
          </table:table-cell>
          <table:table-cell office:value-type="float" office:value="2480" table:style-name="ce62">
            <text:p><text:s/>2 480<text:s/></text:p>
          </table:table-cell>
          <table:table-cell office:value-type="float" office:value="2489" table:style-name="ce62">
            <text:p><text:s/>2 489<text:s/></text:p>
          </table:table-cell>
          <table:table-cell office:value-type="float" office:value="2471" table:style-name="ce62">
            <text:p><text:s/>2 471<text:s/></text:p>
          </table:table-cell>
          <table:table-cell office:value-type="float" office:value="2434" table:style-name="ce62">
            <text:p><text:s/>2 434<text:s/></text:p>
          </table:table-cell>
          <table:table-cell office:value-type="float" office:value="2417" table:style-name="ce62">
            <text:p><text:s/>2 417<text:s/></text:p>
          </table:table-cell>
          <table:table-cell office:value-type="float" office:value="2423" table:style-name="ce62">
            <text:p><text:s/>2 423<text:s/></text:p>
          </table:table-cell>
          <table:table-cell office:value-type="float" office:value="2315" table:style-name="ce62">
            <text:p><text:s/>2 315<text:s/></text:p>
          </table:table-cell>
          <table:table-cell office:value-type="float" office:value="2319" table:style-name="ce62">
            <text:p><text:s/>2 319<text:s/></text:p>
          </table:table-cell>
          <table:table-cell office:value-type="float" office:value="2350" table:style-name="ce62">
            <text:p><text:s/>2 350<text:s/></text:p>
          </table:table-cell>
          <table:table-cell office:value-type="float" office:value="2388" table:style-name="ce62">
            <text:p><text:s/>2 388<text:s/></text:p>
          </table:table-cell>
          <table:table-cell office:value-type="float" office:value="2533" table:style-name="ce62">
            <text:p><text:s/>2 533<text:s/></text:p>
          </table:table-cell>
          <table:table-cell office:value-type="float" office:value="2467" table:style-name="ce62">
            <text:p><text:s/>2 467<text:s/></text:p>
          </table:table-cell>
          <table:table-cell office:value-type="float" office:value="2390" table:style-name="ce62">
            <text:p><text:s/>2 390<text:s/></text:p>
          </table:table-cell>
          <table:table-cell office:value-type="float" office:value="2434" table:style-name="ce62">
            <text:p><text:s/>2 434<text:s/></text:p>
          </table:table-cell>
          <table:table-cell office:value-type="float" office:value="2461" table:style-name="ce62">
            <text:p><text:s/>2 461<text:s/></text:p>
          </table:table-cell>
          <table:table-cell office:value-type="float" office:value="2425" table:style-name="ce62">
            <text:p><text:s/>2 425<text:s/></text:p>
          </table:table-cell>
          <table:table-cell office:value-type="float" office:value="2479" table:style-name="ce62">
            <text:p><text:s/>2 479<text:s/></text:p>
          </table:table-cell>
          <table:table-cell office:value-type="float" office:value="2567" table:style-name="ce62">
            <text:p><text:s/>2 567<text:s/></text:p>
          </table:table-cell>
          <table:table-cell office:value-type="float" office:value="2525" table:style-name="ce62">
            <text:p><text:s/>2 525<text:s/></text:p>
          </table:table-cell>
          <table:table-cell office:value-type="float" office:value="2480" table:style-name="ce62">
            <text:p><text:s/>2 480<text:s/></text:p>
          </table:table-cell>
          <table:table-cell office:value-type="float" office:value="2488" table:style-name="ce62">
            <text:p><text:s/>2 488<text:s/></text:p>
          </table:table-cell>
          <table:table-cell office:value-type="float" office:value="2578" table:style-name="ce62">
            <text:p><text:s/>2 578<text:s/></text:p>
          </table:table-cell>
          <table:table-cell office:value-type="float" office:value="2561" table:style-name="ce62">
            <text:p><text:s/>2 561<text:s/></text:p>
          </table:table-cell>
          <table:table-cell office:value-type="float" office:value="2528" table:style-name="ce62">
            <text:p><text:s/>2 528<text:s/></text:p>
          </table:table-cell>
          <table:table-cell office:value-type="float" office:value="2496" table:style-name="ce62">
            <text:p><text:s/>2 496<text:s/></text:p>
          </table:table-cell>
          <table:table-cell office:value-type="float" office:value="2493" table:style-name="ce62">
            <text:p><text:s/>2 493<text:s/></text:p>
          </table:table-cell>
          <table:table-cell office:value-type="float" office:value="2450" table:style-name="ce62">
            <text:p><text:s/>2 450<text:s/></text:p>
          </table:table-cell>
          <table:table-cell office:value-type="float" office:value="2501" table:style-name="ce62">
            <text:p><text:s/>2 501<text:s/></text:p>
          </table:table-cell>
          <table:table-cell office:value-type="float" office:value="2543" table:style-name="ce62">
            <text:p><text:s/>2 543<text:s/></text:p>
          </table:table-cell>
          <table:table-cell office:value-type="float" office:value="2708" table:style-name="ce62">
            <text:p><text:s/>2 708<text:s/></text:p>
          </table:table-cell>
          <table:table-cell office:value-type="float" office:value="2635" table:style-name="ce62">
            <text:p><text:s/>2 635<text:s/></text:p>
          </table:table-cell>
          <table:table-cell office:value-type="float" office:value="2533" table:style-name="ce62">
            <text:p><text:s/>2 533<text:s/></text:p>
          </table:table-cell>
          <table:table-cell office:value-type="float" office:value="2454" table:style-name="ce62">
            <text:p><text:s/>2 454<text:s/></text:p>
          </table:table-cell>
          <table:table-cell office:value-type="float" office:value="2302" table:style-name="ce62">
            <text:p><text:s/>2 302<text:s/></text:p>
          </table:table-cell>
          <table:table-cell office:value-type="float" office:value="2456" table:style-name="ce62">
            <text:p><text:s/>2 456<text:s/></text:p>
          </table:table-cell>
          <table:table-cell office:value-type="float" office:value="2633" table:style-name="ce62">
            <text:p><text:s/>2 633<text:s/></text:p>
          </table:table-cell>
          <table:table-cell office:value-type="float" office:value="2550" table:style-name="ce62">
            <text:p><text:s/>2 550<text:s/></text:p>
          </table:table-cell>
          <table:table-cell office:value-type="float" office:value="2579" table:style-name="ce62">
            <text:p><text:s/>2 579<text:s/></text:p>
          </table:table-cell>
          <table:table-cell office:value-type="float" office:value="2589" table:style-name="ce62">
            <text:p><text:s/>2 589<text:s/></text:p>
          </table:table-cell>
          <table:table-cell office:value-type="float" office:value="2525" table:style-name="ce62">
            <text:p><text:s/>2 525<text:s/></text:p>
          </table:table-cell>
          <table:table-cell office:value-type="float" office:value="2545" table:style-name="ce62">
            <text:p><text:s/>2 545<text:s/></text:p>
          </table:table-cell>
          <table:table-cell office:value-type="float" office:value="2613" table:style-name="ce62">
            <text:p><text:s/>2 613<text:s/></text:p>
          </table:table-cell>
          <table:table-cell office:value-type="float" office:value="2557" table:style-name="ce62">
            <text:p><text:s/>2 557<text:s/></text:p>
          </table:table-cell>
          <table:table-cell office:value-type="float" office:value="2601" table:style-name="ce62">
            <text:p><text:s/>2 601<text:s/></text:p>
          </table:table-cell>
          <table:table-cell office:value-type="float" office:value="2677" table:style-name="ce62">
            <text:p><text:s/>2 677<text:s/></text:p>
          </table:table-cell>
          <table:table-cell office:value-type="float" office:value="2614" table:style-name="ce62">
            <text:p><text:s/>2 614<text:s/></text:p>
          </table:table-cell>
          <table:table-cell office:value-type="float" office:value="2647" table:style-name="ce62">
            <text:p><text:s/>2 647<text:s/></text:p>
          </table:table-cell>
          <table:table-cell office:value-type="float" office:value="2586" table:style-name="ce62">
            <text:p><text:s/>2 586<text:s/></text:p>
          </table:table-cell>
          <table:table-cell office:value-type="float" office:value="2724" table:style-name="ce62">
            <text:p><text:s/>2 724<text:s/></text:p>
          </table:table-cell>
          <table:table-cell office:value-type="float" office:value="2692" table:style-name="ce62">
            <text:p><text:s/>2 692<text:s/></text:p>
          </table:table-cell>
          <table:table-cell office:value-type="float" office:value="2659" table:style-name="ce62">
            <text:p><text:s/>2 659<text:s/></text:p>
          </table:table-cell>
          <table:table-cell office:value-type="float" office:value="2705" table:style-name="ce62">
            <text:p><text:s/>2 705<text:s/></text:p>
          </table:table-cell>
          <table:table-cell office:value-type="float" office:value="2677" table:style-name="ce62">
            <text:p><text:s/>2 677<text:s/></text:p>
          </table:table-cell>
          <table:table-cell office:value-type="float" office:value="2640" table:style-name="ce62">
            <text:p><text:s/>2 640<text:s/></text:p>
          </table:table-cell>
          <table:table-cell office:value-type="float" office:value="2407" table:style-name="ce62">
            <text:p><text:s/>2 407<text:s/></text:p>
          </table:table-cell>
          <table:table-cell office:value-type="float" office:value="2609" table:style-name="ce62">
            <text:p><text:s/>2 609<text:s/></text:p>
          </table:table-cell>
          <table:table-cell office:value-type="float" office:value="2635" table:style-name="ce62">
            <text:p><text:s/>2 635<text:s/></text:p>
          </table:table-cell>
          <table:table-cell office:value-type="float" office:value="2626" table:style-name="ce62">
            <text:p><text:s/>2 626<text:s/></text:p>
          </table:table-cell>
          <table:table-cell office:value-type="float" office:value="2705" table:style-name="ce62">
            <text:p><text:s/>2 705<text:s/></text:p>
          </table:table-cell>
          <table:table-cell office:value-type="float" office:value="2771" table:style-name="ce62">
            <text:p><text:s/>2 771<text:s/></text:p>
          </table:table-cell>
          <table:table-cell office:value-type="float" office:value="2584" table:style-name="ce62">
            <text:p><text:s/>2 584<text:s/></text:p>
          </table:table-cell>
          <table:table-cell office:value-type="float" office:value="2570" table:style-name="ce62">
            <text:p><text:s/>2 570<text:s/></text:p>
          </table:table-cell>
          <table:table-cell office:value-type="float" office:value="2531" table:style-name="ce62">
            <text:p><text:s/>2 531<text:s/></text:p>
          </table:table-cell>
          <table:table-cell office:value-type="float" office:value="2611" table:style-name="ce62">
            <text:p><text:s/>2 611<text:s/></text:p>
          </table:table-cell>
          <table:table-cell office:value-type="float" office:value="2821" table:style-name="ce62">
            <text:p><text:s/>2 821<text:s/></text:p>
          </table:table-cell>
          <table:table-cell office:value-type="float" office:value="2649" table:style-name="ce62">
            <text:p><text:s/>2 649<text:s/></text:p>
          </table:table-cell>
          <table:table-cell office:value-type="float" office:value="2570" table:style-name="ce62">
            <text:p><text:s/>2 570<text:s/></text:p>
          </table:table-cell>
          <table:table-cell office:value-type="float" office:value="2712" table:style-name="ce62">
            <text:p><text:s/>2 712<text:s/></text:p>
          </table:table-cell>
          <table:table-cell office:value-type="float" office:value="2758" table:style-name="ce62">
            <text:p><text:s/>2 758<text:s/></text:p>
          </table:table-cell>
          <table:table-cell office:value-type="float" office:value="954874" table:formula="of:=SUM([.B13:.NC13])" table:style-name="ce70">
            <text:p><text:s/>954 874<text:s/></text:p>
          </table:table-cell>
          <table:table-cell office:value-type="float" office:value="2554.1452054794522" table:formula="of:=AVERAGE([.B14:.NC14] )" table:style-name="ce65">
            <text:p>2 554<text:s/></text:p>
          </table:table-cell>
          <table:table-cell office:value-type="string" office:string-value="x" table:formula="of:=IF(ISNUMBER([.BI14]);IF([.BI14]&gt;[.NE13];&quot;bigger&quot;;&quot;smaller&quot;);&quot;x&quot;)" table:style-name="ce66">
            <text:p>x</text:p>
          </table:table-cell>
          <table:table-cell table:number-columns-repeated="16014"/>
        </table:table-row>
        <table:table-row table:style-name="ro5">
          <table:table-cell office:value-type="string" table:style-name="ce68">
            <text:p>2016</text:p>
          </table:table-cell>
          <table:table-cell office:value-type="float" office:value="2558" table:style-name="ce69">
            <text:p><text:s/>2 558<text:s/></text:p>
          </table:table-cell>
          <table:table-cell office:value-type="float" office:value="2422" table:style-name="ce70">
            <text:p><text:s/>2 422<text:s/></text:p>
          </table:table-cell>
          <table:table-cell office:value-type="float" office:value="2522" table:style-name="ce70">
            <text:p><text:s/>2 522<text:s/></text:p>
          </table:table-cell>
          <table:table-cell office:value-type="float" office:value="2743" table:style-name="ce70">
            <text:p><text:s/>2 743<text:s/></text:p>
          </table:table-cell>
          <table:table-cell office:value-type="float" office:value="2633" table:style-name="ce70">
            <text:p><text:s/>2 633<text:s/></text:p>
          </table:table-cell>
          <table:table-cell office:value-type="float" office:value="2578" table:style-name="ce70">
            <text:p><text:s/>2 578<text:s/></text:p>
          </table:table-cell>
          <table:table-cell office:value-type="float" office:value="2584" table:style-name="ce70">
            <text:p><text:s/>2 584<text:s/></text:p>
          </table:table-cell>
          <table:table-cell office:value-type="float" office:value="2765" table:style-name="ce70">
            <text:p><text:s/>2 765<text:s/></text:p>
          </table:table-cell>
          <table:table-cell office:value-type="float" office:value="2579" table:style-name="ce70">
            <text:p><text:s/>2 579<text:s/></text:p>
          </table:table-cell>
          <table:table-cell office:value-type="float" office:value="2585" table:style-name="ce70">
            <text:p><text:s/>2 585<text:s/></text:p>
          </table:table-cell>
          <table:table-cell office:value-type="float" office:value="2751" table:style-name="ce70">
            <text:p><text:s/>2 751<text:s/></text:p>
          </table:table-cell>
          <table:table-cell office:value-type="float" office:value="2627" table:style-name="ce70">
            <text:p><text:s/>2 627<text:s/></text:p>
          </table:table-cell>
          <table:table-cell office:value-type="float" office:value="2698" table:style-name="ce70">
            <text:p><text:s/>2 698<text:s/></text:p>
          </table:table-cell>
          <table:table-cell office:value-type="float" office:value="2581" table:style-name="ce70">
            <text:p><text:s/>2 581<text:s/></text:p>
          </table:table-cell>
          <table:table-cell office:value-type="float" office:value="2657" table:style-name="ce70">
            <text:p><text:s/>2 657<text:s/></text:p>
          </table:table-cell>
          <table:table-cell office:value-type="float" office:value="2627" table:style-name="ce70">
            <text:p><text:s/>2 627<text:s/></text:p>
          </table:table-cell>
          <table:table-cell office:value-type="float" office:value="2498" table:style-name="ce70">
            <text:p><text:s/>2 498<text:s/></text:p>
          </table:table-cell>
          <table:table-cell office:value-type="float" office:value="2624" table:style-name="ce70">
            <text:p><text:s/>2 624<text:s/></text:p>
          </table:table-cell>
          <table:table-cell office:value-type="float" office:value="2641" table:style-name="ce70">
            <text:p><text:s/>2 641<text:s/></text:p>
          </table:table-cell>
          <table:table-cell office:value-type="float" office:value="2640" table:style-name="ce70">
            <text:p><text:s/>2 640<text:s/></text:p>
          </table:table-cell>
          <table:table-cell office:value-type="float" office:value="2685" table:style-name="ce70">
            <text:p><text:s/>2 685<text:s/></text:p>
          </table:table-cell>
          <table:table-cell office:value-type="float" office:value="2668" table:style-name="ce70">
            <text:p><text:s/>2 668<text:s/></text:p>
          </table:table-cell>
          <table:table-cell office:value-type="float" office:value="2688" table:style-name="ce70">
            <text:p><text:s/>2 688<text:s/></text:p>
          </table:table-cell>
          <table:table-cell office:value-type="float" office:value="2681" table:style-name="ce70">
            <text:p><text:s/>2 681<text:s/></text:p>
          </table:table-cell>
          <table:table-cell office:value-type="float" office:value="2777" table:style-name="ce70">
            <text:p><text:s/>2 777<text:s/></text:p>
          </table:table-cell>
          <table:table-cell office:value-type="float" office:value="2679" table:style-name="ce70">
            <text:p><text:s/>2 679<text:s/></text:p>
          </table:table-cell>
          <table:table-cell office:value-type="float" office:value="2691" table:style-name="ce70">
            <text:p><text:s/>2 691<text:s/></text:p>
          </table:table-cell>
          <table:table-cell office:value-type="float" office:value="2639" table:style-name="ce70">
            <text:p><text:s/>2 639<text:s/></text:p>
          </table:table-cell>
          <table:table-cell office:value-type="float" office:value="2755" table:style-name="ce70">
            <text:p><text:s/>2 755<text:s/></text:p>
          </table:table-cell>
          <table:table-cell office:value-type="float" office:value="2650" table:style-name="ce70">
            <text:p><text:s/>2 650<text:s/></text:p>
          </table:table-cell>
          <table:table-cell office:value-type="float" office:value="2516" table:style-name="ce70">
            <text:p><text:s/>2 516<text:s/></text:p>
          </table:table-cell>
          <table:table-cell office:value-type="float" office:value="2683" table:style-name="ce70">
            <text:p><text:s/>2 683<text:s/></text:p>
          </table:table-cell>
          <table:table-cell office:value-type="float" office:value="2745" table:style-name="ce70">
            <text:p><text:s/>2 745<text:s/></text:p>
          </table:table-cell>
          <table:table-cell office:value-type="float" office:value="2518" table:style-name="ce70">
            <text:p><text:s/>2 518<text:s/></text:p>
          </table:table-cell>
          <table:table-cell office:value-type="float" office:value="2579" table:style-name="ce70">
            <text:p><text:s/>2 579<text:s/></text:p>
          </table:table-cell>
          <table:table-cell office:value-type="float" office:value="2649" table:style-name="ce70">
            <text:p><text:s/>2 649<text:s/></text:p>
          </table:table-cell>
          <table:table-cell office:value-type="float" office:value="2700" table:style-name="ce70">
            <text:p><text:s/>2 700<text:s/></text:p>
          </table:table-cell>
          <table:table-cell office:value-type="float" office:value="2619" table:style-name="ce70">
            <text:p><text:s/>2 619<text:s/></text:p>
          </table:table-cell>
          <table:table-cell office:value-type="float" office:value="2663" table:style-name="ce70">
            <text:p><text:s/>2 663<text:s/></text:p>
          </table:table-cell>
          <table:table-cell office:value-type="float" office:value="2640" table:style-name="ce70">
            <text:p><text:s/>2 640<text:s/></text:p>
          </table:table-cell>
          <table:table-cell office:value-type="float" office:value="2751" table:style-name="ce70">
            <text:p><text:s/>2 751<text:s/></text:p>
          </table:table-cell>
          <table:table-cell office:value-type="float" office:value="2594" table:style-name="ce70">
            <text:p><text:s/>2 594<text:s/></text:p>
          </table:table-cell>
          <table:table-cell office:value-type="float" office:value="2620" table:style-name="ce70">
            <text:p><text:s/>2 620<text:s/></text:p>
          </table:table-cell>
          <table:table-cell office:value-type="float" office:value="2701" table:style-name="ce70">
            <text:p><text:s/>2 701<text:s/></text:p>
          </table:table-cell>
          <table:table-cell office:value-type="float" office:value="2572" table:style-name="ce70">
            <text:p><text:s/>2 572<text:s/></text:p>
          </table:table-cell>
          <table:table-cell office:value-type="float" office:value="2643" table:style-name="ce70">
            <text:p><text:s/>2 643<text:s/></text:p>
          </table:table-cell>
          <table:table-cell office:value-type="float" office:value="2506" table:style-name="ce70">
            <text:p><text:s/>2 506<text:s/></text:p>
          </table:table-cell>
          <table:table-cell office:value-type="float" office:value="2671" table:style-name="ce70">
            <text:p><text:s/>2 671<text:s/></text:p>
          </table:table-cell>
          <table:table-cell office:value-type="float" office:value="2673" table:style-name="ce70">
            <text:p><text:s/>2 673<text:s/></text:p>
          </table:table-cell>
          <table:table-cell office:value-type="float" office:value="2730" table:style-name="ce70">
            <text:p><text:s/>2 730<text:s/></text:p>
          </table:table-cell>
          <table:table-cell office:value-type="float" office:value="2661" table:style-name="ce70">
            <text:p><text:s/>2 661<text:s/></text:p>
          </table:table-cell>
          <table:table-cell office:value-type="float" office:value="2599" table:style-name="ce70">
            <text:p><text:s/>2 599<text:s/></text:p>
          </table:table-cell>
          <table:table-cell office:value-type="float" office:value="2706" table:style-name="ce70">
            <text:p><text:s/>2 706<text:s/></text:p>
          </table:table-cell>
          <table:table-cell office:value-type="float" office:value="2684" table:style-name="ce70">
            <text:p><text:s/>2 684<text:s/></text:p>
          </table:table-cell>
          <table:table-cell office:value-type="float" office:value="2618" table:style-name="ce70">
            <text:p><text:s/>2 618<text:s/></text:p>
          </table:table-cell>
          <table:table-cell office:value-type="float" office:value="2658" table:style-name="ce70">
            <text:p><text:s/>2 658<text:s/></text:p>
          </table:table-cell>
          <table:table-cell office:value-type="float" office:value="2703" table:style-name="ce70">
            <text:p><text:s/>2 703<text:s/></text:p>
          </table:table-cell>
          <table:table-cell office:value-type="float" office:value="2585" table:style-name="ce70">
            <text:p><text:s/>2 585<text:s/></text:p>
          </table:table-cell>
          <table:table-cell office:value-type="float" office:value="2521" table:style-name="ce70">
            <text:p><text:s/>2 521<text:s/></text:p>
          </table:table-cell>
          <table:table-cell office:value-type="float" office:value="2627" table:style-name="ce63">
            <text:p><text:s/>2 627<text:s/></text:p>
          </table:table-cell>
          <table:table-cell office:value-type="float" office:value="2693" table:style-name="ce70">
            <text:p><text:s/>2 693<text:s/></text:p>
          </table:table-cell>
          <table:table-cell office:value-type="float" office:value="2794" table:style-name="ce70">
            <text:p><text:s/>2 794<text:s/></text:p>
          </table:table-cell>
          <table:table-cell office:value-type="float" office:value="2730" table:style-name="ce70">
            <text:p><text:s/>2 730<text:s/></text:p>
          </table:table-cell>
          <table:table-cell office:value-type="float" office:value="2803" table:style-name="ce70">
            <text:p><text:s/>2 803<text:s/></text:p>
          </table:table-cell>
          <table:table-cell office:value-type="float" office:value="2654" table:style-name="ce70">
            <text:p><text:s/>2 654<text:s/></text:p>
          </table:table-cell>
          <table:table-cell office:value-type="float" office:value="2625" table:style-name="ce70">
            <text:p><text:s/>2 625<text:s/></text:p>
          </table:table-cell>
          <table:table-cell office:value-type="float" office:value="2690" table:style-name="ce70">
            <text:p><text:s/>2 690<text:s/></text:p>
          </table:table-cell>
          <table:table-cell office:value-type="float" office:value="2754" table:style-name="ce70">
            <text:p><text:s/>2 754<text:s/></text:p>
          </table:table-cell>
          <table:table-cell office:value-type="float" office:value="2769" table:style-name="ce70">
            <text:p><text:s/>2 769<text:s/></text:p>
          </table:table-cell>
          <table:table-cell office:value-type="float" office:value="2682" table:style-name="ce70">
            <text:p><text:s/>2 682<text:s/></text:p>
          </table:table-cell>
          <table:table-cell office:value-type="float" office:value="2714" table:style-name="ce70">
            <text:p><text:s/>2 714<text:s/></text:p>
          </table:table-cell>
          <table:table-cell office:value-type="float" office:value="2613" table:style-name="ce70">
            <text:p><text:s/>2 613<text:s/></text:p>
          </table:table-cell>
          <table:table-cell office:value-type="float" office:value="2666" table:style-name="ce70">
            <text:p><text:s/>2 666<text:s/></text:p>
          </table:table-cell>
          <table:table-cell office:value-type="float" office:value="2727" table:style-name="ce70">
            <text:p><text:s/>2 727<text:s/></text:p>
          </table:table-cell>
          <table:table-cell office:value-type="float" office:value="2715" table:style-name="ce70">
            <text:p><text:s/>2 715<text:s/></text:p>
          </table:table-cell>
          <table:table-cell office:value-type="float" office:value="2686" table:style-name="ce70">
            <text:p><text:s/>2 686<text:s/></text:p>
          </table:table-cell>
          <table:table-cell office:value-type="float" office:value="2813" table:style-name="ce70">
            <text:p><text:s/>2 813<text:s/></text:p>
          </table:table-cell>
          <table:table-cell office:value-type="float" office:value="2711" table:style-name="ce70">
            <text:p><text:s/>2 711<text:s/></text:p>
          </table:table-cell>
          <table:table-cell office:value-type="float" office:value="2691" table:style-name="ce70">
            <text:p><text:s/>2 691<text:s/></text:p>
          </table:table-cell>
          <table:table-cell office:value-type="float" office:value="2628" table:style-name="ce70">
            <text:p><text:s/>2 628<text:s/></text:p>
          </table:table-cell>
          <table:table-cell office:value-type="float" office:value="2788" table:style-name="ce70">
            <text:p><text:s/>2 788<text:s/></text:p>
          </table:table-cell>
          <table:table-cell office:value-type="float" office:value="2748" table:style-name="ce70">
            <text:p><text:s/>2 748<text:s/></text:p>
          </table:table-cell>
          <table:table-cell office:value-type="float" office:value="2811" table:style-name="ce70">
            <text:p><text:s/>2 811<text:s/></text:p>
          </table:table-cell>
          <table:table-cell office:value-type="float" office:value="2660" table:style-name="ce70">
            <text:p><text:s/>2 660<text:s/></text:p>
          </table:table-cell>
          <table:table-cell office:value-type="float" office:value="2676" table:style-name="ce70">
            <text:p><text:s/>2 676<text:s/></text:p>
          </table:table-cell>
          <table:table-cell office:value-type="float" office:value="2656" table:style-name="ce70">
            <text:p><text:s/>2 656<text:s/></text:p>
          </table:table-cell>
          <table:table-cell office:value-type="float" office:value="2487" table:style-name="ce70">
            <text:p><text:s/>2 487<text:s/></text:p>
          </table:table-cell>
          <table:table-cell office:value-type="float" office:value="2551" table:style-name="ce70">
            <text:p><text:s/>2 551<text:s/></text:p>
          </table:table-cell>
          <table:table-cell office:value-type="float" office:value="2757" table:style-name="ce70">
            <text:p><text:s/>2 757<text:s/></text:p>
          </table:table-cell>
          <table:table-cell office:value-type="float" office:value="2668" table:style-name="ce70">
            <text:p><text:s/>2 668<text:s/></text:p>
          </table:table-cell>
          <table:table-cell office:value-type="float" office:value="2708" table:style-name="ce70">
            <text:p><text:s/>2 708<text:s/></text:p>
          </table:table-cell>
          <table:table-cell office:value-type="float" office:value="2675" table:style-name="ce70">
            <text:p><text:s/>2 675<text:s/></text:p>
          </table:table-cell>
          <table:table-cell office:value-type="float" office:value="2637" table:style-name="ce70">
            <text:p><text:s/>2 637<text:s/></text:p>
          </table:table-cell>
          <table:table-cell office:value-type="float" office:value="2621" table:style-name="ce70">
            <text:p><text:s/>2 621<text:s/></text:p>
          </table:table-cell>
          <table:table-cell office:value-type="float" office:value="2695" table:style-name="ce70">
            <text:p><text:s/>2 695<text:s/></text:p>
          </table:table-cell>
          <table:table-cell office:value-type="float" office:value="2707" table:style-name="ce70">
            <text:p><text:s/>2 707<text:s/></text:p>
          </table:table-cell>
          <table:table-cell office:value-type="float" office:value="2650" table:style-name="ce70">
            <text:p><text:s/>2 650<text:s/></text:p>
          </table:table-cell>
          <table:table-cell office:value-type="float" office:value="2584" table:style-name="ce70">
            <text:p><text:s/>2 584<text:s/></text:p>
          </table:table-cell>
          <table:table-cell office:value-type="float" office:value="2653" table:style-name="ce70">
            <text:p><text:s/>2 653<text:s/></text:p>
          </table:table-cell>
          <table:table-cell office:value-type="float" office:value="2532" table:style-name="ce70">
            <text:p><text:s/>2 532<text:s/></text:p>
          </table:table-cell>
          <table:table-cell office:value-type="float" office:value="2423" table:style-name="ce70">
            <text:p><text:s/>2 423<text:s/></text:p>
          </table:table-cell>
          <table:table-cell office:value-type="float" office:value="2546" table:style-name="ce70">
            <text:p><text:s/>2 546<text:s/></text:p>
          </table:table-cell>
          <table:table-cell office:value-type="float" office:value="2618" table:style-name="ce70">
            <text:p><text:s/>2 618<text:s/></text:p>
          </table:table-cell>
          <table:table-cell office:value-type="float" office:value="2621" table:style-name="ce70">
            <text:p><text:s/>2 621<text:s/></text:p>
          </table:table-cell>
          <table:table-cell office:value-type="float" office:value="2518" table:style-name="ce70">
            <text:p><text:s/>2 518<text:s/></text:p>
          </table:table-cell>
          <table:table-cell office:value-type="float" office:value="2544" table:style-name="ce70">
            <text:p><text:s/>2 544<text:s/></text:p>
          </table:table-cell>
          <table:table-cell office:value-type="float" office:value="2471" table:style-name="ce70">
            <text:p><text:s/>2 471<text:s/></text:p>
          </table:table-cell>
          <table:table-cell office:value-type="float" office:value="2394" table:style-name="ce70">
            <text:p><text:s/>2 394<text:s/></text:p>
          </table:table-cell>
          <table:table-cell office:value-type="float" office:value="2370" table:style-name="ce70">
            <text:p><text:s/>2 370<text:s/></text:p>
          </table:table-cell>
          <table:table-cell office:value-type="float" office:value="2351" table:style-name="ce70">
            <text:p><text:s/>2 351<text:s/></text:p>
          </table:table-cell>
          <table:table-cell office:value-type="float" office:value="2425" table:style-name="ce70">
            <text:p><text:s/>2 425<text:s/></text:p>
          </table:table-cell>
          <table:table-cell office:value-type="float" office:value="2422" table:style-name="ce70">
            <text:p><text:s/>2 422<text:s/></text:p>
          </table:table-cell>
          <table:table-cell office:value-type="float" office:value="2466" table:style-name="ce70">
            <text:p><text:s/>2 466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313" table:style-name="ce70">
            <text:p><text:s/>2 313<text:s/></text:p>
          </table:table-cell>
          <table:table-cell office:value-type="float" office:value="2423" table:style-name="ce70">
            <text:p><text:s/>2 423<text:s/></text:p>
          </table:table-cell>
          <table:table-cell office:value-type="float" office:value="2437" table:style-name="ce70">
            <text:p><text:s/>2 437<text:s/></text:p>
          </table:table-cell>
          <table:table-cell office:value-type="float" office:value="2502" table:style-name="ce70">
            <text:p><text:s/>2 502<text:s/></text:p>
          </table:table-cell>
          <table:table-cell office:value-type="float" office:value="2413" table:style-name="ce70">
            <text:p><text:s/>2 413<text:s/></text:p>
          </table:table-cell>
          <table:table-cell office:value-type="float" office:value="2379" table:style-name="ce70">
            <text:p><text:s/>2 379<text:s/></text:p>
          </table:table-cell>
          <table:table-cell office:value-type="float" office:value="2497" table:style-name="ce70">
            <text:p><text:s/>2 497<text:s/></text:p>
          </table:table-cell>
          <table:table-cell office:value-type="float" office:value="2402" table:style-name="ce70">
            <text:p><text:s/>2 402<text:s/></text:p>
          </table:table-cell>
          <table:table-cell office:value-type="float" office:value="2491" table:style-name="ce70">
            <text:p><text:s/>2 491<text:s/></text:p>
          </table:table-cell>
          <table:table-cell office:value-type="float" office:value="2396" table:style-name="ce70">
            <text:p><text:s/>2 396<text:s/></text:p>
          </table:table-cell>
          <table:table-cell office:value-type="float" office:value="2413" table:style-name="ce70">
            <text:p><text:s/>2 413<text:s/></text:p>
          </table:table-cell>
          <table:table-cell office:value-type="float" office:value="2226" table:style-name="ce70">
            <text:p><text:s/>2 226<text:s/></text:p>
          </table:table-cell>
          <table:table-cell office:value-type="float" office:value="2505" table:style-name="ce70">
            <text:p><text:s/>2 505<text:s/></text:p>
          </table:table-cell>
          <table:table-cell office:value-type="float" office:value="2503" table:style-name="ce70">
            <text:p><text:s/>2 503<text:s/></text:p>
          </table:table-cell>
          <table:table-cell office:value-type="float" office:value="2367" table:style-name="ce70">
            <text:p><text:s/>2 367<text:s/></text:p>
          </table:table-cell>
          <table:table-cell office:value-type="float" office:value="2552" table:style-name="ce70">
            <text:p><text:s/>2 552<text:s/></text:p>
          </table:table-cell>
          <table:table-cell office:value-type="float" office:value="2648" table:style-name="ce70">
            <text:p><text:s/>2 648<text:s/></text:p>
          </table:table-cell>
          <table:table-cell office:value-type="float" office:value="2600" table:style-name="ce70">
            <text:p><text:s/>2 600<text:s/></text:p>
          </table:table-cell>
          <table:table-cell office:value-type="float" office:value="2573" table:style-name="ce70">
            <text:p><text:s/>2 573<text:s/></text:p>
          </table:table-cell>
          <table:table-cell office:value-type="float" office:value="2562" table:style-name="ce70">
            <text:p><text:s/>2 562<text:s/></text:p>
          </table:table-cell>
          <table:table-cell office:value-type="float" office:value="2399" table:style-name="ce70">
            <text:p><text:s/>2 399<text:s/></text:p>
          </table:table-cell>
          <table:table-cell office:value-type="float" office:value="2295" table:style-name="ce70">
            <text:p><text:s/>2 295<text:s/></text:p>
          </table:table-cell>
          <table:table-cell office:value-type="float" office:value="2278" table:style-name="ce70">
            <text:p><text:s/>2 278<text:s/></text:p>
          </table:table-cell>
          <table:table-cell office:value-type="float" office:value="2340" table:style-name="ce70">
            <text:p><text:s/>2 340<text:s/></text:p>
          </table:table-cell>
          <table:table-cell office:value-type="float" office:value="2332" table:style-name="ce70">
            <text:p><text:s/>2 332<text:s/></text:p>
          </table:table-cell>
          <table:table-cell office:value-type="float" office:value="2442" table:style-name="ce70">
            <text:p><text:s/>2 442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401" table:style-name="ce70">
            <text:p><text:s/>2 401<text:s/></text:p>
          </table:table-cell>
          <table:table-cell office:value-type="float" office:value="2398" table:style-name="ce70">
            <text:p><text:s/>2 398<text:s/></text:p>
          </table:table-cell>
          <table:table-cell office:value-type="float" office:value="2407" table:style-name="ce70">
            <text:p><text:s/>2 407<text:s/></text:p>
          </table:table-cell>
          <table:table-cell office:value-type="float" office:value="2344" table:style-name="ce70">
            <text:p><text:s/>2 344<text:s/></text:p>
          </table:table-cell>
          <table:table-cell office:value-type="float" office:value="2402" table:style-name="ce70">
            <text:p><text:s/>2 402<text:s/></text:p>
          </table:table-cell>
          <table:table-cell office:value-type="float" office:value="2194" table:style-name="ce70">
            <text:p><text:s/>2 194<text:s/></text:p>
          </table:table-cell>
          <table:table-cell office:value-type="float" office:value="2346" table:style-name="ce70">
            <text:p><text:s/>2 346<text:s/></text:p>
          </table:table-cell>
          <table:table-cell office:value-type="float" office:value="2309" table:style-name="ce70">
            <text:p><text:s/>2 309<text:s/></text:p>
          </table:table-cell>
          <table:table-cell office:value-type="float" office:value="2284" table:style-name="ce70">
            <text:p><text:s/>2 284<text:s/></text:p>
          </table:table-cell>
          <table:table-cell office:value-type="float" office:value="2361" table:style-name="ce70">
            <text:p><text:s/>2 361<text:s/></text:p>
          </table:table-cell>
          <table:table-cell office:value-type="float" office:value="2345" table:style-name="ce70">
            <text:p><text:s/>2 345<text:s/></text:p>
          </table:table-cell>
          <table:table-cell office:value-type="float" office:value="2369" table:style-name="ce70">
            <text:p><text:s/>2 369<text:s/></text:p>
          </table:table-cell>
          <table:table-cell office:value-type="float" office:value="2416" table:style-name="ce70">
            <text:p><text:s/>2 416<text:s/></text:p>
          </table:table-cell>
          <table:table-cell office:value-type="float" office:value="2349" table:style-name="ce70">
            <text:p><text:s/>2 349<text:s/></text:p>
          </table:table-cell>
          <table:table-cell office:value-type="float" office:value="2338" table:style-name="ce70">
            <text:p><text:s/>2 338<text:s/></text:p>
          </table:table-cell>
          <table:table-cell office:value-type="float" office:value="2168" table:style-name="ce70">
            <text:p><text:s/>2 168<text:s/></text:p>
          </table:table-cell>
          <table:table-cell office:value-type="float" office:value="2378" table:style-name="ce70">
            <text:p><text:s/>2 378<text:s/></text:p>
          </table:table-cell>
          <table:table-cell office:value-type="float" office:value="2334" table:style-name="ce70">
            <text:p><text:s/>2 334<text:s/></text:p>
          </table:table-cell>
          <table:table-cell office:value-type="float" office:value="2355" table:style-name="ce70">
            <text:p><text:s/>2 355<text:s/></text:p>
          </table:table-cell>
          <table:table-cell office:value-type="float" office:value="2177" table:style-name="ce70">
            <text:p><text:s/>2 177<text:s/></text:p>
          </table:table-cell>
          <table:table-cell office:value-type="float" office:value="2265" table:style-name="ce70">
            <text:p><text:s/>2 265<text:s/></text:p>
          </table:table-cell>
          <table:table-cell office:value-type="float" office:value="2121" table:style-name="ce70">
            <text:p><text:s/>2 121<text:s/></text:p>
          </table:table-cell>
          <table:table-cell office:value-type="float" office:value="2169" table:style-name="ce70">
            <text:p><text:s/>2 169<text:s/></text:p>
          </table:table-cell>
          <table:table-cell office:value-type="float" office:value="2293" table:style-name="ce70">
            <text:p><text:s/>2 293<text:s/></text:p>
          </table:table-cell>
          <table:table-cell office:value-type="float" office:value="2288" table:style-name="ce70">
            <text:p><text:s/>2 288<text:s/></text:p>
          </table:table-cell>
          <table:table-cell office:value-type="float" office:value="2259" table:style-name="ce70">
            <text:p><text:s/>2 259<text:s/></text:p>
          </table:table-cell>
          <table:table-cell office:value-type="float" office:value="2370" table:style-name="ce70">
            <text:p><text:s/>2 370<text:s/></text:p>
          </table:table-cell>
          <table:table-cell office:value-type="float" office:value="2208" table:style-name="ce70">
            <text:p><text:s/>2 208<text:s/></text:p>
          </table:table-cell>
          <table:table-cell office:value-type="float" office:value="2186" table:style-name="ce70">
            <text:p><text:s/>2 186<text:s/></text:p>
          </table:table-cell>
          <table:table-cell office:value-type="float" office:value="2113" table:style-name="ce70">
            <text:p><text:s/>2 113<text:s/></text:p>
          </table:table-cell>
          <table:table-cell office:value-type="float" office:value="2314" table:style-name="ce70">
            <text:p><text:s/>2 314<text:s/></text:p>
          </table:table-cell>
          <table:table-cell office:value-type="float" office:value="2346" table:style-name="ce70">
            <text:p><text:s/>2 346<text:s/></text:p>
          </table:table-cell>
          <table:table-cell office:value-type="float" office:value="2506" table:style-name="ce70">
            <text:p><text:s/>2 506<text:s/></text:p>
          </table:table-cell>
          <table:table-cell office:value-type="float" office:value="2475" table:style-name="ce70">
            <text:p><text:s/>2 475<text:s/></text:p>
          </table:table-cell>
          <table:table-cell office:value-type="float" office:value="2712" table:style-name="ce70">
            <text:p><text:s/>2 712<text:s/></text:p>
          </table:table-cell>
          <table:table-cell office:value-type="float" office:value="2492" table:style-name="ce70">
            <text:p><text:s/>2 492<text:s/></text:p>
          </table:table-cell>
          <table:table-cell office:value-type="float" office:value="2065" table:style-name="ce70">
            <text:p><text:s/>2 065<text:s/></text:p>
          </table:table-cell>
          <table:table-cell office:value-type="float" office:value="2191" table:style-name="ce70">
            <text:p><text:s/>2 191<text:s/></text:p>
          </table:table-cell>
          <table:table-cell office:value-type="float" office:value="2302" table:style-name="ce70">
            <text:p><text:s/>2 302<text:s/></text:p>
          </table:table-cell>
          <table:table-cell office:value-type="float" office:value="2348" table:style-name="ce70">
            <text:p><text:s/>2 348<text:s/></text:p>
          </table:table-cell>
          <table:table-cell office:value-type="float" office:value="2279" table:style-name="ce70">
            <text:p><text:s/>2 279<text:s/></text:p>
          </table:table-cell>
          <table:table-cell office:value-type="float" office:value="2431" table:style-name="ce70">
            <text:p><text:s/>2 431<text:s/></text:p>
          </table:table-cell>
          <table:table-cell office:value-type="float" office:value="2145" table:style-name="ce70">
            <text:p><text:s/>2 145<text:s/></text:p>
          </table:table-cell>
          <table:table-cell office:value-type="float" office:value="2003" table:style-name="ce70">
            <text:p><text:s/>2 003<text:s/></text:p>
          </table:table-cell>
          <table:table-cell office:value-type="float" office:value="2298" table:style-name="ce70">
            <text:p><text:s/>2 298<text:s/></text:p>
          </table:table-cell>
          <table:table-cell office:value-type="float" office:value="2368" table:style-name="ce70">
            <text:p><text:s/>2 368<text:s/></text:p>
          </table:table-cell>
          <table:table-cell office:value-type="float" office:value="2231" table:style-name="ce70">
            <text:p><text:s/>2 231<text:s/></text:p>
          </table:table-cell>
          <table:table-cell office:value-type="float" office:value="2261" table:style-name="ce70">
            <text:p><text:s/>2 261<text:s/></text:p>
          </table:table-cell>
          <table:table-cell office:value-type="float" office:value="2455" table:style-name="ce70">
            <text:p><text:s/>2 455<text:s/></text:p>
          </table:table-cell>
          <table:table-cell office:value-type="float" office:value="2284" table:style-name="ce70">
            <text:p><text:s/>2 284<text:s/></text:p>
          </table:table-cell>
          <table:table-cell office:value-type="float" office:value="2332" table:style-name="ce70">
            <text:p><text:s/>2 332<text:s/></text:p>
          </table:table-cell>
          <table:table-cell office:value-type="float" office:value="2559" table:style-name="ce70">
            <text:p><text:s/>2 559<text:s/></text:p>
          </table:table-cell>
          <table:table-cell office:value-type="float" office:value="2435" table:style-name="ce70">
            <text:p><text:s/>2 435<text:s/></text:p>
          </table:table-cell>
          <table:table-cell office:value-type="float" office:value="2313" table:style-name="ce70">
            <text:p><text:s/>2 313<text:s/></text:p>
          </table:table-cell>
          <table:table-cell office:value-type="float" office:value="2216" table:style-name="ce70">
            <text:p><text:s/>2 216<text:s/></text:p>
          </table:table-cell>
          <table:table-cell office:value-type="float" office:value="2139" table:style-name="ce70">
            <text:p><text:s/>2 139<text:s/></text:p>
          </table:table-cell>
          <table:table-cell office:value-type="float" office:value="2225" table:style-name="ce70">
            <text:p><text:s/>2 225<text:s/></text:p>
          </table:table-cell>
          <table:table-cell office:value-type="float" office:value="2285" table:style-name="ce70">
            <text:p><text:s/>2 285<text:s/></text:p>
          </table:table-cell>
          <table:table-cell office:value-type="float" office:value="2294" table:style-name="ce70">
            <text:p><text:s/>2 294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441" table:style-name="ce70">
            <text:p><text:s/>2 441<text:s/></text:p>
          </table:table-cell>
          <table:table-cell office:value-type="float" office:value="2593" table:style-name="ce70">
            <text:p><text:s/>2 593<text:s/></text:p>
          </table:table-cell>
          <table:table-cell office:value-type="float" office:value="2659" table:style-name="ce70">
            <text:p><text:s/>2 659<text:s/></text:p>
          </table:table-cell>
          <table:table-cell office:value-type="float" office:value="2366" table:style-name="ce70">
            <text:p><text:s/>2 366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449" table:style-name="ce70">
            <text:p><text:s/>2 449<text:s/></text:p>
          </table:table-cell>
          <table:table-cell office:value-type="float" office:value="2345" table:style-name="ce70">
            <text:p><text:s/>2 345<text:s/></text:p>
          </table:table-cell>
          <table:table-cell office:value-type="float" office:value="2267" table:style-name="ce70">
            <text:p><text:s/>2 267<text:s/></text:p>
          </table:table-cell>
          <table:table-cell office:value-type="float" office:value="2313" table:style-name="ce70">
            <text:p><text:s/>2 313<text:s/></text:p>
          </table:table-cell>
          <table:table-cell office:value-type="float" office:value="2311" table:style-name="ce70">
            <text:p><text:s/>2 311<text:s/></text:p>
          </table:table-cell>
          <table:table-cell office:value-type="float" office:value="2250" table:style-name="ce70">
            <text:p><text:s/>2 250<text:s/></text:p>
          </table:table-cell>
          <table:table-cell office:value-type="float" office:value="2222" table:style-name="ce70">
            <text:p><text:s/>2 222<text:s/></text:p>
          </table:table-cell>
          <table:table-cell office:value-type="float" office:value="2197" table:style-name="ce70">
            <text:p><text:s/>2 197<text:s/></text:p>
          </table:table-cell>
          <table:table-cell office:value-type="float" office:value="2216" table:style-name="ce70">
            <text:p><text:s/>2 216<text:s/></text:p>
          </table:table-cell>
          <table:table-cell office:value-type="float" office:value="2305" table:style-name="ce70">
            <text:p><text:s/>2 305<text:s/></text:p>
          </table:table-cell>
          <table:table-cell office:value-type="float" office:value="2269" table:style-name="ce70">
            <text:p><text:s/>2 269<text:s/></text:p>
          </table:table-cell>
          <table:table-cell office:value-type="float" office:value="2202" table:style-name="ce70">
            <text:p><text:s/>2 202<text:s/></text:p>
          </table:table-cell>
          <table:table-cell office:value-type="float" office:value="2149" table:style-name="ce70">
            <text:p><text:s/>2 149<text:s/></text:p>
          </table:table-cell>
          <table:table-cell office:value-type="float" office:value="2101" table:style-name="ce70">
            <text:p><text:s/>2 101<text:s/></text:p>
          </table:table-cell>
          <table:table-cell office:value-type="float" office:value="2307" table:style-name="ce70">
            <text:p><text:s/>2 307<text:s/></text:p>
          </table:table-cell>
          <table:table-cell office:value-type="float" office:value="2134" table:style-name="ce70">
            <text:p><text:s/>2 134<text:s/></text:p>
          </table:table-cell>
          <table:table-cell office:value-type="float" office:value="2191" table:style-name="ce70">
            <text:p><text:s/>2 191<text:s/></text:p>
          </table:table-cell>
          <table:table-cell office:value-type="float" office:value="2107" table:style-name="ce70">
            <text:p><text:s/>2 107<text:s/></text:p>
          </table:table-cell>
          <table:table-cell office:value-type="float" office:value="2229" table:style-name="ce70">
            <text:p><text:s/>2 229<text:s/></text:p>
          </table:table-cell>
          <table:table-cell office:value-type="float" office:value="2327" table:style-name="ce70">
            <text:p><text:s/>2 327<text:s/></text:p>
          </table:table-cell>
          <table:table-cell office:value-type="float" office:value="2192" table:style-name="ce70">
            <text:p><text:s/>2 192<text:s/></text:p>
          </table:table-cell>
          <table:table-cell office:value-type="float" office:value="2394" table:style-name="ce70">
            <text:p><text:s/>2 394<text:s/></text:p>
          </table:table-cell>
          <table:table-cell office:value-type="float" office:value="2238" table:style-name="ce70">
            <text:p><text:s/>2 238<text:s/></text:p>
          </table:table-cell>
          <table:table-cell office:value-type="float" office:value="2375" table:style-name="ce70">
            <text:p><text:s/>2 375<text:s/></text:p>
          </table:table-cell>
          <table:table-cell office:value-type="float" office:value="2366" table:style-name="ce70">
            <text:p><text:s/>2 366<text:s/></text:p>
          </table:table-cell>
          <table:table-cell office:value-type="float" office:value="2324" table:style-name="ce70">
            <text:p><text:s/>2 324<text:s/></text:p>
          </table:table-cell>
          <table:table-cell office:value-type="float" office:value="2319" table:style-name="ce70">
            <text:p><text:s/>2 319<text:s/></text:p>
          </table:table-cell>
          <table:table-cell office:value-type="float" office:value="2242" table:style-name="ce70">
            <text:p><text:s/>2 242<text:s/></text:p>
          </table:table-cell>
          <table:table-cell office:value-type="float" office:value="2321" table:style-name="ce70">
            <text:p><text:s/>2 321<text:s/></text:p>
          </table:table-cell>
          <table:table-cell office:value-type="float" office:value="2330" table:style-name="ce70">
            <text:p><text:s/>2 330<text:s/></text:p>
          </table:table-cell>
          <table:table-cell office:value-type="float" office:value="2479" table:style-name="ce70">
            <text:p><text:s/>2 479<text:s/></text:p>
          </table:table-cell>
          <table:table-cell office:value-type="float" office:value="2479" table:style-name="ce70">
            <text:p><text:s/>2 479<text:s/></text:p>
          </table:table-cell>
          <table:table-cell office:value-type="float" office:value="2511" table:style-name="ce70">
            <text:p><text:s/>2 511<text:s/></text:p>
          </table:table-cell>
          <table:table-cell office:value-type="float" office:value="2487" table:style-name="ce70">
            <text:p><text:s/>2 487<text:s/></text:p>
          </table:table-cell>
          <table:table-cell office:value-type="float" office:value="2540" table:style-name="ce70">
            <text:p><text:s/>2 540<text:s/></text:p>
          </table:table-cell>
          <table:table-cell office:value-type="float" office:value="2441" table:style-name="ce70">
            <text:p><text:s/>2 441<text:s/></text:p>
          </table:table-cell>
          <table:table-cell office:value-type="float" office:value="2254" table:style-name="ce70">
            <text:p><text:s/>2 254<text:s/></text:p>
          </table:table-cell>
          <table:table-cell office:value-type="float" office:value="2269" table:style-name="ce70">
            <text:p><text:s/>2 269<text:s/></text:p>
          </table:table-cell>
          <table:table-cell office:value-type="float" office:value="2419" table:style-name="ce70">
            <text:p><text:s/>2 419<text:s/></text:p>
          </table:table-cell>
          <table:table-cell office:value-type="float" office:value="2294" table:style-name="ce70">
            <text:p><text:s/>2 294<text:s/></text:p>
          </table:table-cell>
          <table:table-cell office:value-type="float" office:value="2217" table:style-name="ce70">
            <text:p><text:s/>2 217<text:s/></text:p>
          </table:table-cell>
          <table:table-cell office:value-type="float" office:value="2207" table:style-name="ce70">
            <text:p><text:s/>2 207<text:s/></text:p>
          </table:table-cell>
          <table:table-cell office:value-type="float" office:value="2214" table:style-name="ce70">
            <text:p><text:s/>2 214<text:s/></text:p>
          </table:table-cell>
          <table:table-cell office:value-type="float" office:value="2299" table:style-name="ce70">
            <text:p><text:s/>2 299<text:s/></text:p>
          </table:table-cell>
          <table:table-cell office:value-type="float" office:value="2283" table:style-name="ce70">
            <text:p><text:s/>2 283<text:s/></text:p>
          </table:table-cell>
          <table:table-cell office:value-type="float" office:value="2398" table:style-name="ce70">
            <text:p><text:s/>2 398<text:s/></text:p>
          </table:table-cell>
          <table:table-cell office:value-type="float" office:value="2432" table:style-name="ce70">
            <text:p><text:s/>2 432<text:s/></text:p>
          </table:table-cell>
          <table:table-cell office:value-type="float" office:value="2229" table:style-name="ce70">
            <text:p><text:s/>2 229<text:s/></text:p>
          </table:table-cell>
          <table:table-cell office:value-type="float" office:value="2261" table:style-name="ce70">
            <text:p><text:s/>2 261<text:s/></text:p>
          </table:table-cell>
          <table:table-cell office:value-type="float" office:value="2337" table:style-name="ce70">
            <text:p><text:s/>2 337<text:s/></text:p>
          </table:table-cell>
          <table:table-cell office:value-type="float" office:value="2440" table:style-name="ce70">
            <text:p><text:s/>2 440<text:s/></text:p>
          </table:table-cell>
          <table:table-cell office:value-type="float" office:value="2435" table:style-name="ce70">
            <text:p><text:s/>2 435<text:s/></text:p>
          </table:table-cell>
          <table:table-cell office:value-type="float" office:value="2421" table:style-name="ce70">
            <text:p><text:s/>2 421<text:s/></text:p>
          </table:table-cell>
          <table:table-cell office:value-type="float" office:value="2367" table:style-name="ce70">
            <text:p><text:s/>2 367<text:s/></text:p>
          </table:table-cell>
          <table:table-cell office:value-type="float" office:value="2262" table:style-name="ce70">
            <text:p><text:s/>2 262<text:s/></text:p>
          </table:table-cell>
          <table:table-cell office:value-type="float" office:value="2110" table:style-name="ce70">
            <text:p><text:s/>2 110<text:s/></text:p>
          </table:table-cell>
          <table:table-cell office:value-type="float" office:value="2221" table:style-name="ce70">
            <text:p><text:s/>2 221<text:s/></text:p>
          </table:table-cell>
          <table:table-cell office:value-type="float" office:value="2234" table:style-name="ce70">
            <text:p><text:s/>2 234<text:s/></text:p>
          </table:table-cell>
          <table:table-cell office:value-type="float" office:value="2251" table:style-name="ce70">
            <text:p><text:s/>2 251<text:s/></text:p>
          </table:table-cell>
          <table:table-cell office:value-type="float" office:value="2185" table:style-name="ce70">
            <text:p><text:s/>2 185<text:s/></text:p>
          </table:table-cell>
          <table:table-cell office:value-type="float" office:value="2230" table:style-name="ce70">
            <text:p><text:s/>2 230<text:s/></text:p>
          </table:table-cell>
          <table:table-cell office:value-type="float" office:value="2301" table:style-name="ce70">
            <text:p><text:s/>2 301<text:s/></text:p>
          </table:table-cell>
          <table:table-cell office:value-type="float" office:value="2184" table:style-name="ce70">
            <text:p><text:s/>2 184<text:s/></text:p>
          </table:table-cell>
          <table:table-cell office:value-type="float" office:value="2328" table:style-name="ce70">
            <text:p><text:s/>2 328<text:s/></text:p>
          </table:table-cell>
          <table:table-cell office:value-type="float" office:value="2363" table:style-name="ce70">
            <text:p><text:s/>2 363<text:s/></text:p>
          </table:table-cell>
          <table:table-cell office:value-type="float" office:value="2266" table:style-name="ce70">
            <text:p><text:s/>2 266<text:s/></text:p>
          </table:table-cell>
          <table:table-cell office:value-type="float" office:value="2378" table:style-name="ce70">
            <text:p><text:s/>2 378<text:s/></text:p>
          </table:table-cell>
          <table:table-cell office:value-type="float" office:value="2471" table:style-name="ce70">
            <text:p><text:s/>2 471<text:s/></text:p>
          </table:table-cell>
          <table:table-cell office:value-type="float" office:value="2259" table:style-name="ce70">
            <text:p><text:s/>2 259<text:s/></text:p>
          </table:table-cell>
          <table:table-cell office:value-type="float" office:value="2271" table:style-name="ce70">
            <text:p><text:s/>2 271<text:s/></text:p>
          </table:table-cell>
          <table:table-cell office:value-type="float" office:value="2219" table:style-name="ce70">
            <text:p><text:s/>2 219<text:s/></text:p>
          </table:table-cell>
          <table:table-cell office:value-type="float" office:value="2307" table:style-name="ce70">
            <text:p><text:s/>2 307<text:s/></text:p>
          </table:table-cell>
          <table:table-cell office:value-type="float" office:value="2294" table:style-name="ce70">
            <text:p><text:s/>2 294<text:s/></text:p>
          </table:table-cell>
          <table:table-cell office:value-type="float" office:value="2429" table:style-name="ce70">
            <text:p><text:s/>2 429<text:s/></text:p>
          </table:table-cell>
          <table:table-cell office:value-type="float" office:value="2368" table:style-name="ce70">
            <text:p><text:s/>2 368<text:s/></text:p>
          </table:table-cell>
          <table:table-cell office:value-type="float" office:value="2443" table:style-name="ce70">
            <text:p><text:s/>2 443<text:s/></text:p>
          </table:table-cell>
          <table:table-cell office:value-type="float" office:value="2292" table:style-name="ce70">
            <text:p><text:s/>2 292<text:s/></text:p>
          </table:table-cell>
          <table:table-cell office:value-type="float" office:value="2403" table:style-name="ce70">
            <text:p><text:s/>2 403<text:s/></text:p>
          </table:table-cell>
          <table:table-cell office:value-type="float" office:value="2415" table:style-name="ce70">
            <text:p><text:s/>2 415<text:s/></text:p>
          </table:table-cell>
          <table:table-cell office:value-type="float" office:value="2447" table:style-name="ce70">
            <text:p><text:s/>2 447<text:s/></text:p>
          </table:table-cell>
          <table:table-cell office:value-type="float" office:value="2479" table:style-name="ce70">
            <text:p><text:s/>2 479<text:s/></text:p>
          </table:table-cell>
          <table:table-cell office:value-type="float" office:value="2593" table:style-name="ce70">
            <text:p><text:s/>2 593<text:s/></text:p>
          </table:table-cell>
          <table:table-cell office:value-type="float" office:value="2619" table:style-name="ce70">
            <text:p><text:s/>2 619<text:s/></text:p>
          </table:table-cell>
          <table:table-cell office:value-type="float" office:value="2471" table:style-name="ce70">
            <text:p><text:s/>2 471<text:s/></text:p>
          </table:table-cell>
          <table:table-cell office:value-type="float" office:value="2531" table:style-name="ce70">
            <text:p><text:s/>2 531<text:s/></text:p>
          </table:table-cell>
          <table:table-cell office:value-type="float" office:value="2604" table:style-name="ce70">
            <text:p><text:s/>2 604<text:s/></text:p>
          </table:table-cell>
          <table:table-cell office:value-type="float" office:value="2561" table:style-name="ce70">
            <text:p><text:s/>2 561<text:s/></text:p>
          </table:table-cell>
          <table:table-cell office:value-type="float" office:value="2501" table:style-name="ce70">
            <text:p><text:s/>2 501<text:s/></text:p>
          </table:table-cell>
          <table:table-cell office:value-type="float" office:value="2566" table:style-name="ce70">
            <text:p><text:s/>2 566<text:s/></text:p>
          </table:table-cell>
          <table:table-cell office:value-type="float" office:value="2406" table:style-name="ce70">
            <text:p><text:s/>2 406<text:s/></text:p>
          </table:table-cell>
          <table:table-cell office:value-type="float" office:value="2430" table:style-name="ce70">
            <text:p><text:s/>2 430<text:s/></text:p>
          </table:table-cell>
          <table:table-cell office:value-type="float" office:value="2588" table:style-name="ce70">
            <text:p><text:s/>2 588<text:s/></text:p>
          </table:table-cell>
          <table:table-cell office:value-type="float" office:value="2475" table:style-name="ce70">
            <text:p><text:s/>2 475<text:s/></text:p>
          </table:table-cell>
          <table:table-cell office:value-type="float" office:value="2556" table:style-name="ce70">
            <text:p><text:s/>2 556<text:s/></text:p>
          </table:table-cell>
          <table:table-cell office:value-type="float" office:value="2446" table:style-name="ce70">
            <text:p><text:s/>2 446<text:s/></text:p>
          </table:table-cell>
          <table:table-cell office:value-type="float" office:value="2596" table:style-name="ce70">
            <text:p><text:s/>2 596<text:s/></text:p>
          </table:table-cell>
          <table:table-cell office:value-type="float" office:value="2476" table:style-name="ce70">
            <text:p><text:s/>2 476<text:s/></text:p>
          </table:table-cell>
          <table:table-cell office:value-type="float" office:value="2449" table:style-name="ce70">
            <text:p><text:s/>2 449<text:s/></text:p>
          </table:table-cell>
          <table:table-cell office:value-type="float" office:value="2507" table:style-name="ce70">
            <text:p><text:s/>2 507<text:s/></text:p>
          </table:table-cell>
          <table:table-cell office:value-type="float" office:value="2523" table:style-name="ce70">
            <text:p><text:s/>2 523<text:s/></text:p>
          </table:table-cell>
          <table:table-cell office:value-type="float" office:value="2553" table:style-name="ce70">
            <text:p><text:s/>2 553<text:s/></text:p>
          </table:table-cell>
          <table:table-cell office:value-type="float" office:value="2462" table:style-name="ce70">
            <text:p><text:s/>2 462<text:s/></text:p>
          </table:table-cell>
          <table:table-cell office:value-type="float" office:value="2545" table:style-name="ce70">
            <text:p><text:s/>2 545<text:s/></text:p>
          </table:table-cell>
          <table:table-cell office:value-type="float" office:value="2581" table:style-name="ce70">
            <text:p><text:s/>2 581<text:s/></text:p>
          </table:table-cell>
          <table:table-cell office:value-type="float" office:value="2409" table:style-name="ce70">
            <text:p><text:s/>2 409<text:s/></text:p>
          </table:table-cell>
          <table:table-cell office:value-type="float" office:value="2525" table:style-name="ce70">
            <text:p><text:s/>2 525<text:s/></text:p>
          </table:table-cell>
          <table:table-cell office:value-type="float" office:value="2522" table:style-name="ce70">
            <text:p><text:s/>2 522<text:s/></text:p>
          </table:table-cell>
          <table:table-cell office:value-type="float" office:value="2520" table:style-name="ce70">
            <text:p><text:s/>2 520<text:s/></text:p>
          </table:table-cell>
          <table:table-cell office:value-type="float" office:value="2593" table:style-name="ce70">
            <text:p><text:s/>2 593<text:s/></text:p>
          </table:table-cell>
          <table:table-cell office:value-type="float" office:value="2553" table:style-name="ce70">
            <text:p><text:s/>2 553<text:s/></text:p>
          </table:table-cell>
          <table:table-cell office:value-type="float" office:value="2543" table:style-name="ce70">
            <text:p><text:s/>2 543<text:s/></text:p>
          </table:table-cell>
          <table:table-cell office:value-type="float" office:value="2526" table:style-name="ce70">
            <text:p><text:s/>2 526<text:s/></text:p>
          </table:table-cell>
          <table:table-cell office:value-type="float" office:value="2588" table:style-name="ce70">
            <text:p><text:s/>2 588<text:s/></text:p>
          </table:table-cell>
          <table:table-cell office:value-type="float" office:value="2598" table:style-name="ce70">
            <text:p><text:s/>2 598<text:s/></text:p>
          </table:table-cell>
          <table:table-cell office:value-type="float" office:value="2770" table:style-name="ce70">
            <text:p><text:s/>2 770<text:s/></text:p>
          </table:table-cell>
          <table:table-cell office:value-type="float" office:value="2613" table:style-name="ce70">
            <text:p><text:s/>2 613<text:s/></text:p>
          </table:table-cell>
          <table:table-cell office:value-type="float" office:value="2677" table:style-name="ce70">
            <text:p><text:s/>2 677<text:s/></text:p>
          </table:table-cell>
          <table:table-cell office:value-type="float" office:value="2711" table:style-name="ce70">
            <text:p><text:s/>2 711<text:s/></text:p>
          </table:table-cell>
          <table:table-cell office:value-type="float" office:value="2634" table:style-name="ce70">
            <text:p><text:s/>2 634<text:s/></text:p>
          </table:table-cell>
          <table:table-cell office:value-type="float" office:value="2541" table:style-name="ce70">
            <text:p><text:s/>2 541<text:s/></text:p>
          </table:table-cell>
          <table:table-cell office:value-type="float" office:value="2577" table:style-name="ce70">
            <text:p><text:s/>2 577<text:s/></text:p>
          </table:table-cell>
          <table:table-cell office:value-type="float" office:value="2577" table:style-name="ce70">
            <text:p><text:s/>2 577<text:s/></text:p>
          </table:table-cell>
          <table:table-cell office:value-type="float" office:value="2581" table:style-name="ce70">
            <text:p><text:s/>2 581<text:s/></text:p>
          </table:table-cell>
          <table:table-cell office:value-type="float" office:value="2618" table:style-name="ce70">
            <text:p><text:s/>2 618<text:s/></text:p>
          </table:table-cell>
          <table:table-cell office:value-type="float" office:value="2568" table:style-name="ce70">
            <text:p><text:s/>2 568<text:s/></text:p>
          </table:table-cell>
          <table:table-cell office:value-type="float" office:value="2449" table:style-name="ce70">
            <text:p><text:s/>2 449<text:s/></text:p>
          </table:table-cell>
          <table:table-cell office:value-type="float" office:value="2521" table:style-name="ce70">
            <text:p><text:s/>2 521<text:s/></text:p>
          </table:table-cell>
          <table:table-cell office:value-type="float" office:value="2551" table:style-name="ce70">
            <text:p><text:s/>2 551<text:s/></text:p>
          </table:table-cell>
          <table:table-cell office:value-type="float" office:value="2621" table:style-name="ce70">
            <text:p><text:s/>2 621<text:s/></text:p>
          </table:table-cell>
          <table:table-cell office:value-type="float" office:value="2658" table:style-name="ce70">
            <text:p><text:s/>2 658<text:s/></text:p>
          </table:table-cell>
          <table:table-cell office:value-type="float" office:value="2754" table:style-name="ce70">
            <text:p><text:s/>2 754<text:s/></text:p>
          </table:table-cell>
          <table:table-cell office:value-type="float" office:value="2532" table:style-name="ce70">
            <text:p><text:s/>2 532<text:s/></text:p>
          </table:table-cell>
          <table:table-cell office:value-type="float" office:value="2509" table:style-name="ce70">
            <text:p><text:s/>2 509<text:s/></text:p>
          </table:table-cell>
          <table:table-cell office:value-type="float" office:value="2658" table:style-name="ce70">
            <text:p><text:s/>2 658<text:s/></text:p>
          </table:table-cell>
          <table:table-cell office:value-type="float" office:value="2662" table:style-name="ce70">
            <text:p><text:s/>2 662<text:s/></text:p>
          </table:table-cell>
          <table:table-cell office:value-type="float" office:value="2678" table:style-name="ce70">
            <text:p><text:s/>2 678<text:s/></text:p>
          </table:table-cell>
          <table:table-cell office:value-type="float" office:value="2706" table:style-name="ce70">
            <text:p><text:s/>2 706<text:s/></text:p>
          </table:table-cell>
          <table:table-cell office:value-type="float" office:value="2727" table:style-name="ce70">
            <text:p><text:s/>2 727<text:s/></text:p>
          </table:table-cell>
          <table:table-cell office:value-type="float" office:value="2699" table:style-name="ce70">
            <text:p><text:s/>2 699<text:s/></text:p>
          </table:table-cell>
          <table:table-cell office:value-type="float" office:value="2663" table:style-name="ce70">
            <text:p><text:s/>2 663<text:s/></text:p>
          </table:table-cell>
          <table:table-cell office:value-type="float" office:value="2704" table:style-name="ce70">
            <text:p><text:s/>2 704<text:s/></text:p>
          </table:table-cell>
          <table:table-cell office:value-type="float" office:value="2718" table:style-name="ce70">
            <text:p><text:s/>2 718<text:s/></text:p>
          </table:table-cell>
          <table:table-cell office:value-type="float" office:value="2700" table:style-name="ce70">
            <text:p><text:s/>2 700<text:s/></text:p>
          </table:table-cell>
          <table:table-cell office:value-type="float" office:value="2784" table:style-name="ce70">
            <text:p><text:s/>2 784<text:s/></text:p>
          </table:table-cell>
          <table:table-cell office:value-type="float" office:value="2662" table:style-name="ce70">
            <text:p><text:s/>2 662<text:s/></text:p>
          </table:table-cell>
          <table:table-cell office:value-type="float" office:value="2629" table:style-name="ce70">
            <text:p><text:s/>2 629<text:s/></text:p>
          </table:table-cell>
          <table:table-cell office:value-type="float" office:value="2688" table:style-name="ce70">
            <text:p><text:s/>2 688<text:s/></text:p>
          </table:table-cell>
          <table:table-cell office:value-type="float" office:value="2748" table:style-name="ce70">
            <text:p><text:s/>2 748<text:s/></text:p>
          </table:table-cell>
          <table:table-cell office:value-type="float" office:value="2788" table:style-name="ce70">
            <text:p><text:s/>2 788<text:s/></text:p>
          </table:table-cell>
          <table:table-cell office:value-type="float" office:value="2716" table:style-name="ce70">
            <text:p><text:s/>2 716<text:s/></text:p>
          </table:table-cell>
          <table:table-cell office:value-type="float" office:value="2765" table:style-name="ce70">
            <text:p><text:s/>2 765<text:s/></text:p>
          </table:table-cell>
          <table:table-cell office:value-type="float" office:value="2729" table:style-name="ce70">
            <text:p><text:s/>2 729<text:s/></text:p>
          </table:table-cell>
          <table:table-cell office:value-type="float" office:value="2918" table:style-name="ce70">
            <text:p><text:s/>2 918<text:s/></text:p>
          </table:table-cell>
          <table:table-cell office:value-type="float" office:value="2712" table:style-name="ce70">
            <text:p><text:s/>2 712<text:s/></text:p>
          </table:table-cell>
          <table:table-cell office:value-type="float" office:value="2781" table:style-name="ce70">
            <text:p><text:s/>2 781<text:s/></text:p>
          </table:table-cell>
          <table:table-cell office:value-type="float" office:value="2839" table:style-name="ce70">
            <text:p><text:s/>2 839<text:s/></text:p>
          </table:table-cell>
          <table:table-cell office:value-type="float" office:value="2831" table:style-name="ce70">
            <text:p><text:s/>2 831<text:s/></text:p>
          </table:table-cell>
          <table:table-cell office:value-type="float" office:value="2751" table:style-name="ce70">
            <text:p><text:s/>2 751<text:s/></text:p>
          </table:table-cell>
          <table:table-cell office:value-type="float" office:value="2834" table:style-name="ce70">
            <text:p><text:s/>2 834<text:s/></text:p>
          </table:table-cell>
          <table:table-cell office:value-type="float" office:value="2796" table:style-name="ce70">
            <text:p><text:s/>2 796<text:s/></text:p>
          </table:table-cell>
          <table:table-cell office:value-type="float" office:value="932263" table:formula="of:=SUM([.B14:.NC14])" table:style-name="ce70">
            <text:p><text:s/>932 263<text:s/></text:p>
          </table:table-cell>
          <table:table-cell office:value-type="float" office:value="2488.7950819672133" table:formula="of:=AVERAGE([.B15:.NC15] )" table:style-name="ce65">
            <text:p>2 489<text:s/></text:p>
          </table:table-cell>
          <table:table-cell office:value-type="string" office:string-value="bigger" table:formula="of:=IF(ISNUMBER([.BI15]);IF([.BI15]&gt;[.NE14];&quot;bigger&quot;;&quot;smaller&quot;);&quot;x&quot;)" table:style-name="ce66">
            <text:p>bigger</text:p>
          </table:table-cell>
          <table:table-cell table:number-columns-repeated="16014"/>
        </table:table-row>
        <table:table-row table:style-name="ro1">
          <table:table-cell office:value-type="string" table:style-name="ce60">
            <text:p>2015</text:p>
          </table:table-cell>
          <table:table-cell office:value-type="float" office:value="2655" table:style-name="ce61">
            <text:p><text:s/>2 655<text:s/></text:p>
          </table:table-cell>
          <table:table-cell office:value-type="float" office:value="2716" table:style-name="ce62">
            <text:p><text:s/>2 716<text:s/></text:p>
          </table:table-cell>
          <table:table-cell office:value-type="float" office:value="2729" table:style-name="ce62">
            <text:p><text:s/>2 729<text:s/></text:p>
          </table:table-cell>
          <table:table-cell office:value-type="float" office:value="2607" table:style-name="ce62">
            <text:p><text:s/>2 607<text:s/></text:p>
          </table:table-cell>
          <table:table-cell office:value-type="float" office:value="2778" table:style-name="ce62">
            <text:p><text:s/>2 778<text:s/></text:p>
          </table:table-cell>
          <table:table-cell office:value-type="float" office:value="2771" table:style-name="ce62">
            <text:p><text:s/>2 771<text:s/></text:p>
          </table:table-cell>
          <table:table-cell office:value-type="float" office:value="2742" table:style-name="ce62">
            <text:p><text:s/>2 742<text:s/></text:p>
          </table:table-cell>
          <table:table-cell office:value-type="float" office:value="2837" table:style-name="ce62">
            <text:p><text:s/>2 837<text:s/></text:p>
          </table:table-cell>
          <table:table-cell office:value-type="float" office:value="2794" table:style-name="ce62">
            <text:p><text:s/>2 794<text:s/></text:p>
          </table:table-cell>
          <table:table-cell office:value-type="float" office:value="2737" table:style-name="ce62">
            <text:p><text:s/>2 737<text:s/></text:p>
          </table:table-cell>
          <table:table-cell office:value-type="float" office:value="2624" table:style-name="ce62">
            <text:p><text:s/>2 624<text:s/></text:p>
          </table:table-cell>
          <table:table-cell office:value-type="float" office:value="2733" table:style-name="ce62">
            <text:p><text:s/>2 733<text:s/></text:p>
          </table:table-cell>
          <table:table-cell office:value-type="float" office:value="2862" table:style-name="ce62">
            <text:p><text:s/>2 862<text:s/></text:p>
          </table:table-cell>
          <table:table-cell office:value-type="float" office:value="2815" table:style-name="ce62">
            <text:p><text:s/>2 815<text:s/></text:p>
          </table:table-cell>
          <table:table-cell office:value-type="float" office:value="2850" table:style-name="ce62">
            <text:p><text:s/>2 850<text:s/></text:p>
          </table:table-cell>
          <table:table-cell office:value-type="float" office:value="2887" table:style-name="ce62">
            <text:p><text:s/>2 887<text:s/></text:p>
          </table:table-cell>
          <table:table-cell office:value-type="float" office:value="2735" table:style-name="ce62">
            <text:p><text:s/>2 735<text:s/></text:p>
          </table:table-cell>
          <table:table-cell office:value-type="float" office:value="2618" table:style-name="ce62">
            <text:p><text:s/>2 618<text:s/></text:p>
          </table:table-cell>
          <table:table-cell office:value-type="float" office:value="2750" table:style-name="ce62">
            <text:p><text:s/>2 750<text:s/></text:p>
          </table:table-cell>
          <table:table-cell office:value-type="float" office:value="2796" table:style-name="ce62">
            <text:p><text:s/>2 796<text:s/></text:p>
          </table:table-cell>
          <table:table-cell office:value-type="float" office:value="2763" table:style-name="ce62">
            <text:p><text:s/>2 763<text:s/></text:p>
          </table:table-cell>
          <table:table-cell office:value-type="float" office:value="2697" table:style-name="ce62">
            <text:p><text:s/>2 697<text:s/></text:p>
          </table:table-cell>
          <table:table-cell office:value-type="float" office:value="2771" table:style-name="ce62">
            <text:p><text:s/>2 771<text:s/></text:p>
          </table:table-cell>
          <table:table-cell office:value-type="float" office:value="2824" table:style-name="ce62">
            <text:p><text:s/>2 824<text:s/></text:p>
          </table:table-cell>
          <table:table-cell office:value-type="float" office:value="2745" table:style-name="ce62">
            <text:p><text:s/>2 745<text:s/></text:p>
          </table:table-cell>
          <table:table-cell office:value-type="float" office:value="2894" table:style-name="ce62">
            <text:p><text:s/>2 894<text:s/></text:p>
          </table:table-cell>
          <table:table-cell office:value-type="float" office:value="2865" table:style-name="ce62">
            <text:p><text:s/>2 865<text:s/></text:p>
          </table:table-cell>
          <table:table-cell office:value-type="float" office:value="2959" table:style-name="ce62">
            <text:p><text:s/>2 959<text:s/></text:p>
          </table:table-cell>
          <table:table-cell office:value-type="float" office:value="3082" table:style-name="ce62">
            <text:p><text:s/>3 082<text:s/></text:p>
          </table:table-cell>
          <table:table-cell office:value-type="float" office:value="3068" table:style-name="ce62">
            <text:p><text:s/>3 068<text:s/></text:p>
          </table:table-cell>
          <table:table-cell office:value-type="float" office:value="2881" table:style-name="ce62">
            <text:p><text:s/>2 881<text:s/></text:p>
          </table:table-cell>
          <table:table-cell office:value-type="float" office:value="2967" table:style-name="ce62">
            <text:p><text:s/>2 967<text:s/></text:p>
          </table:table-cell>
          <table:table-cell office:value-type="float" office:value="3056" table:style-name="ce62">
            <text:p><text:s/>3 056<text:s/></text:p>
          </table:table-cell>
          <table:table-cell office:value-type="float" office:value="2968" table:style-name="ce62">
            <text:p><text:s/>2 968<text:s/></text:p>
          </table:table-cell>
          <table:table-cell office:value-type="float" office:value="3017" table:style-name="ce62">
            <text:p><text:s/>3 017<text:s/></text:p>
          </table:table-cell>
          <table:table-cell office:value-type="float" office:value="2956" table:style-name="ce62">
            <text:p><text:s/>2 956<text:s/></text:p>
          </table:table-cell>
          <table:table-cell office:value-type="float" office:value="3034" table:style-name="ce62">
            <text:p><text:s/>3 034<text:s/></text:p>
          </table:table-cell>
          <table:table-cell office:value-type="float" office:value="3025" table:style-name="ce62">
            <text:p><text:s/>3 025<text:s/></text:p>
          </table:table-cell>
          <table:table-cell office:value-type="float" office:value="2849" table:style-name="ce62">
            <text:p><text:s/>2 849<text:s/></text:p>
          </table:table-cell>
          <table:table-cell office:value-type="float" office:value="3172" table:style-name="ce62">
            <text:p><text:s/>3 172<text:s/></text:p>
          </table:table-cell>
          <table:table-cell office:value-type="float" office:value="3222" table:style-name="ce62">
            <text:p><text:s/>3 222<text:s/></text:p>
          </table:table-cell>
          <table:table-cell office:value-type="float" office:value="3120" table:style-name="ce62">
            <text:p><text:s/>3 120<text:s/></text:p>
          </table:table-cell>
          <table:table-cell office:value-type="float" office:value="3291" table:style-name="ce62">
            <text:p><text:s/>3 291<text:s/></text:p>
          </table:table-cell>
          <table:table-cell office:value-type="float" office:value="3200" table:style-name="ce62">
            <text:p><text:s/>3 200<text:s/></text:p>
          </table:table-cell>
          <table:table-cell office:value-type="float" office:value="3205" table:style-name="ce62">
            <text:p><text:s/>3 205<text:s/></text:p>
          </table:table-cell>
          <table:table-cell office:value-type="float" office:value="3185" table:style-name="ce62">
            <text:p><text:s/>3 185<text:s/></text:p>
          </table:table-cell>
          <table:table-cell office:value-type="float" office:value="3285" table:style-name="ce62">
            <text:p><text:s/>3 285<text:s/></text:p>
          </table:table-cell>
          <table:table-cell office:value-type="float" office:value="3305" table:style-name="ce62">
            <text:p><text:s/>3 305<text:s/></text:p>
          </table:table-cell>
          <table:table-cell office:value-type="float" office:value="3333" table:style-name="ce62">
            <text:p><text:s/>3 333<text:s/></text:p>
          </table:table-cell>
          <table:table-cell office:value-type="float" office:value="3293" table:style-name="ce62">
            <text:p><text:s/>3 293<text:s/></text:p>
          </table:table-cell>
          <table:table-cell office:value-type="float" office:value="3418" table:style-name="ce62">
            <text:p><text:s/>3 418<text:s/></text:p>
          </table:table-cell>
          <table:table-cell office:value-type="float" office:value="3380" table:style-name="ce62">
            <text:p><text:s/>3 380<text:s/></text:p>
          </table:table-cell>
          <table:table-cell office:value-type="float" office:value="3250" table:style-name="ce62">
            <text:p><text:s/>3 250<text:s/></text:p>
          </table:table-cell>
          <table:table-cell office:value-type="float" office:value="3477" table:style-name="ce62">
            <text:p><text:s/>3 477<text:s/></text:p>
          </table:table-cell>
          <table:table-cell office:value-type="float" office:value="3488" table:style-name="ce62">
            <text:p><text:s/>3 488<text:s/></text:p>
          </table:table-cell>
          <table:table-cell office:value-type="float" office:value="3351" table:style-name="ce62">
            <text:p><text:s/>3 351<text:s/></text:p>
          </table:table-cell>
          <table:table-cell office:value-type="float" office:value="3357" table:style-name="ce62">
            <text:p><text:s/>3 357<text:s/></text:p>
          </table:table-cell>
          <table:table-cell office:value-type="float" office:value="3424" table:style-name="ce62">
            <text:p><text:s/>3 424<text:s/></text:p>
          </table:table-cell>
          <table:table-cell office:value-type="float" office:value="3284" table:style-name="ce62">
            <text:p><text:s/>3 284<text:s/></text:p>
          </table:table-cell>
          <table:table-cell office:value-type="string" table:style-name="ce63">
            <text:p>X</text:p>
          </table:table-cell>
          <table:table-cell office:value-type="float" office:value="3217" table:style-name="ce62">
            <text:p><text:s/>3 217<text:s/></text:p>
          </table:table-cell>
          <table:table-cell office:value-type="float" office:value="3282" table:style-name="ce62">
            <text:p><text:s/>3 282<text:s/></text:p>
          </table:table-cell>
          <table:table-cell office:value-type="float" office:value="3204" table:style-name="ce62">
            <text:p><text:s/>3 204<text:s/></text:p>
          </table:table-cell>
          <table:table-cell office:value-type="float" office:value="3189" table:style-name="ce62">
            <text:p><text:s/>3 189<text:s/></text:p>
          </table:table-cell>
          <table:table-cell office:value-type="float" office:value="3147" table:style-name="ce62">
            <text:p><text:s/>3 147<text:s/></text:p>
          </table:table-cell>
          <table:table-cell office:value-type="float" office:value="3135" table:style-name="ce62">
            <text:p><text:s/>3 135<text:s/></text:p>
          </table:table-cell>
          <table:table-cell office:value-type="float" office:value="2987" table:style-name="ce62">
            <text:p><text:s/>2 987<text:s/></text:p>
          </table:table-cell>
          <table:table-cell office:value-type="float" office:value="3058" table:style-name="ce62">
            <text:p><text:s/>3 058<text:s/></text:p>
          </table:table-cell>
          <table:table-cell office:value-type="float" office:value="3058" table:style-name="ce62">
            <text:p><text:s/>3 058<text:s/></text:p>
          </table:table-cell>
          <table:table-cell office:value-type="float" office:value="3079" table:style-name="ce62">
            <text:p><text:s/>3 079<text:s/></text:p>
          </table:table-cell>
          <table:table-cell office:value-type="float" office:value="2980" table:style-name="ce62">
            <text:p><text:s/>2 980<text:s/></text:p>
          </table:table-cell>
          <table:table-cell office:value-type="float" office:value="2936" table:style-name="ce62">
            <text:p><text:s/>2 936<text:s/></text:p>
          </table:table-cell>
          <table:table-cell office:value-type="float" office:value="3037" table:style-name="ce62">
            <text:p><text:s/>3 037<text:s/></text:p>
          </table:table-cell>
          <table:table-cell office:value-type="float" office:value="2919" table:style-name="ce62">
            <text:p><text:s/>2 919<text:s/></text:p>
          </table:table-cell>
          <table:table-cell office:value-type="float" office:value="2761" table:style-name="ce62">
            <text:p><text:s/>2 761<text:s/></text:p>
          </table:table-cell>
          <table:table-cell office:value-type="float" office:value="2979" table:style-name="ce62">
            <text:p><text:s/>2 979<text:s/></text:p>
          </table:table-cell>
          <table:table-cell office:value-type="float" office:value="3022" table:style-name="ce62">
            <text:p><text:s/>3 022<text:s/></text:p>
          </table:table-cell>
          <table:table-cell office:value-type="float" office:value="2916" table:style-name="ce62">
            <text:p><text:s/>2 916<text:s/></text:p>
          </table:table-cell>
          <table:table-cell office:value-type="float" office:value="2902" table:style-name="ce62">
            <text:p><text:s/>2 902<text:s/></text:p>
          </table:table-cell>
          <table:table-cell office:value-type="float" office:value="2855" table:style-name="ce62">
            <text:p><text:s/>2 855<text:s/></text:p>
          </table:table-cell>
          <table:table-cell office:value-type="float" office:value="2726" table:style-name="ce62">
            <text:p><text:s/>2 726<text:s/></text:p>
          </table:table-cell>
          <table:table-cell office:value-type="float" office:value="2609" table:style-name="ce62">
            <text:p><text:s/>2 609<text:s/></text:p>
          </table:table-cell>
          <table:table-cell office:value-type="float" office:value="2739" table:style-name="ce62">
            <text:p><text:s/>2 739<text:s/></text:p>
          </table:table-cell>
          <table:table-cell office:value-type="float" office:value="2870" table:style-name="ce62">
            <text:p><text:s/>2 870<text:s/></text:p>
          </table:table-cell>
          <table:table-cell office:value-type="float" office:value="2849" table:style-name="ce62">
            <text:p><text:s/>2 849<text:s/></text:p>
          </table:table-cell>
          <table:table-cell office:value-type="float" office:value="2706" table:style-name="ce62">
            <text:p><text:s/>2 706<text:s/></text:p>
          </table:table-cell>
          <table:table-cell office:value-type="float" office:value="2749" table:style-name="ce62">
            <text:p><text:s/>2 749<text:s/></text:p>
          </table:table-cell>
          <table:table-cell office:value-type="float" office:value="2663" table:style-name="ce62">
            <text:p><text:s/>2 663<text:s/></text:p>
          </table:table-cell>
          <table:table-cell office:value-type="float" office:value="2530" table:style-name="ce62">
            <text:p><text:s/>2 530<text:s/></text:p>
          </table:table-cell>
          <table:table-cell office:value-type="float" office:value="2790" table:style-name="ce62">
            <text:p><text:s/>2 790<text:s/></text:p>
          </table:table-cell>
          <table:table-cell office:value-type="float" office:value="2832" table:style-name="ce62">
            <text:p><text:s/>2 832<text:s/></text:p>
          </table:table-cell>
          <table:table-cell office:value-type="float" office:value="2638" table:style-name="ce62">
            <text:p><text:s/>2 638<text:s/></text:p>
          </table:table-cell>
          <table:table-cell office:value-type="float" office:value="2739" table:style-name="ce62">
            <text:p><text:s/>2 739<text:s/></text:p>
          </table:table-cell>
          <table:table-cell office:value-type="float" office:value="2584" table:style-name="ce62">
            <text:p><text:s/>2 584<text:s/></text:p>
          </table:table-cell>
          <table:table-cell office:value-type="float" office:value="2518" table:style-name="ce62">
            <text:p><text:s/>2 518<text:s/></text:p>
          </table:table-cell>
          <table:table-cell office:value-type="float" office:value="2567" table:style-name="ce62">
            <text:p><text:s/>2 567<text:s/></text:p>
          </table:table-cell>
          <table:table-cell office:value-type="float" office:value="2493" table:style-name="ce62">
            <text:p><text:s/>2 493<text:s/></text:p>
          </table:table-cell>
          <table:table-cell office:value-type="float" office:value="2583" table:style-name="ce62">
            <text:p><text:s/>2 583<text:s/></text:p>
          </table:table-cell>
          <table:table-cell office:value-type="float" office:value="2581" table:style-name="ce62">
            <text:p><text:s/>2 581<text:s/></text:p>
          </table:table-cell>
          <table:table-cell office:value-type="float" office:value="2673" table:style-name="ce62">
            <text:p><text:s/>2 673<text:s/></text:p>
          </table:table-cell>
          <table:table-cell office:value-type="float" office:value="2659" table:style-name="ce62">
            <text:p><text:s/>2 659<text:s/></text:p>
          </table:table-cell>
          <table:table-cell office:value-type="float" office:value="2618" table:style-name="ce62">
            <text:p><text:s/>2 618<text:s/></text:p>
          </table:table-cell>
          <table:table-cell office:value-type="float" office:value="2482" table:style-name="ce62">
            <text:p><text:s/>2 482<text:s/></text:p>
          </table:table-cell>
          <table:table-cell office:value-type="float" office:value="2632" table:style-name="ce62">
            <text:p><text:s/>2 632<text:s/></text:p>
          </table:table-cell>
          <table:table-cell office:value-type="float" office:value="2690" table:style-name="ce62">
            <text:p><text:s/>2 690<text:s/></text:p>
          </table:table-cell>
          <table:table-cell office:value-type="float" office:value="2788" table:style-name="ce62">
            <text:p><text:s/>2 788<text:s/></text:p>
          </table:table-cell>
          <table:table-cell office:value-type="float" office:value="2669" table:style-name="ce62">
            <text:p><text:s/>2 669<text:s/></text:p>
          </table:table-cell>
          <table:table-cell office:value-type="float" office:value="2519" table:style-name="ce62">
            <text:p><text:s/>2 519<text:s/></text:p>
          </table:table-cell>
          <table:table-cell office:value-type="float" office:value="2506" table:style-name="ce62">
            <text:p><text:s/>2 506<text:s/></text:p>
          </table:table-cell>
          <table:table-cell office:value-type="float" office:value="2312" table:style-name="ce62">
            <text:p><text:s/>2 312<text:s/></text:p>
          </table:table-cell>
          <table:table-cell office:value-type="float" office:value="2555" table:style-name="ce62">
            <text:p><text:s/>2 555<text:s/></text:p>
          </table:table-cell>
          <table:table-cell office:value-type="float" office:value="2566" table:style-name="ce62">
            <text:p><text:s/>2 566<text:s/></text:p>
          </table:table-cell>
          <table:table-cell office:value-type="float" office:value="2538" table:style-name="ce62">
            <text:p><text:s/>2 538<text:s/></text:p>
          </table:table-cell>
          <table:table-cell office:value-type="float" office:value="2509" table:style-name="ce62">
            <text:p><text:s/>2 509<text:s/></text:p>
          </table:table-cell>
          <table:table-cell office:value-type="float" office:value="2574" table:style-name="ce62">
            <text:p><text:s/>2 574<text:s/></text:p>
          </table:table-cell>
          <table:table-cell office:value-type="float" office:value="2477" table:style-name="ce62">
            <text:p><text:s/>2 477<text:s/></text:p>
          </table:table-cell>
          <table:table-cell office:value-type="float" office:value="2449" table:style-name="ce62">
            <text:p><text:s/>2 449<text:s/></text:p>
          </table:table-cell>
          <table:table-cell office:value-type="float" office:value="2555" table:style-name="ce62">
            <text:p><text:s/>2 555<text:s/></text:p>
          </table:table-cell>
          <table:table-cell office:value-type="float" office:value="2380" table:style-name="ce62">
            <text:p><text:s/>2 380<text:s/></text:p>
          </table:table-cell>
          <table:table-cell office:value-type="float" office:value="2439" table:style-name="ce62">
            <text:p><text:s/>2 439<text:s/></text:p>
          </table:table-cell>
          <table:table-cell office:value-type="float" office:value="2531" table:style-name="ce62">
            <text:p><text:s/>2 531<text:s/></text:p>
          </table:table-cell>
          <table:table-cell office:value-type="float" office:value="2390" table:style-name="ce62">
            <text:p><text:s/>2 390<text:s/></text:p>
          </table:table-cell>
          <table:table-cell office:value-type="float" office:value="2374" table:style-name="ce62">
            <text:p><text:s/>2 374<text:s/></text:p>
          </table:table-cell>
          <table:table-cell office:value-type="float" office:value="2445" table:style-name="ce62">
            <text:p><text:s/>2 445<text:s/></text:p>
          </table:table-cell>
          <table:table-cell office:value-type="float" office:value="2521" table:style-name="ce62">
            <text:p><text:s/>2 521<text:s/></text:p>
          </table:table-cell>
          <table:table-cell office:value-type="float" office:value="2599" table:style-name="ce62">
            <text:p><text:s/>2 599<text:s/></text:p>
          </table:table-cell>
          <table:table-cell office:value-type="float" office:value="2405" table:style-name="ce62">
            <text:p><text:s/>2 405<text:s/></text:p>
          </table:table-cell>
          <table:table-cell office:value-type="float" office:value="2428" table:style-name="ce62">
            <text:p><text:s/>2 428<text:s/></text:p>
          </table:table-cell>
          <table:table-cell office:value-type="float" office:value="2448" table:style-name="ce62">
            <text:p><text:s/>2 448<text:s/></text:p>
          </table:table-cell>
          <table:table-cell office:value-type="float" office:value="2407" table:style-name="ce62">
            <text:p><text:s/>2 407<text:s/></text:p>
          </table:table-cell>
          <table:table-cell office:value-type="float" office:value="2264" table:style-name="ce62">
            <text:p><text:s/>2 264<text:s/></text:p>
          </table:table-cell>
          <table:table-cell office:value-type="float" office:value="2508" table:style-name="ce62">
            <text:p><text:s/>2 508<text:s/></text:p>
          </table:table-cell>
          <table:table-cell office:value-type="float" office:value="2516" table:style-name="ce62">
            <text:p><text:s/>2 516<text:s/></text:p>
          </table:table-cell>
          <table:table-cell office:value-type="float" office:value="2421" table:style-name="ce62">
            <text:p><text:s/>2 421<text:s/></text:p>
          </table:table-cell>
          <table:table-cell office:value-type="float" office:value="2322" table:style-name="ce62">
            <text:p><text:s/>2 322<text:s/></text:p>
          </table:table-cell>
          <table:table-cell office:value-type="float" office:value="2380" table:style-name="ce62">
            <text:p><text:s/>2 380<text:s/></text:p>
          </table:table-cell>
          <table:table-cell office:value-type="float" office:value="2284" table:style-name="ce62">
            <text:p><text:s/>2 284<text:s/></text:p>
          </table:table-cell>
          <table:table-cell office:value-type="float" office:value="2301" table:style-name="ce62">
            <text:p><text:s/>2 301<text:s/></text:p>
          </table:table-cell>
          <table:table-cell office:value-type="float" office:value="2420" table:style-name="ce62">
            <text:p><text:s/>2 420<text:s/></text:p>
          </table:table-cell>
          <table:table-cell office:value-type="float" office:value="2320" table:style-name="ce62">
            <text:p><text:s/>2 320<text:s/></text:p>
          </table:table-cell>
          <table:table-cell office:value-type="float" office:value="2325" table:style-name="ce62">
            <text:p><text:s/>2 325<text:s/></text:p>
          </table:table-cell>
          <table:table-cell office:value-type="float" office:value="2308" table:style-name="ce62">
            <text:p><text:s/>2 308<text:s/></text:p>
          </table:table-cell>
          <table:table-cell office:value-type="float" office:value="2351" table:style-name="ce62">
            <text:p><text:s/>2 351<text:s/></text:p>
          </table:table-cell>
          <table:table-cell office:value-type="float" office:value="2395" table:style-name="ce62">
            <text:p><text:s/>2 395<text:s/></text:p>
          </table:table-cell>
          <table:table-cell office:value-type="float" office:value="2211" table:style-name="ce62">
            <text:p><text:s/>2 211<text:s/></text:p>
          </table:table-cell>
          <table:table-cell office:value-type="float" office:value="2278" table:style-name="ce62">
            <text:p><text:s/>2 278<text:s/></text:p>
          </table:table-cell>
          <table:table-cell office:value-type="float" office:value="2358" table:style-name="ce62">
            <text:p><text:s/>2 358<text:s/></text:p>
          </table:table-cell>
          <table:table-cell office:value-type="float" office:value="2253" table:style-name="ce62">
            <text:p><text:s/>2 253<text:s/></text:p>
          </table:table-cell>
          <table:table-cell office:value-type="float" office:value="2411" table:style-name="ce62">
            <text:p><text:s/>2 411<text:s/></text:p>
          </table:table-cell>
          <table:table-cell office:value-type="float" office:value="2352" table:style-name="ce62">
            <text:p><text:s/>2 352<text:s/></text:p>
          </table:table-cell>
          <table:table-cell office:value-type="float" office:value="2342" table:style-name="ce62">
            <text:p><text:s/>2 342<text:s/></text:p>
          </table:table-cell>
          <table:table-cell office:value-type="float" office:value="2206" table:style-name="ce62">
            <text:p><text:s/>2 206<text:s/></text:p>
          </table:table-cell>
          <table:table-cell office:value-type="float" office:value="2414" table:style-name="ce62">
            <text:p><text:s/>2 414<text:s/></text:p>
          </table:table-cell>
          <table:table-cell office:value-type="float" office:value="2420" table:style-name="ce62">
            <text:p><text:s/>2 420<text:s/></text:p>
          </table:table-cell>
          <table:table-cell office:value-type="float" office:value="2454" table:style-name="ce62">
            <text:p><text:s/>2 454<text:s/></text:p>
          </table:table-cell>
          <table:table-cell office:value-type="float" office:value="2240" table:style-name="ce62">
            <text:p><text:s/>2 240<text:s/></text:p>
          </table:table-cell>
          <table:table-cell office:value-type="float" office:value="2510" table:style-name="ce62">
            <text:p><text:s/>2 510<text:s/></text:p>
          </table:table-cell>
          <table:table-cell office:value-type="float" office:value="2526" table:style-name="ce62">
            <text:p><text:s/>2 526<text:s/></text:p>
          </table:table-cell>
          <table:table-cell office:value-type="float" office:value="2213" table:style-name="ce62">
            <text:p><text:s/>2 213<text:s/></text:p>
          </table:table-cell>
          <table:table-cell office:value-type="float" office:value="2242" table:style-name="ce62">
            <text:p><text:s/>2 242<text:s/></text:p>
          </table:table-cell>
          <table:table-cell office:value-type="float" office:value="2282" table:style-name="ce62">
            <text:p><text:s/>2 282<text:s/></text:p>
          </table:table-cell>
          <table:table-cell office:value-type="float" office:value="2405" table:style-name="ce62">
            <text:p><text:s/>2 405<text:s/></text:p>
          </table:table-cell>
          <table:table-cell office:value-type="float" office:value="2363" table:style-name="ce62">
            <text:p><text:s/>2 363<text:s/></text:p>
          </table:table-cell>
          <table:table-cell office:value-type="float" office:value="2382" table:style-name="ce62">
            <text:p><text:s/>2 382<text:s/></text:p>
          </table:table-cell>
          <table:table-cell office:value-type="float" office:value="2444" table:style-name="ce62">
            <text:p><text:s/>2 444<text:s/></text:p>
          </table:table-cell>
          <table:table-cell office:value-type="float" office:value="2154" table:style-name="ce62">
            <text:p><text:s/>2 154<text:s/></text:p>
          </table:table-cell>
          <table:table-cell office:value-type="float" office:value="2300" table:style-name="ce62">
            <text:p><text:s/>2 300<text:s/></text:p>
          </table:table-cell>
          <table:table-cell office:value-type="float" office:value="2111" table:style-name="ce62">
            <text:p><text:s/>2 111<text:s/></text:p>
          </table:table-cell>
          <table:table-cell office:value-type="float" office:value="2173" table:style-name="ce62">
            <text:p><text:s/>2 173<text:s/></text:p>
          </table:table-cell>
          <table:table-cell office:value-type="float" office:value="2314" table:style-name="ce62">
            <text:p><text:s/>2 314<text:s/></text:p>
          </table:table-cell>
          <table:table-cell office:value-type="float" office:value="2302" table:style-name="ce62">
            <text:p><text:s/>2 302<text:s/></text:p>
          </table:table-cell>
          <table:table-cell office:value-type="float" office:value="2257" table:style-name="ce62">
            <text:p><text:s/>2 257<text:s/></text:p>
          </table:table-cell>
          <table:table-cell office:value-type="float" office:value="2162" table:style-name="ce62">
            <text:p><text:s/>2 162<text:s/></text:p>
          </table:table-cell>
          <table:table-cell office:value-type="float" office:value="2315" table:style-name="ce62">
            <text:p><text:s/>2 315<text:s/></text:p>
          </table:table-cell>
          <table:table-cell office:value-type="float" office:value="2251" table:style-name="ce62">
            <text:p><text:s/>2 251<text:s/></text:p>
          </table:table-cell>
          <table:table-cell office:value-type="float" office:value="2361" table:style-name="ce62">
            <text:p><text:s/>2 361<text:s/></text:p>
          </table:table-cell>
          <table:table-cell office:value-type="float" office:value="2307" table:style-name="ce62">
            <text:p><text:s/>2 307<text:s/></text:p>
          </table:table-cell>
          <table:table-cell office:value-type="float" office:value="2426" table:style-name="ce62">
            <text:p><text:s/>2 426<text:s/></text:p>
          </table:table-cell>
          <table:table-cell office:value-type="float" office:value="2319" table:style-name="ce62">
            <text:p><text:s/>2 319<text:s/></text:p>
          </table:table-cell>
          <table:table-cell office:value-type="float" office:value="2173" table:style-name="ce62">
            <text:p><text:s/>2 173<text:s/></text:p>
          </table:table-cell>
          <table:table-cell office:value-type="float" office:value="2297" table:style-name="ce62">
            <text:p><text:s/>2 297<text:s/></text:p>
          </table:table-cell>
          <table:table-cell office:value-type="float" office:value="2367" table:style-name="ce62">
            <text:p><text:s/>2 367<text:s/></text:p>
          </table:table-cell>
          <table:table-cell office:value-type="float" office:value="2408" table:style-name="ce62">
            <text:p><text:s/>2 408<text:s/></text:p>
          </table:table-cell>
          <table:table-cell office:value-type="float" office:value="2644" table:style-name="ce62">
            <text:p><text:s/>2 644<text:s/></text:p>
          </table:table-cell>
          <table:table-cell office:value-type="float" office:value="2958" table:style-name="ce62">
            <text:p><text:s/>2 958<text:s/></text:p>
          </table:table-cell>
          <table:table-cell office:value-type="float" office:value="3174" table:style-name="ce62">
            <text:p><text:s/>3 174<text:s/></text:p>
          </table:table-cell>
          <table:table-cell office:value-type="float" office:value="3404" table:style-name="ce62">
            <text:p><text:s/>3 404<text:s/></text:p>
          </table:table-cell>
          <table:table-cell office:value-type="float" office:value="3038" table:style-name="ce62">
            <text:p><text:s/>3 038<text:s/></text:p>
          </table:table-cell>
          <table:table-cell office:value-type="float" office:value="2681" table:style-name="ce62">
            <text:p><text:s/>2 681<text:s/></text:p>
          </table:table-cell>
          <table:table-cell office:value-type="float" office:value="2498" table:style-name="ce62">
            <text:p><text:s/>2 498<text:s/></text:p>
          </table:table-cell>
          <table:table-cell office:value-type="float" office:value="2314" table:style-name="ce62">
            <text:p><text:s/>2 314<text:s/></text:p>
          </table:table-cell>
          <table:table-cell office:value-type="float" office:value="2381" table:style-name="ce62">
            <text:p><text:s/>2 381<text:s/></text:p>
          </table:table-cell>
          <table:table-cell office:value-type="float" office:value="2245" table:style-name="ce62">
            <text:p><text:s/>2 245<text:s/></text:p>
          </table:table-cell>
          <table:table-cell office:value-type="float" office:value="2204" table:style-name="ce62">
            <text:p><text:s/>2 204<text:s/></text:p>
          </table:table-cell>
          <table:table-cell office:value-type="float" office:value="2285" table:style-name="ce62">
            <text:p><text:s/>2 285<text:s/></text:p>
          </table:table-cell>
          <table:table-cell office:value-type="float" office:value="2274" table:style-name="ce62">
            <text:p><text:s/>2 274<text:s/></text:p>
          </table:table-cell>
          <table:table-cell office:value-type="float" office:value="2360" table:style-name="ce62">
            <text:p><text:s/>2 360<text:s/></text:p>
          </table:table-cell>
          <table:table-cell office:value-type="float" office:value="2393" table:style-name="ce62">
            <text:p><text:s/>2 393<text:s/></text:p>
          </table:table-cell>
          <table:table-cell office:value-type="float" office:value="2487" table:style-name="ce62">
            <text:p><text:s/>2 487<text:s/></text:p>
          </table:table-cell>
          <table:table-cell office:value-type="float" office:value="2422" table:style-name="ce62">
            <text:p><text:s/>2 422<text:s/></text:p>
          </table:table-cell>
          <table:table-cell office:value-type="float" office:value="2226" table:style-name="ce62">
            <text:p><text:s/>2 226<text:s/></text:p>
          </table:table-cell>
          <table:table-cell office:value-type="float" office:value="2329" table:style-name="ce62">
            <text:p><text:s/>2 329<text:s/></text:p>
          </table:table-cell>
          <table:table-cell office:value-type="float" office:value="2488" table:style-name="ce62">
            <text:p><text:s/>2 488<text:s/></text:p>
          </table:table-cell>
          <table:table-cell office:value-type="float" office:value="2569" table:style-name="ce62">
            <text:p><text:s/>2 569<text:s/></text:p>
          </table:table-cell>
          <table:table-cell office:value-type="float" office:value="2233" table:style-name="ce62">
            <text:p><text:s/>2 233<text:s/></text:p>
          </table:table-cell>
          <table:table-cell office:value-type="float" office:value="2325" table:style-name="ce62">
            <text:p><text:s/>2 325<text:s/></text:p>
          </table:table-cell>
          <table:table-cell office:value-type="float" office:value="2228" table:style-name="ce62">
            <text:p><text:s/>2 228<text:s/></text:p>
          </table:table-cell>
          <table:table-cell office:value-type="float" office:value="2100" table:style-name="ce62">
            <text:p><text:s/>2 100<text:s/></text:p>
          </table:table-cell>
          <table:table-cell office:value-type="float" office:value="2221" table:style-name="ce62">
            <text:p><text:s/>2 221<text:s/></text:p>
          </table:table-cell>
          <table:table-cell office:value-type="float" office:value="2232" table:style-name="ce62">
            <text:p><text:s/>2 232<text:s/></text:p>
          </table:table-cell>
          <table:table-cell office:value-type="float" office:value="2122" table:style-name="ce62">
            <text:p><text:s/>2 122<text:s/></text:p>
          </table:table-cell>
          <table:table-cell office:value-type="float" office:value="2235" table:style-name="ce62">
            <text:p><text:s/>2 235<text:s/></text:p>
          </table:table-cell>
          <table:table-cell office:value-type="float" office:value="2211" table:style-name="ce62">
            <text:p><text:s/>2 211<text:s/></text:p>
          </table:table-cell>
          <table:table-cell office:value-type="float" office:value="2159" table:style-name="ce62">
            <text:p><text:s/>2 159<text:s/></text:p>
          </table:table-cell>
          <table:table-cell office:value-type="float" office:value="2252" table:style-name="ce62">
            <text:p><text:s/>2 252<text:s/></text:p>
          </table:table-cell>
          <table:table-cell office:value-type="float" office:value="2323" table:style-name="ce62">
            <text:p><text:s/>2 323<text:s/></text:p>
          </table:table-cell>
          <table:table-cell office:value-type="float" office:value="2405" table:style-name="ce62">
            <text:p><text:s/>2 405<text:s/></text:p>
          </table:table-cell>
          <table:table-cell office:value-type="float" office:value="2262" table:style-name="ce62">
            <text:p><text:s/>2 262<text:s/></text:p>
          </table:table-cell>
          <table:table-cell office:value-type="float" office:value="2376" table:style-name="ce62">
            <text:p><text:s/>2 376<text:s/></text:p>
          </table:table-cell>
          <table:table-cell office:value-type="float" office:value="2496" table:style-name="ce62">
            <text:p><text:s/>2 496<text:s/></text:p>
          </table:table-cell>
          <table:table-cell office:value-type="float" office:value="2380" table:style-name="ce62">
            <text:p><text:s/>2 380<text:s/></text:p>
          </table:table-cell>
          <table:table-cell office:value-type="float" office:value="2409" table:style-name="ce62">
            <text:p><text:s/>2 409<text:s/></text:p>
          </table:table-cell>
          <table:table-cell office:value-type="float" office:value="2411" table:style-name="ce62">
            <text:p><text:s/>2 411<text:s/></text:p>
          </table:table-cell>
          <table:table-cell office:value-type="float" office:value="2489" table:style-name="ce62">
            <text:p><text:s/>2 489<text:s/></text:p>
          </table:table-cell>
          <table:table-cell office:value-type="float" office:value="2434" table:style-name="ce62">
            <text:p><text:s/>2 434<text:s/></text:p>
          </table:table-cell>
          <table:table-cell office:value-type="float" office:value="2404" table:style-name="ce62">
            <text:p><text:s/>2 404<text:s/></text:p>
          </table:table-cell>
          <table:table-cell office:value-type="float" office:value="2617" table:style-name="ce62">
            <text:p><text:s/>2 617<text:s/></text:p>
          </table:table-cell>
          <table:table-cell office:value-type="float" office:value="2392" table:style-name="ce62">
            <text:p><text:s/>2 392<text:s/></text:p>
          </table:table-cell>
          <table:table-cell office:value-type="float" office:value="2134" table:style-name="ce62">
            <text:p><text:s/>2 134<text:s/></text:p>
          </table:table-cell>
          <table:table-cell office:value-type="float" office:value="2242" table:style-name="ce62">
            <text:p><text:s/>2 242<text:s/></text:p>
          </table:table-cell>
          <table:table-cell office:value-type="float" office:value="2139" table:style-name="ce62">
            <text:p><text:s/>2 139<text:s/></text:p>
          </table:table-cell>
          <table:table-cell office:value-type="float" office:value="2133" table:style-name="ce62">
            <text:p><text:s/>2 133<text:s/></text:p>
          </table:table-cell>
          <table:table-cell office:value-type="float" office:value="2117" table:style-name="ce62">
            <text:p><text:s/>2 117<text:s/></text:p>
          </table:table-cell>
          <table:table-cell office:value-type="float" office:value="2235" table:style-name="ce62">
            <text:p><text:s/>2 235<text:s/></text:p>
          </table:table-cell>
          <table:table-cell office:value-type="float" office:value="2191" table:style-name="ce62">
            <text:p><text:s/>2 191<text:s/></text:p>
          </table:table-cell>
          <table:table-cell office:value-type="float" office:value="2176" table:style-name="ce62">
            <text:p><text:s/>2 176<text:s/></text:p>
          </table:table-cell>
          <table:table-cell office:value-type="float" office:value="2356" table:style-name="ce62">
            <text:p><text:s/>2 356<text:s/></text:p>
          </table:table-cell>
          <table:table-cell office:value-type="float" office:value="2153" table:style-name="ce62">
            <text:p><text:s/>2 153<text:s/></text:p>
          </table:table-cell>
          <table:table-cell office:value-type="float" office:value="2233" table:style-name="ce62">
            <text:p><text:s/>2 233<text:s/></text:p>
          </table:table-cell>
          <table:table-cell office:value-type="float" office:value="2402" table:style-name="ce62">
            <text:p><text:s/>2 402<text:s/></text:p>
          </table:table-cell>
          <table:table-cell office:value-type="float" office:value="2334" table:style-name="ce62">
            <text:p><text:s/>2 334<text:s/></text:p>
          </table:table-cell>
          <table:table-cell office:value-type="float" office:value="2304" table:style-name="ce62">
            <text:p><text:s/>2 304<text:s/></text:p>
          </table:table-cell>
          <table:table-cell office:value-type="float" office:value="2335" table:style-name="ce62">
            <text:p><text:s/>2 335<text:s/></text:p>
          </table:table-cell>
          <table:table-cell office:value-type="float" office:value="2462" table:style-name="ce64">
            <text:p><text:s/>2 462<text:s/></text:p>
          </table:table-cell>
          <table:table-cell office:value-type="float" office:value="2445" table:style-name="ce62">
            <text:p><text:s/>2 445<text:s/></text:p>
          </table:table-cell>
          <table:table-cell office:value-type="float" office:value="2220" table:style-name="ce62">
            <text:p><text:s/>2 220<text:s/></text:p>
          </table:table-cell>
          <table:table-cell office:value-type="float" office:value="2160" table:style-name="ce62">
            <text:p><text:s/>2 160<text:s/></text:p>
          </table:table-cell>
          <table:table-cell office:value-type="float" office:value="2198" table:style-name="ce62">
            <text:p><text:s/>2 198<text:s/></text:p>
          </table:table-cell>
          <table:table-cell office:value-type="float" office:value="2080" table:style-name="ce62">
            <text:p><text:s/>2 080<text:s/></text:p>
          </table:table-cell>
          <table:table-cell office:value-type="float" office:value="2089" table:style-name="ce62">
            <text:p><text:s/>2 089<text:s/></text:p>
          </table:table-cell>
          <table:table-cell office:value-type="float" office:value="2214" table:style-name="ce62">
            <text:p><text:s/>2 214<text:s/></text:p>
          </table:table-cell>
          <table:table-cell office:value-type="float" office:value="2248" table:style-name="ce62">
            <text:p><text:s/>2 248<text:s/></text:p>
          </table:table-cell>
          <table:table-cell office:value-type="float" office:value="2312" table:style-name="ce62">
            <text:p><text:s/>2 312<text:s/></text:p>
          </table:table-cell>
          <table:table-cell office:value-type="float" office:value="2201" table:style-name="ce62">
            <text:p><text:s/>2 201<text:s/></text:p>
          </table:table-cell>
          <table:table-cell office:value-type="float" office:value="2272" table:style-name="ce62">
            <text:p><text:s/>2 272<text:s/></text:p>
          </table:table-cell>
          <table:table-cell office:value-type="float" office:value="2304" table:style-name="ce62">
            <text:p><text:s/>2 304<text:s/></text:p>
          </table:table-cell>
          <table:table-cell office:value-type="float" office:value="2401" table:style-name="ce62">
            <text:p><text:s/>2 401<text:s/></text:p>
          </table:table-cell>
          <table:table-cell office:value-type="float" office:value="2325" table:style-name="ce62">
            <text:p><text:s/>2 325<text:s/></text:p>
          </table:table-cell>
          <table:table-cell office:value-type="float" office:value="2316" table:style-name="ce62">
            <text:p><text:s/>2 316<text:s/></text:p>
          </table:table-cell>
          <table:table-cell office:value-type="float" office:value="2367" table:style-name="ce62">
            <text:p><text:s/>2 367<text:s/></text:p>
          </table:table-cell>
          <table:table-cell office:value-type="float" office:value="2462" table:style-name="ce62">
            <text:p><text:s/>2 462<text:s/></text:p>
          </table:table-cell>
          <table:table-cell office:value-type="float" office:value="2201" table:style-name="ce62">
            <text:p><text:s/>2 201<text:s/></text:p>
          </table:table-cell>
          <table:table-cell office:value-type="float" office:value="2184" table:style-name="ce62">
            <text:p><text:s/>2 184<text:s/></text:p>
          </table:table-cell>
          <table:table-cell office:value-type="float" office:value="2179" table:style-name="ce62">
            <text:p><text:s/>2 179<text:s/></text:p>
          </table:table-cell>
          <table:table-cell office:value-type="float" office:value="2186" table:style-name="ce62">
            <text:p><text:s/>2 186<text:s/></text:p>
          </table:table-cell>
          <table:table-cell office:value-type="float" office:value="2231" table:style-name="ce62">
            <text:p><text:s/>2 231<text:s/></text:p>
          </table:table-cell>
          <table:table-cell office:value-type="float" office:value="2301" table:style-name="ce62">
            <text:p><text:s/>2 301<text:s/></text:p>
          </table:table-cell>
          <table:table-cell office:value-type="float" office:value="2260" table:style-name="ce62">
            <text:p><text:s/>2 260<text:s/></text:p>
          </table:table-cell>
          <table:table-cell office:value-type="float" office:value="2264" table:style-name="ce62">
            <text:p><text:s/>2 264<text:s/></text:p>
          </table:table-cell>
          <table:table-cell office:value-type="float" office:value="2300" table:style-name="ce62">
            <text:p><text:s/>2 300<text:s/></text:p>
          </table:table-cell>
          <table:table-cell office:value-type="float" office:value="2125" table:style-name="ce62">
            <text:p><text:s/>2 125<text:s/></text:p>
          </table:table-cell>
          <table:table-cell office:value-type="float" office:value="2247" table:style-name="ce62">
            <text:p><text:s/>2 247<text:s/></text:p>
          </table:table-cell>
          <table:table-cell office:value-type="float" office:value="2340" table:style-name="ce62">
            <text:p><text:s/>2 340<text:s/></text:p>
          </table:table-cell>
          <table:table-cell office:value-type="float" office:value="2386" table:style-name="ce62">
            <text:p><text:s/>2 386<text:s/></text:p>
          </table:table-cell>
          <table:table-cell office:value-type="float" office:value="2335" table:style-name="ce62">
            <text:p><text:s/>2 335<text:s/></text:p>
          </table:table-cell>
          <table:table-cell office:value-type="float" office:value="2373" table:style-name="ce62">
            <text:p><text:s/>2 373<text:s/></text:p>
          </table:table-cell>
          <table:table-cell office:value-type="float" office:value="2444" table:style-name="ce62">
            <text:p><text:s/>2 444<text:s/></text:p>
          </table:table-cell>
          <table:table-cell office:value-type="float" office:value="2304" table:style-name="ce62">
            <text:p><text:s/>2 304<text:s/></text:p>
          </table:table-cell>
          <table:table-cell office:value-type="float" office:value="2399" table:style-name="ce62">
            <text:p><text:s/>2 399<text:s/></text:p>
          </table:table-cell>
          <table:table-cell office:value-type="float" office:value="2470" table:style-name="ce62">
            <text:p><text:s/>2 470<text:s/></text:p>
          </table:table-cell>
          <table:table-cell office:value-type="float" office:value="2527" table:style-name="ce62">
            <text:p><text:s/>2 527<text:s/></text:p>
          </table:table-cell>
          <table:table-cell office:value-type="float" office:value="2412" table:style-name="ce62">
            <text:p><text:s/>2 412<text:s/></text:p>
          </table:table-cell>
          <table:table-cell office:value-type="float" office:value="2412" table:style-name="ce62">
            <text:p><text:s/>2 412<text:s/></text:p>
          </table:table-cell>
          <table:table-cell office:value-type="float" office:value="2296" table:style-name="ce62">
            <text:p><text:s/>2 296<text:s/></text:p>
          </table:table-cell>
          <table:table-cell office:value-type="float" office:value="2260" table:style-name="ce62">
            <text:p><text:s/>2 260<text:s/></text:p>
          </table:table-cell>
          <table:table-cell office:value-type="float" office:value="2342" table:style-name="ce62">
            <text:p><text:s/>2 342<text:s/></text:p>
          </table:table-cell>
          <table:table-cell office:value-type="float" office:value="2355" table:style-name="ce62">
            <text:p><text:s/>2 355<text:s/></text:p>
          </table:table-cell>
          <table:table-cell office:value-type="float" office:value="2436" table:style-name="ce62">
            <text:p><text:s/>2 436<text:s/></text:p>
          </table:table-cell>
          <table:table-cell office:value-type="float" office:value="2419" table:style-name="ce62">
            <text:p><text:s/>2 419<text:s/></text:p>
          </table:table-cell>
          <table:table-cell office:value-type="float" office:value="2465" table:style-name="ce62">
            <text:p><text:s/>2 465<text:s/></text:p>
          </table:table-cell>
          <table:table-cell office:value-type="float" office:value="2450" table:style-name="ce62">
            <text:p><text:s/>2 450<text:s/></text:p>
          </table:table-cell>
          <table:table-cell office:value-type="float" office:value="2381" table:style-name="ce62">
            <text:p><text:s/>2 381<text:s/></text:p>
          </table:table-cell>
          <table:table-cell office:value-type="float" office:value="2504" table:style-name="ce62">
            <text:p><text:s/>2 504<text:s/></text:p>
          </table:table-cell>
          <table:table-cell office:value-type="float" office:value="2612" table:style-name="ce62">
            <text:p><text:s/>2 612<text:s/></text:p>
          </table:table-cell>
          <table:table-cell office:value-type="float" office:value="2442" table:style-name="ce62">
            <text:p><text:s/>2 442<text:s/></text:p>
          </table:table-cell>
          <table:table-cell office:value-type="float" office:value="2503" table:style-name="ce62">
            <text:p><text:s/>2 503<text:s/></text:p>
          </table:table-cell>
          <table:table-cell office:value-type="float" office:value="2474" table:style-name="ce62">
            <text:p><text:s/>2 474<text:s/></text:p>
          </table:table-cell>
          <table:table-cell office:value-type="float" office:value="2360" table:style-name="ce62">
            <text:p><text:s/>2 360<text:s/></text:p>
          </table:table-cell>
          <table:table-cell office:value-type="float" office:value="2446" table:style-name="ce62">
            <text:p><text:s/>2 446<text:s/></text:p>
          </table:table-cell>
          <table:table-cell office:value-type="float" office:value="2457" table:style-name="ce62">
            <text:p><text:s/>2 457<text:s/></text:p>
          </table:table-cell>
          <table:table-cell office:value-type="float" office:value="2334" table:style-name="ce62">
            <text:p><text:s/>2 334<text:s/></text:p>
          </table:table-cell>
          <table:table-cell office:value-type="float" office:value="2455" table:style-name="ce62">
            <text:p><text:s/>2 455<text:s/></text:p>
          </table:table-cell>
          <table:table-cell office:value-type="float" office:value="2406" table:style-name="ce62">
            <text:p><text:s/>2 406<text:s/></text:p>
          </table:table-cell>
          <table:table-cell office:value-type="float" office:value="2454" table:style-name="ce62">
            <text:p><text:s/>2 454<text:s/></text:p>
          </table:table-cell>
          <table:table-cell office:value-type="float" office:value="2327" table:style-name="ce62">
            <text:p><text:s/>2 327<text:s/></text:p>
          </table:table-cell>
          <table:table-cell office:value-type="float" office:value="2362" table:style-name="ce62">
            <text:p><text:s/>2 362<text:s/></text:p>
          </table:table-cell>
          <table:table-cell office:value-type="float" office:value="2397" table:style-name="ce62">
            <text:p><text:s/>2 397<text:s/></text:p>
          </table:table-cell>
          <table:table-cell office:value-type="float" office:value="2377" table:style-name="ce62">
            <text:p><text:s/>2 377<text:s/></text:p>
          </table:table-cell>
          <table:table-cell office:value-type="float" office:value="2434" table:style-name="ce62">
            <text:p><text:s/>2 434<text:s/></text:p>
          </table:table-cell>
          <table:table-cell office:value-type="float" office:value="2431" table:style-name="ce62">
            <text:p><text:s/>2 431<text:s/></text:p>
          </table:table-cell>
          <table:table-cell office:value-type="float" office:value="2588" table:style-name="ce62">
            <text:p><text:s/>2 588<text:s/></text:p>
          </table:table-cell>
          <table:table-cell office:value-type="float" office:value="2478" table:style-name="ce62">
            <text:p><text:s/>2 478<text:s/></text:p>
          </table:table-cell>
          <table:table-cell office:value-type="float" office:value="2319" table:style-name="ce62">
            <text:p><text:s/>2 319<text:s/></text:p>
          </table:table-cell>
          <table:table-cell office:value-type="float" office:value="2401" table:style-name="ce62">
            <text:p><text:s/>2 401<text:s/></text:p>
          </table:table-cell>
          <table:table-cell office:value-type="float" office:value="2468" table:style-name="ce62">
            <text:p><text:s/>2 468<text:s/></text:p>
          </table:table-cell>
          <table:table-cell office:value-type="float" office:value="2408" table:style-name="ce62">
            <text:p><text:s/>2 408<text:s/></text:p>
          </table:table-cell>
          <table:table-cell office:value-type="float" office:value="2368" table:style-name="ce62">
            <text:p><text:s/>2 368<text:s/></text:p>
          </table:table-cell>
          <table:table-cell office:value-type="float" office:value="2408" table:style-name="ce62">
            <text:p><text:s/>2 408<text:s/></text:p>
          </table:table-cell>
          <table:table-cell office:value-type="float" office:value="2299" table:style-name="ce62">
            <text:p><text:s/>2 299<text:s/></text:p>
          </table:table-cell>
          <table:table-cell office:value-type="float" office:value="2266" table:style-name="ce62">
            <text:p><text:s/>2 266<text:s/></text:p>
          </table:table-cell>
          <table:table-cell office:value-type="float" office:value="2418" table:style-name="ce62">
            <text:p><text:s/>2 418<text:s/></text:p>
          </table:table-cell>
          <table:table-cell office:value-type="float" office:value="2458" table:style-name="ce62">
            <text:p><text:s/>2 458<text:s/></text:p>
          </table:table-cell>
          <table:table-cell office:value-type="float" office:value="2486" table:style-name="ce62">
            <text:p><text:s/>2 486<text:s/></text:p>
          </table:table-cell>
          <table:table-cell office:value-type="float" office:value="2319" table:style-name="ce62">
            <text:p><text:s/>2 319<text:s/></text:p>
          </table:table-cell>
          <table:table-cell office:value-type="float" office:value="2527" table:style-name="ce62">
            <text:p><text:s/>2 527<text:s/></text:p>
          </table:table-cell>
          <table:table-cell office:value-type="float" office:value="2368" table:style-name="ce62">
            <text:p><text:s/>2 368<text:s/></text:p>
          </table:table-cell>
          <table:table-cell office:value-type="float" office:value="2273" table:style-name="ce62">
            <text:p><text:s/>2 273<text:s/></text:p>
          </table:table-cell>
          <table:table-cell office:value-type="float" office:value="2374" table:style-name="ce62">
            <text:p><text:s/>2 374<text:s/></text:p>
          </table:table-cell>
          <table:table-cell office:value-type="float" office:value="2376" table:style-name="ce62">
            <text:p><text:s/>2 376<text:s/></text:p>
          </table:table-cell>
          <table:table-cell office:value-type="float" office:value="2488" table:style-name="ce62">
            <text:p><text:s/>2 488<text:s/></text:p>
          </table:table-cell>
          <table:table-cell office:value-type="float" office:value="2427" table:style-name="ce62">
            <text:p><text:s/>2 427<text:s/></text:p>
          </table:table-cell>
          <table:table-cell office:value-type="float" office:value="2378" table:style-name="ce62">
            <text:p><text:s/>2 378<text:s/></text:p>
          </table:table-cell>
          <table:table-cell office:value-type="float" office:value="2398" table:style-name="ce62">
            <text:p><text:s/>2 398<text:s/></text:p>
          </table:table-cell>
          <table:table-cell office:value-type="float" office:value="2361" table:style-name="ce62">
            <text:p><text:s/>2 361<text:s/></text:p>
          </table:table-cell>
          <table:table-cell office:value-type="float" office:value="2489" table:style-name="ce62">
            <text:p><text:s/>2 489<text:s/></text:p>
          </table:table-cell>
          <table:table-cell office:value-type="float" office:value="2498" table:style-name="ce62">
            <text:p><text:s/>2 498<text:s/></text:p>
          </table:table-cell>
          <table:table-cell office:value-type="float" office:value="2427" table:style-name="ce62">
            <text:p><text:s/>2 427<text:s/></text:p>
          </table:table-cell>
          <table:table-cell office:value-type="float" office:value="2445" table:style-name="ce62">
            <text:p><text:s/>2 445<text:s/></text:p>
          </table:table-cell>
          <table:table-cell office:value-type="float" office:value="2455" table:style-name="ce62">
            <text:p><text:s/>2 455<text:s/></text:p>
          </table:table-cell>
          <table:table-cell office:value-type="float" office:value="2359" table:style-name="ce62">
            <text:p><text:s/>2 359<text:s/></text:p>
          </table:table-cell>
          <table:table-cell office:value-type="float" office:value="2336" table:style-name="ce62">
            <text:p><text:s/>2 336<text:s/></text:p>
          </table:table-cell>
          <table:table-cell office:value-type="float" office:value="2471" table:style-name="ce62">
            <text:p><text:s/>2 471<text:s/></text:p>
          </table:table-cell>
          <table:table-cell office:value-type="float" office:value="2487" table:style-name="ce62">
            <text:p><text:s/>2 487<text:s/></text:p>
          </table:table-cell>
          <table:table-cell office:value-type="float" office:value="2426" table:style-name="ce62">
            <text:p><text:s/>2 426<text:s/></text:p>
          </table:table-cell>
          <table:table-cell office:value-type="float" office:value="2432" table:style-name="ce62">
            <text:p><text:s/>2 432<text:s/></text:p>
          </table:table-cell>
          <table:table-cell office:value-type="float" office:value="2407" table:style-name="ce62">
            <text:p><text:s/>2 407<text:s/></text:p>
          </table:table-cell>
          <table:table-cell office:value-type="float" office:value="2424" table:style-name="ce62">
            <text:p><text:s/>2 424<text:s/></text:p>
          </table:table-cell>
          <table:table-cell office:value-type="float" office:value="2407" table:style-name="ce62">
            <text:p><text:s/>2 407<text:s/></text:p>
          </table:table-cell>
          <table:table-cell office:value-type="float" office:value="2463" table:style-name="ce62">
            <text:p><text:s/>2 463<text:s/></text:p>
          </table:table-cell>
          <table:table-cell office:value-type="float" office:value="2540" table:style-name="ce62">
            <text:p><text:s/>2 540<text:s/></text:p>
          </table:table-cell>
          <table:table-cell office:value-type="float" office:value="2428" table:style-name="ce62">
            <text:p><text:s/>2 428<text:s/></text:p>
          </table:table-cell>
          <table:table-cell office:value-type="float" office:value="2522" table:style-name="ce62">
            <text:p><text:s/>2 522<text:s/></text:p>
          </table:table-cell>
          <table:table-cell office:value-type="float" office:value="2523" table:style-name="ce62">
            <text:p><text:s/>2 523<text:s/></text:p>
          </table:table-cell>
          <table:table-cell office:value-type="float" office:value="2558" table:style-name="ce62">
            <text:p><text:s/>2 558<text:s/></text:p>
          </table:table-cell>
          <table:table-cell office:value-type="float" office:value="2374" table:style-name="ce62">
            <text:p><text:s/>2 374<text:s/></text:p>
          </table:table-cell>
          <table:table-cell office:value-type="float" office:value="2534" table:style-name="ce62">
            <text:p><text:s/>2 534<text:s/></text:p>
          </table:table-cell>
          <table:table-cell office:value-type="float" office:value="2493" table:style-name="ce62">
            <text:p><text:s/>2 493<text:s/></text:p>
          </table:table-cell>
          <table:table-cell office:value-type="float" office:value="2503" table:style-name="ce62">
            <text:p><text:s/>2 503<text:s/></text:p>
          </table:table-cell>
          <table:table-cell office:value-type="float" office:value="2419" table:style-name="ce62">
            <text:p><text:s/>2 419<text:s/></text:p>
          </table:table-cell>
          <table:table-cell office:value-type="float" office:value="2390" table:style-name="ce62">
            <text:p><text:s/>2 390<text:s/></text:p>
          </table:table-cell>
          <table:table-cell office:value-type="float" office:value="2422" table:style-name="ce62">
            <text:p><text:s/>2 422<text:s/></text:p>
          </table:table-cell>
          <table:table-cell office:value-type="float" office:value="2415" table:style-name="ce62">
            <text:p><text:s/>2 415<text:s/></text:p>
          </table:table-cell>
          <table:table-cell office:value-type="float" office:value="2474" table:style-name="ce62">
            <text:p><text:s/>2 474<text:s/></text:p>
          </table:table-cell>
          <table:table-cell office:value-type="float" office:value="2388" table:style-name="ce62">
            <text:p><text:s/>2 388<text:s/></text:p>
          </table:table-cell>
          <table:table-cell office:value-type="float" office:value="2376" table:style-name="ce62">
            <text:p><text:s/>2 376<text:s/></text:p>
          </table:table-cell>
          <table:table-cell office:value-type="float" office:value="2470" table:style-name="ce62">
            <text:p><text:s/>2 470<text:s/></text:p>
          </table:table-cell>
          <table:table-cell office:value-type="float" office:value="925200" table:formula="of:= SUM([.B16:.NC16])" table:style-name="ce62">
            <text:p><text:s/>925 200<text:s/></text:p>
          </table:table-cell>
          <table:table-cell office:value-type="float" office:value="2534.794520547945" table:formula="of:=AVERAGE([.B16:.NC16] )" table:style-name="ce65">
            <text:p>2 535<text:s/></text:p>
          </table:table-cell>
          <table:table-cell office:value-type="string" office:string-value="x" table:formula="of:=IF(ISNUMBER([.BI16]);IF([.BI16]&gt;[.NE15];&quot;bigger&quot;;&quot;smaller&quot;);&quot;x&quot;)" table:style-name="ce66">
            <text:p>x</text:p>
          </table:table-cell>
          <table:table-cell table:number-columns-repeated="16014"/>
        </table:table-row>
        <table:table-row table:style-name="ro1">
          <table:table-cell office:value-type="string" table:style-name="ce68">
            <text:p>2014</text:p>
          </table:table-cell>
          <table:table-cell office:value-type="float" office:value="2385" table:style-name="ce69">
            <text:p><text:s/>2 385<text:s/></text:p>
          </table:table-cell>
          <table:table-cell office:value-type="float" office:value="2493" table:style-name="ce70">
            <text:p><text:s/>2 493<text:s/></text:p>
          </table:table-cell>
          <table:table-cell office:value-type="float" office:value="2556" table:style-name="ce70">
            <text:p><text:s/>2 556<text:s/></text:p>
          </table:table-cell>
          <table:table-cell office:value-type="float" office:value="2377" table:style-name="ce70">
            <text:p><text:s/>2 377<text:s/></text:p>
          </table:table-cell>
          <table:table-cell office:value-type="float" office:value="2413" table:style-name="ce70">
            <text:p><text:s/>2 413<text:s/></text:p>
          </table:table-cell>
          <table:table-cell office:value-type="float" office:value="2483" table:style-name="ce70">
            <text:p><text:s/>2 483<text:s/></text:p>
          </table:table-cell>
          <table:table-cell office:value-type="float" office:value="2480" table:style-name="ce70">
            <text:p><text:s/>2 480<text:s/></text:p>
          </table:table-cell>
          <table:table-cell office:value-type="float" office:value="2446" table:style-name="ce70">
            <text:p><text:s/>2 446<text:s/></text:p>
          </table:table-cell>
          <table:table-cell office:value-type="float" office:value="2583" table:style-name="ce70">
            <text:p><text:s/>2 583<text:s/></text:p>
          </table:table-cell>
          <table:table-cell office:value-type="float" office:value="2582" table:style-name="ce70">
            <text:p><text:s/>2 582<text:s/></text:p>
          </table:table-cell>
          <table:table-cell office:value-type="float" office:value="2350" table:style-name="ce70">
            <text:p><text:s/>2 350<text:s/></text:p>
          </table:table-cell>
          <table:table-cell office:value-type="float" office:value="2286" table:style-name="ce70">
            <text:p><text:s/>2 286<text:s/></text:p>
          </table:table-cell>
          <table:table-cell office:value-type="float" office:value="2372" table:style-name="ce70">
            <text:p><text:s/>2 372<text:s/></text:p>
          </table:table-cell>
          <table:table-cell office:value-type="float" office:value="2390" table:style-name="ce70">
            <text:p><text:s/>2 390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399" table:style-name="ce70">
            <text:p><text:s/>2 399<text:s/></text:p>
          </table:table-cell>
          <table:table-cell office:value-type="float" office:value="2437" table:style-name="ce70">
            <text:p><text:s/>2 437<text:s/></text:p>
          </table:table-cell>
          <table:table-cell office:value-type="float" office:value="2429" table:style-name="ce70">
            <text:p><text:s/>2 429<text:s/></text:p>
          </table:table-cell>
          <table:table-cell office:value-type="float" office:value="2377" table:style-name="ce70">
            <text:p><text:s/>2 377<text:s/></text:p>
          </table:table-cell>
          <table:table-cell office:value-type="float" office:value="2373" table:style-name="ce70">
            <text:p><text:s/>2 373<text:s/></text:p>
          </table:table-cell>
          <table:table-cell office:value-type="float" office:value="2457" table:style-name="ce70">
            <text:p><text:s/>2 457<text:s/></text:p>
          </table:table-cell>
          <table:table-cell office:value-type="float" office:value="2366" table:style-name="ce70">
            <text:p><text:s/>2 366<text:s/></text:p>
          </table:table-cell>
          <table:table-cell office:value-type="float" office:value="2369" table:style-name="ce70">
            <text:p><text:s/>2 369<text:s/></text:p>
          </table:table-cell>
          <table:table-cell office:value-type="float" office:value="2458" table:style-name="ce70">
            <text:p><text:s/>2 458<text:s/></text:p>
          </table:table-cell>
          <table:table-cell office:value-type="float" office:value="2356" table:style-name="ce70">
            <text:p><text:s/>2 356<text:s/></text:p>
          </table:table-cell>
          <table:table-cell office:value-type="float" office:value="2446" table:style-name="ce70">
            <text:p><text:s/>2 446<text:s/></text:p>
          </table:table-cell>
          <table:table-cell office:value-type="float" office:value="2599" table:style-name="ce70">
            <text:p><text:s/>2 599<text:s/></text:p>
          </table:table-cell>
          <table:table-cell office:value-type="float" office:value="2495" table:style-name="ce70">
            <text:p><text:s/>2 495<text:s/></text:p>
          </table:table-cell>
          <table:table-cell office:value-type="float" office:value="2423" table:style-name="ce70">
            <text:p><text:s/>2 423<text:s/></text:p>
          </table:table-cell>
          <table:table-cell office:value-type="float" office:value="2475" table:style-name="ce70">
            <text:p><text:s/>2 475<text:s/></text:p>
          </table:table-cell>
          <table:table-cell office:value-type="float" office:value="2455" table:style-name="ce70">
            <text:p><text:s/>2 455<text:s/></text:p>
          </table:table-cell>
          <table:table-cell office:value-type="float" office:value="2457" table:style-name="ce70">
            <text:p><text:s/>2 457<text:s/></text:p>
          </table:table-cell>
          <table:table-cell office:value-type="float" office:value="2462" table:style-name="ce70">
            <text:p><text:s/>2 462<text:s/></text:p>
          </table:table-cell>
          <table:table-cell office:value-type="float" office:value="2426" table:style-name="ce70">
            <text:p><text:s/>2 426<text:s/></text:p>
          </table:table-cell>
          <table:table-cell office:value-type="float" office:value="2510" table:style-name="ce70">
            <text:p><text:s/>2 510<text:s/></text:p>
          </table:table-cell>
          <table:table-cell office:value-type="float" office:value="2480" table:style-name="ce70">
            <text:p><text:s/>2 480<text:s/></text:p>
          </table:table-cell>
          <table:table-cell office:value-type="float" office:value="2551" table:style-name="ce70">
            <text:p><text:s/>2 551<text:s/></text:p>
          </table:table-cell>
          <table:table-cell office:value-type="float" office:value="2636" table:style-name="ce70">
            <text:p><text:s/>2 636<text:s/></text:p>
          </table:table-cell>
          <table:table-cell office:value-type="float" office:value="2494" table:style-name="ce70">
            <text:p><text:s/>2 494<text:s/></text:p>
          </table:table-cell>
          <table:table-cell office:value-type="float" office:value="2437" table:style-name="ce70">
            <text:p><text:s/>2 437<text:s/></text:p>
          </table:table-cell>
          <table:table-cell office:value-type="float" office:value="2542" table:style-name="ce70">
            <text:p><text:s/>2 542<text:s/></text:p>
          </table:table-cell>
          <table:table-cell office:value-type="float" office:value="2415" table:style-name="ce70">
            <text:p><text:s/>2 415<text:s/></text:p>
          </table:table-cell>
          <table:table-cell office:value-type="float" office:value="2588" table:style-name="ce70">
            <text:p><text:s/>2 588<text:s/></text:p>
          </table:table-cell>
          <table:table-cell office:value-type="float" office:value="2536" table:style-name="ce70">
            <text:p><text:s/>2 536<text:s/></text:p>
          </table:table-cell>
          <table:table-cell office:value-type="float" office:value="2479" table:style-name="ce70">
            <text:p><text:s/>2 479<text:s/></text:p>
          </table:table-cell>
          <table:table-cell office:value-type="float" office:value="2493" table:style-name="ce70">
            <text:p><text:s/>2 493<text:s/></text:p>
          </table:table-cell>
          <table:table-cell office:value-type="float" office:value="2369" table:style-name="ce70">
            <text:p><text:s/>2 369<text:s/></text:p>
          </table:table-cell>
          <table:table-cell office:value-type="float" office:value="2523" table:style-name="ce70">
            <text:p><text:s/>2 523<text:s/></text:p>
          </table:table-cell>
          <table:table-cell office:value-type="float" office:value="2514" table:style-name="ce70">
            <text:p><text:s/>2 514<text:s/></text:p>
          </table:table-cell>
          <table:table-cell office:value-type="float" office:value="2376" table:style-name="ce70">
            <text:p><text:s/>2 376<text:s/></text:p>
          </table:table-cell>
          <table:table-cell office:value-type="float" office:value="2524" table:style-name="ce70">
            <text:p><text:s/>2 524<text:s/></text:p>
          </table:table-cell>
          <table:table-cell office:value-type="float" office:value="2529" table:style-name="ce70">
            <text:p><text:s/>2 529<text:s/></text:p>
          </table:table-cell>
          <table:table-cell office:value-type="float" office:value="2438" table:style-name="ce70">
            <text:p><text:s/>2 438<text:s/></text:p>
          </table:table-cell>
          <table:table-cell office:value-type="float" office:value="2307" table:style-name="ce70">
            <text:p><text:s/>2 307<text:s/></text:p>
          </table:table-cell>
          <table:table-cell office:value-type="float" office:value="2469" table:style-name="ce70">
            <text:p><text:s/>2 469<text:s/></text:p>
          </table:table-cell>
          <table:table-cell office:value-type="float" office:value="2442" table:style-name="ce70">
            <text:p><text:s/>2 442<text:s/></text:p>
          </table:table-cell>
          <table:table-cell office:value-type="float" office:value="2464" table:style-name="ce70">
            <text:p><text:s/>2 464<text:s/></text:p>
          </table:table-cell>
          <table:table-cell office:value-type="float" office:value="2447" table:style-name="ce70">
            <text:p><text:s/>2 447<text:s/></text:p>
          </table:table-cell>
          <table:table-cell office:value-type="float" office:value="2605" table:style-name="ce70">
            <text:p><text:s/>2 605<text:s/></text:p>
          </table:table-cell>
          <table:table-cell office:value-type="string" table:style-name="ce63">
            <text:p>X</text:p>
          </table:table-cell>
          <table:table-cell office:value-type="float" office:value="2514" table:style-name="ce70">
            <text:p><text:s/>2 514<text:s/></text:p>
          </table:table-cell>
          <table:table-cell office:value-type="float" office:value="2404" table:style-name="ce70">
            <text:p><text:s/>2 404<text:s/></text:p>
          </table:table-cell>
          <table:table-cell office:value-type="float" office:value="2523" table:style-name="ce70">
            <text:p><text:s/>2 523<text:s/></text:p>
          </table:table-cell>
          <table:table-cell office:value-type="float" office:value="2523" table:style-name="ce70">
            <text:p><text:s/>2 523<text:s/></text:p>
          </table:table-cell>
          <table:table-cell office:value-type="float" office:value="2508" table:style-name="ce70">
            <text:p><text:s/>2 508<text:s/></text:p>
          </table:table-cell>
          <table:table-cell office:value-type="float" office:value="2463" table:style-name="ce70">
            <text:p><text:s/>2 463<text:s/></text:p>
          </table:table-cell>
          <table:table-cell office:value-type="float" office:value="2512" table:style-name="ce70">
            <text:p><text:s/>2 512<text:s/></text:p>
          </table:table-cell>
          <table:table-cell office:value-type="float" office:value="2451" table:style-name="ce70">
            <text:p><text:s/>2 451<text:s/></text:p>
          </table:table-cell>
          <table:table-cell office:value-type="float" office:value="2469" table:style-name="ce70">
            <text:p><text:s/>2 469<text:s/></text:p>
          </table:table-cell>
          <table:table-cell office:value-type="float" office:value="2510" table:style-name="ce70">
            <text:p><text:s/>2 510<text:s/></text:p>
          </table:table-cell>
          <table:table-cell office:value-type="float" office:value="2544" table:style-name="ce70">
            <text:p><text:s/>2 544<text:s/></text:p>
          </table:table-cell>
          <table:table-cell office:value-type="float" office:value="2472" table:style-name="ce70">
            <text:p><text:s/>2 472<text:s/></text:p>
          </table:table-cell>
          <table:table-cell office:value-type="float" office:value="2523" table:style-name="ce70">
            <text:p><text:s/>2 523<text:s/></text:p>
          </table:table-cell>
          <table:table-cell office:value-type="float" office:value="2562" table:style-name="ce70">
            <text:p><text:s/>2 562<text:s/></text:p>
          </table:table-cell>
          <table:table-cell office:value-type="float" office:value="2436" table:style-name="ce70">
            <text:p><text:s/>2 436<text:s/></text:p>
          </table:table-cell>
          <table:table-cell office:value-type="float" office:value="2444" table:style-name="ce70">
            <text:p><text:s/>2 444<text:s/></text:p>
          </table:table-cell>
          <table:table-cell office:value-type="float" office:value="2538" table:style-name="ce70">
            <text:p><text:s/>2 538<text:s/></text:p>
          </table:table-cell>
          <table:table-cell office:value-type="float" office:value="2458" table:style-name="ce70">
            <text:p><text:s/>2 458<text:s/></text:p>
          </table:table-cell>
          <table:table-cell office:value-type="float" office:value="2533" table:style-name="ce70">
            <text:p><text:s/>2 533<text:s/></text:p>
          </table:table-cell>
          <table:table-cell office:value-type="float" office:value="2569" table:style-name="ce70">
            <text:p><text:s/>2 569<text:s/></text:p>
          </table:table-cell>
          <table:table-cell office:value-type="float" office:value="2609" table:style-name="ce70">
            <text:p><text:s/>2 609<text:s/></text:p>
          </table:table-cell>
          <table:table-cell office:value-type="float" office:value="2497" table:style-name="ce70">
            <text:p><text:s/>2 497<text:s/></text:p>
          </table:table-cell>
          <table:table-cell office:value-type="float" office:value="2375" table:style-name="ce70">
            <text:p><text:s/>2 375<text:s/></text:p>
          </table:table-cell>
          <table:table-cell office:value-type="float" office:value="2486" table:style-name="ce70">
            <text:p><text:s/>2 486<text:s/></text:p>
          </table:table-cell>
          <table:table-cell office:value-type="float" office:value="2475" table:style-name="ce70">
            <text:p><text:s/>2 475<text:s/></text:p>
          </table:table-cell>
          <table:table-cell office:value-type="float" office:value="2491" table:style-name="ce70">
            <text:p><text:s/>2 491<text:s/></text:p>
          </table:table-cell>
          <table:table-cell office:value-type="float" office:value="2610" table:style-name="ce70">
            <text:p><text:s/>2 610<text:s/></text:p>
          </table:table-cell>
          <table:table-cell office:value-type="float" office:value="2535" table:style-name="ce70">
            <text:p><text:s/>2 535<text:s/></text:p>
          </table:table-cell>
          <table:table-cell office:value-type="float" office:value="2468" table:style-name="ce70">
            <text:p><text:s/>2 468<text:s/></text:p>
          </table:table-cell>
          <table:table-cell office:value-type="float" office:value="2353" table:style-name="ce70">
            <text:p><text:s/>2 353<text:s/></text:p>
          </table:table-cell>
          <table:table-cell office:value-type="float" office:value="2481" table:style-name="ce70">
            <text:p><text:s/>2 481<text:s/></text:p>
          </table:table-cell>
          <table:table-cell office:value-type="float" office:value="2540" table:style-name="ce70">
            <text:p><text:s/>2 540<text:s/></text:p>
          </table:table-cell>
          <table:table-cell office:value-type="float" office:value="2601" table:style-name="ce70">
            <text:p><text:s/>2 601<text:s/></text:p>
          </table:table-cell>
          <table:table-cell office:value-type="float" office:value="2667" table:style-name="ce70">
            <text:p><text:s/>2 667<text:s/></text:p>
          </table:table-cell>
          <table:table-cell office:value-type="float" office:value="2462" table:style-name="ce70">
            <text:p><text:s/>2 462<text:s/></text:p>
          </table:table-cell>
          <table:table-cell office:value-type="float" office:value="2454" table:style-name="ce70">
            <text:p><text:s/>2 454<text:s/></text:p>
          </table:table-cell>
          <table:table-cell office:value-type="float" office:value="2336" table:style-name="ce70">
            <text:p><text:s/>2 336<text:s/></text:p>
          </table:table-cell>
          <table:table-cell office:value-type="float" office:value="2631" table:style-name="ce70">
            <text:p><text:s/>2 631<text:s/></text:p>
          </table:table-cell>
          <table:table-cell office:value-type="float" office:value="2320" table:style-name="ce70">
            <text:p><text:s/>2 320<text:s/></text:p>
          </table:table-cell>
          <table:table-cell office:value-type="float" office:value="2287" table:style-name="ce70">
            <text:p><text:s/>2 287<text:s/></text:p>
          </table:table-cell>
          <table:table-cell office:value-type="float" office:value="2367" table:style-name="ce70">
            <text:p><text:s/>2 367<text:s/></text:p>
          </table:table-cell>
          <table:table-cell office:value-type="float" office:value="2537" table:style-name="ce70">
            <text:p><text:s/>2 537<text:s/></text:p>
          </table:table-cell>
          <table:table-cell office:value-type="float" office:value="2342" table:style-name="ce70">
            <text:p><text:s/>2 342<text:s/></text:p>
          </table:table-cell>
          <table:table-cell office:value-type="float" office:value="2262" table:style-name="ce70">
            <text:p><text:s/>2 262<text:s/></text:p>
          </table:table-cell>
          <table:table-cell office:value-type="float" office:value="2390" table:style-name="ce70">
            <text:p><text:s/>2 390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399" table:style-name="ce70">
            <text:p><text:s/>2 399<text:s/></text:p>
          </table:table-cell>
          <table:table-cell office:value-type="float" office:value="2378" table:style-name="ce70">
            <text:p><text:s/>2 378<text:s/></text:p>
          </table:table-cell>
          <table:table-cell office:value-type="float" office:value="2311" table:style-name="ce70">
            <text:p><text:s/>2 311<text:s/></text:p>
          </table:table-cell>
          <table:table-cell office:value-type="float" office:value="2430" table:style-name="ce70">
            <text:p><text:s/>2 430<text:s/></text:p>
          </table:table-cell>
          <table:table-cell office:value-type="float" office:value="2347" table:style-name="ce70">
            <text:p><text:s/>2 347<text:s/></text:p>
          </table:table-cell>
          <table:table-cell office:value-type="float" office:value="2394" table:style-name="ce70">
            <text:p><text:s/>2 394<text:s/></text:p>
          </table:table-cell>
          <table:table-cell office:value-type="float" office:value="2403" table:style-name="ce70">
            <text:p><text:s/>2 403<text:s/></text:p>
          </table:table-cell>
          <table:table-cell office:value-type="float" office:value="2358" table:style-name="ce70">
            <text:p><text:s/>2 358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361" table:style-name="ce70">
            <text:p><text:s/>2 361<text:s/></text:p>
          </table:table-cell>
          <table:table-cell office:value-type="float" office:value="2277" table:style-name="ce70">
            <text:p><text:s/>2 277<text:s/></text:p>
          </table:table-cell>
          <table:table-cell office:value-type="float" office:value="2405" table:style-name="ce70">
            <text:p><text:s/>2 405<text:s/></text:p>
          </table:table-cell>
          <table:table-cell office:value-type="float" office:value="2289" table:style-name="ce70">
            <text:p><text:s/>2 289<text:s/></text:p>
          </table:table-cell>
          <table:table-cell office:value-type="float" office:value="2351" table:style-name="ce70">
            <text:p><text:s/>2 351<text:s/></text:p>
          </table:table-cell>
          <table:table-cell office:value-type="float" office:value="2279" table:style-name="ce70">
            <text:p><text:s/>2 279<text:s/></text:p>
          </table:table-cell>
          <table:table-cell office:value-type="float" office:value="2228" table:style-name="ce70">
            <text:p><text:s/>2 228<text:s/></text:p>
          </table:table-cell>
          <table:table-cell office:value-type="float" office:value="2186" table:style-name="ce70">
            <text:p><text:s/>2 186<text:s/></text:p>
          </table:table-cell>
          <table:table-cell office:value-type="float" office:value="2065" table:style-name="ce70">
            <text:p><text:s/>2 065<text:s/></text:p>
          </table:table-cell>
          <table:table-cell office:value-type="float" office:value="2291" table:style-name="ce70">
            <text:p><text:s/>2 291<text:s/></text:p>
          </table:table-cell>
          <table:table-cell office:value-type="float" office:value="2331" table:style-name="ce70">
            <text:p><text:s/>2 331<text:s/></text:p>
          </table:table-cell>
          <table:table-cell office:value-type="float" office:value="2282" table:style-name="ce70">
            <text:p><text:s/>2 282<text:s/></text:p>
          </table:table-cell>
          <table:table-cell office:value-type="float" office:value="2313" table:style-name="ce70">
            <text:p><text:s/>2 313<text:s/></text:p>
          </table:table-cell>
          <table:table-cell office:value-type="float" office:value="2323" table:style-name="ce70">
            <text:p><text:s/>2 323<text:s/></text:p>
          </table:table-cell>
          <table:table-cell office:value-type="float" office:value="2238" table:style-name="ce70">
            <text:p><text:s/>2 238<text:s/></text:p>
          </table:table-cell>
          <table:table-cell office:value-type="float" office:value="2296" table:style-name="ce70">
            <text:p><text:s/>2 296<text:s/></text:p>
          </table:table-cell>
          <table:table-cell office:value-type="float" office:value="2328" table:style-name="ce70">
            <text:p><text:s/>2 328<text:s/></text:p>
          </table:table-cell>
          <table:table-cell office:value-type="float" office:value="2317" table:style-name="ce70">
            <text:p><text:s/>2 317<text:s/></text:p>
          </table:table-cell>
          <table:table-cell office:value-type="float" office:value="2162" table:style-name="ce70">
            <text:p><text:s/>2 162<text:s/></text:p>
          </table:table-cell>
          <table:table-cell office:value-type="float" office:value="2231" table:style-name="ce70">
            <text:p><text:s/>2 231<text:s/></text:p>
          </table:table-cell>
          <table:table-cell office:value-type="float" office:value="2303" table:style-name="ce70">
            <text:p><text:s/>2 303<text:s/></text:p>
          </table:table-cell>
          <table:table-cell office:value-type="float" office:value="2245" table:style-name="ce70">
            <text:p><text:s/>2 245<text:s/></text:p>
          </table:table-cell>
          <table:table-cell office:value-type="float" office:value="2177" table:style-name="ce70">
            <text:p><text:s/>2 177<text:s/></text:p>
          </table:table-cell>
          <table:table-cell office:value-type="float" office:value="2382" table:style-name="ce70">
            <text:p><text:s/>2 382<text:s/></text:p>
          </table:table-cell>
          <table:table-cell office:value-type="float" office:value="2413" table:style-name="ce70">
            <text:p><text:s/>2 413<text:s/></text:p>
          </table:table-cell>
          <table:table-cell office:value-type="float" office:value="2335" table:style-name="ce70">
            <text:p><text:s/>2 335<text:s/></text:p>
          </table:table-cell>
          <table:table-cell office:value-type="float" office:value="2472" table:style-name="ce70">
            <text:p><text:s/>2 472<text:s/></text:p>
          </table:table-cell>
          <table:table-cell office:value-type="float" office:value="2461" table:style-name="ce70">
            <text:p><text:s/>2 461<text:s/></text:p>
          </table:table-cell>
          <table:table-cell office:value-type="float" office:value="2284" table:style-name="ce70">
            <text:p><text:s/>2 284<text:s/></text:p>
          </table:table-cell>
          <table:table-cell office:value-type="float" office:value="2106" table:style-name="ce70">
            <text:p><text:s/>2 106<text:s/></text:p>
          </table:table-cell>
          <table:table-cell office:value-type="float" office:value="2314" table:style-name="ce70">
            <text:p><text:s/>2 314<text:s/></text:p>
          </table:table-cell>
          <table:table-cell office:value-type="float" office:value="2216" table:style-name="ce70">
            <text:p><text:s/>2 216<text:s/></text:p>
          </table:table-cell>
          <table:table-cell office:value-type="float" office:value="2186" table:style-name="ce70">
            <text:p><text:s/>2 186<text:s/></text:p>
          </table:table-cell>
          <table:table-cell office:value-type="float" office:value="2123" table:style-name="ce70">
            <text:p><text:s/>2 123<text:s/></text:p>
          </table:table-cell>
          <table:table-cell office:value-type="float" office:value="2142" table:style-name="ce70">
            <text:p><text:s/>2 142<text:s/></text:p>
          </table:table-cell>
          <table:table-cell office:value-type="float" office:value="2134" table:style-name="ce70">
            <text:p><text:s/>2 134<text:s/></text:p>
          </table:table-cell>
          <table:table-cell office:value-type="float" office:value="2096" table:style-name="ce70">
            <text:p><text:s/>2 096<text:s/></text:p>
          </table:table-cell>
          <table:table-cell office:value-type="float" office:value="2276" table:style-name="ce70">
            <text:p><text:s/>2 276<text:s/></text:p>
          </table:table-cell>
          <table:table-cell office:value-type="float" office:value="2331" table:style-name="ce70">
            <text:p><text:s/>2 331<text:s/></text:p>
          </table:table-cell>
          <table:table-cell office:value-type="float" office:value="2321" table:style-name="ce70">
            <text:p><text:s/>2 321<text:s/></text:p>
          </table:table-cell>
          <table:table-cell office:value-type="float" office:value="2230" table:style-name="ce70">
            <text:p><text:s/>2 230<text:s/></text:p>
          </table:table-cell>
          <table:table-cell office:value-type="float" office:value="2334" table:style-name="ce70">
            <text:p><text:s/>2 334<text:s/></text:p>
          </table:table-cell>
          <table:table-cell office:value-type="float" office:value="2368" table:style-name="ce70">
            <text:p><text:s/>2 368<text:s/></text:p>
          </table:table-cell>
          <table:table-cell office:value-type="float" office:value="2355" table:style-name="ce70">
            <text:p><text:s/>2 355<text:s/></text:p>
          </table:table-cell>
          <table:table-cell office:value-type="float" office:value="2438" table:style-name="ce70">
            <text:p><text:s/>2 438<text:s/></text:p>
          </table:table-cell>
          <table:table-cell office:value-type="float" office:value="2542" table:style-name="ce70">
            <text:p><text:s/>2 542<text:s/></text:p>
          </table:table-cell>
          <table:table-cell office:value-type="float" office:value="2456" table:style-name="ce70">
            <text:p><text:s/>2 456<text:s/></text:p>
          </table:table-cell>
          <table:table-cell office:value-type="float" office:value="2348" table:style-name="ce70">
            <text:p><text:s/>2 348<text:s/></text:p>
          </table:table-cell>
          <table:table-cell office:value-type="float" office:value="2200" table:style-name="ce70">
            <text:p><text:s/>2 200<text:s/></text:p>
          </table:table-cell>
          <table:table-cell office:value-type="float" office:value="2118" table:style-name="ce70">
            <text:p><text:s/>2 118<text:s/></text:p>
          </table:table-cell>
          <table:table-cell office:value-type="float" office:value="2074" table:style-name="ce70">
            <text:p><text:s/>2 074<text:s/></text:p>
          </table:table-cell>
          <table:table-cell office:value-type="float" office:value="2232" table:style-name="ce70">
            <text:p><text:s/>2 232<text:s/></text:p>
          </table:table-cell>
          <table:table-cell office:value-type="float" office:value="2108" table:style-name="ce70">
            <text:p><text:s/>2 108<text:s/></text:p>
          </table:table-cell>
          <table:table-cell office:value-type="float" office:value="2269" table:style-name="ce70">
            <text:p><text:s/>2 269<text:s/></text:p>
          </table:table-cell>
          <table:table-cell office:value-type="float" office:value="2139" table:style-name="ce70">
            <text:p><text:s/>2 139<text:s/></text:p>
          </table:table-cell>
          <table:table-cell office:value-type="float" office:value="2172" table:style-name="ce70">
            <text:p><text:s/>2 172<text:s/></text:p>
          </table:table-cell>
          <table:table-cell office:value-type="float" office:value="2198" table:style-name="ce70">
            <text:p><text:s/>2 198<text:s/></text:p>
          </table:table-cell>
          <table:table-cell office:value-type="float" office:value="2150" table:style-name="ce70">
            <text:p><text:s/>2 150<text:s/></text:p>
          </table:table-cell>
          <table:table-cell office:value-type="float" office:value="2189" table:style-name="ce70">
            <text:p><text:s/>2 189<text:s/></text:p>
          </table:table-cell>
          <table:table-cell office:value-type="float" office:value="2268" table:style-name="ce70">
            <text:p><text:s/>2 268<text:s/></text:p>
          </table:table-cell>
          <table:table-cell office:value-type="float" office:value="2246" table:style-name="ce70">
            <text:p><text:s/>2 246<text:s/></text:p>
          </table:table-cell>
          <table:table-cell office:value-type="float" office:value="2203" table:style-name="ce70">
            <text:p><text:s/>2 203<text:s/></text:p>
          </table:table-cell>
          <table:table-cell office:value-type="float" office:value="2273" table:style-name="ce70">
            <text:p><text:s/>2 273<text:s/></text:p>
          </table:table-cell>
          <table:table-cell office:value-type="float" office:value="2250" table:style-name="ce70">
            <text:p><text:s/>2 250<text:s/></text:p>
          </table:table-cell>
          <table:table-cell office:value-type="float" office:value="2154" table:style-name="ce70">
            <text:p><text:s/>2 154<text:s/></text:p>
          </table:table-cell>
          <table:table-cell office:value-type="float" office:value="2173" table:style-name="ce70">
            <text:p><text:s/>2 173<text:s/></text:p>
          </table:table-cell>
          <table:table-cell office:value-type="float" office:value="2114" table:style-name="ce70">
            <text:p><text:s/>2 114<text:s/></text:p>
          </table:table-cell>
          <table:table-cell office:value-type="float" office:value="2231" table:style-name="ce70">
            <text:p><text:s/>2 231<text:s/></text:p>
          </table:table-cell>
          <table:table-cell office:value-type="float" office:value="2222" table:style-name="ce70">
            <text:p><text:s/>2 222<text:s/></text:p>
          </table:table-cell>
          <table:table-cell office:value-type="float" office:value="2398" table:style-name="ce70">
            <text:p><text:s/>2 398<text:s/></text:p>
          </table:table-cell>
          <table:table-cell office:value-type="float" office:value="2484" table:style-name="ce70">
            <text:p><text:s/>2 484<text:s/></text:p>
          </table:table-cell>
          <table:table-cell office:value-type="float" office:value="2407" table:style-name="ce70">
            <text:p><text:s/>2 407<text:s/></text:p>
          </table:table-cell>
          <table:table-cell office:value-type="float" office:value="2301" table:style-name="ce70">
            <text:p><text:s/>2 301<text:s/></text:p>
          </table:table-cell>
          <table:table-cell office:value-type="float" office:value="2294" table:style-name="ce70">
            <text:p><text:s/>2 294<text:s/></text:p>
          </table:table-cell>
          <table:table-cell office:value-type="float" office:value="2285" table:style-name="ce70">
            <text:p><text:s/>2 285<text:s/></text:p>
          </table:table-cell>
          <table:table-cell office:value-type="float" office:value="2252" table:style-name="ce70">
            <text:p><text:s/>2 252<text:s/></text:p>
          </table:table-cell>
          <table:table-cell office:value-type="float" office:value="2395" table:style-name="ce70">
            <text:p><text:s/>2 395<text:s/></text:p>
          </table:table-cell>
          <table:table-cell office:value-type="float" office:value="2159" table:style-name="ce70">
            <text:p><text:s/>2 159<text:s/></text:p>
          </table:table-cell>
          <table:table-cell office:value-type="float" office:value="2159" table:style-name="ce70">
            <text:p><text:s/>2 159<text:s/></text:p>
          </table:table-cell>
          <table:table-cell office:value-type="float" office:value="2353" table:style-name="ce70">
            <text:p><text:s/>2 353<text:s/></text:p>
          </table:table-cell>
          <table:table-cell office:value-type="float" office:value="2289" table:style-name="ce70">
            <text:p><text:s/>2 289<text:s/></text:p>
          </table:table-cell>
          <table:table-cell office:value-type="float" office:value="2272" table:style-name="ce70">
            <text:p><text:s/>2 272<text:s/></text:p>
          </table:table-cell>
          <table:table-cell office:value-type="float" office:value="2262" table:style-name="ce70">
            <text:p><text:s/>2 262<text:s/></text:p>
          </table:table-cell>
          <table:table-cell office:value-type="float" office:value="2453" table:style-name="ce70">
            <text:p><text:s/>2 453<text:s/></text:p>
          </table:table-cell>
          <table:table-cell office:value-type="float" office:value="2486" table:style-name="ce70">
            <text:p><text:s/>2 486<text:s/></text:p>
          </table:table-cell>
          <table:table-cell office:value-type="float" office:value="2516" table:style-name="ce70">
            <text:p><text:s/>2 516<text:s/></text:p>
          </table:table-cell>
          <table:table-cell office:value-type="float" office:value="2556" table:style-name="ce70">
            <text:p><text:s/>2 556<text:s/></text:p>
          </table:table-cell>
          <table:table-cell office:value-type="float" office:value="2357" table:style-name="ce70">
            <text:p><text:s/>2 357<text:s/></text:p>
          </table:table-cell>
          <table:table-cell office:value-type="float" office:value="2495" table:style-name="ce70">
            <text:p><text:s/>2 495<text:s/></text:p>
          </table:table-cell>
          <table:table-cell office:value-type="float" office:value="2278" table:style-name="ce70">
            <text:p><text:s/>2 278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186" table:style-name="ce70">
            <text:p><text:s/>2 186<text:s/></text:p>
          </table:table-cell>
          <table:table-cell office:value-type="float" office:value="2182" table:style-name="ce70">
            <text:p><text:s/>2 182<text:s/></text:p>
          </table:table-cell>
          <table:table-cell office:value-type="float" office:value="2333" table:style-name="ce70">
            <text:p><text:s/>2 333<text:s/></text:p>
          </table:table-cell>
          <table:table-cell office:value-type="float" office:value="2310" table:style-name="ce70">
            <text:p><text:s/>2 310<text:s/></text:p>
          </table:table-cell>
          <table:table-cell office:value-type="float" office:value="2339" table:style-name="ce70">
            <text:p><text:s/>2 339<text:s/></text:p>
          </table:table-cell>
          <table:table-cell office:value-type="float" office:value="2111" table:style-name="ce70">
            <text:p><text:s/>2 111<text:s/></text:p>
          </table:table-cell>
          <table:table-cell office:value-type="float" office:value="2185" table:style-name="ce70">
            <text:p><text:s/>2 185<text:s/></text:p>
          </table:table-cell>
          <table:table-cell office:value-type="float" office:value="2267" table:style-name="ce70">
            <text:p><text:s/>2 267<text:s/></text:p>
          </table:table-cell>
          <table:table-cell office:value-type="float" office:value="2248" table:style-name="ce70">
            <text:p><text:s/>2 248<text:s/></text:p>
          </table:table-cell>
          <table:table-cell office:value-type="float" office:value="2254" table:style-name="ce70">
            <text:p><text:s/>2 254<text:s/></text:p>
          </table:table-cell>
          <table:table-cell office:value-type="float" office:value="2144" table:style-name="ce70">
            <text:p><text:s/>2 144<text:s/></text:p>
          </table:table-cell>
          <table:table-cell office:value-type="float" office:value="2101" table:style-name="ce70">
            <text:p><text:s/>2 101<text:s/></text:p>
          </table:table-cell>
          <table:table-cell office:value-type="float" office:value="2155" table:style-name="ce70">
            <text:p><text:s/>2 155<text:s/></text:p>
          </table:table-cell>
          <table:table-cell office:value-type="float" office:value="2289" table:style-name="ce70">
            <text:p><text:s/>2 289<text:s/></text:p>
          </table:table-cell>
          <table:table-cell office:value-type="float" office:value="2297" table:style-name="ce70">
            <text:p><text:s/>2 297<text:s/></text:p>
          </table:table-cell>
          <table:table-cell office:value-type="float" office:value="2195" table:style-name="ce70">
            <text:p><text:s/>2 195<text:s/></text:p>
          </table:table-cell>
          <table:table-cell office:value-type="float" office:value="2236" table:style-name="ce70">
            <text:p><text:s/>2 236<text:s/></text:p>
          </table:table-cell>
          <table:table-cell office:value-type="float" office:value="2186" table:style-name="ce70">
            <text:p><text:s/>2 186<text:s/></text:p>
          </table:table-cell>
          <table:table-cell office:value-type="float" office:value="2089" table:style-name="ce70">
            <text:p><text:s/>2 089<text:s/></text:p>
          </table:table-cell>
          <table:table-cell office:value-type="float" office:value="2151" table:style-name="ce70">
            <text:p><text:s/>2 151<text:s/></text:p>
          </table:table-cell>
          <table:table-cell office:value-type="float" office:value="2227" table:style-name="ce70">
            <text:p><text:s/>2 227<text:s/></text:p>
          </table:table-cell>
          <table:table-cell office:value-type="float" office:value="2121" table:style-name="ce70">
            <text:p><text:s/>2 121<text:s/></text:p>
          </table:table-cell>
          <table:table-cell office:value-type="float" office:value="2001" table:style-name="ce70">
            <text:p><text:s/>2 001<text:s/></text:p>
          </table:table-cell>
          <table:table-cell office:value-type="float" office:value="2161" table:style-name="ce70">
            <text:p><text:s/>2 161<text:s/></text:p>
          </table:table-cell>
          <table:table-cell office:value-type="float" office:value="2252" table:style-name="ce70">
            <text:p><text:s/>2 252<text:s/></text:p>
          </table:table-cell>
          <table:table-cell office:value-type="float" office:value="2173" table:style-name="ce70">
            <text:p><text:s/>2 173<text:s/></text:p>
          </table:table-cell>
          <table:table-cell office:value-type="float" office:value="2202" table:style-name="ce70">
            <text:p><text:s/>2 202<text:s/></text:p>
          </table:table-cell>
          <table:table-cell office:value-type="float" office:value="2256" table:style-name="ce70">
            <text:p><text:s/>2 256<text:s/></text:p>
          </table:table-cell>
          <table:table-cell office:value-type="float" office:value="2273" table:style-name="ce70">
            <text:p><text:s/>2 273<text:s/></text:p>
          </table:table-cell>
          <table:table-cell office:value-type="float" office:value="2209" table:style-name="ce70">
            <text:p><text:s/>2 209<text:s/></text:p>
          </table:table-cell>
          <table:table-cell office:value-type="float" office:value="2228" table:style-name="ce70">
            <text:p><text:s/>2 228<text:s/></text:p>
          </table:table-cell>
          <table:table-cell office:value-type="float" office:value="2204" table:style-name="ce70">
            <text:p><text:s/>2 204<text:s/></text:p>
          </table:table-cell>
          <table:table-cell office:value-type="float" office:value="2285" table:style-name="ce70">
            <text:p><text:s/>2 285<text:s/></text:p>
          </table:table-cell>
          <table:table-cell office:value-type="float" office:value="2219" table:style-name="ce70">
            <text:p><text:s/>2 219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347" table:style-name="ce70">
            <text:p><text:s/>2 347<text:s/></text:p>
          </table:table-cell>
          <table:table-cell office:value-type="float" office:value="2227" table:style-name="ce70">
            <text:p><text:s/>2 227<text:s/></text:p>
          </table:table-cell>
          <table:table-cell office:value-type="float" office:value="2240" table:style-name="ce70">
            <text:p><text:s/>2 240<text:s/></text:p>
          </table:table-cell>
          <table:table-cell office:value-type="float" office:value="2329" table:style-name="ce70">
            <text:p><text:s/>2 329<text:s/></text:p>
          </table:table-cell>
          <table:table-cell office:value-type="float" office:value="2315" table:style-name="ce70">
            <text:p><text:s/>2 315<text:s/></text:p>
          </table:table-cell>
          <table:table-cell office:value-type="float" office:value="2318" table:style-name="ce70">
            <text:p><text:s/>2 318<text:s/></text:p>
          </table:table-cell>
          <table:table-cell office:value-type="float" office:value="2376" table:style-name="ce70">
            <text:p><text:s/>2 376<text:s/></text:p>
          </table:table-cell>
          <table:table-cell office:value-type="float" office:value="2343" table:style-name="ce70">
            <text:p><text:s/>2 343<text:s/></text:p>
          </table:table-cell>
          <table:table-cell office:value-type="float" office:value="2339" table:style-name="ce70">
            <text:p><text:s/>2 339<text:s/></text:p>
          </table:table-cell>
          <table:table-cell office:value-type="float" office:value="2374" table:style-name="ce70">
            <text:p><text:s/>2 374<text:s/></text:p>
          </table:table-cell>
          <table:table-cell office:value-type="float" office:value="2242" table:style-name="ce70">
            <text:p><text:s/>2 242<text:s/></text:p>
          </table:table-cell>
          <table:table-cell office:value-type="float" office:value="2210" table:style-name="ce70">
            <text:p><text:s/>2 210<text:s/></text:p>
          </table:table-cell>
          <table:table-cell office:value-type="float" office:value="2190" table:style-name="ce70">
            <text:p><text:s/>2 190<text:s/></text:p>
          </table:table-cell>
          <table:table-cell office:value-type="float" office:value="2216" table:style-name="ce70">
            <text:p><text:s/>2 216<text:s/></text:p>
          </table:table-cell>
          <table:table-cell office:value-type="float" office:value="2329" table:style-name="ce70">
            <text:p><text:s/>2 329<text:s/></text:p>
          </table:table-cell>
          <table:table-cell office:value-type="float" office:value="2279" table:style-name="ce70">
            <text:p><text:s/>2 279<text:s/></text:p>
          </table:table-cell>
          <table:table-cell office:value-type="float" office:value="2288" table:style-name="ce70">
            <text:p><text:s/>2 288<text:s/></text:p>
          </table:table-cell>
          <table:table-cell office:value-type="float" office:value="2313" table:style-name="ce70">
            <text:p><text:s/>2 313<text:s/></text:p>
          </table:table-cell>
          <table:table-cell office:value-type="float" office:value="2300" table:style-name="ce70">
            <text:p><text:s/>2 300<text:s/></text:p>
          </table:table-cell>
          <table:table-cell office:value-type="float" office:value="2280" table:style-name="ce70">
            <text:p><text:s/>2 280<text:s/></text:p>
          </table:table-cell>
          <table:table-cell office:value-type="float" office:value="2388" table:style-name="ce70">
            <text:p><text:s/>2 388<text:s/></text:p>
          </table:table-cell>
          <table:table-cell office:value-type="float" office:value="2297" table:style-name="ce70">
            <text:p><text:s/>2 297<text:s/></text:p>
          </table:table-cell>
          <table:table-cell office:value-type="float" office:value="2209" table:style-name="ce70">
            <text:p><text:s/>2 209<text:s/></text:p>
          </table:table-cell>
          <table:table-cell office:value-type="float" office:value="2216" table:style-name="ce70">
            <text:p><text:s/>2 216<text:s/></text:p>
          </table:table-cell>
          <table:table-cell office:value-type="float" office:value="2139" table:style-name="ce70">
            <text:p><text:s/>2 139<text:s/></text:p>
          </table:table-cell>
          <table:table-cell office:value-type="float" office:value="2244" table:style-name="ce70">
            <text:p><text:s/>2 244<text:s/></text:p>
          </table:table-cell>
          <table:table-cell office:value-type="float" office:value="2191" table:style-name="ce70">
            <text:p><text:s/>2 191<text:s/></text:p>
          </table:table-cell>
          <table:table-cell office:value-type="float" office:value="2356" table:style-name="ce70">
            <text:p><text:s/>2 356<text:s/></text:p>
          </table:table-cell>
          <table:table-cell office:value-type="float" office:value="2283" table:style-name="ce70">
            <text:p><text:s/>2 283<text:s/></text:p>
          </table:table-cell>
          <table:table-cell office:value-type="float" office:value="2263" table:style-name="ce70">
            <text:p><text:s/>2 263<text:s/></text:p>
          </table:table-cell>
          <table:table-cell office:value-type="float" office:value="2367" table:style-name="ce70">
            <text:p><text:s/>2 367<text:s/></text:p>
          </table:table-cell>
          <table:table-cell office:value-type="float" office:value="2292" table:style-name="ce70">
            <text:p><text:s/>2 292<text:s/></text:p>
          </table:table-cell>
          <table:table-cell office:value-type="float" office:value="2389" table:style-name="ce70">
            <text:p><text:s/>2 389<text:s/></text:p>
          </table:table-cell>
          <table:table-cell office:value-type="float" office:value="2359" table:style-name="ce70">
            <text:p><text:s/>2 359<text:s/></text:p>
          </table:table-cell>
          <table:table-cell office:value-type="float" office:value="2353" table:style-name="ce70">
            <text:p><text:s/>2 353<text:s/></text:p>
          </table:table-cell>
          <table:table-cell office:value-type="float" office:value="2253" table:style-name="ce70">
            <text:p><text:s/>2 253<text:s/></text:p>
          </table:table-cell>
          <table:table-cell office:value-type="float" office:value="2102" table:style-name="ce70">
            <text:p><text:s/>2 102<text:s/></text:p>
          </table:table-cell>
          <table:table-cell office:value-type="float" office:value="2241" table:style-name="ce70">
            <text:p><text:s/>2 241<text:s/></text:p>
          </table:table-cell>
          <table:table-cell office:value-type="float" office:value="2413" table:style-name="ce70">
            <text:p><text:s/>2 413<text:s/></text:p>
          </table:table-cell>
          <table:table-cell office:value-type="float" office:value="2341" table:style-name="ce70">
            <text:p><text:s/>2 341<text:s/></text:p>
          </table:table-cell>
          <table:table-cell office:value-type="float" office:value="2440" table:style-name="ce70">
            <text:p><text:s/>2 440<text:s/></text:p>
          </table:table-cell>
          <table:table-cell office:value-type="float" office:value="2486" table:style-name="ce70">
            <text:p><text:s/>2 486<text:s/></text:p>
          </table:table-cell>
          <table:table-cell office:value-type="float" office:value="2284" table:style-name="ce70">
            <text:p><text:s/>2 284<text:s/></text:p>
          </table:table-cell>
          <table:table-cell office:value-type="float" office:value="2207" table:style-name="ce70">
            <text:p><text:s/>2 207<text:s/></text:p>
          </table:table-cell>
          <table:table-cell office:value-type="float" office:value="2371" table:style-name="ce70">
            <text:p><text:s/>2 371<text:s/></text:p>
          </table:table-cell>
          <table:table-cell office:value-type="float" office:value="2429" table:style-name="ce70">
            <text:p><text:s/>2 429<text:s/></text:p>
          </table:table-cell>
          <table:table-cell office:value-type="float" office:value="2374" table:style-name="ce70">
            <text:p><text:s/>2 374<text:s/></text:p>
          </table:table-cell>
          <table:table-cell office:value-type="float" office:value="2276" table:style-name="ce70">
            <text:p><text:s/>2 276<text:s/></text:p>
          </table:table-cell>
          <table:table-cell office:value-type="float" office:value="2354" table:style-name="ce70">
            <text:p><text:s/>2 354<text:s/></text:p>
          </table:table-cell>
          <table:table-cell office:value-type="float" office:value="2305" table:style-name="ce70">
            <text:p><text:s/>2 305<text:s/></text:p>
          </table:table-cell>
          <table:table-cell office:value-type="float" office:value="2315" table:style-name="ce70">
            <text:p><text:s/>2 315<text:s/></text:p>
          </table:table-cell>
          <table:table-cell office:value-type="float" office:value="2414" table:style-name="ce70">
            <text:p><text:s/>2 414<text:s/></text:p>
          </table:table-cell>
          <table:table-cell office:value-type="float" office:value="2252" table:style-name="ce70">
            <text:p><text:s/>2 252<text:s/></text:p>
          </table:table-cell>
          <table:table-cell office:value-type="float" office:value="2348" table:style-name="ce70">
            <text:p><text:s/>2 348<text:s/></text:p>
          </table:table-cell>
          <table:table-cell office:value-type="float" office:value="2360" table:style-name="ce70">
            <text:p><text:s/>2 360<text:s/></text:p>
          </table:table-cell>
          <table:table-cell office:value-type="float" office:value="2369" table:style-name="ce70">
            <text:p><text:s/>2 369<text:s/></text:p>
          </table:table-cell>
          <table:table-cell office:value-type="float" office:value="2284" table:style-name="ce70">
            <text:p><text:s/>2 284<text:s/></text:p>
          </table:table-cell>
          <table:table-cell office:value-type="float" office:value="2388" table:style-name="ce70">
            <text:p><text:s/>2 388<text:s/></text:p>
          </table:table-cell>
          <table:table-cell office:value-type="float" office:value="2350" table:style-name="ce70">
            <text:p><text:s/>2 350<text:s/></text:p>
          </table:table-cell>
          <table:table-cell office:value-type="float" office:value="2386" table:style-name="ce70">
            <text:p><text:s/>2 386<text:s/></text:p>
          </table:table-cell>
          <table:table-cell office:value-type="float" office:value="2376" table:style-name="ce70">
            <text:p><text:s/>2 376<text:s/></text:p>
          </table:table-cell>
          <table:table-cell office:value-type="float" office:value="2360" table:style-name="ce70">
            <text:p><text:s/>2 360<text:s/></text:p>
          </table:table-cell>
          <table:table-cell office:value-type="float" office:value="2418" table:style-name="ce70">
            <text:p><text:s/>2 418<text:s/></text:p>
          </table:table-cell>
          <table:table-cell office:value-type="float" office:value="2399" table:style-name="ce70">
            <text:p><text:s/>2 399<text:s/></text:p>
          </table:table-cell>
          <table:table-cell office:value-type="float" office:value="2461" table:style-name="ce70">
            <text:p><text:s/>2 461<text:s/></text:p>
          </table:table-cell>
          <table:table-cell office:value-type="float" office:value="2600" table:style-name="ce70">
            <text:p><text:s/>2 600<text:s/></text:p>
          </table:table-cell>
          <table:table-cell office:value-type="float" office:value="2405" table:style-name="ce70">
            <text:p><text:s/>2 405<text:s/></text:p>
          </table:table-cell>
          <table:table-cell office:value-type="float" office:value="2498" table:style-name="ce70">
            <text:p><text:s/>2 498<text:s/></text:p>
          </table:table-cell>
          <table:table-cell office:value-type="float" office:value="2349" table:style-name="ce70">
            <text:p><text:s/>2 349<text:s/></text:p>
          </table:table-cell>
          <table:table-cell office:value-type="float" office:value="2395" table:style-name="ce70">
            <text:p><text:s/>2 395<text:s/></text:p>
          </table:table-cell>
          <table:table-cell office:value-type="float" office:value="2417" table:style-name="ce70">
            <text:p><text:s/>2 417<text:s/></text:p>
          </table:table-cell>
          <table:table-cell office:value-type="float" office:value="2349" table:style-name="ce70">
            <text:p><text:s/>2 349<text:s/></text:p>
          </table:table-cell>
          <table:table-cell office:value-type="float" office:value="2468" table:style-name="ce70">
            <text:p><text:s/>2 468<text:s/></text:p>
          </table:table-cell>
          <table:table-cell office:value-type="float" office:value="2434" table:style-name="ce70">
            <text:p><text:s/>2 434<text:s/></text:p>
          </table:table-cell>
          <table:table-cell office:value-type="float" office:value="2458" table:style-name="ce70">
            <text:p><text:s/>2 458<text:s/></text:p>
          </table:table-cell>
          <table:table-cell office:value-type="float" office:value="2458" table:style-name="ce70">
            <text:p><text:s/>2 458<text:s/></text:p>
          </table:table-cell>
          <table:table-cell office:value-type="float" office:value="2602" table:style-name="ce70">
            <text:p><text:s/>2 602<text:s/></text:p>
          </table:table-cell>
          <table:table-cell office:value-type="float" office:value="2471" table:style-name="ce70">
            <text:p><text:s/>2 471<text:s/></text:p>
          </table:table-cell>
          <table:table-cell office:value-type="float" office:value="2397" table:style-name="ce70">
            <text:p><text:s/>2 397<text:s/></text:p>
          </table:table-cell>
          <table:table-cell office:value-type="float" office:value="2477" table:style-name="ce70">
            <text:p><text:s/>2 477<text:s/></text:p>
          </table:table-cell>
          <table:table-cell office:value-type="float" office:value="2449" table:style-name="ce70">
            <text:p><text:s/>2 449<text:s/></text:p>
          </table:table-cell>
          <table:table-cell office:value-type="float" office:value="2457" table:style-name="ce70">
            <text:p><text:s/>2 457<text:s/></text:p>
          </table:table-cell>
          <table:table-cell office:value-type="float" office:value="2391" table:style-name="ce70">
            <text:p><text:s/>2 391<text:s/></text:p>
          </table:table-cell>
          <table:table-cell office:value-type="float" office:value="2464" table:style-name="ce70">
            <text:p><text:s/>2 464<text:s/></text:p>
          </table:table-cell>
          <table:table-cell office:value-type="float" office:value="2487" table:style-name="ce70">
            <text:p><text:s/>2 487<text:s/></text:p>
          </table:table-cell>
          <table:table-cell office:value-type="float" office:value="2337" table:style-name="ce70">
            <text:p><text:s/>2 337<text:s/></text:p>
          </table:table-cell>
          <table:table-cell office:value-type="float" office:value="2470" table:style-name="ce70">
            <text:p><text:s/>2 470<text:s/></text:p>
          </table:table-cell>
          <table:table-cell office:value-type="float" office:value="2528" table:style-name="ce70">
            <text:p><text:s/>2 528<text:s/></text:p>
          </table:table-cell>
          <table:table-cell office:value-type="float" office:value="2472" table:style-name="ce70">
            <text:p><text:s/>2 472<text:s/></text:p>
          </table:table-cell>
          <table:table-cell office:value-type="float" office:value="2556" table:style-name="ce70">
            <text:p><text:s/>2 556<text:s/></text:p>
          </table:table-cell>
          <table:table-cell office:value-type="float" office:value="2526" table:style-name="ce70">
            <text:p><text:s/>2 526<text:s/></text:p>
          </table:table-cell>
          <table:table-cell office:value-type="float" office:value="2538" table:style-name="ce70">
            <text:p><text:s/>2 538<text:s/></text:p>
          </table:table-cell>
          <table:table-cell office:value-type="float" office:value="2409" table:style-name="ce70">
            <text:p><text:s/>2 409<text:s/></text:p>
          </table:table-cell>
          <table:table-cell office:value-type="float" office:value="2533" table:style-name="ce70">
            <text:p><text:s/>2 533<text:s/></text:p>
          </table:table-cell>
          <table:table-cell office:value-type="float" office:value="2578" table:style-name="ce70">
            <text:p><text:s/>2 578<text:s/></text:p>
          </table:table-cell>
          <table:table-cell office:value-type="float" office:value="2601" table:style-name="ce70">
            <text:p><text:s/>2 601<text:s/></text:p>
          </table:table-cell>
          <table:table-cell office:value-type="float" office:value="2639" table:style-name="ce70">
            <text:p><text:s/>2 639<text:s/></text:p>
          </table:table-cell>
          <table:table-cell office:value-type="float" office:value="2513" table:style-name="ce70">
            <text:p><text:s/>2 513<text:s/></text:p>
          </table:table-cell>
          <table:table-cell office:value-type="float" office:value="2601" table:style-name="ce70">
            <text:p><text:s/>2 601<text:s/></text:p>
          </table:table-cell>
          <table:table-cell office:value-type="float" office:value="2499" table:style-name="ce70">
            <text:p><text:s/>2 499<text:s/></text:p>
          </table:table-cell>
          <table:table-cell office:value-type="float" office:value="2689" table:style-name="ce70">
            <text:p><text:s/>2 689<text:s/></text:p>
          </table:table-cell>
          <table:table-cell office:value-type="float" office:value="2640" table:style-name="ce70">
            <text:p><text:s/>2 640<text:s/></text:p>
          </table:table-cell>
          <table:table-cell office:value-type="float" office:value="2737" table:style-name="ce70">
            <text:p><text:s/>2 737<text:s/></text:p>
          </table:table-cell>
          <table:table-cell office:value-type="float" office:value="2627" table:style-name="ce70">
            <text:p><text:s/>2 627<text:s/></text:p>
          </table:table-cell>
          <table:table-cell office:value-type="float" office:value="2723" table:style-name="ce70">
            <text:p><text:s/>2 723<text:s/></text:p>
          </table:table-cell>
          <table:table-cell office:value-type="float" office:value="2632" table:style-name="ce70">
            <text:p><text:s/>2 632<text:s/></text:p>
          </table:table-cell>
          <table:table-cell office:value-type="float" office:value="2587" table:style-name="ce70">
            <text:p><text:s/>2 587<text:s/></text:p>
          </table:table-cell>
          <table:table-cell office:value-type="float" office:value="2580" table:style-name="ce70">
            <text:p><text:s/>2 580<text:s/></text:p>
          </table:table-cell>
          <table:table-cell office:value-type="float" office:value="2649" table:style-name="ce70">
            <text:p><text:s/>2 649<text:s/></text:p>
          </table:table-cell>
          <table:table-cell office:value-type="float" office:value="2572" table:style-name="ce70">
            <text:p><text:s/>2 572<text:s/></text:p>
          </table:table-cell>
          <table:table-cell office:value-type="float" office:value="2690" table:style-name="ce70">
            <text:p><text:s/>2 690<text:s/></text:p>
          </table:table-cell>
          <table:table-cell office:value-type="float" office:value="2698" table:style-name="ce70">
            <text:p><text:s/>2 698<text:s/></text:p>
          </table:table-cell>
          <table:table-cell office:value-type="float" office:value="2682" table:style-name="ce70">
            <text:p><text:s/>2 682<text:s/></text:p>
          </table:table-cell>
          <table:table-cell office:value-type="float" office:value="2507" table:style-name="ce70">
            <text:p><text:s/>2 507<text:s/></text:p>
          </table:table-cell>
          <table:table-cell office:value-type="float" office:value="2671" table:style-name="ce70">
            <text:p><text:s/>2 671<text:s/></text:p>
          </table:table-cell>
          <table:table-cell office:value-type="float" office:value="2732" table:style-name="ce70">
            <text:p><text:s/>2 732<text:s/></text:p>
          </table:table-cell>
          <table:table-cell office:value-type="float" office:value="2623" table:style-name="ce70">
            <text:p><text:s/>2 623<text:s/></text:p>
          </table:table-cell>
          <table:table-cell office:value-type="float" office:value="2427" table:style-name="ce70">
            <text:p><text:s/>2 427<text:s/></text:p>
          </table:table-cell>
          <table:table-cell office:value-type="float" office:value="2539" table:style-name="ce70">
            <text:p><text:s/>2 539<text:s/></text:p>
          </table:table-cell>
          <table:table-cell office:value-type="float" office:value="2588" table:style-name="ce70">
            <text:p><text:s/>2 588<text:s/></text:p>
          </table:table-cell>
          <table:table-cell office:value-type="float" office:value="2559" table:style-name="ce70">
            <text:p><text:s/>2 559<text:s/></text:p>
          </table:table-cell>
          <table:table-cell office:value-type="float" office:value="2681" table:style-name="ce70">
            <text:p><text:s/>2 681<text:s/></text:p>
          </table:table-cell>
          <table:table-cell office:value-type="float" office:value="2681" table:style-name="ce70">
            <text:p><text:s/>2 681<text:s/></text:p>
          </table:table-cell>
          <table:table-cell office:value-type="float" office:value="2644" table:style-name="ce70">
            <text:p><text:s/>2 644<text:s/></text:p>
          </table:table-cell>
          <table:table-cell office:value-type="float" office:value="868356" table:formula="of:= SUM([.B17:.NC17])" table:style-name="ce62">
            <text:p><text:s/>868 356<text:s/></text:p>
          </table:table-cell>
          <table:table-cell office:value-type="float" office:value="2379.0575342465754" table:formula="of:=AVERAGE([.B17:.NC17] )" table:style-name="ce65">
            <text:p>2 379<text:s/></text:p>
          </table:table-cell>
          <table:table-cell office:value-type="string" office:string-value="x" table:formula="of:=IF(ISNUMBER([.BI17]);IF([.BI17]&gt;[.NE16];&quot;bigger&quot;;&quot;smaller&quot;);&quot;x&quot;)" table:style-name="ce66">
            <text:p>x</text:p>
          </table:table-cell>
          <table:table-cell table:number-columns-repeated="16014"/>
        </table:table-row>
        <table:table-row table:style-name="ro1">
          <table:table-cell office:value-type="string" table:style-name="ce71">
            <text:p>2013</text:p>
          </table:table-cell>
          <table:table-cell office:value-type="float" office:value="2742" table:style-name="ce72">
            <text:p><text:s/>2 742<text:s/></text:p>
          </table:table-cell>
          <table:table-cell office:value-type="float" office:value="2602" table:style-name="ce62">
            <text:p><text:s/>2 602<text:s/></text:p>
          </table:table-cell>
          <table:table-cell office:value-type="float" office:value="2607" table:style-name="ce62">
            <text:p><text:s/>2 607<text:s/></text:p>
          </table:table-cell>
          <table:table-cell office:value-type="float" office:value="2535" table:style-name="ce62">
            <text:p><text:s/>2 535<text:s/></text:p>
          </table:table-cell>
          <table:table-cell office:value-type="float" office:value="2590" table:style-name="ce62">
            <text:p><text:s/>2 590<text:s/></text:p>
          </table:table-cell>
          <table:table-cell office:value-type="float" office:value="2609" table:style-name="ce62">
            <text:p><text:s/>2 609<text:s/></text:p>
          </table:table-cell>
          <table:table-cell office:value-type="float" office:value="2640" table:style-name="ce62">
            <text:p><text:s/>2 640<text:s/></text:p>
          </table:table-cell>
          <table:table-cell office:value-type="float" office:value="2688" table:style-name="ce62">
            <text:p><text:s/>2 688<text:s/></text:p>
          </table:table-cell>
          <table:table-cell office:value-type="float" office:value="2552" table:style-name="ce62">
            <text:p><text:s/>2 552<text:s/></text:p>
          </table:table-cell>
          <table:table-cell office:value-type="float" office:value="2639" table:style-name="ce62">
            <text:p><text:s/>2 639<text:s/></text:p>
          </table:table-cell>
          <table:table-cell office:value-type="float" office:value="2545" table:style-name="ce62">
            <text:p><text:s/>2 545<text:s/></text:p>
          </table:table-cell>
          <table:table-cell office:value-type="float" office:value="2477" table:style-name="ce62">
            <text:p><text:s/>2 477<text:s/></text:p>
          </table:table-cell>
          <table:table-cell office:value-type="float" office:value="2392" table:style-name="ce62">
            <text:p><text:s/>2 392<text:s/></text:p>
          </table:table-cell>
          <table:table-cell office:value-type="float" office:value="2572" table:style-name="ce62">
            <text:p><text:s/>2 572<text:s/></text:p>
          </table:table-cell>
          <table:table-cell office:value-type="float" office:value="2560" table:style-name="ce62">
            <text:p><text:s/>2 560<text:s/></text:p>
          </table:table-cell>
          <table:table-cell office:value-type="float" office:value="2673" table:style-name="ce62">
            <text:p><text:s/>2 673<text:s/></text:p>
          </table:table-cell>
          <table:table-cell office:value-type="float" office:value="2538" table:style-name="ce62">
            <text:p><text:s/>2 538<text:s/></text:p>
          </table:table-cell>
          <table:table-cell office:value-type="float" office:value="2667" table:style-name="ce62">
            <text:p><text:s/>2 667<text:s/></text:p>
          </table:table-cell>
          <table:table-cell office:value-type="float" office:value="2577" table:style-name="ce62">
            <text:p><text:s/>2 577<text:s/></text:p>
          </table:table-cell>
          <table:table-cell office:value-type="float" office:value="2664" table:style-name="ce62">
            <text:p><text:s/>2 664<text:s/></text:p>
          </table:table-cell>
          <table:table-cell office:value-type="float" office:value="2818" table:style-name="ce62">
            <text:p><text:s/>2 818<text:s/></text:p>
          </table:table-cell>
          <table:table-cell office:value-type="float" office:value="2734" table:style-name="ce62">
            <text:p><text:s/>2 734<text:s/></text:p>
          </table:table-cell>
          <table:table-cell office:value-type="float" office:value="2581" table:style-name="ce62">
            <text:p><text:s/>2 581<text:s/></text:p>
          </table:table-cell>
          <table:table-cell office:value-type="float" office:value="2728" table:style-name="ce62">
            <text:p><text:s/>2 728<text:s/></text:p>
          </table:table-cell>
          <table:table-cell office:value-type="float" office:value="2642" table:style-name="ce62">
            <text:p><text:s/>2 642<text:s/></text:p>
          </table:table-cell>
          <table:table-cell office:value-type="float" office:value="2721" table:style-name="ce62">
            <text:p><text:s/>2 721<text:s/></text:p>
          </table:table-cell>
          <table:table-cell office:value-type="float" office:value="2637" table:style-name="ce62">
            <text:p><text:s/>2 637<text:s/></text:p>
          </table:table-cell>
          <table:table-cell office:value-type="float" office:value="2836" table:style-name="ce62">
            <text:p><text:s/>2 836<text:s/></text:p>
          </table:table-cell>
          <table:table-cell office:value-type="float" office:value="2857" table:style-name="ce62">
            <text:p><text:s/>2 857<text:s/></text:p>
          </table:table-cell>
          <table:table-cell office:value-type="float" office:value="2943" table:style-name="ce62">
            <text:p><text:s/>2 943<text:s/></text:p>
          </table:table-cell>
          <table:table-cell office:value-type="float" office:value="2896" table:style-name="ce62">
            <text:p><text:s/>2 896<text:s/></text:p>
          </table:table-cell>
          <table:table-cell office:value-type="float" office:value="2921" table:style-name="ce62">
            <text:p><text:s/>2 921<text:s/></text:p>
          </table:table-cell>
          <table:table-cell office:value-type="float" office:value="2829" table:style-name="ce62">
            <text:p><text:s/>2 829<text:s/></text:p>
          </table:table-cell>
          <table:table-cell office:value-type="float" office:value="2698" table:style-name="ce62">
            <text:p><text:s/>2 698<text:s/></text:p>
          </table:table-cell>
          <table:table-cell office:value-type="float" office:value="2905" table:style-name="ce62">
            <text:p><text:s/>2 905<text:s/></text:p>
          </table:table-cell>
          <table:table-cell office:value-type="float" office:value="2852" table:style-name="ce62">
            <text:p><text:s/>2 852<text:s/></text:p>
          </table:table-cell>
          <table:table-cell office:value-type="float" office:value="3030" table:style-name="ce62">
            <text:p><text:s/>3 030<text:s/></text:p>
          </table:table-cell>
          <table:table-cell office:value-type="float" office:value="2877" table:style-name="ce62">
            <text:p><text:s/>2 877<text:s/></text:p>
          </table:table-cell>
          <table:table-cell office:value-type="float" office:value="2814" table:style-name="ce62">
            <text:p><text:s/>2 814<text:s/></text:p>
          </table:table-cell>
          <table:table-cell office:value-type="float" office:value="2858" table:style-name="ce62">
            <text:p><text:s/>2 858<text:s/></text:p>
          </table:table-cell>
          <table:table-cell office:value-type="float" office:value="2690" table:style-name="ce62">
            <text:p><text:s/>2 690<text:s/></text:p>
          </table:table-cell>
          <table:table-cell office:value-type="float" office:value="2932" table:style-name="ce62">
            <text:p><text:s/>2 932<text:s/></text:p>
          </table:table-cell>
          <table:table-cell office:value-type="float" office:value="2919" table:style-name="ce62">
            <text:p><text:s/>2 919<text:s/></text:p>
          </table:table-cell>
          <table:table-cell office:value-type="float" office:value="2759" table:style-name="ce62">
            <text:p><text:s/>2 759<text:s/></text:p>
          </table:table-cell>
          <table:table-cell office:value-type="float" office:value="2917" table:style-name="ce62">
            <text:p><text:s/>2 917<text:s/></text:p>
          </table:table-cell>
          <table:table-cell office:value-type="float" office:value="2988" table:style-name="ce62">
            <text:p><text:s/>2 988<text:s/></text:p>
          </table:table-cell>
          <table:table-cell office:value-type="float" office:value="3021" table:style-name="ce62">
            <text:p><text:s/>3 021<text:s/></text:p>
          </table:table-cell>
          <table:table-cell office:value-type="float" office:value="2837" table:style-name="ce62">
            <text:p><text:s/>2 837<text:s/></text:p>
          </table:table-cell>
          <table:table-cell office:value-type="float" office:value="2937" table:style-name="ce62">
            <text:p><text:s/>2 937<text:s/></text:p>
          </table:table-cell>
          <table:table-cell office:value-type="float" office:value="3011" table:style-name="ce62">
            <text:p><text:s/>3 011<text:s/></text:p>
          </table:table-cell>
          <table:table-cell office:value-type="float" office:value="2896" table:style-name="ce62">
            <text:p><text:s/>2 896<text:s/></text:p>
          </table:table-cell>
          <table:table-cell office:value-type="float" office:value="2928" table:style-name="ce62">
            <text:p><text:s/>2 928<text:s/></text:p>
          </table:table-cell>
          <table:table-cell office:value-type="float" office:value="3005" table:style-name="ce62">
            <text:p><text:s/>3 005<text:s/></text:p>
          </table:table-cell>
          <table:table-cell office:value-type="float" office:value="3051" table:style-name="ce62">
            <text:p><text:s/>3 051<text:s/></text:p>
          </table:table-cell>
          <table:table-cell office:value-type="float" office:value="2948" table:style-name="ce62">
            <text:p><text:s/>2 948<text:s/></text:p>
          </table:table-cell>
          <table:table-cell office:value-type="float" office:value="3082" table:style-name="ce62">
            <text:p><text:s/>3 082<text:s/></text:p>
          </table:table-cell>
          <table:table-cell office:value-type="float" office:value="3046" table:style-name="ce62">
            <text:p><text:s/>3 046<text:s/></text:p>
          </table:table-cell>
          <table:table-cell office:value-type="float" office:value="3156" table:style-name="ce62">
            <text:p><text:s/>3 156<text:s/></text:p>
          </table:table-cell>
          <table:table-cell office:value-type="float" office:value="3050" table:style-name="ce62">
            <text:p><text:s/>3 050<text:s/></text:p>
          </table:table-cell>
          <table:table-cell office:value-type="string" table:style-name="ce63">
            <text:p>X</text:p>
          </table:table-cell>
          <table:table-cell office:value-type="float" office:value="3007" table:style-name="ce62">
            <text:p><text:s/>3 007<text:s/></text:p>
          </table:table-cell>
          <table:table-cell office:value-type="float" office:value="3050" table:style-name="ce62">
            <text:p><text:s/>3 050<text:s/></text:p>
          </table:table-cell>
          <table:table-cell office:value-type="float" office:value="2859" table:style-name="ce62">
            <text:p><text:s/>2 859<text:s/></text:p>
          </table:table-cell>
          <table:table-cell office:value-type="float" office:value="3005" table:style-name="ce62">
            <text:p><text:s/>3 005<text:s/></text:p>
          </table:table-cell>
          <table:table-cell office:value-type="float" office:value="3033" table:style-name="ce62">
            <text:p><text:s/>3 033<text:s/></text:p>
          </table:table-cell>
          <table:table-cell office:value-type="float" office:value="3017" table:style-name="ce62">
            <text:p><text:s/>3 017<text:s/></text:p>
          </table:table-cell>
          <table:table-cell office:value-type="float" office:value="3134" table:style-name="ce62">
            <text:p><text:s/>3 134<text:s/></text:p>
          </table:table-cell>
          <table:table-cell office:value-type="float" office:value="3144" table:style-name="ce62">
            <text:p><text:s/>3 144<text:s/></text:p>
          </table:table-cell>
          <table:table-cell office:value-type="float" office:value="2946" table:style-name="ce62">
            <text:p><text:s/>2 946<text:s/></text:p>
          </table:table-cell>
          <table:table-cell office:value-type="float" office:value="2893" table:style-name="ce62">
            <text:p><text:s/>2 893<text:s/></text:p>
          </table:table-cell>
          <table:table-cell office:value-type="float" office:value="2937" table:style-name="ce62">
            <text:p><text:s/>2 937<text:s/></text:p>
          </table:table-cell>
          <table:table-cell office:value-type="float" office:value="2992" table:style-name="ce62">
            <text:p><text:s/>2 992<text:s/></text:p>
          </table:table-cell>
          <table:table-cell office:value-type="float" office:value="2944" table:style-name="ce62">
            <text:p><text:s/>2 944<text:s/></text:p>
          </table:table-cell>
          <table:table-cell office:value-type="float" office:value="2931" table:style-name="ce62">
            <text:p><text:s/>2 931<text:s/></text:p>
          </table:table-cell>
          <table:table-cell office:value-type="float" office:value="2893" table:style-name="ce62">
            <text:p><text:s/>2 893<text:s/></text:p>
          </table:table-cell>
          <table:table-cell office:value-type="float" office:value="2811" table:style-name="ce62">
            <text:p><text:s/>2 811<text:s/></text:p>
          </table:table-cell>
          <table:table-cell office:value-type="float" office:value="2689" table:style-name="ce62">
            <text:p><text:s/>2 689<text:s/></text:p>
          </table:table-cell>
          <table:table-cell office:value-type="float" office:value="2985" table:style-name="ce62">
            <text:p><text:s/>2 985<text:s/></text:p>
          </table:table-cell>
          <table:table-cell office:value-type="float" office:value="2916" table:style-name="ce62">
            <text:p><text:s/>2 916<text:s/></text:p>
          </table:table-cell>
          <table:table-cell office:value-type="float" office:value="2844" table:style-name="ce62">
            <text:p><text:s/>2 844<text:s/></text:p>
          </table:table-cell>
          <table:table-cell office:value-type="float" office:value="2852" table:style-name="ce62">
            <text:p><text:s/>2 852<text:s/></text:p>
          </table:table-cell>
          <table:table-cell office:value-type="float" office:value="2758" table:style-name="ce62">
            <text:p><text:s/>2 758<text:s/></text:p>
          </table:table-cell>
          <table:table-cell office:value-type="float" office:value="2706" table:style-name="ce62">
            <text:p><text:s/>2 706<text:s/></text:p>
          </table:table-cell>
          <table:table-cell office:value-type="float" office:value="2728" table:style-name="ce62">
            <text:p><text:s/>2 728<text:s/></text:p>
          </table:table-cell>
          <table:table-cell office:value-type="float" office:value="2770" table:style-name="ce62">
            <text:p><text:s/>2 770<text:s/></text:p>
          </table:table-cell>
          <table:table-cell office:value-type="float" office:value="2791" table:style-name="ce62">
            <text:p><text:s/>2 791<text:s/></text:p>
          </table:table-cell>
          <table:table-cell office:value-type="float" office:value="2867" table:style-name="ce62">
            <text:p><text:s/>2 867<text:s/></text:p>
          </table:table-cell>
          <table:table-cell office:value-type="float" office:value="2850" table:style-name="ce62">
            <text:p><text:s/>2 850<text:s/></text:p>
          </table:table-cell>
          <table:table-cell office:value-type="float" office:value="2718" table:style-name="ce62">
            <text:p><text:s/>2 718<text:s/></text:p>
          </table:table-cell>
          <table:table-cell office:value-type="float" office:value="2768" table:style-name="ce62">
            <text:p><text:s/>2 768<text:s/></text:p>
          </table:table-cell>
          <table:table-cell office:value-type="float" office:value="2556" table:style-name="ce62">
            <text:p><text:s/>2 556<text:s/></text:p>
          </table:table-cell>
          <table:table-cell office:value-type="float" office:value="2719" table:style-name="ce62">
            <text:p><text:s/>2 719<text:s/></text:p>
          </table:table-cell>
          <table:table-cell office:value-type="float" office:value="2794" table:style-name="ce62">
            <text:p><text:s/>2 794<text:s/></text:p>
          </table:table-cell>
          <table:table-cell office:value-type="float" office:value="2771" table:style-name="ce62">
            <text:p><text:s/>2 771<text:s/></text:p>
          </table:table-cell>
          <table:table-cell office:value-type="float" office:value="2731" table:style-name="ce62">
            <text:p><text:s/>2 731<text:s/></text:p>
          </table:table-cell>
          <table:table-cell office:value-type="float" office:value="2854" table:style-name="ce62">
            <text:p><text:s/>2 854<text:s/></text:p>
          </table:table-cell>
          <table:table-cell office:value-type="float" office:value="2751" table:style-name="ce62">
            <text:p><text:s/>2 751<text:s/></text:p>
          </table:table-cell>
          <table:table-cell office:value-type="float" office:value="2673" table:style-name="ce62">
            <text:p><text:s/>2 673<text:s/></text:p>
          </table:table-cell>
          <table:table-cell office:value-type="float" office:value="2936" table:style-name="ce62">
            <text:p><text:s/>2 936<text:s/></text:p>
          </table:table-cell>
          <table:table-cell office:value-type="float" office:value="2869" table:style-name="ce62">
            <text:p><text:s/>2 869<text:s/></text:p>
          </table:table-cell>
          <table:table-cell office:value-type="float" office:value="2820" table:style-name="ce62">
            <text:p><text:s/>2 820<text:s/></text:p>
          </table:table-cell>
          <table:table-cell office:value-type="float" office:value="2707" table:style-name="ce62">
            <text:p><text:s/>2 707<text:s/></text:p>
          </table:table-cell>
          <table:table-cell office:value-type="float" office:value="2814" table:style-name="ce62">
            <text:p><text:s/>2 814<text:s/></text:p>
          </table:table-cell>
          <table:table-cell office:value-type="float" office:value="2622" table:style-name="ce62">
            <text:p><text:s/>2 622<text:s/></text:p>
          </table:table-cell>
          <table:table-cell office:value-type="float" office:value="2622" table:style-name="ce62">
            <text:p><text:s/>2 622<text:s/></text:p>
          </table:table-cell>
          <table:table-cell office:value-type="float" office:value="2788" table:style-name="ce62">
            <text:p><text:s/>2 788<text:s/></text:p>
          </table:table-cell>
          <table:table-cell office:value-type="float" office:value="2687" table:style-name="ce62">
            <text:p><text:s/>2 687<text:s/></text:p>
          </table:table-cell>
          <table:table-cell office:value-type="float" office:value="2747" table:style-name="ce62">
            <text:p><text:s/>2 747<text:s/></text:p>
          </table:table-cell>
          <table:table-cell office:value-type="float" office:value="2551" table:style-name="ce62">
            <text:p><text:s/>2 551<text:s/></text:p>
          </table:table-cell>
          <table:table-cell office:value-type="float" office:value="2484" table:style-name="ce62">
            <text:p><text:s/>2 484<text:s/></text:p>
          </table:table-cell>
          <table:table-cell office:value-type="float" office:value="2469" table:style-name="ce62">
            <text:p><text:s/>2 469<text:s/></text:p>
          </table:table-cell>
          <table:table-cell office:value-type="float" office:value="2338" table:style-name="ce62">
            <text:p><text:s/>2 338<text:s/></text:p>
          </table:table-cell>
          <table:table-cell office:value-type="float" office:value="2551" table:style-name="ce62">
            <text:p><text:s/>2 551<text:s/></text:p>
          </table:table-cell>
          <table:table-cell office:value-type="float" office:value="2388" table:style-name="ce62">
            <text:p><text:s/>2 388<text:s/></text:p>
          </table:table-cell>
          <table:table-cell office:value-type="float" office:value="2469" table:style-name="ce62">
            <text:p><text:s/>2 469<text:s/></text:p>
          </table:table-cell>
          <table:table-cell office:value-type="float" office:value="2554" table:style-name="ce62">
            <text:p><text:s/>2 554<text:s/></text:p>
          </table:table-cell>
          <table:table-cell office:value-type="float" office:value="2500" table:style-name="ce62">
            <text:p><text:s/>2 500<text:s/></text:p>
          </table:table-cell>
          <table:table-cell office:value-type="float" office:value="2417" table:style-name="ce62">
            <text:p><text:s/>2 417<text:s/></text:p>
          </table:table-cell>
          <table:table-cell office:value-type="float" office:value="2222" table:style-name="ce62">
            <text:p><text:s/>2 222<text:s/></text:p>
          </table:table-cell>
          <table:table-cell office:value-type="float" office:value="2403" table:style-name="ce62">
            <text:p><text:s/>2 403<text:s/></text:p>
          </table:table-cell>
          <table:table-cell office:value-type="float" office:value="2339" table:style-name="ce62">
            <text:p><text:s/>2 339<text:s/></text:p>
          </table:table-cell>
          <table:table-cell office:value-type="float" office:value="2319" table:style-name="ce62">
            <text:p><text:s/>2 319<text:s/></text:p>
          </table:table-cell>
          <table:table-cell office:value-type="float" office:value="2338" table:style-name="ce62">
            <text:p><text:s/>2 338<text:s/></text:p>
          </table:table-cell>
          <table:table-cell office:value-type="float" office:value="2371" table:style-name="ce62">
            <text:p><text:s/>2 371<text:s/></text:p>
          </table:table-cell>
          <table:table-cell office:value-type="float" office:value="2395" table:style-name="ce62">
            <text:p><text:s/>2 395<text:s/></text:p>
          </table:table-cell>
          <table:table-cell office:value-type="float" office:value="2243" table:style-name="ce62">
            <text:p><text:s/>2 243<text:s/></text:p>
          </table:table-cell>
          <table:table-cell office:value-type="float" office:value="2248" table:style-name="ce62">
            <text:p><text:s/>2 248<text:s/></text:p>
          </table:table-cell>
          <table:table-cell office:value-type="float" office:value="2454" table:style-name="ce62">
            <text:p><text:s/>2 454<text:s/></text:p>
          </table:table-cell>
          <table:table-cell office:value-type="float" office:value="2502" table:style-name="ce62">
            <text:p><text:s/>2 502<text:s/></text:p>
          </table:table-cell>
          <table:table-cell office:value-type="float" office:value="2312" table:style-name="ce62">
            <text:p><text:s/>2 312<text:s/></text:p>
          </table:table-cell>
          <table:table-cell office:value-type="float" office:value="2373" table:style-name="ce62">
            <text:p><text:s/>2 373<text:s/></text:p>
          </table:table-cell>
          <table:table-cell office:value-type="float" office:value="2213" table:style-name="ce62">
            <text:p><text:s/>2 213<text:s/></text:p>
          </table:table-cell>
          <table:table-cell office:value-type="float" office:value="2268" table:style-name="ce62">
            <text:p><text:s/>2 268<text:s/></text:p>
          </table:table-cell>
          <table:table-cell office:value-type="float" office:value="2242" table:style-name="ce62">
            <text:p><text:s/>2 242<text:s/></text:p>
          </table:table-cell>
          <table:table-cell office:value-type="float" office:value="2269" table:style-name="ce62">
            <text:p><text:s/>2 269<text:s/></text:p>
          </table:table-cell>
          <table:table-cell office:value-type="float" office:value="2356" table:style-name="ce62">
            <text:p><text:s/>2 356<text:s/></text:p>
          </table:table-cell>
          <table:table-cell office:value-type="float" office:value="2332" table:style-name="ce62">
            <text:p><text:s/>2 332<text:s/></text:p>
          </table:table-cell>
          <table:table-cell office:value-type="float" office:value="2427" table:style-name="ce62">
            <text:p><text:s/>2 427<text:s/></text:p>
          </table:table-cell>
          <table:table-cell office:value-type="float" office:value="2254" table:style-name="ce62">
            <text:p><text:s/>2 254<text:s/></text:p>
          </table:table-cell>
          <table:table-cell office:value-type="float" office:value="2203" table:style-name="ce62">
            <text:p><text:s/>2 203<text:s/></text:p>
          </table:table-cell>
          <table:table-cell office:value-type="float" office:value="2125" table:style-name="ce62">
            <text:p><text:s/>2 125<text:s/></text:p>
          </table:table-cell>
          <table:table-cell office:value-type="float" office:value="2292" table:style-name="ce62">
            <text:p><text:s/>2 292<text:s/></text:p>
          </table:table-cell>
          <table:table-cell office:value-type="float" office:value="2267" table:style-name="ce62">
            <text:p><text:s/>2 267<text:s/></text:p>
          </table:table-cell>
          <table:table-cell office:value-type="float" office:value="2287" table:style-name="ce62">
            <text:p><text:s/>2 287<text:s/></text:p>
          </table:table-cell>
          <table:table-cell office:value-type="float" office:value="2256" table:style-name="ce62">
            <text:p><text:s/>2 256<text:s/></text:p>
          </table:table-cell>
          <table:table-cell office:value-type="float" office:value="2140" table:style-name="ce62">
            <text:p><text:s/>2 140<text:s/></text:p>
          </table:table-cell>
          <table:table-cell office:value-type="float" office:value="2234" table:style-name="ce62">
            <text:p><text:s/>2 234<text:s/></text:p>
          </table:table-cell>
          <table:table-cell office:value-type="float" office:value="2392" table:style-name="ce62">
            <text:p><text:s/>2 392<text:s/></text:p>
          </table:table-cell>
          <table:table-cell office:value-type="float" office:value="2417" table:style-name="ce62">
            <text:p><text:s/>2 417<text:s/></text:p>
          </table:table-cell>
          <table:table-cell office:value-type="float" office:value="2291" table:style-name="ce62">
            <text:p><text:s/>2 291<text:s/></text:p>
          </table:table-cell>
          <table:table-cell office:value-type="float" office:value="2238" table:style-name="ce62">
            <text:p><text:s/>2 238<text:s/></text:p>
          </table:table-cell>
          <table:table-cell office:value-type="float" office:value="2464" table:style-name="ce62">
            <text:p><text:s/>2 464<text:s/></text:p>
          </table:table-cell>
          <table:table-cell office:value-type="float" office:value="2322" table:style-name="ce62">
            <text:p><text:s/>2 322<text:s/></text:p>
          </table:table-cell>
          <table:table-cell office:value-type="float" office:value="2227" table:style-name="ce62">
            <text:p><text:s/>2 227<text:s/></text:p>
          </table:table-cell>
          <table:table-cell office:value-type="float" office:value="2156" table:style-name="ce62">
            <text:p><text:s/>2 156<text:s/></text:p>
          </table:table-cell>
          <table:table-cell office:value-type="float" office:value="2270" table:style-name="ce62">
            <text:p><text:s/>2 270<text:s/></text:p>
          </table:table-cell>
          <table:table-cell office:value-type="float" office:value="2332" table:style-name="ce62">
            <text:p><text:s/>2 332<text:s/></text:p>
          </table:table-cell>
          <table:table-cell office:value-type="float" office:value="2277" table:style-name="ce62">
            <text:p><text:s/>2 277<text:s/></text:p>
          </table:table-cell>
          <table:table-cell office:value-type="float" office:value="2477" table:style-name="ce62">
            <text:p><text:s/>2 477<text:s/></text:p>
          </table:table-cell>
          <table:table-cell office:value-type="float" office:value="2370" table:style-name="ce62">
            <text:p><text:s/>2 370<text:s/></text:p>
          </table:table-cell>
          <table:table-cell office:value-type="float" office:value="2316" table:style-name="ce62">
            <text:p><text:s/>2 316<text:s/></text:p>
          </table:table-cell>
          <table:table-cell office:value-type="float" office:value="2382" table:style-name="ce62">
            <text:p><text:s/>2 382<text:s/></text:p>
          </table:table-cell>
          <table:table-cell office:value-type="float" office:value="2254" table:style-name="ce62">
            <text:p><text:s/>2 254<text:s/></text:p>
          </table:table-cell>
          <table:table-cell office:value-type="float" office:value="2283" table:style-name="ce62">
            <text:p><text:s/>2 283<text:s/></text:p>
          </table:table-cell>
          <table:table-cell office:value-type="float" office:value="2402" table:style-name="ce62">
            <text:p><text:s/>2 402<text:s/></text:p>
          </table:table-cell>
          <table:table-cell office:value-type="float" office:value="2212" table:style-name="ce62">
            <text:p><text:s/>2 212<text:s/></text:p>
          </table:table-cell>
          <table:table-cell office:value-type="float" office:value="2270" table:style-name="ce62">
            <text:p><text:s/>2 270<text:s/></text:p>
          </table:table-cell>
          <table:table-cell office:value-type="float" office:value="2085" table:style-name="ce62">
            <text:p><text:s/>2 085<text:s/></text:p>
          </table:table-cell>
          <table:table-cell office:value-type="float" office:value="2378" table:style-name="ce62">
            <text:p><text:s/>2 378<text:s/></text:p>
          </table:table-cell>
          <table:table-cell office:value-type="float" office:value="2577" table:style-name="ce62">
            <text:p><text:s/>2 577<text:s/></text:p>
          </table:table-cell>
          <table:table-cell office:value-type="float" office:value="2739" table:style-name="ce62">
            <text:p><text:s/>2 739<text:s/></text:p>
          </table:table-cell>
          <table:table-cell office:value-type="float" office:value="2712" table:style-name="ce62">
            <text:p><text:s/>2 712<text:s/></text:p>
          </table:table-cell>
          <table:table-cell office:value-type="float" office:value="2306" table:style-name="ce62">
            <text:p><text:s/>2 306<text:s/></text:p>
          </table:table-cell>
          <table:table-cell office:value-type="float" office:value="2288" table:style-name="ce62">
            <text:p><text:s/>2 288<text:s/></text:p>
          </table:table-cell>
          <table:table-cell office:value-type="float" office:value="2153" table:style-name="ce62">
            <text:p><text:s/>2 153<text:s/></text:p>
          </table:table-cell>
          <table:table-cell office:value-type="float" office:value="2160" table:style-name="ce62">
            <text:p><text:s/>2 160<text:s/></text:p>
          </table:table-cell>
          <table:table-cell office:value-type="float" office:value="2206" table:style-name="ce62">
            <text:p><text:s/>2 206<text:s/></text:p>
          </table:table-cell>
          <table:table-cell office:value-type="float" office:value="2127" table:style-name="ce62">
            <text:p><text:s/>2 127<text:s/></text:p>
          </table:table-cell>
          <table:table-cell office:value-type="float" office:value="2184" table:style-name="ce62">
            <text:p><text:s/>2 184<text:s/></text:p>
          </table:table-cell>
          <table:table-cell office:value-type="float" office:value="2123" table:style-name="ce62">
            <text:p><text:s/>2 123<text:s/></text:p>
          </table:table-cell>
          <table:table-cell office:value-type="float" office:value="2010" table:style-name="ce62">
            <text:p><text:s/>2 010<text:s/></text:p>
          </table:table-cell>
          <table:table-cell office:value-type="float" office:value="2060" table:style-name="ce62">
            <text:p><text:s/>2 060<text:s/></text:p>
          </table:table-cell>
          <table:table-cell office:value-type="float" office:value="2203" table:style-name="ce62">
            <text:p><text:s/>2 203<text:s/></text:p>
          </table:table-cell>
          <table:table-cell office:value-type="float" office:value="2255" table:style-name="ce62">
            <text:p><text:s/>2 255<text:s/></text:p>
          </table:table-cell>
          <table:table-cell office:value-type="float" office:value="2339" table:style-name="ce62">
            <text:p><text:s/>2 339<text:s/></text:p>
          </table:table-cell>
          <table:table-cell office:value-type="float" office:value="2312" table:style-name="ce62">
            <text:p><text:s/>2 312<text:s/></text:p>
          </table:table-cell>
          <table:table-cell office:value-type="float" office:value="2239" table:style-name="ce62">
            <text:p><text:s/>2 239<text:s/></text:p>
          </table:table-cell>
          <table:table-cell office:value-type="float" office:value="2160" table:style-name="ce62">
            <text:p><text:s/>2 160<text:s/></text:p>
          </table:table-cell>
          <table:table-cell office:value-type="float" office:value="2106" table:style-name="ce62">
            <text:p><text:s/>2 106<text:s/></text:p>
          </table:table-cell>
          <table:table-cell office:value-type="float" office:value="2299" table:style-name="ce62">
            <text:p><text:s/>2 299<text:s/></text:p>
          </table:table-cell>
          <table:table-cell office:value-type="float" office:value="2273" table:style-name="ce62">
            <text:p><text:s/>2 273<text:s/></text:p>
          </table:table-cell>
          <table:table-cell office:value-type="float" office:value="2112" table:style-name="ce62">
            <text:p><text:s/>2 112<text:s/></text:p>
          </table:table-cell>
          <table:table-cell office:value-type="float" office:value="2226" table:style-name="ce62">
            <text:p><text:s/>2 226<text:s/></text:p>
          </table:table-cell>
          <table:table-cell office:value-type="float" office:value="2179" table:style-name="ce62">
            <text:p><text:s/>2 179<text:s/></text:p>
          </table:table-cell>
          <table:table-cell office:value-type="float" office:value="2054" table:style-name="ce62">
            <text:p><text:s/>2 054<text:s/></text:p>
          </table:table-cell>
          <table:table-cell office:value-type="float" office:value="2095" table:style-name="ce62">
            <text:p><text:s/>2 095<text:s/></text:p>
          </table:table-cell>
          <table:table-cell office:value-type="float" office:value="2232" table:style-name="ce62">
            <text:p><text:s/>2 232<text:s/></text:p>
          </table:table-cell>
          <table:table-cell office:value-type="float" office:value="2215" table:style-name="ce62">
            <text:p><text:s/>2 215<text:s/></text:p>
          </table:table-cell>
          <table:table-cell office:value-type="float" office:value="2267" table:style-name="ce62">
            <text:p><text:s/>2 267<text:s/></text:p>
          </table:table-cell>
          <table:table-cell office:value-type="float" office:value="2341" table:style-name="ce62">
            <text:p><text:s/>2 341<text:s/></text:p>
          </table:table-cell>
          <table:table-cell office:value-type="float" office:value="2373" table:style-name="ce62">
            <text:p><text:s/>2 373<text:s/></text:p>
          </table:table-cell>
          <table:table-cell office:value-type="float" office:value="2288" table:style-name="ce62">
            <text:p><text:s/>2 288<text:s/></text:p>
          </table:table-cell>
          <table:table-cell office:value-type="float" office:value="2140" table:style-name="ce62">
            <text:p><text:s/>2 140<text:s/></text:p>
          </table:table-cell>
          <table:table-cell office:value-type="float" office:value="2368" table:style-name="ce62">
            <text:p><text:s/>2 368<text:s/></text:p>
          </table:table-cell>
          <table:table-cell office:value-type="float" office:value="2439" table:style-name="ce62">
            <text:p><text:s/>2 439<text:s/></text:p>
          </table:table-cell>
          <table:table-cell office:value-type="float" office:value="2353" table:style-name="ce62">
            <text:p><text:s/>2 353<text:s/></text:p>
          </table:table-cell>
          <table:table-cell office:value-type="float" office:value="2396" table:style-name="ce62">
            <text:p><text:s/>2 396<text:s/></text:p>
          </table:table-cell>
          <table:table-cell office:value-type="float" office:value="2440" table:style-name="ce62">
            <text:p><text:s/>2 440<text:s/></text:p>
          </table:table-cell>
          <table:table-cell office:value-type="float" office:value="2477" table:style-name="ce62">
            <text:p><text:s/>2 477<text:s/></text:p>
          </table:table-cell>
          <table:table-cell office:value-type="float" office:value="2380" table:style-name="ce62">
            <text:p><text:s/>2 380<text:s/></text:p>
          </table:table-cell>
          <table:table-cell office:value-type="float" office:value="2408" table:style-name="ce62">
            <text:p><text:s/>2 408<text:s/></text:p>
          </table:table-cell>
          <table:table-cell office:value-type="float" office:value="2131" table:style-name="ce62">
            <text:p><text:s/>2 131<text:s/></text:p>
          </table:table-cell>
          <table:table-cell office:value-type="float" office:value="2190" table:style-name="ce62">
            <text:p><text:s/>2 190<text:s/></text:p>
          </table:table-cell>
          <table:table-cell office:value-type="float" office:value="2265" table:style-name="ce62">
            <text:p><text:s/>2 265<text:s/></text:p>
          </table:table-cell>
          <table:table-cell office:value-type="float" office:value="2410" table:style-name="ce62">
            <text:p><text:s/>2 410<text:s/></text:p>
          </table:table-cell>
          <table:table-cell office:value-type="float" office:value="2441" table:style-name="ce62">
            <text:p><text:s/>2 441<text:s/></text:p>
          </table:table-cell>
          <table:table-cell office:value-type="float" office:value="2232" table:style-name="ce62">
            <text:p><text:s/>2 232<text:s/></text:p>
          </table:table-cell>
          <table:table-cell office:value-type="float" office:value="2273" table:style-name="ce62">
            <text:p><text:s/>2 273<text:s/></text:p>
          </table:table-cell>
          <table:table-cell office:value-type="float" office:value="2411" table:style-name="ce62">
            <text:p><text:s/>2 411<text:s/></text:p>
          </table:table-cell>
          <table:table-cell office:value-type="float" office:value="2217" table:style-name="ce62">
            <text:p><text:s/>2 217<text:s/></text:p>
          </table:table-cell>
          <table:table-cell office:value-type="float" office:value="2167" table:style-name="ce62">
            <text:p><text:s/>2 167<text:s/></text:p>
          </table:table-cell>
          <table:table-cell office:value-type="float" office:value="2141" table:style-name="ce62">
            <text:p><text:s/>2 141<text:s/></text:p>
          </table:table-cell>
          <table:table-cell office:value-type="float" office:value="2094" table:style-name="ce62">
            <text:p><text:s/>2 094<text:s/></text:p>
          </table:table-cell>
          <table:table-cell office:value-type="float" office:value="1960" table:style-name="ce62">
            <text:p><text:s/>1 960<text:s/></text:p>
          </table:table-cell>
          <table:table-cell office:value-type="float" office:value="2163" table:style-name="ce62">
            <text:p><text:s/>2 163<text:s/></text:p>
          </table:table-cell>
          <table:table-cell office:value-type="float" office:value="2079" table:style-name="ce62">
            <text:p><text:s/>2 079<text:s/></text:p>
          </table:table-cell>
          <table:table-cell office:value-type="float" office:value="2071" table:style-name="ce62">
            <text:p><text:s/>2 071<text:s/></text:p>
          </table:table-cell>
          <table:table-cell office:value-type="float" office:value="2254" table:style-name="ce62">
            <text:p><text:s/>2 254<text:s/></text:p>
          </table:table-cell>
          <table:table-cell office:value-type="float" office:value="2275" table:style-name="ce62">
            <text:p><text:s/>2 275<text:s/></text:p>
          </table:table-cell>
          <table:table-cell office:value-type="float" office:value="2216" table:style-name="ce62">
            <text:p><text:s/>2 216<text:s/></text:p>
          </table:table-cell>
          <table:table-cell office:value-type="float" office:value="2168" table:style-name="ce62">
            <text:p><text:s/>2 168<text:s/></text:p>
          </table:table-cell>
          <table:table-cell office:value-type="float" office:value="2242" table:style-name="ce62">
            <text:p><text:s/>2 242<text:s/></text:p>
          </table:table-cell>
          <table:table-cell office:value-type="float" office:value="2110" table:style-name="ce62">
            <text:p><text:s/>2 110<text:s/></text:p>
          </table:table-cell>
          <table:table-cell office:value-type="float" office:value="2175" table:style-name="ce62">
            <text:p><text:s/>2 175<text:s/></text:p>
          </table:table-cell>
          <table:table-cell office:value-type="float" office:value="2165" table:style-name="ce62">
            <text:p><text:s/>2 165<text:s/></text:p>
          </table:table-cell>
          <table:table-cell office:value-type="float" office:value="2196" table:style-name="ce62">
            <text:p><text:s/>2 196<text:s/></text:p>
          </table:table-cell>
          <table:table-cell office:value-type="float" office:value="2205" table:style-name="ce62">
            <text:p><text:s/>2 205<text:s/></text:p>
          </table:table-cell>
          <table:table-cell office:value-type="float" office:value="2089" table:style-name="ce62">
            <text:p><text:s/>2 089<text:s/></text:p>
          </table:table-cell>
          <table:table-cell office:value-type="float" office:value="2094" table:style-name="ce62">
            <text:p><text:s/>2 094<text:s/></text:p>
          </table:table-cell>
          <table:table-cell office:value-type="float" office:value="2278" table:style-name="ce62">
            <text:p><text:s/>2 278<text:s/></text:p>
          </table:table-cell>
          <table:table-cell office:value-type="float" office:value="2200" table:style-name="ce62">
            <text:p><text:s/>2 200<text:s/></text:p>
          </table:table-cell>
          <table:table-cell office:value-type="float" office:value="2172" table:style-name="ce62">
            <text:p><text:s/>2 172<text:s/></text:p>
          </table:table-cell>
          <table:table-cell office:value-type="float" office:value="2230" table:style-name="ce62">
            <text:p><text:s/>2 230<text:s/></text:p>
          </table:table-cell>
          <table:table-cell office:value-type="float" office:value="2177" table:style-name="ce62">
            <text:p><text:s/>2 177<text:s/></text:p>
          </table:table-cell>
          <table:table-cell office:value-type="float" office:value="2025" table:style-name="ce62">
            <text:p><text:s/>2 025<text:s/></text:p>
          </table:table-cell>
          <table:table-cell office:value-type="float" office:value="2172" table:style-name="ce62">
            <text:p><text:s/>2 172<text:s/></text:p>
          </table:table-cell>
          <table:table-cell office:value-type="float" office:value="2189" table:style-name="ce62">
            <text:p><text:s/>2 189<text:s/></text:p>
          </table:table-cell>
          <table:table-cell office:value-type="float" office:value="2205" table:style-name="ce62">
            <text:p><text:s/>2 205<text:s/></text:p>
          </table:table-cell>
          <table:table-cell office:value-type="float" office:value="2266" table:style-name="ce62">
            <text:p><text:s/>2 266<text:s/></text:p>
          </table:table-cell>
          <table:table-cell office:value-type="float" office:value="2347" table:style-name="ce62">
            <text:p><text:s/>2 347<text:s/></text:p>
          </table:table-cell>
          <table:table-cell office:value-type="float" office:value="2304" table:style-name="ce62">
            <text:p><text:s/>2 304<text:s/></text:p>
          </table:table-cell>
          <table:table-cell office:value-type="float" office:value="2148" table:style-name="ce62">
            <text:p><text:s/>2 148<text:s/></text:p>
          </table:table-cell>
          <table:table-cell office:value-type="float" office:value="2085" table:style-name="ce62">
            <text:p><text:s/>2 085<text:s/></text:p>
          </table:table-cell>
          <table:table-cell office:value-type="float" office:value="2043" table:style-name="ce62">
            <text:p><text:s/>2 043<text:s/></text:p>
          </table:table-cell>
          <table:table-cell office:value-type="float" office:value="2132" table:style-name="ce62">
            <text:p><text:s/>2 132<text:s/></text:p>
          </table:table-cell>
          <table:table-cell office:value-type="float" office:value="2048" table:style-name="ce62">
            <text:p><text:s/>2 048<text:s/></text:p>
          </table:table-cell>
          <table:table-cell office:value-type="float" office:value="2208" table:style-name="ce62">
            <text:p><text:s/>2 208<text:s/></text:p>
          </table:table-cell>
          <table:table-cell office:value-type="float" office:value="2167" table:style-name="ce62">
            <text:p><text:s/>2 167<text:s/></text:p>
          </table:table-cell>
          <table:table-cell office:value-type="float" office:value="1997" table:style-name="ce62">
            <text:p><text:s/>1 997<text:s/></text:p>
          </table:table-cell>
          <table:table-cell office:value-type="float" office:value="2233" table:style-name="ce62">
            <text:p><text:s/>2 233<text:s/></text:p>
          </table:table-cell>
          <table:table-cell office:value-type="float" office:value="2192" table:style-name="ce62">
            <text:p><text:s/>2 192<text:s/></text:p>
          </table:table-cell>
          <table:table-cell office:value-type="float" office:value="2239" table:style-name="ce62">
            <text:p><text:s/>2 239<text:s/></text:p>
          </table:table-cell>
          <table:table-cell office:value-type="float" office:value="2164" table:style-name="ce62">
            <text:p><text:s/>2 164<text:s/></text:p>
          </table:table-cell>
          <table:table-cell office:value-type="float" office:value="2184" table:style-name="ce62">
            <text:p><text:s/>2 184<text:s/></text:p>
          </table:table-cell>
          <table:table-cell office:value-type="float" office:value="2154" table:style-name="ce62">
            <text:p><text:s/>2 154<text:s/></text:p>
          </table:table-cell>
          <table:table-cell office:value-type="float" office:value="2146" table:style-name="ce62">
            <text:p><text:s/>2 146<text:s/></text:p>
          </table:table-cell>
          <table:table-cell office:value-type="float" office:value="2305" table:style-name="ce62">
            <text:p><text:s/>2 305<text:s/></text:p>
          </table:table-cell>
          <table:table-cell office:value-type="float" office:value="2240" table:style-name="ce62">
            <text:p><text:s/>2 240<text:s/></text:p>
          </table:table-cell>
          <table:table-cell office:value-type="float" office:value="2253" table:style-name="ce62">
            <text:p><text:s/>2 253<text:s/></text:p>
          </table:table-cell>
          <table:table-cell office:value-type="float" office:value="2283" table:style-name="ce62">
            <text:p><text:s/>2 283<text:s/></text:p>
          </table:table-cell>
          <table:table-cell office:value-type="float" office:value="2298" table:style-name="ce62">
            <text:p><text:s/>2 298<text:s/></text:p>
          </table:table-cell>
          <table:table-cell office:value-type="float" office:value="2226" table:style-name="ce62">
            <text:p><text:s/>2 226<text:s/></text:p>
          </table:table-cell>
          <table:table-cell office:value-type="float" office:value="2114" table:style-name="ce62">
            <text:p><text:s/>2 114<text:s/></text:p>
          </table:table-cell>
          <table:table-cell office:value-type="float" office:value="2233" table:style-name="ce62">
            <text:p><text:s/>2 233<text:s/></text:p>
          </table:table-cell>
          <table:table-cell office:value-type="float" office:value="2243" table:style-name="ce62">
            <text:p><text:s/>2 243<text:s/></text:p>
          </table:table-cell>
          <table:table-cell office:value-type="float" office:value="2283" table:style-name="ce62">
            <text:p><text:s/>2 283<text:s/></text:p>
          </table:table-cell>
          <table:table-cell office:value-type="float" office:value="2206" table:style-name="ce62">
            <text:p><text:s/>2 206<text:s/></text:p>
          </table:table-cell>
          <table:table-cell office:value-type="float" office:value="2311" table:style-name="ce62">
            <text:p><text:s/>2 311<text:s/></text:p>
          </table:table-cell>
          <table:table-cell office:value-type="float" office:value="2333" table:style-name="ce62">
            <text:p><text:s/>2 333<text:s/></text:p>
          </table:table-cell>
          <table:table-cell office:value-type="float" office:value="2285" table:style-name="ce62">
            <text:p><text:s/>2 285<text:s/></text:p>
          </table:table-cell>
          <table:table-cell office:value-type="float" office:value="2260" table:style-name="ce62">
            <text:p><text:s/>2 260<text:s/></text:p>
          </table:table-cell>
          <table:table-cell office:value-type="float" office:value="2327" table:style-name="ce62">
            <text:p><text:s/>2 327<text:s/></text:p>
          </table:table-cell>
          <table:table-cell office:value-type="float" office:value="2292" table:style-name="ce62">
            <text:p><text:s/>2 292<text:s/></text:p>
          </table:table-cell>
          <table:table-cell office:value-type="float" office:value="2309" table:style-name="ce62">
            <text:p><text:s/>2 309<text:s/></text:p>
          </table:table-cell>
          <table:table-cell office:value-type="float" office:value="2239" table:style-name="ce62">
            <text:p><text:s/>2 239<text:s/></text:p>
          </table:table-cell>
          <table:table-cell office:value-type="float" office:value="2280" table:style-name="ce62">
            <text:p><text:s/>2 280<text:s/></text:p>
          </table:table-cell>
          <table:table-cell office:value-type="float" office:value="2232" table:style-name="ce62">
            <text:p><text:s/>2 232<text:s/></text:p>
          </table:table-cell>
          <table:table-cell office:value-type="float" office:value="2276" table:style-name="ce62">
            <text:p><text:s/>2 276<text:s/></text:p>
          </table:table-cell>
          <table:table-cell office:value-type="float" office:value="2413" table:style-name="ce62">
            <text:p><text:s/>2 413<text:s/></text:p>
          </table:table-cell>
          <table:table-cell office:value-type="float" office:value="2275" table:style-name="ce62">
            <text:p><text:s/>2 275<text:s/></text:p>
          </table:table-cell>
          <table:table-cell office:value-type="float" office:value="2342" table:style-name="ce62">
            <text:p><text:s/>2 342<text:s/></text:p>
          </table:table-cell>
          <table:table-cell office:value-type="float" office:value="2362" table:style-name="ce62">
            <text:p><text:s/>2 362<text:s/></text:p>
          </table:table-cell>
          <table:table-cell office:value-type="float" office:value="2324" table:style-name="ce62">
            <text:p><text:s/>2 324<text:s/></text:p>
          </table:table-cell>
          <table:table-cell office:value-type="float" office:value="2246" table:style-name="ce62">
            <text:p><text:s/>2 246<text:s/></text:p>
          </table:table-cell>
          <table:table-cell office:value-type="float" office:value="2471" table:style-name="ce62">
            <text:p><text:s/>2 471<text:s/></text:p>
          </table:table-cell>
          <table:table-cell office:value-type="float" office:value="2407" table:style-name="ce62">
            <text:p><text:s/>2 407<text:s/></text:p>
          </table:table-cell>
          <table:table-cell office:value-type="float" office:value="2443" table:style-name="ce62">
            <text:p><text:s/>2 443<text:s/></text:p>
          </table:table-cell>
          <table:table-cell office:value-type="float" office:value="2323" table:style-name="ce62">
            <text:p><text:s/>2 323<text:s/></text:p>
          </table:table-cell>
          <table:table-cell office:value-type="float" office:value="2343" table:style-name="ce62">
            <text:p><text:s/>2 343<text:s/></text:p>
          </table:table-cell>
          <table:table-cell office:value-type="float" office:value="2407" table:style-name="ce62">
            <text:p><text:s/>2 407<text:s/></text:p>
          </table:table-cell>
          <table:table-cell office:value-type="float" office:value="2360" table:style-name="ce62">
            <text:p><text:s/>2 360<text:s/></text:p>
          </table:table-cell>
          <table:table-cell office:value-type="float" office:value="2326" table:style-name="ce62">
            <text:p><text:s/>2 326<text:s/></text:p>
          </table:table-cell>
          <table:table-cell office:value-type="float" office:value="2318" table:style-name="ce62">
            <text:p><text:s/>2 318<text:s/></text:p>
          </table:table-cell>
          <table:table-cell office:value-type="float" office:value="2286" table:style-name="ce62">
            <text:p><text:s/>2 286<text:s/></text:p>
          </table:table-cell>
          <table:table-cell office:value-type="float" office:value="2258" table:style-name="ce62">
            <text:p><text:s/>2 258<text:s/></text:p>
          </table:table-cell>
          <table:table-cell office:value-type="float" office:value="2298" table:style-name="ce62">
            <text:p><text:s/>2 298<text:s/></text:p>
          </table:table-cell>
          <table:table-cell office:value-type="float" office:value="2301" table:style-name="ce62">
            <text:p><text:s/>2 301<text:s/></text:p>
          </table:table-cell>
          <table:table-cell office:value-type="float" office:value="2163" table:style-name="ce62">
            <text:p><text:s/>2 163<text:s/></text:p>
          </table:table-cell>
          <table:table-cell office:value-type="float" office:value="2329" table:style-name="ce62">
            <text:p><text:s/>2 329<text:s/></text:p>
          </table:table-cell>
          <table:table-cell office:value-type="float" office:value="2340" table:style-name="ce62">
            <text:p><text:s/>2 340<text:s/></text:p>
          </table:table-cell>
          <table:table-cell office:value-type="float" office:value="2305" table:style-name="ce62">
            <text:p><text:s/>2 305<text:s/></text:p>
          </table:table-cell>
          <table:table-cell office:value-type="float" office:value="2387" table:style-name="ce62">
            <text:p><text:s/>2 387<text:s/></text:p>
          </table:table-cell>
          <table:table-cell office:value-type="float" office:value="2456" table:style-name="ce62">
            <text:p><text:s/>2 456<text:s/></text:p>
          </table:table-cell>
          <table:table-cell office:value-type="float" office:value="2238" table:style-name="ce62">
            <text:p><text:s/>2 238<text:s/></text:p>
          </table:table-cell>
          <table:table-cell office:value-type="float" office:value="2172" table:style-name="ce62">
            <text:p><text:s/>2 172<text:s/></text:p>
          </table:table-cell>
          <table:table-cell office:value-type="float" office:value="2251" table:style-name="ce62">
            <text:p><text:s/>2 251<text:s/></text:p>
          </table:table-cell>
          <table:table-cell office:value-type="float" office:value="2244" table:style-name="ce62">
            <text:p><text:s/>2 244<text:s/></text:p>
          </table:table-cell>
          <table:table-cell office:value-type="float" office:value="2432" table:style-name="ce62">
            <text:p><text:s/>2 432<text:s/></text:p>
          </table:table-cell>
          <table:table-cell office:value-type="float" office:value="2353" table:style-name="ce62">
            <text:p><text:s/>2 353<text:s/></text:p>
          </table:table-cell>
          <table:table-cell office:value-type="float" office:value="2337" table:style-name="ce62">
            <text:p><text:s/>2 337<text:s/></text:p>
          </table:table-cell>
          <table:table-cell office:value-type="float" office:value="2251" table:style-name="ce62">
            <text:p><text:s/>2 251<text:s/></text:p>
          </table:table-cell>
          <table:table-cell office:value-type="float" office:value="2317" table:style-name="ce62">
            <text:p><text:s/>2 317<text:s/></text:p>
          </table:table-cell>
          <table:table-cell office:value-type="float" office:value="2349" table:style-name="ce62">
            <text:p><text:s/>2 349<text:s/></text:p>
          </table:table-cell>
          <table:table-cell office:value-type="float" office:value="2400" table:style-name="ce62">
            <text:p><text:s/>2 400<text:s/></text:p>
          </table:table-cell>
          <table:table-cell office:value-type="float" office:value="2364" table:style-name="ce62">
            <text:p><text:s/>2 364<text:s/></text:p>
          </table:table-cell>
          <table:table-cell office:value-type="float" office:value="2440" table:style-name="ce62">
            <text:p><text:s/>2 440<text:s/></text:p>
          </table:table-cell>
          <table:table-cell office:value-type="float" office:value="2439" table:style-name="ce62">
            <text:p><text:s/>2 439<text:s/></text:p>
          </table:table-cell>
          <table:table-cell office:value-type="float" office:value="2413" table:style-name="ce62">
            <text:p><text:s/>2 413<text:s/></text:p>
          </table:table-cell>
          <table:table-cell office:value-type="float" office:value="2315" table:style-name="ce62">
            <text:p><text:s/>2 315<text:s/></text:p>
          </table:table-cell>
          <table:table-cell office:value-type="float" office:value="2308" table:style-name="ce62">
            <text:p><text:s/>2 308<text:s/></text:p>
          </table:table-cell>
          <table:table-cell office:value-type="float" office:value="2387" table:style-name="ce62">
            <text:p><text:s/>2 387<text:s/></text:p>
          </table:table-cell>
          <table:table-cell office:value-type="float" office:value="2320" table:style-name="ce62">
            <text:p><text:s/>2 320<text:s/></text:p>
          </table:table-cell>
          <table:table-cell office:value-type="float" office:value="2377" table:style-name="ce62">
            <text:p><text:s/>2 377<text:s/></text:p>
          </table:table-cell>
          <table:table-cell office:value-type="float" office:value="2479" table:style-name="ce62">
            <text:p><text:s/>2 479<text:s/></text:p>
          </table:table-cell>
          <table:table-cell office:value-type="float" office:value="2399" table:style-name="ce62">
            <text:p><text:s/>2 399<text:s/></text:p>
          </table:table-cell>
          <table:table-cell office:value-type="float" office:value="2257" table:style-name="ce62">
            <text:p><text:s/>2 257<text:s/></text:p>
          </table:table-cell>
          <table:table-cell office:value-type="float" office:value="2391" table:style-name="ce62">
            <text:p><text:s/>2 391<text:s/></text:p>
          </table:table-cell>
          <table:table-cell office:value-type="float" office:value="2459" table:style-name="ce62">
            <text:p><text:s/>2 459<text:s/></text:p>
          </table:table-cell>
          <table:table-cell office:value-type="float" office:value="2416" table:style-name="ce62">
            <text:p><text:s/>2 416<text:s/></text:p>
          </table:table-cell>
          <table:table-cell office:value-type="float" office:value="2527" table:style-name="ce62">
            <text:p><text:s/>2 527<text:s/></text:p>
          </table:table-cell>
          <table:table-cell office:value-type="float" office:value="2536" table:style-name="ce62">
            <text:p><text:s/>2 536<text:s/></text:p>
          </table:table-cell>
          <table:table-cell office:value-type="float" office:value="2375" table:style-name="ce62">
            <text:p><text:s/>2 375<text:s/></text:p>
          </table:table-cell>
          <table:table-cell office:value-type="float" office:value="2494" table:style-name="ce62">
            <text:p><text:s/>2 494<text:s/></text:p>
          </table:table-cell>
          <table:table-cell office:value-type="float" office:value="2512" table:style-name="ce62">
            <text:p><text:s/>2 512<text:s/></text:p>
          </table:table-cell>
          <table:table-cell office:value-type="float" office:value="2391" table:style-name="ce62">
            <text:p><text:s/>2 391<text:s/></text:p>
          </table:table-cell>
          <table:table-cell office:value-type="float" office:value="2478" table:style-name="ce62">
            <text:p><text:s/>2 478<text:s/></text:p>
          </table:table-cell>
          <table:table-cell office:value-type="float" office:value="2443" table:style-name="ce62">
            <text:p><text:s/>2 443<text:s/></text:p>
          </table:table-cell>
          <table:table-cell office:value-type="float" office:value="2433" table:style-name="ce62">
            <text:p><text:s/>2 433<text:s/></text:p>
          </table:table-cell>
          <table:table-cell office:value-type="float" office:value="2341" table:style-name="ce62">
            <text:p><text:s/>2 341<text:s/></text:p>
          </table:table-cell>
          <table:table-cell office:value-type="float" office:value="2438" table:style-name="ce62">
            <text:p><text:s/>2 438<text:s/></text:p>
          </table:table-cell>
          <table:table-cell office:value-type="float" office:value="2404" table:style-name="ce62">
            <text:p><text:s/>2 404<text:s/></text:p>
          </table:table-cell>
          <table:table-cell office:value-type="float" office:value="2541" table:style-name="ce62">
            <text:p><text:s/>2 541<text:s/></text:p>
          </table:table-cell>
          <table:table-cell office:value-type="float" office:value="2571" table:style-name="ce62">
            <text:p><text:s/>2 571<text:s/></text:p>
          </table:table-cell>
          <table:table-cell office:value-type="float" office:value="2584" table:style-name="ce62">
            <text:p><text:s/>2 584<text:s/></text:p>
          </table:table-cell>
          <table:table-cell office:value-type="float" office:value="2349" table:style-name="ce62">
            <text:p><text:s/>2 349<text:s/></text:p>
          </table:table-cell>
          <table:table-cell office:value-type="float" office:value="2430" table:style-name="ce62">
            <text:p><text:s/>2 430<text:s/></text:p>
          </table:table-cell>
          <table:table-cell office:value-type="float" office:value="2427" table:style-name="ce62">
            <text:p><text:s/>2 427<text:s/></text:p>
          </table:table-cell>
          <table:table-cell office:value-type="float" office:value="2600" table:style-name="ce62">
            <text:p><text:s/>2 600<text:s/></text:p>
          </table:table-cell>
          <table:table-cell office:value-type="float" office:value="2574" table:style-name="ce62">
            <text:p><text:s/>2 574<text:s/></text:p>
          </table:table-cell>
          <table:table-cell office:value-type="float" office:value="2439" table:style-name="ce62">
            <text:p><text:s/>2 439<text:s/></text:p>
          </table:table-cell>
          <table:table-cell office:value-type="float" office:value="2404" table:style-name="ce62">
            <text:p><text:s/>2 404<text:s/></text:p>
          </table:table-cell>
          <table:table-cell office:value-type="float" office:value="2452" table:style-name="ce62">
            <text:p><text:s/>2 452<text:s/></text:p>
          </table:table-cell>
          <table:table-cell office:value-type="float" office:value="2406" table:style-name="ce62">
            <text:p><text:s/>2 406<text:s/></text:p>
          </table:table-cell>
          <table:table-cell office:value-type="float" office:value="2205" table:style-name="ce62">
            <text:p><text:s/>2 205<text:s/></text:p>
          </table:table-cell>
          <table:table-cell office:value-type="float" office:value="2299" table:style-name="ce62">
            <text:p><text:s/>2 299<text:s/></text:p>
          </table:table-cell>
          <table:table-cell office:value-type="float" office:value="2262" table:style-name="ce62">
            <text:p><text:s/>2 262<text:s/></text:p>
          </table:table-cell>
          <table:table-cell office:value-type="float" office:value="893825" table:formula="of:= SUM([.B18:.NC18])" table:style-name="ce62">
            <text:p><text:s/>893 825<text:s/></text:p>
          </table:table-cell>
          <table:table-cell office:value-type="float" office:value="2448.8356164383563" table:formula="of:=AVERAGE([.B18:.NC18] )" table:style-name="ce65">
            <text:p>2 449<text:s/></text:p>
          </table:table-cell>
          <table:table-cell office:value-type="string" office:string-value="x" table:formula="of:=IF(ISNUMBER([.BI18]);IF([.BI18]&gt;[.NE17];&quot;bigger&quot;;&quot;smaller&quot;);&quot;x&quot;)" table:style-name="ce66">
            <text:p>x</text:p>
          </table:table-cell>
          <table:table-cell table:number-columns-repeated="16014"/>
        </table:table-row>
        <table:table-row table:style-name="ro1">
          <table:table-cell office:value-type="string" table:style-name="ce68">
            <text:p>2012</text:p>
          </table:table-cell>
          <table:table-cell office:value-type="float" office:value="2602" table:style-name="ce69">
            <text:p><text:s/>2 602<text:s/></text:p>
          </table:table-cell>
          <table:table-cell office:value-type="float" office:value="2555" table:style-name="ce70">
            <text:p><text:s/>2 555<text:s/></text:p>
          </table:table-cell>
          <table:table-cell office:value-type="float" office:value="2619" table:style-name="ce70">
            <text:p><text:s/>2 619<text:s/></text:p>
          </table:table-cell>
          <table:table-cell office:value-type="float" office:value="2551" table:style-name="ce70">
            <text:p><text:s/>2 551<text:s/></text:p>
          </table:table-cell>
          <table:table-cell office:value-type="float" office:value="2642" table:style-name="ce70">
            <text:p><text:s/>2 642<text:s/></text:p>
          </table:table-cell>
          <table:table-cell office:value-type="float" office:value="2485" table:style-name="ce70">
            <text:p><text:s/>2 485<text:s/></text:p>
          </table:table-cell>
          <table:table-cell office:value-type="float" office:value="2505" table:style-name="ce70">
            <text:p><text:s/>2 505<text:s/></text:p>
          </table:table-cell>
          <table:table-cell office:value-type="float" office:value="2405" table:style-name="ce70">
            <text:p><text:s/>2 405<text:s/></text:p>
          </table:table-cell>
          <table:table-cell office:value-type="float" office:value="2532" table:style-name="ce70">
            <text:p><text:s/>2 532<text:s/></text:p>
          </table:table-cell>
          <table:table-cell office:value-type="float" office:value="2494" table:style-name="ce70">
            <text:p><text:s/>2 494<text:s/></text:p>
          </table:table-cell>
          <table:table-cell office:value-type="float" office:value="2456" table:style-name="ce70">
            <text:p><text:s/>2 456<text:s/></text:p>
          </table:table-cell>
          <table:table-cell office:value-type="float" office:value="2590" table:style-name="ce70">
            <text:p><text:s/>2 590<text:s/></text:p>
          </table:table-cell>
          <table:table-cell office:value-type="float" office:value="2440" table:style-name="ce70">
            <text:p><text:s/>2 440<text:s/></text:p>
          </table:table-cell>
          <table:table-cell office:value-type="float" office:value="2351" table:style-name="ce70">
            <text:p><text:s/>2 351<text:s/></text:p>
          </table:table-cell>
          <table:table-cell office:value-type="float" office:value="2282" table:style-name="ce70">
            <text:p><text:s/>2 282<text:s/></text:p>
          </table:table-cell>
          <table:table-cell office:value-type="float" office:value="2478" table:style-name="ce70">
            <text:p><text:s/>2 478<text:s/></text:p>
          </table:table-cell>
          <table:table-cell office:value-type="float" office:value="2539" table:style-name="ce70">
            <text:p><text:s/>2 539<text:s/></text:p>
          </table:table-cell>
          <table:table-cell office:value-type="float" office:value="2487" table:style-name="ce70">
            <text:p><text:s/>2 487<text:s/></text:p>
          </table:table-cell>
          <table:table-cell office:value-type="float" office:value="2525" table:style-name="ce70">
            <text:p><text:s/>2 525<text:s/></text:p>
          </table:table-cell>
          <table:table-cell office:value-type="float" office:value="2571" table:style-name="ce70">
            <text:p><text:s/>2 571<text:s/></text:p>
          </table:table-cell>
          <table:table-cell office:value-type="float" office:value="2426" table:style-name="ce70">
            <text:p><text:s/>2 426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483" table:style-name="ce70">
            <text:p><text:s/>2 483<text:s/></text:p>
          </table:table-cell>
          <table:table-cell office:value-type="float" office:value="2409" table:style-name="ce70">
            <text:p><text:s/>2 409<text:s/></text:p>
          </table:table-cell>
          <table:table-cell office:value-type="float" office:value="2359" table:style-name="ce70">
            <text:p><text:s/>2 359<text:s/></text:p>
          </table:table-cell>
          <table:table-cell office:value-type="float" office:value="2416" table:style-name="ce70">
            <text:p><text:s/>2 416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476" table:style-name="ce70">
            <text:p><text:s/>2 476<text:s/></text:p>
          </table:table-cell>
          <table:table-cell office:value-type="float" office:value="2348" table:style-name="ce70">
            <text:p><text:s/>2 348<text:s/></text:p>
          </table:table-cell>
          <table:table-cell office:value-type="float" office:value="2552" table:style-name="ce70">
            <text:p><text:s/>2 552<text:s/></text:p>
          </table:table-cell>
          <table:table-cell office:value-type="float" office:value="2461" table:style-name="ce70">
            <text:p><text:s/>2 461<text:s/></text:p>
          </table:table-cell>
          <table:table-cell office:value-type="float" office:value="2562" table:style-name="ce70">
            <text:p><text:s/>2 562<text:s/></text:p>
          </table:table-cell>
          <table:table-cell office:value-type="float" office:value="2526" table:style-name="ce70">
            <text:p><text:s/>2 526<text:s/></text:p>
          </table:table-cell>
          <table:table-cell office:value-type="float" office:value="2579" table:style-name="ce70">
            <text:p><text:s/>2 579<text:s/></text:p>
          </table:table-cell>
          <table:table-cell office:value-type="float" office:value="2435" table:style-name="ce70">
            <text:p><text:s/>2 435<text:s/></text:p>
          </table:table-cell>
          <table:table-cell office:value-type="float" office:value="2516" table:style-name="ce70">
            <text:p><text:s/>2 516<text:s/></text:p>
          </table:table-cell>
          <table:table-cell office:value-type="float" office:value="2585" table:style-name="ce70">
            <text:p><text:s/>2 585<text:s/></text:p>
          </table:table-cell>
          <table:table-cell office:value-type="float" office:value="2540" table:style-name="ce70">
            <text:p><text:s/>2 540<text:s/></text:p>
          </table:table-cell>
          <table:table-cell office:value-type="float" office:value="2671" table:style-name="ce70">
            <text:p><text:s/>2 671<text:s/></text:p>
          </table:table-cell>
          <table:table-cell office:value-type="float" office:value="2619" table:style-name="ce70">
            <text:p><text:s/>2 619<text:s/></text:p>
          </table:table-cell>
          <table:table-cell office:value-type="float" office:value="2694" table:style-name="ce70">
            <text:p><text:s/>2 694<text:s/></text:p>
          </table:table-cell>
          <table:table-cell office:value-type="float" office:value="2659" table:style-name="ce70">
            <text:p><text:s/>2 659<text:s/></text:p>
          </table:table-cell>
          <table:table-cell office:value-type="float" office:value="2602" table:style-name="ce70">
            <text:p><text:s/>2 602<text:s/></text:p>
          </table:table-cell>
          <table:table-cell office:value-type="float" office:value="2616" table:style-name="ce70">
            <text:p><text:s/>2 616<text:s/></text:p>
          </table:table-cell>
          <table:table-cell office:value-type="float" office:value="2785" table:style-name="ce70">
            <text:p><text:s/>2 785<text:s/></text:p>
          </table:table-cell>
          <table:table-cell office:value-type="float" office:value="2753" table:style-name="ce70">
            <text:p><text:s/>2 753<text:s/></text:p>
          </table:table-cell>
          <table:table-cell office:value-type="float" office:value="2748" table:style-name="ce70">
            <text:p><text:s/>2 748<text:s/></text:p>
          </table:table-cell>
          <table:table-cell office:value-type="float" office:value="2712" table:style-name="ce70">
            <text:p><text:s/>2 712<text:s/></text:p>
          </table:table-cell>
          <table:table-cell office:value-type="float" office:value="2707" table:style-name="ce70">
            <text:p><text:s/>2 707<text:s/></text:p>
          </table:table-cell>
          <table:table-cell office:value-type="float" office:value="2593" table:style-name="ce70">
            <text:p><text:s/>2 593<text:s/></text:p>
          </table:table-cell>
          <table:table-cell office:value-type="float" office:value="2608" table:style-name="ce70">
            <text:p><text:s/>2 608<text:s/></text:p>
          </table:table-cell>
          <table:table-cell office:value-type="float" office:value="2697" table:style-name="ce70">
            <text:p><text:s/>2 697<text:s/></text:p>
          </table:table-cell>
          <table:table-cell office:value-type="float" office:value="2765" table:style-name="ce70">
            <text:p><text:s/>2 765<text:s/></text:p>
          </table:table-cell>
          <table:table-cell office:value-type="float" office:value="2714" table:style-name="ce70">
            <text:p><text:s/>2 714<text:s/></text:p>
          </table:table-cell>
          <table:table-cell office:value-type="float" office:value="2763" table:style-name="ce70">
            <text:p><text:s/>2 763<text:s/></text:p>
          </table:table-cell>
          <table:table-cell office:value-type="float" office:value="2558" table:style-name="ce70">
            <text:p><text:s/>2 558<text:s/></text:p>
          </table:table-cell>
          <table:table-cell office:value-type="float" office:value="2524" table:style-name="ce70">
            <text:p><text:s/>2 524<text:s/></text:p>
          </table:table-cell>
          <table:table-cell office:value-type="float" office:value="2617" table:style-name="ce70">
            <text:p><text:s/>2 617<text:s/></text:p>
          </table:table-cell>
          <table:table-cell office:value-type="float" office:value="2734" table:style-name="ce70">
            <text:p><text:s/>2 734<text:s/></text:p>
          </table:table-cell>
          <table:table-cell office:value-type="float" office:value="2625" table:style-name="ce63">
            <text:p><text:s/>2 625<text:s/></text:p>
          </table:table-cell>
          <table:table-cell office:value-type="float" office:value="2721" table:style-name="ce70">
            <text:p><text:s/>2 721<text:s/></text:p>
          </table:table-cell>
          <table:table-cell office:value-type="float" office:value="2558" table:style-name="ce70">
            <text:p><text:s/>2 558<text:s/></text:p>
          </table:table-cell>
          <table:table-cell office:value-type="float" office:value="2505" table:style-name="ce70">
            <text:p><text:s/>2 505<text:s/></text:p>
          </table:table-cell>
          <table:table-cell office:value-type="float" office:value="2389" table:style-name="ce70">
            <text:p><text:s/>2 389<text:s/></text:p>
          </table:table-cell>
          <table:table-cell office:value-type="float" office:value="2658" table:style-name="ce70">
            <text:p><text:s/>2 658<text:s/></text:p>
          </table:table-cell>
          <table:table-cell office:value-type="float" office:value="2573" table:style-name="ce70">
            <text:p><text:s/>2 573<text:s/></text:p>
          </table:table-cell>
          <table:table-cell office:value-type="float" office:value="2532" table:style-name="ce70">
            <text:p><text:s/>2 532<text:s/></text:p>
          </table:table-cell>
          <table:table-cell office:value-type="float" office:value="2625" table:style-name="ce70">
            <text:p><text:s/>2 625<text:s/></text:p>
          </table:table-cell>
          <table:table-cell office:value-type="float" office:value="2560" table:style-name="ce70">
            <text:p><text:s/>2 560<text:s/></text:p>
          </table:table-cell>
          <table:table-cell office:value-type="float" office:value="2506" table:style-name="ce70">
            <text:p><text:s/>2 506<text:s/></text:p>
          </table:table-cell>
          <table:table-cell office:value-type="float" office:value="2502" table:style-name="ce70">
            <text:p><text:s/>2 502<text:s/></text:p>
          </table:table-cell>
          <table:table-cell office:value-type="float" office:value="2595" table:style-name="ce70">
            <text:p><text:s/>2 595<text:s/></text:p>
          </table:table-cell>
          <table:table-cell office:value-type="float" office:value="2617" table:style-name="ce70">
            <text:p><text:s/>2 617<text:s/></text:p>
          </table:table-cell>
          <table:table-cell office:value-type="float" office:value="2635" table:style-name="ce70">
            <text:p><text:s/>2 635<text:s/></text:p>
          </table:table-cell>
          <table:table-cell office:value-type="float" office:value="2513" table:style-name="ce70">
            <text:p><text:s/>2 513<text:s/></text:p>
          </table:table-cell>
          <table:table-cell office:value-type="float" office:value="2606" table:style-name="ce70">
            <text:p><text:s/>2 606<text:s/></text:p>
          </table:table-cell>
          <table:table-cell office:value-type="float" office:value="2565" table:style-name="ce70">
            <text:p><text:s/>2 565<text:s/></text:p>
          </table:table-cell>
          <table:table-cell office:value-type="float" office:value="2426" table:style-name="ce70">
            <text:p><text:s/>2 426<text:s/></text:p>
          </table:table-cell>
          <table:table-cell office:value-type="float" office:value="2417" table:style-name="ce70">
            <text:p><text:s/>2 417<text:s/></text:p>
          </table:table-cell>
          <table:table-cell office:value-type="float" office:value="2517" table:style-name="ce70">
            <text:p><text:s/>2 517<text:s/></text:p>
          </table:table-cell>
          <table:table-cell office:value-type="float" office:value="2624" table:style-name="ce70">
            <text:p><text:s/>2 624<text:s/></text:p>
          </table:table-cell>
          <table:table-cell office:value-type="float" office:value="2512" table:style-name="ce70">
            <text:p><text:s/>2 512<text:s/></text:p>
          </table:table-cell>
          <table:table-cell office:value-type="float" office:value="2506" table:style-name="ce70">
            <text:p><text:s/>2 506<text:s/></text:p>
          </table:table-cell>
          <table:table-cell office:value-type="float" office:value="2470" table:style-name="ce70">
            <text:p><text:s/>2 470<text:s/></text:p>
          </table:table-cell>
          <table:table-cell office:value-type="float" office:value="2295" table:style-name="ce70">
            <text:p><text:s/>2 295<text:s/></text:p>
          </table:table-cell>
          <table:table-cell office:value-type="float" office:value="2409" table:style-name="ce70">
            <text:p><text:s/>2 409<text:s/></text:p>
          </table:table-cell>
          <table:table-cell office:value-type="float" office:value="2532" table:style-name="ce70">
            <text:p><text:s/>2 532<text:s/></text:p>
          </table:table-cell>
          <table:table-cell office:value-type="float" office:value="2430" table:style-name="ce70">
            <text:p><text:s/>2 430<text:s/></text:p>
          </table:table-cell>
          <table:table-cell office:value-type="float" office:value="2435" table:style-name="ce70">
            <text:p><text:s/>2 435<text:s/></text:p>
          </table:table-cell>
          <table:table-cell office:value-type="float" office:value="2492" table:style-name="ce70">
            <text:p><text:s/>2 492<text:s/></text:p>
          </table:table-cell>
          <table:table-cell office:value-type="float" office:value="2479" table:style-name="ce70">
            <text:p><text:s/>2 479<text:s/></text:p>
          </table:table-cell>
          <table:table-cell office:value-type="float" office:value="2334" table:style-name="ce70">
            <text:p><text:s/>2 334<text:s/></text:p>
          </table:table-cell>
          <table:table-cell office:value-type="float" office:value="2583" table:style-name="ce70">
            <text:p><text:s/>2 583<text:s/></text:p>
          </table:table-cell>
          <table:table-cell office:value-type="float" office:value="2593" table:style-name="ce70">
            <text:p><text:s/>2 593<text:s/></text:p>
          </table:table-cell>
          <table:table-cell office:value-type="float" office:value="2541" table:style-name="ce70">
            <text:p><text:s/>2 541<text:s/></text:p>
          </table:table-cell>
          <table:table-cell office:value-type="float" office:value="2553" table:style-name="ce70">
            <text:p><text:s/>2 553<text:s/></text:p>
          </table:table-cell>
          <table:table-cell office:value-type="float" office:value="2496" table:style-name="ce70">
            <text:p><text:s/>2 496<text:s/></text:p>
          </table:table-cell>
          <table:table-cell office:value-type="float" office:value="2437" table:style-name="ce70">
            <text:p><text:s/>2 437<text:s/></text:p>
          </table:table-cell>
          <table:table-cell office:value-type="float" office:value="2324" table:style-name="ce70">
            <text:p><text:s/>2 324<text:s/></text:p>
          </table:table-cell>
          <table:table-cell office:value-type="float" office:value="2345" table:style-name="ce70">
            <text:p><text:s/>2 345<text:s/></text:p>
          </table:table-cell>
          <table:table-cell office:value-type="float" office:value="2425" table:style-name="ce70">
            <text:p><text:s/>2 425<text:s/></text:p>
          </table:table-cell>
          <table:table-cell office:value-type="float" office:value="2447" table:style-name="ce70">
            <text:p><text:s/>2 447<text:s/></text:p>
          </table:table-cell>
          <table:table-cell office:value-type="float" office:value="2526" table:style-name="ce70">
            <text:p><text:s/>2 526<text:s/></text:p>
          </table:table-cell>
          <table:table-cell office:value-type="float" office:value="2416" table:style-name="ce70">
            <text:p><text:s/>2 416<text:s/></text:p>
          </table:table-cell>
          <table:table-cell office:value-type="float" office:value="2429" table:style-name="ce70">
            <text:p><text:s/>2 429<text:s/></text:p>
          </table:table-cell>
          <table:table-cell office:value-type="float" office:value="2324" table:style-name="ce70">
            <text:p><text:s/>2 324<text:s/></text:p>
          </table:table-cell>
          <table:table-cell office:value-type="float" office:value="2446" table:style-name="ce70">
            <text:p><text:s/>2 446<text:s/></text:p>
          </table:table-cell>
          <table:table-cell office:value-type="float" office:value="2392" table:style-name="ce70">
            <text:p><text:s/>2 392<text:s/></text:p>
          </table:table-cell>
          <table:table-cell office:value-type="float" office:value="2402" table:style-name="ce70">
            <text:p><text:s/>2 402<text:s/></text:p>
          </table:table-cell>
          <table:table-cell office:value-type="float" office:value="2608" table:style-name="ce70">
            <text:p><text:s/>2 608<text:s/></text:p>
          </table:table-cell>
          <table:table-cell office:value-type="float" office:value="2479" table:style-name="ce70">
            <text:p><text:s/>2 479<text:s/></text:p>
          </table:table-cell>
          <table:table-cell office:value-type="float" office:value="2464" table:style-name="ce70">
            <text:p><text:s/>2 464<text:s/></text:p>
          </table:table-cell>
          <table:table-cell office:value-type="float" office:value="2318" table:style-name="ce70">
            <text:p><text:s/>2 318<text:s/></text:p>
          </table:table-cell>
          <table:table-cell office:value-type="float" office:value="2392" table:style-name="ce70">
            <text:p><text:s/>2 392<text:s/></text:p>
          </table:table-cell>
          <table:table-cell office:value-type="float" office:value="2371" table:style-name="ce70">
            <text:p><text:s/>2 371<text:s/></text:p>
          </table:table-cell>
          <table:table-cell office:value-type="float" office:value="2452" table:style-name="ce70">
            <text:p><text:s/>2 452<text:s/></text:p>
          </table:table-cell>
          <table:table-cell office:value-type="float" office:value="2452" table:style-name="ce70">
            <text:p><text:s/>2 452<text:s/></text:p>
          </table:table-cell>
          <table:table-cell office:value-type="float" office:value="2464" table:style-name="ce70">
            <text:p><text:s/>2 464<text:s/></text:p>
          </table:table-cell>
          <table:table-cell office:value-type="float" office:value="2446" table:style-name="ce70">
            <text:p><text:s/>2 446<text:s/></text:p>
          </table:table-cell>
          <table:table-cell office:value-type="float" office:value="2397" table:style-name="ce70">
            <text:p><text:s/>2 397<text:s/></text:p>
          </table:table-cell>
          <table:table-cell office:value-type="float" office:value="2578" table:style-name="ce70">
            <text:p><text:s/>2 578<text:s/></text:p>
          </table:table-cell>
          <table:table-cell office:value-type="float" office:value="2448" table:style-name="ce70">
            <text:p><text:s/>2 448<text:s/></text:p>
          </table:table-cell>
          <table:table-cell office:value-type="float" office:value="2394" table:style-name="ce70">
            <text:p><text:s/>2 394<text:s/></text:p>
          </table:table-cell>
          <table:table-cell office:value-type="float" office:value="2379" table:style-name="ce70">
            <text:p><text:s/>2 379<text:s/></text:p>
          </table:table-cell>
          <table:table-cell office:value-type="float" office:value="2356" table:style-name="ce70">
            <text:p><text:s/>2 356<text:s/></text:p>
          </table:table-cell>
          <table:table-cell office:value-type="float" office:value="2204" table:style-name="ce70">
            <text:p><text:s/>2 204<text:s/></text:p>
          </table:table-cell>
          <table:table-cell office:value-type="float" office:value="2204" table:style-name="ce70">
            <text:p><text:s/>2 204<text:s/></text:p>
          </table:table-cell>
          <table:table-cell office:value-type="float" office:value="2241" table:style-name="ce70">
            <text:p><text:s/>2 241<text:s/></text:p>
          </table:table-cell>
          <table:table-cell office:value-type="float" office:value="2296" table:style-name="ce70">
            <text:p><text:s/>2 296<text:s/></text:p>
          </table:table-cell>
          <table:table-cell office:value-type="float" office:value="2360" table:style-name="ce70">
            <text:p><text:s/>2 360<text:s/></text:p>
          </table:table-cell>
          <table:table-cell office:value-type="float" office:value="2359" table:style-name="ce70">
            <text:p><text:s/>2 359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120" table:style-name="ce70">
            <text:p><text:s/>2 120<text:s/></text:p>
          </table:table-cell>
          <table:table-cell office:value-type="float" office:value="2132" table:style-name="ce70">
            <text:p><text:s/>2 132<text:s/></text:p>
          </table:table-cell>
          <table:table-cell office:value-type="float" office:value="2164" table:style-name="ce70">
            <text:p><text:s/>2 164<text:s/></text:p>
          </table:table-cell>
          <table:table-cell office:value-type="float" office:value="2372" table:style-name="ce70">
            <text:p><text:s/>2 372<text:s/></text:p>
          </table:table-cell>
          <table:table-cell office:value-type="float" office:value="2233" table:style-name="ce70">
            <text:p><text:s/>2 233<text:s/></text:p>
          </table:table-cell>
          <table:table-cell office:value-type="float" office:value="2114" table:style-name="ce70">
            <text:p><text:s/>2 114<text:s/></text:p>
          </table:table-cell>
          <table:table-cell office:value-type="float" office:value="2326" table:style-name="ce70">
            <text:p><text:s/>2 326<text:s/></text:p>
          </table:table-cell>
          <table:table-cell office:value-type="float" office:value="2362" table:style-name="ce70">
            <text:p><text:s/>2 362<text:s/></text:p>
          </table:table-cell>
          <table:table-cell office:value-type="float" office:value="2236" table:style-name="ce70">
            <text:p><text:s/>2 236<text:s/></text:p>
          </table:table-cell>
          <table:table-cell office:value-type="float" office:value="2476" table:style-name="ce70">
            <text:p><text:s/>2 476<text:s/></text:p>
          </table:table-cell>
          <table:table-cell office:value-type="float" office:value="2459" table:style-name="ce70">
            <text:p><text:s/>2 459<text:s/></text:p>
          </table:table-cell>
          <table:table-cell office:value-type="float" office:value="2472" table:style-name="ce70">
            <text:p><text:s/>2 472<text:s/></text:p>
          </table:table-cell>
          <table:table-cell office:value-type="float" office:value="2407" table:style-name="ce70">
            <text:p><text:s/>2 407<text:s/></text:p>
          </table:table-cell>
          <table:table-cell office:value-type="float" office:value="2338" table:style-name="ce70">
            <text:p><text:s/>2 338<text:s/></text:p>
          </table:table-cell>
          <table:table-cell office:value-type="float" office:value="2232" table:style-name="ce70">
            <text:p><text:s/>2 232<text:s/></text:p>
          </table:table-cell>
          <table:table-cell office:value-type="float" office:value="2149" table:style-name="ce70">
            <text:p><text:s/>2 149<text:s/></text:p>
          </table:table-cell>
          <table:table-cell office:value-type="float" office:value="2171" table:style-name="ce70">
            <text:p><text:s/>2 171<text:s/></text:p>
          </table:table-cell>
          <table:table-cell office:value-type="float" office:value="2354" table:style-name="ce70">
            <text:p><text:s/>2 354<text:s/></text:p>
          </table:table-cell>
          <table:table-cell office:value-type="float" office:value="2207" table:style-name="ce70">
            <text:p><text:s/>2 207<text:s/></text:p>
          </table:table-cell>
          <table:table-cell office:value-type="float" office:value="2277" table:style-name="ce70">
            <text:p><text:s/>2 277<text:s/></text:p>
          </table:table-cell>
          <table:table-cell office:value-type="float" office:value="2153" table:style-name="ce70">
            <text:p><text:s/>2 153<text:s/></text:p>
          </table:table-cell>
          <table:table-cell office:value-type="float" office:value="2236" table:style-name="ce70">
            <text:p><text:s/>2 236<text:s/></text:p>
          </table:table-cell>
          <table:table-cell office:value-type="float" office:value="2109" table:style-name="ce70">
            <text:p><text:s/>2 109<text:s/></text:p>
          </table:table-cell>
          <table:table-cell office:value-type="float" office:value="2214" table:style-name="ce70">
            <text:p><text:s/>2 214<text:s/></text:p>
          </table:table-cell>
          <table:table-cell office:value-type="float" office:value="2159" table:style-name="ce70">
            <text:p><text:s/>2 159<text:s/></text:p>
          </table:table-cell>
          <table:table-cell office:value-type="float" office:value="2260" table:style-name="ce70">
            <text:p><text:s/>2 260<text:s/></text:p>
          </table:table-cell>
          <table:table-cell office:value-type="float" office:value="2268" table:style-name="ce70">
            <text:p><text:s/>2 268<text:s/></text:p>
          </table:table-cell>
          <table:table-cell office:value-type="float" office:value="2353" table:style-name="ce70">
            <text:p><text:s/>2 353<text:s/></text:p>
          </table:table-cell>
          <table:table-cell office:value-type="float" office:value="2180" table:style-name="ce70">
            <text:p><text:s/>2 180<text:s/></text:p>
          </table:table-cell>
          <table:table-cell office:value-type="float" office:value="2126" table:style-name="ce70">
            <text:p><text:s/>2 126<text:s/></text:p>
          </table:table-cell>
          <table:table-cell office:value-type="float" office:value="2212" table:style-name="ce70">
            <text:p><text:s/>2 212<text:s/></text:p>
          </table:table-cell>
          <table:table-cell office:value-type="float" office:value="2170" table:style-name="ce70">
            <text:p><text:s/>2 170<text:s/></text:p>
          </table:table-cell>
          <table:table-cell office:value-type="float" office:value="2148" table:style-name="ce70">
            <text:p><text:s/>2 148<text:s/></text:p>
          </table:table-cell>
          <table:table-cell office:value-type="float" office:value="2173" table:style-name="ce70">
            <text:p><text:s/>2 173<text:s/></text:p>
          </table:table-cell>
          <table:table-cell office:value-type="float" office:value="2283" table:style-name="ce70">
            <text:p><text:s/>2 283<text:s/></text:p>
          </table:table-cell>
          <table:table-cell office:value-type="float" office:value="2268" table:style-name="ce70">
            <text:p><text:s/>2 268<text:s/></text:p>
          </table:table-cell>
          <table:table-cell office:value-type="float" office:value="2144" table:style-name="ce70">
            <text:p><text:s/>2 144<text:s/></text:p>
          </table:table-cell>
          <table:table-cell office:value-type="float" office:value="2315" table:style-name="ce70">
            <text:p><text:s/>2 315<text:s/></text:p>
          </table:table-cell>
          <table:table-cell office:value-type="float" office:value="2291" table:style-name="ce70">
            <text:p><text:s/>2 291<text:s/></text:p>
          </table:table-cell>
          <table:table-cell office:value-type="float" office:value="2314" table:style-name="ce70">
            <text:p><text:s/>2 314<text:s/></text:p>
          </table:table-cell>
          <table:table-cell office:value-type="float" office:value="2259" table:style-name="ce70">
            <text:p><text:s/>2 259<text:s/></text:p>
          </table:table-cell>
          <table:table-cell office:value-type="float" office:value="2120" table:style-name="ce70">
            <text:p><text:s/>2 120<text:s/></text:p>
          </table:table-cell>
          <table:table-cell office:value-type="float" office:value="2161" table:style-name="ce70">
            <text:p><text:s/>2 161<text:s/></text:p>
          </table:table-cell>
          <table:table-cell office:value-type="float" office:value="2090" table:style-name="ce70">
            <text:p><text:s/>2 090<text:s/></text:p>
          </table:table-cell>
          <table:table-cell office:value-type="float" office:value="2173" table:style-name="ce70">
            <text:p><text:s/>2 173<text:s/></text:p>
          </table:table-cell>
          <table:table-cell office:value-type="float" office:value="2108" table:style-name="ce70">
            <text:p><text:s/>2 108<text:s/></text:p>
          </table:table-cell>
          <table:table-cell office:value-type="float" office:value="2189" table:style-name="ce70">
            <text:p><text:s/>2 189<text:s/></text:p>
          </table:table-cell>
          <table:table-cell office:value-type="float" office:value="2336" table:style-name="ce70">
            <text:p><text:s/>2 336<text:s/></text:p>
          </table:table-cell>
          <table:table-cell office:value-type="float" office:value="2428" table:style-name="ce70">
            <text:p><text:s/>2 428<text:s/></text:p>
          </table:table-cell>
          <table:table-cell office:value-type="float" office:value="2349" table:style-name="ce70">
            <text:p><text:s/>2 349<text:s/></text:p>
          </table:table-cell>
          <table:table-cell office:value-type="float" office:value="2110" table:style-name="ce70">
            <text:p><text:s/>2 110<text:s/></text:p>
          </table:table-cell>
          <table:table-cell office:value-type="float" office:value="2202" table:style-name="ce70">
            <text:p><text:s/>2 202<text:s/></text:p>
          </table:table-cell>
          <table:table-cell office:value-type="float" office:value="2256" table:style-name="ce70">
            <text:p><text:s/>2 256<text:s/></text:p>
          </table:table-cell>
          <table:table-cell office:value-type="float" office:value="2330" table:style-name="ce70">
            <text:p><text:s/>2 330<text:s/></text:p>
          </table:table-cell>
          <table:table-cell office:value-type="float" office:value="2350" table:style-name="ce70">
            <text:p><text:s/>2 350<text:s/></text:p>
          </table:table-cell>
          <table:table-cell office:value-type="float" office:value="2327" table:style-name="ce70">
            <text:p><text:s/>2 327<text:s/></text:p>
          </table:table-cell>
          <table:table-cell office:value-type="float" office:value="2231" table:style-name="ce70">
            <text:p><text:s/>2 231<text:s/></text:p>
          </table:table-cell>
          <table:table-cell office:value-type="float" office:value="2136" table:style-name="ce70">
            <text:p><text:s/>2 136<text:s/></text:p>
          </table:table-cell>
          <table:table-cell office:value-type="float" office:value="2173" table:style-name="ce70">
            <text:p><text:s/>2 173<text:s/></text:p>
          </table:table-cell>
          <table:table-cell office:value-type="float" office:value="2173" table:style-name="ce70">
            <text:p><text:s/>2 173<text:s/></text:p>
          </table:table-cell>
          <table:table-cell office:value-type="float" office:value="2107" table:style-name="ce70">
            <text:p><text:s/>2 107<text:s/></text:p>
          </table:table-cell>
          <table:table-cell office:value-type="float" office:value="2126" table:style-name="ce70">
            <text:p><text:s/>2 126<text:s/></text:p>
          </table:table-cell>
          <table:table-cell office:value-type="float" office:value="2168" table:style-name="ce70">
            <text:p><text:s/>2 168<text:s/></text:p>
          </table:table-cell>
          <table:table-cell office:value-type="float" office:value="2142" table:style-name="ce70">
            <text:p><text:s/>2 142<text:s/></text:p>
          </table:table-cell>
          <table:table-cell office:value-type="float" office:value="1993" table:style-name="ce70">
            <text:p><text:s/>1 993<text:s/></text:p>
          </table:table-cell>
          <table:table-cell office:value-type="float" office:value="2168" table:style-name="ce70">
            <text:p><text:s/>2 168<text:s/></text:p>
          </table:table-cell>
          <table:table-cell office:value-type="float" office:value="2165" table:style-name="ce70">
            <text:p><text:s/>2 165<text:s/></text:p>
          </table:table-cell>
          <table:table-cell office:value-type="float" office:value="2253" table:style-name="ce70">
            <text:p><text:s/>2 253<text:s/></text:p>
          </table:table-cell>
          <table:table-cell office:value-type="float" office:value="2157" table:style-name="ce70">
            <text:p><text:s/>2 157<text:s/></text:p>
          </table:table-cell>
          <table:table-cell office:value-type="float" office:value="2132" table:style-name="ce70">
            <text:p><text:s/>2 132<text:s/></text:p>
          </table:table-cell>
          <table:table-cell office:value-type="float" office:value="2117" table:style-name="ce70">
            <text:p><text:s/>2 117<text:s/></text:p>
          </table:table-cell>
          <table:table-cell office:value-type="float" office:value="2034" table:style-name="ce70">
            <text:p><text:s/>2 034<text:s/></text:p>
          </table:table-cell>
          <table:table-cell office:value-type="float" office:value="2188" table:style-name="ce70">
            <text:p><text:s/>2 188<text:s/></text:p>
          </table:table-cell>
          <table:table-cell office:value-type="float" office:value="2265" table:style-name="ce70">
            <text:p><text:s/>2 265<text:s/></text:p>
          </table:table-cell>
          <table:table-cell office:value-type="float" office:value="2411" table:style-name="ce70">
            <text:p><text:s/>2 411<text:s/></text:p>
          </table:table-cell>
          <table:table-cell office:value-type="float" office:value="2478" table:style-name="ce70">
            <text:p><text:s/>2 478<text:s/></text:p>
          </table:table-cell>
          <table:table-cell office:value-type="float" office:value="2417" table:style-name="ce70">
            <text:p><text:s/>2 417<text:s/></text:p>
          </table:table-cell>
          <table:table-cell office:value-type="float" office:value="2375" table:style-name="ce70">
            <text:p><text:s/>2 375<text:s/></text:p>
          </table:table-cell>
          <table:table-cell office:value-type="float" office:value="2159" table:style-name="ce70">
            <text:p><text:s/>2 159<text:s/></text:p>
          </table:table-cell>
          <table:table-cell office:value-type="float" office:value="2143" table:style-name="ce70">
            <text:p><text:s/>2 143<text:s/></text:p>
          </table:table-cell>
          <table:table-cell office:value-type="float" office:value="2105" table:style-name="ce70">
            <text:p><text:s/>2 105<text:s/></text:p>
          </table:table-cell>
          <table:table-cell office:value-type="float" office:value="2273" table:style-name="ce70">
            <text:p><text:s/>2 273<text:s/></text:p>
          </table:table-cell>
          <table:table-cell office:value-type="float" office:value="2276" table:style-name="ce70">
            <text:p><text:s/>2 276<text:s/></text:p>
          </table:table-cell>
          <table:table-cell office:value-type="float" office:value="2285" table:style-name="ce70">
            <text:p><text:s/>2 285<text:s/></text:p>
          </table:table-cell>
          <table:table-cell office:value-type="float" office:value="2116" table:style-name="ce70">
            <text:p><text:s/>2 116<text:s/></text:p>
          </table:table-cell>
          <table:table-cell office:value-type="float" office:value="2239" table:style-name="ce70">
            <text:p><text:s/>2 239<text:s/></text:p>
          </table:table-cell>
          <table:table-cell office:value-type="float" office:value="2153" table:style-name="ce70">
            <text:p><text:s/>2 153<text:s/></text:p>
          </table:table-cell>
          <table:table-cell office:value-type="float" office:value="2087" table:style-name="ce70">
            <text:p><text:s/>2 087<text:s/></text:p>
          </table:table-cell>
          <table:table-cell office:value-type="float" office:value="2124" table:style-name="ce70">
            <text:p><text:s/>2 124<text:s/></text:p>
          </table:table-cell>
          <table:table-cell office:value-type="float" office:value="2095" table:style-name="ce70">
            <text:p><text:s/>2 095<text:s/></text:p>
          </table:table-cell>
          <table:table-cell office:value-type="float" office:value="2040" table:style-name="ce70">
            <text:p><text:s/>2 040<text:s/></text:p>
          </table:table-cell>
          <table:table-cell office:value-type="float" office:value="2084" table:style-name="ce70">
            <text:p><text:s/>2 084<text:s/></text:p>
          </table:table-cell>
          <table:table-cell office:value-type="float" office:value="2056" table:style-name="ce70">
            <text:p><text:s/>2 056<text:s/></text:p>
          </table:table-cell>
          <table:table-cell office:value-type="float" office:value="2141" table:style-name="ce70">
            <text:p><text:s/>2 141<text:s/></text:p>
          </table:table-cell>
          <table:table-cell office:value-type="float" office:value="2228" table:style-name="ce70">
            <text:p><text:s/>2 228<text:s/></text:p>
          </table:table-cell>
          <table:table-cell office:value-type="float" office:value="2203" table:style-name="ce70">
            <text:p><text:s/>2 203<text:s/></text:p>
          </table:table-cell>
          <table:table-cell office:value-type="float" office:value="2215" table:style-name="ce70">
            <text:p><text:s/>2 215<text:s/></text:p>
          </table:table-cell>
          <table:table-cell office:value-type="float" office:value="2237" table:style-name="ce70">
            <text:p><text:s/>2 237<text:s/></text:p>
          </table:table-cell>
          <table:table-cell office:value-type="float" office:value="2282" table:style-name="ce70">
            <text:p><text:s/>2 282<text:s/></text:p>
          </table:table-cell>
          <table:table-cell office:value-type="float" office:value="2291" table:style-name="ce70">
            <text:p><text:s/>2 291<text:s/></text:p>
          </table:table-cell>
          <table:table-cell office:value-type="float" office:value="2729" table:style-name="ce70">
            <text:p><text:s/>2 729<text:s/></text:p>
          </table:table-cell>
          <table:table-cell office:value-type="float" office:value="2621" table:style-name="ce70">
            <text:p><text:s/>2 621<text:s/></text:p>
          </table:table-cell>
          <table:table-cell office:value-type="float" office:value="2375" table:style-name="ce70">
            <text:p><text:s/>2 375<text:s/></text:p>
          </table:table-cell>
          <table:table-cell office:value-type="float" office:value="2227" table:style-name="ce70">
            <text:p><text:s/>2 227<text:s/></text:p>
          </table:table-cell>
          <table:table-cell office:value-type="float" office:value="2278" table:style-name="ce70">
            <text:p><text:s/>2 278<text:s/></text:p>
          </table:table-cell>
          <table:table-cell office:value-type="float" office:value="2245" table:style-name="ce70">
            <text:p><text:s/>2 245<text:s/></text:p>
          </table:table-cell>
          <table:table-cell office:value-type="float" office:value="1980" table:style-name="ce70">
            <text:p><text:s/>1 980<text:s/></text:p>
          </table:table-cell>
          <table:table-cell office:value-type="float" office:value="2131" table:style-name="ce70">
            <text:p><text:s/>2 131<text:s/></text:p>
          </table:table-cell>
          <table:table-cell office:value-type="float" office:value="2088" table:style-name="ce70">
            <text:p><text:s/>2 088<text:s/></text:p>
          </table:table-cell>
          <table:table-cell office:value-type="float" office:value="2291" table:style-name="ce70">
            <text:p><text:s/>2 291<text:s/></text:p>
          </table:table-cell>
          <table:table-cell office:value-type="float" office:value="2078" table:style-name="ce70">
            <text:p><text:s/>2 078<text:s/></text:p>
          </table:table-cell>
          <table:table-cell office:value-type="float" office:value="2004" table:style-name="ce70">
            <text:p><text:s/>2 004<text:s/></text:p>
          </table:table-cell>
          <table:table-cell office:value-type="float" office:value="2068" table:style-name="ce70">
            <text:p><text:s/>2 068<text:s/></text:p>
          </table:table-cell>
          <table:table-cell office:value-type="float" office:value="2028" table:style-name="ce70">
            <text:p><text:s/>2 028<text:s/></text:p>
          </table:table-cell>
          <table:table-cell office:value-type="float" office:value="2056" table:style-name="ce70">
            <text:p><text:s/>2 056<text:s/></text:p>
          </table:table-cell>
          <table:table-cell office:value-type="float" office:value="2137" table:style-name="ce70">
            <text:p><text:s/>2 137<text:s/></text:p>
          </table:table-cell>
          <table:table-cell office:value-type="float" office:value="2196" table:style-name="ce70">
            <text:p><text:s/>2 196<text:s/></text:p>
          </table:table-cell>
          <table:table-cell office:value-type="float" office:value="2155" table:style-name="ce70">
            <text:p><text:s/>2 155<text:s/></text:p>
          </table:table-cell>
          <table:table-cell office:value-type="float" office:value="2117" table:style-name="ce70">
            <text:p><text:s/>2 117<text:s/></text:p>
          </table:table-cell>
          <table:table-cell office:value-type="float" office:value="2156" table:style-name="ce70">
            <text:p><text:s/>2 156<text:s/></text:p>
          </table:table-cell>
          <table:table-cell office:value-type="float" office:value="2166" table:style-name="ce70">
            <text:p><text:s/>2 166<text:s/></text:p>
          </table:table-cell>
          <table:table-cell office:value-type="float" office:value="2282" table:style-name="ce70">
            <text:p><text:s/>2 282<text:s/></text:p>
          </table:table-cell>
          <table:table-cell office:value-type="float" office:value="2293" table:style-name="ce70">
            <text:p><text:s/>2 293<text:s/></text:p>
          </table:table-cell>
          <table:table-cell office:value-type="float" office:value="2202" table:style-name="ce70">
            <text:p><text:s/>2 202<text:s/></text:p>
          </table:table-cell>
          <table:table-cell office:value-type="float" office:value="2138" table:style-name="ce70">
            <text:p><text:s/>2 138<text:s/></text:p>
          </table:table-cell>
          <table:table-cell office:value-type="float" office:value="2214" table:style-name="ce70">
            <text:p><text:s/>2 214<text:s/></text:p>
          </table:table-cell>
          <table:table-cell office:value-type="float" office:value="2173" table:style-name="ce70">
            <text:p><text:s/>2 173<text:s/></text:p>
          </table:table-cell>
          <table:table-cell office:value-type="float" office:value="2192" table:style-name="ce70">
            <text:p><text:s/>2 192<text:s/></text:p>
          </table:table-cell>
          <table:table-cell office:value-type="float" office:value="2189" table:style-name="ce70">
            <text:p><text:s/>2 189<text:s/></text:p>
          </table:table-cell>
          <table:table-cell office:value-type="float" office:value="2253" table:style-name="ce70">
            <text:p><text:s/>2 253<text:s/></text:p>
          </table:table-cell>
          <table:table-cell office:value-type="float" office:value="2212" table:style-name="ce70">
            <text:p><text:s/>2 212<text:s/></text:p>
          </table:table-cell>
          <table:table-cell office:value-type="float" office:value="2149" table:style-name="ce70">
            <text:p><text:s/>2 149<text:s/></text:p>
          </table:table-cell>
          <table:table-cell office:value-type="float" office:value="2318" table:style-name="ce70">
            <text:p><text:s/>2 318<text:s/></text:p>
          </table:table-cell>
          <table:table-cell office:value-type="float" office:value="2214" table:style-name="ce70">
            <text:p><text:s/>2 214<text:s/></text:p>
          </table:table-cell>
          <table:table-cell office:value-type="float" office:value="2218" table:style-name="ce70">
            <text:p><text:s/>2 218<text:s/></text:p>
          </table:table-cell>
          <table:table-cell office:value-type="float" office:value="2373" table:style-name="ce70">
            <text:p><text:s/>2 373<text:s/></text:p>
          </table:table-cell>
          <table:table-cell office:value-type="float" office:value="2337" table:style-name="ce70">
            <text:p><text:s/>2 337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276" table:style-name="ce70">
            <text:p><text:s/>2 276<text:s/></text:p>
          </table:table-cell>
          <table:table-cell office:value-type="float" office:value="2205" table:style-name="ce70">
            <text:p><text:s/>2 205<text:s/></text:p>
          </table:table-cell>
          <table:table-cell office:value-type="float" office:value="2257" table:style-name="ce70">
            <text:p><text:s/>2 257<text:s/></text:p>
          </table:table-cell>
          <table:table-cell office:value-type="float" office:value="2116" table:style-name="ce70">
            <text:p><text:s/>2 116<text:s/></text:p>
          </table:table-cell>
          <table:table-cell office:value-type="float" office:value="2250" table:style-name="ce70">
            <text:p><text:s/>2 250<text:s/></text:p>
          </table:table-cell>
          <table:table-cell office:value-type="float" office:value="2298" table:style-name="ce70">
            <text:p><text:s/>2 298<text:s/></text:p>
          </table:table-cell>
          <table:table-cell office:value-type="float" office:value="2243" table:style-name="ce70">
            <text:p><text:s/>2 243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259" table:style-name="ce70">
            <text:p><text:s/>2 259<text:s/></text:p>
          </table:table-cell>
          <table:table-cell office:value-type="float" office:value="2272" table:style-name="ce70">
            <text:p><text:s/>2 272<text:s/></text:p>
          </table:table-cell>
          <table:table-cell office:value-type="float" office:value="2180" table:style-name="ce70">
            <text:p><text:s/>2 180<text:s/></text:p>
          </table:table-cell>
          <table:table-cell office:value-type="float" office:value="2282" table:style-name="ce70">
            <text:p><text:s/>2 282<text:s/></text:p>
          </table:table-cell>
          <table:table-cell office:value-type="float" office:value="2374" table:style-name="ce70">
            <text:p><text:s/>2 374<text:s/></text:p>
          </table:table-cell>
          <table:table-cell office:value-type="float" office:value="2276" table:style-name="ce70">
            <text:p><text:s/>2 276<text:s/></text:p>
          </table:table-cell>
          <table:table-cell office:value-type="float" office:value="2355" table:style-name="ce70">
            <text:p><text:s/>2 355<text:s/></text:p>
          </table:table-cell>
          <table:table-cell office:value-type="float" office:value="2426" table:style-name="ce70">
            <text:p><text:s/>2 426<text:s/></text:p>
          </table:table-cell>
          <table:table-cell office:value-type="float" office:value="2337" table:style-name="ce70">
            <text:p><text:s/>2 337<text:s/></text:p>
          </table:table-cell>
          <table:table-cell office:value-type="float" office:value="2204" table:style-name="ce70">
            <text:p><text:s/>2 204<text:s/></text:p>
          </table:table-cell>
          <table:table-cell office:value-type="float" office:value="2390" table:style-name="ce70">
            <text:p><text:s/>2 390<text:s/></text:p>
          </table:table-cell>
          <table:table-cell office:value-type="float" office:value="2372" table:style-name="ce70">
            <text:p><text:s/>2 372<text:s/></text:p>
          </table:table-cell>
          <table:table-cell office:value-type="float" office:value="2402" table:style-name="ce70">
            <text:p><text:s/>2 402<text:s/></text:p>
          </table:table-cell>
          <table:table-cell office:value-type="float" office:value="2505" table:style-name="ce70">
            <text:p><text:s/>2 505<text:s/></text:p>
          </table:table-cell>
          <table:table-cell office:value-type="float" office:value="2410" table:style-name="ce70">
            <text:p><text:s/>2 410<text:s/></text:p>
          </table:table-cell>
          <table:table-cell office:value-type="float" office:value="2379" table:style-name="ce70">
            <text:p><text:s/>2 379<text:s/></text:p>
          </table:table-cell>
          <table:table-cell office:value-type="float" office:value="2317" table:style-name="ce70">
            <text:p><text:s/>2 317<text:s/></text:p>
          </table:table-cell>
          <table:table-cell office:value-type="float" office:value="2351" table:style-name="ce70">
            <text:p><text:s/>2 351<text:s/></text:p>
          </table:table-cell>
          <table:table-cell office:value-type="float" office:value="2306" table:style-name="ce70">
            <text:p><text:s/>2 306<text:s/></text:p>
          </table:table-cell>
          <table:table-cell office:value-type="float" office:value="2371" table:style-name="ce70">
            <text:p><text:s/>2 371<text:s/></text:p>
          </table:table-cell>
          <table:table-cell office:value-type="float" office:value="2338" table:style-name="ce70">
            <text:p><text:s/>2 338<text:s/></text:p>
          </table:table-cell>
          <table:table-cell office:value-type="float" office:value="2368" table:style-name="ce70">
            <text:p><text:s/>2 368<text:s/></text:p>
          </table:table-cell>
          <table:table-cell office:value-type="float" office:value="2269" table:style-name="ce70">
            <text:p><text:s/>2 269<text:s/></text:p>
          </table:table-cell>
          <table:table-cell office:value-type="float" office:value="2353" table:style-name="ce70">
            <text:p><text:s/>2 353<text:s/></text:p>
          </table:table-cell>
          <table:table-cell office:value-type="float" office:value="2375" table:style-name="ce70">
            <text:p><text:s/>2 375<text:s/></text:p>
          </table:table-cell>
          <table:table-cell office:value-type="float" office:value="2481" table:style-name="ce70">
            <text:p><text:s/>2 481<text:s/></text:p>
          </table:table-cell>
          <table:table-cell office:value-type="float" office:value="2484" table:style-name="ce70">
            <text:p><text:s/>2 484<text:s/></text:p>
          </table:table-cell>
          <table:table-cell office:value-type="float" office:value="2430" table:style-name="ce70">
            <text:p><text:s/>2 430<text:s/></text:p>
          </table:table-cell>
          <table:table-cell office:value-type="float" office:value="2552" table:style-name="ce70">
            <text:p><text:s/>2 552<text:s/></text:p>
          </table:table-cell>
          <table:table-cell office:value-type="float" office:value="2426" table:style-name="ce70">
            <text:p><text:s/>2 426<text:s/></text:p>
          </table:table-cell>
          <table:table-cell office:value-type="float" office:value="2272" table:style-name="ce70">
            <text:p><text:s/>2 272<text:s/></text:p>
          </table:table-cell>
          <table:table-cell office:value-type="float" office:value="2477" table:style-name="ce70">
            <text:p><text:s/>2 477<text:s/></text:p>
          </table:table-cell>
          <table:table-cell office:value-type="float" office:value="2339" table:style-name="ce70">
            <text:p><text:s/>2 339<text:s/></text:p>
          </table:table-cell>
          <table:table-cell office:value-type="float" office:value="2447" table:style-name="ce70">
            <text:p><text:s/>2 447<text:s/></text:p>
          </table:table-cell>
          <table:table-cell office:value-type="float" office:value="2374" table:style-name="ce70">
            <text:p><text:s/>2 374<text:s/></text:p>
          </table:table-cell>
          <table:table-cell office:value-type="float" office:value="2413" table:style-name="ce70">
            <text:p><text:s/>2 413<text:s/></text:p>
          </table:table-cell>
          <table:table-cell office:value-type="float" office:value="2437" table:style-name="ce70">
            <text:p><text:s/>2 437<text:s/></text:p>
          </table:table-cell>
          <table:table-cell office:value-type="float" office:value="2357" table:style-name="ce70">
            <text:p><text:s/>2 357<text:s/></text:p>
          </table:table-cell>
          <table:table-cell office:value-type="float" office:value="2415" table:style-name="ce70">
            <text:p><text:s/>2 415<text:s/></text:p>
          </table:table-cell>
          <table:table-cell office:value-type="float" office:value="2379" table:style-name="ce70">
            <text:p><text:s/>2 379<text:s/></text:p>
          </table:table-cell>
          <table:table-cell office:value-type="float" office:value="2420" table:style-name="ce70">
            <text:p><text:s/>2 420<text:s/></text:p>
          </table:table-cell>
          <table:table-cell office:value-type="float" office:value="2438" table:style-name="ce70">
            <text:p><text:s/>2 438<text:s/></text:p>
          </table:table-cell>
          <table:table-cell office:value-type="float" office:value="2390" table:style-name="ce70">
            <text:p><text:s/>2 390<text:s/></text:p>
          </table:table-cell>
          <table:table-cell office:value-type="float" office:value="2416" table:style-name="ce70">
            <text:p><text:s/>2 416<text:s/></text:p>
          </table:table-cell>
          <table:table-cell office:value-type="float" office:value="2316" table:style-name="ce70">
            <text:p><text:s/>2 316<text:s/></text:p>
          </table:table-cell>
          <table:table-cell office:value-type="float" office:value="2437" table:style-name="ce70">
            <text:p><text:s/>2 437<text:s/></text:p>
          </table:table-cell>
          <table:table-cell office:value-type="float" office:value="2396" table:style-name="ce70">
            <text:p><text:s/>2 396<text:s/></text:p>
          </table:table-cell>
          <table:table-cell office:value-type="float" office:value="2370" table:style-name="ce70">
            <text:p><text:s/>2 370<text:s/></text:p>
          </table:table-cell>
          <table:table-cell office:value-type="float" office:value="2456" table:style-name="ce70">
            <text:p><text:s/>2 456<text:s/></text:p>
          </table:table-cell>
          <table:table-cell office:value-type="float" office:value="2446" table:style-name="ce70">
            <text:p><text:s/>2 446<text:s/></text:p>
          </table:table-cell>
          <table:table-cell office:value-type="float" office:value="2402" table:style-name="ce70">
            <text:p><text:s/>2 402<text:s/></text:p>
          </table:table-cell>
          <table:table-cell office:value-type="float" office:value="2412" table:style-name="ce70">
            <text:p><text:s/>2 412<text:s/></text:p>
          </table:table-cell>
          <table:table-cell office:value-type="float" office:value="2443" table:style-name="ce70">
            <text:p><text:s/>2 443<text:s/></text:p>
          </table:table-cell>
          <table:table-cell office:value-type="float" office:value="2464" table:style-name="ce70">
            <text:p><text:s/>2 464<text:s/></text:p>
          </table:table-cell>
          <table:table-cell office:value-type="float" office:value="2480" table:style-name="ce70">
            <text:p><text:s/>2 480<text:s/></text:p>
          </table:table-cell>
          <table:table-cell office:value-type="float" office:value="2424" table:style-name="ce70">
            <text:p><text:s/>2 424<text:s/></text:p>
          </table:table-cell>
          <table:table-cell office:value-type="float" office:value="2441" table:style-name="ce70">
            <text:p><text:s/>2 441<text:s/></text:p>
          </table:table-cell>
          <table:table-cell office:value-type="float" office:value="2391" table:style-name="ce70">
            <text:p><text:s/>2 391<text:s/></text:p>
          </table:table-cell>
          <table:table-cell office:value-type="float" office:value="2431" table:style-name="ce70">
            <text:p><text:s/>2 431<text:s/></text:p>
          </table:table-cell>
          <table:table-cell office:value-type="float" office:value="2581" table:style-name="ce70">
            <text:p><text:s/>2 581<text:s/></text:p>
          </table:table-cell>
          <table:table-cell office:value-type="float" office:value="2388" table:style-name="ce70">
            <text:p><text:s/>2 388<text:s/></text:p>
          </table:table-cell>
          <table:table-cell office:value-type="float" office:value="2504" table:style-name="ce70">
            <text:p><text:s/>2 504<text:s/></text:p>
          </table:table-cell>
          <table:table-cell office:value-type="float" office:value="2502" table:style-name="ce70">
            <text:p><text:s/>2 502<text:s/></text:p>
          </table:table-cell>
          <table:table-cell office:value-type="float" office:value="2576" table:style-name="ce70">
            <text:p><text:s/>2 576<text:s/></text:p>
          </table:table-cell>
          <table:table-cell office:value-type="float" office:value="2368" table:style-name="ce70">
            <text:p><text:s/>2 368<text:s/></text:p>
          </table:table-cell>
          <table:table-cell office:value-type="float" office:value="2484" table:style-name="ce70">
            <text:p><text:s/>2 484<text:s/></text:p>
          </table:table-cell>
          <table:table-cell office:value-type="float" office:value="2592" table:style-name="ce70">
            <text:p><text:s/>2 592<text:s/></text:p>
          </table:table-cell>
          <table:table-cell office:value-type="float" office:value="2484" table:style-name="ce70">
            <text:p><text:s/>2 484<text:s/></text:p>
          </table:table-cell>
          <table:table-cell office:value-type="float" office:value="2507" table:style-name="ce70">
            <text:p><text:s/>2 507<text:s/></text:p>
          </table:table-cell>
          <table:table-cell office:value-type="float" office:value="2589" table:style-name="ce70">
            <text:p><text:s/>2 589<text:s/></text:p>
          </table:table-cell>
          <table:table-cell office:value-type="float" office:value="2650" table:style-name="ce70">
            <text:p><text:s/>2 650<text:s/></text:p>
          </table:table-cell>
          <table:table-cell office:value-type="float" office:value="2700" table:style-name="ce70">
            <text:p><text:s/>2 700<text:s/></text:p>
          </table:table-cell>
          <table:table-cell office:value-type="float" office:value="2582" table:style-name="ce70">
            <text:p><text:s/>2 582<text:s/></text:p>
          </table:table-cell>
          <table:table-cell office:value-type="float" office:value="2615" table:style-name="ce70">
            <text:p><text:s/>2 615<text:s/></text:p>
          </table:table-cell>
          <table:table-cell office:value-type="float" office:value="2527" table:style-name="ce70">
            <text:p><text:s/>2 527<text:s/></text:p>
          </table:table-cell>
          <table:table-cell office:value-type="float" office:value="2560" table:style-name="ce70">
            <text:p><text:s/>2 560<text:s/></text:p>
          </table:table-cell>
          <table:table-cell office:value-type="float" office:value="2565" table:style-name="ce70">
            <text:p><text:s/>2 565<text:s/></text:p>
          </table:table-cell>
          <table:table-cell office:value-type="float" office:value="2556" table:style-name="ce70">
            <text:p><text:s/>2 556<text:s/></text:p>
          </table:table-cell>
          <table:table-cell office:value-type="float" office:value="2561" table:style-name="ce70">
            <text:p><text:s/>2 561<text:s/></text:p>
          </table:table-cell>
          <table:table-cell office:value-type="float" office:value="2602" table:style-name="ce70">
            <text:p><text:s/>2 602<text:s/></text:p>
          </table:table-cell>
          <table:table-cell office:value-type="float" office:value="2580" table:style-name="ce70">
            <text:p><text:s/>2 580<text:s/></text:p>
          </table:table-cell>
          <table:table-cell office:value-type="float" office:value="2552" table:style-name="ce70">
            <text:p><text:s/>2 552<text:s/></text:p>
          </table:table-cell>
          <table:table-cell office:value-type="float" office:value="2420" table:style-name="ce70">
            <text:p><text:s/>2 420<text:s/></text:p>
          </table:table-cell>
          <table:table-cell office:value-type="float" office:value="2668" table:style-name="ce70">
            <text:p><text:s/>2 668<text:s/></text:p>
          </table:table-cell>
          <table:table-cell office:value-type="float" office:value="2623" table:style-name="ce70">
            <text:p><text:s/>2 623<text:s/></text:p>
          </table:table-cell>
          <table:table-cell office:value-type="float" office:value="2527" table:style-name="ce70">
            <text:p><text:s/>2 527<text:s/></text:p>
          </table:table-cell>
          <table:table-cell office:value-type="float" office:value="2465" table:style-name="ce70">
            <text:p><text:s/>2 465<text:s/></text:p>
          </table:table-cell>
          <table:table-cell office:value-type="float" office:value="2558" table:style-name="ce70">
            <text:p><text:s/>2 558<text:s/></text:p>
          </table:table-cell>
          <table:table-cell office:value-type="float" office:value="869582" table:formula="of:= SUM([.B19:.NC19])" table:style-name="ce62">
            <text:p><text:s/>869 582<text:s/></text:p>
          </table:table-cell>
          <table:table-cell office:value-type="float" office:value="2375.9071038251368" table:formula="of:=AVERAGE([.B19:.NC19] )" table:style-name="ce65">
            <text:p>2 376<text:s/></text:p>
          </table:table-cell>
          <table:table-cell office:value-type="string" office:string-value="bigger" table:formula="of:=IF(ISNUMBER([.BI19]);IF([.BI19]&gt;[.NE18];&quot;bigger&quot;;&quot;smaller&quot;);&quot;x&quot;)" table:style-name="ce66">
            <text:p>bigger</text:p>
          </table:table-cell>
          <table:table-cell table:number-columns-repeated="16014"/>
        </table:table-row>
        <table:table-row table:number-rows-repeated="332" table:style-name="ro6">
          <table:table-cell table:number-columns-repeated="16384"/>
        </table:table-row>
        <table:table-row table:style-name="ro6">
          <table:table-cell table:number-columns-repeated="1024" table:style-name="ce41"/>
          <table:table-cell table:number-columns-repeated="15360"/>
        </table:table-row>
        <table:table-row table:number-rows-repeated="1048224" table:style-name="ro6">
          <table:table-cell table:number-columns-repeated="16384"/>
        </table:table-row>
        <table:named-expressions>
          <table:named-expression table:name="_xlnm.Print_Titles" table:expression="of:=&quot;[$D_2012_2021_Tage.$A$1:.$A$1048576];[$D_2012_2021_Tage.$A$1:.$AMJ$7]&quot;" table:base-cell-address="Analyse.$A$1"/>
        </table:named-expressions>
      </table:table>
      <table:table table:name="Tabelle2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number-rows-repeated="15" table:style-name="ro1">
          <table:table-cell table:style-name="ce73"/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  <table:named-expressions>
        <table:named-range table:name="bi" table:cell-range-address="D_2012_2021_Tage.$NF$15" table:base-cell-address="D_2012_2021_Tag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etaNormalLF-Roman" svg:font-family="MetaNormalLF-Roman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date-style style:name="N36">
      <number:month/>
      <number:text>.</number:text>
      <number:day/>
      <number:text>.</number:text>
      <number:year number:style="long"/>
    </number:date-style>
    <number:number-style style:name="N37P0">
      <number:number number:decimal-places="0" number:min-decimal-places="0" number:min-integer-digits="1">
        <number:embedded-text number:position="0"> </number:embedded-text>
        <number:embedded-text number:position="3"> </number:embedded-text>
        <number:embedded-text number:position="6"> </number:embedded-text>
      </number:number>
    </number:number-style>
    <number:number-style style:name="N37P1">
      <number:text>-</number:text>
      <number:number number:decimal-places="0" number:min-decimal-places="0" number:min-integer-digits="1">
        <number:embedded-text number:position="0"> </number:embedded-text>
        <number:embedded-text number:position="3"> </number:embedded-text>
        <number:embedded-text number:position="6"> </number:embedded-text>
      </number:number>
    </number:number-style>
    <number:text-style style:name="N37">
      <number:text> – </number:text>
      <style:map style:condition="value()&gt;0" style:apply-style-name="N37P0"/>
      <style:map style:condition="value()&lt;0" style:apply-style-name="N37P1"/>
    </number:text-style>
    <number:number-style style:name="N38P0">
      <number:number number:decimal-places="0" number:min-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text>-</number:text>
      <number:number number:decimal-places="0" number:min-decimal-places="0" number:min-integer-digits="1">
        <number:embedded-text number:position="0">)</number:embedded-text>
        <number:embedded-text number:position="3"> </number:embedded-text>
      </number:number>
      <style:map style:condition="value()&gt;=0" style:apply-style-name="N38P0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CCC"/>
      <style:text-properties fo:color="#CC0000"/>
    </style:style>
    <style:style style:name="cf2" style:family="table-cell">
      <style:table-cell-properties fo:background-color="#CCFFCC"/>
      <style:text-properties fo:color="#0066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Tram Nguyen</dc:creator>
    <meta:creation-date>2021-10-21T09:37:39Z</meta:creation-date>
    <dc:date>2022-04-15T01:02:06Z</dc:date>
    <meta:editing-cycles>23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5P8">
      <style:graphic-properties draw:fill="solid" draw:fill-color="#83caff" draw:opacity="100%" draw:stroke="none"/>
    </style:style>
    <style:style style:family="chart" style:name="G0S7P5">
      <style:graphic-properties draw:fill="solid" draw:fill-color="#aecf00" draw:opacity="10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P8">
      <style:graphic-properties draw:fill="solid" draw:fill-color="#aecf00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true" chart:percentage="false"/>
      <style:graphic-properties draw:fill="solid" draw:fill-color="#83caff" draw:opacity="100%" draw:stroke="none"/>
    </style:style>
    <style:style style:family="chart" style:name="G0S6">
      <style:chart-properties chart:symbol-type="none" chart:vertical="false" chart:connect-bars="false" chart:solid-type="cuboid" chart:stacked="true" chart:percentage="false"/>
      <style:graphic-properties draw:fill="solid" draw:fill-color="#314004" draw:opacity="100%" draw:stroke="none"/>
    </style:style>
    <style:style style:family="chart" style:name="G0S7">
      <style:chart-properties chart:symbol-type="none" chart:vertical="false" chart:connect-bars="false" chart:solid-type="cuboid" chart:stacked="true" chart:percentage="false"/>
      <style:graphic-properties draw:fill="solid" draw:fill-color="#aecf00" draw:opacity="100%" draw:stroke="none"/>
    </style:style>
    <style:style style:family="chart" style:name="G0S8">
      <style:chart-properties chart:symbol-type="none" chart:vertical="false" chart:connect-bars="false" chart:solid-type="cuboid" chart:stacked="true" chart:percentage="false"/>
      <style:graphic-properties draw:fill="solid" draw:fill-color="#4b1f6f" draw:opacity="100%" draw:stroke="none"/>
    </style:style>
    <style:style style:family="chart" style:name="G0S6P8">
      <style:graphic-properties draw:fill="solid" draw:fill-color="#314004" draw:opacity="100%" draw:stroke="none"/>
    </style:style>
    <style:style style:family="chart" style:name="Plt0">
      <style:chart-properties chart:three-dimensional="false" chart:deep="false" chart:stacked="tru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4559842519685pt" svg:width="453.8015748031496pt" chart:style-name="Crt0">
        <chart:legend chart:legend-position="end" chart:legend-align="center" chart:style-name="Lgnd"/>
        <chart:plot-area svg:x="7.398031496062992pt" svg:y="5.073385826771654pt" svg:width="390.2240157480315pt" svg:height="245.224173228346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.$C$3:.$K$3"/>
          </chart:axis>
          <chart:series chart:label-cell-address="Analyse.$B$4" chart:values-cell-range-address="Analyse.$C$4:.$K$4" chart:class="chart:bar" chart:attached-axis="primary-y" chart:style-name="G0S0">
            <chart:data-point chart:repeated="9"/>
          </chart:series>
          <chart:series chart:label-cell-address="Analyse.$B$5" chart:values-cell-range-address="Analyse.$C$5:.$K$5" chart:class="chart:bar" chart:attached-axis="primary-y" chart:style-name="G0S1">
            <chart:data-point chart:repeated="9"/>
          </chart:series>
          <chart:series chart:label-cell-address="Analyse.$B$6" chart:values-cell-range-address="Analyse.$C$6:.$K$6" chart:class="chart:bar" chart:attached-axis="primary-y" chart:style-name="G0S2">
            <chart:data-point chart:repeated="9"/>
          </chart:series>
          <chart:series chart:label-cell-address="Analyse.$B$7" chart:values-cell-range-address="Analyse.$C$7:.$K$7" chart:class="chart:bar" chart:attached-axis="primary-y" chart:style-name="G0S3">
            <chart:data-point chart:repeated="9"/>
          </chart:series>
          <chart:series chart:label-cell-address="Analyse.$B$8" chart:values-cell-range-address="Analyse.$C$8:.$K$8" chart:class="chart:bar" chart:attached-axis="primary-y" chart:style-name="G0S4">
            <chart:data-point chart:repeated="9"/>
          </chart:series>
          <chart:series chart:label-cell-address="Analyse.$B$9" chart:values-cell-range-address="Analyse.$C$9:.$K$9" chart:class="chart:bar" chart:attached-axis="primary-y" chart:style-name="G0S5">
            <chart:data-point chart:repeated="8"/>
            <chart:data-point chart:style-name="G0S5P8"/>
          </chart:series>
          <chart:series chart:label-cell-address="Analyse.$B$10" chart:values-cell-range-address="Analyse.$C$10:.$K$10" chart:class="chart:bar" chart:attached-axis="primary-y" chart:style-name="G0S6">
            <chart:data-point chart:repeated="8"/>
            <chart:data-point chart:style-name="G0S6P8"/>
          </chart:series>
          <chart:series chart:label-cell-address="Analyse.$B$11" chart:values-cell-range-address="Analyse.$C$11:.$K$11" chart:class="chart:bar" chart:attached-axis="primary-y" chart:style-name="G0S7">
            <chart:data-point chart:repeated="5"/>
            <chart:data-point chart:style-name="G0S7P5"/>
            <chart:data-point chart:repeated="2"/>
            <chart:data-point chart:style-name="G0S7P8"/>
          </chart:series>
          <chart:series chart:label-cell-address="Analyse.$B$12" chart:values-cell-range-address="Analyse.$C$12:.$K$12" chart:class="chart:bar" chart:attached-axis="primary-y" chart:style-name="G0S8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